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091in"/>
    </style:style>
    <style:style style:name="co2" style:family="table-column">
      <style:table-column-properties fo:break-before="auto" style:column-width="1.54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order="0.74pt solid #000000"/>
    </style:style>
    <style:style style:name="ce7" style:family="table-cell" style:parent-style-name="Default" style:data-style-name="N121">
      <style:table-cell-properties fo:border="0.74pt solid #000000"/>
    </style:style>
    <style:style style:name="ce6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7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sprin-vL-1.0/defau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val err / 9</text:p>
          </table:table-cell>
          <table:table-cell office:value-type="string" calcext:value-type="string">
            <text:p>val acc</text:p>
          </table:table-cell>
          <table:table-cell office:value-type="string" calcext:value-type="string">
            <text:p>train err / 8</text:p>
          </table:table-cell>
          <table:table-cell office:value-type="string" calcext:value-type="string">
            <text:p>train acc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1/training_po_full_v1/user11/aso/training_set.lp</text:p>
          </table:table-cell>
          <table:table-cell office:value-type="float" office:value="42.2077" calcext:value-type="float">
            <text:p>42.2077</text:p>
          </table:table-cell>
          <table:table-cell office:value-type="float" office:value="0" calcext:value-type="float">
            <text:p>0</text:p>
          </table:table-cell>
          <table:table-cell table:formula="of:=MIN([.$B3])" office:value-type="float" office:value="42.2077" calcext:value-type="float">
            <text:p>42.2077</text:p>
          </table:table-cell>
          <table:table-cell table:formula="of:=MIN([.$C3])" office:value-type="float" office:value="0" calcext:value-type="float">
            <text:p>0</text:p>
          </table:table-cell>
          <table:table-cell table:formula="of:=MEDIAN([.$B3])" office:value-type="float" office:value="42.2077" calcext:value-type="float">
            <text:p>42.2077</text:p>
          </table:table-cell>
          <table:table-cell table:formula="of:=MEDIAN([.$C3])" office:value-type="float" office:value="0" calcext:value-type="float">
            <text:p>0</text:p>
          </table:table-cell>
          <table:table-cell table:formula="of:=MAX([.$B3])" office:value-type="float" office:value="42.2077" calcext:value-type="float">
            <text:p>42.2077</text:p>
          </table:table-cell>
          <table:table-cell table:formula="of:=MAX([.$C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])" office:value-type="float" office:value="300" calcext:value-type="float">
            <text:p>300</text:p>
          </table:table-cell>
          <table:table-cell table:formula="of:=MIN([.$C4])" office:value-type="float" office:value="1" calcext:value-type="float">
            <text:p>1</text:p>
          </table:table-cell>
          <table:table-cell table:formula="of:=MEDIAN([.$B4])" office:value-type="float" office:value="300" calcext:value-type="float">
            <text:p>300</text:p>
          </table:table-cell>
          <table:table-cell table:formula="of:=MEDIAN([.$C4])" office:value-type="float" office:value="1" calcext:value-type="float">
            <text:p>1</text:p>
          </table:table-cell>
          <table:table-cell table:formula="of:=MAX([.$B4])" office:value-type="float" office:value="300" calcext:value-type="float">
            <text:p>300</text:p>
          </table:table-cell>
          <table:table-cell table:formula="of:=MAX([.$C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/training_po_full_v1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])" office:value-type="float" office:value="300" calcext:value-type="float">
            <text:p>300</text:p>
          </table:table-cell>
          <table:table-cell table:formula="of:=MIN([.$C5])" office:value-type="float" office:value="1" calcext:value-type="float">
            <text:p>1</text:p>
          </table:table-cell>
          <table:table-cell table:formula="of:=MEDIAN([.$B5])" office:value-type="float" office:value="300" calcext:value-type="float">
            <text:p>300</text:p>
          </table:table-cell>
          <table:table-cell table:formula="of:=MEDIAN([.$C5])" office:value-type="float" office:value="1" calcext:value-type="float">
            <text:p>1</text:p>
          </table:table-cell>
          <table:table-cell table:formula="of:=MAX([.$B5])" office:value-type="float" office:value="300" calcext:value-type="float">
            <text:p>300</text:p>
          </table:table-cell>
          <table:table-cell table:formula="of:=MAX([.$C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15/aso/training_set.lp</text:p>
          </table:table-cell>
          <table:table-cell office:value-type="float" office:value="48.2709" calcext:value-type="float">
            <text:p>48.2709</text:p>
          </table:table-cell>
          <table:table-cell office:value-type="float" office:value="0" calcext:value-type="float">
            <text:p>0</text:p>
          </table:table-cell>
          <table:table-cell table:formula="of:=MIN([.$B6])" office:value-type="float" office:value="48.2709" calcext:value-type="float">
            <text:p>48.2709</text:p>
          </table:table-cell>
          <table:table-cell table:formula="of:=MIN([.$C6])" office:value-type="float" office:value="0" calcext:value-type="float">
            <text:p>0</text:p>
          </table:table-cell>
          <table:table-cell table:formula="of:=MEDIAN([.$B6])" office:value-type="float" office:value="48.2709" calcext:value-type="float">
            <text:p>48.2709</text:p>
          </table:table-cell>
          <table:table-cell table:formula="of:=MEDIAN([.$C6])" office:value-type="float" office:value="0" calcext:value-type="float">
            <text:p>0</text:p>
          </table:table-cell>
          <table:table-cell table:formula="of:=MAX([.$B6])" office:value-type="float" office:value="48.2709" calcext:value-type="float">
            <text:p>48.2709</text:p>
          </table:table-cell>
          <table:table-cell table:formula="of:=MAX([.$C6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6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])" office:value-type="float" office:value="300" calcext:value-type="float">
            <text:p>300</text:p>
          </table:table-cell>
          <table:table-cell table:formula="of:=MIN([.$C7])" office:value-type="float" office:value="1" calcext:value-type="float">
            <text:p>1</text:p>
          </table:table-cell>
          <table:table-cell table:formula="of:=MEDIAN([.$B7])" office:value-type="float" office:value="300" calcext:value-type="float">
            <text:p>300</text:p>
          </table:table-cell>
          <table:table-cell table:formula="of:=MEDIAN([.$C7])" office:value-type="float" office:value="1" calcext:value-type="float">
            <text:p>1</text:p>
          </table:table-cell>
          <table:table-cell table:formula="of:=MAX([.$B7])" office:value-type="float" office:value="300" calcext:value-type="float">
            <text:p>300</text:p>
          </table:table-cell>
          <table:table-cell table:formula="of:=MAX([.$C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])" office:value-type="float" office:value="300" calcext:value-type="float">
            <text:p>300</text:p>
          </table:table-cell>
          <table:table-cell table:formula="of:=MIN([.$C8])" office:value-type="float" office:value="1" calcext:value-type="float">
            <text:p>1</text:p>
          </table:table-cell>
          <table:table-cell table:formula="of:=MEDIAN([.$B8])" office:value-type="float" office:value="300" calcext:value-type="float">
            <text:p>300</text:p>
          </table:table-cell>
          <table:table-cell table:formula="of:=MEDIAN([.$C8])" office:value-type="float" office:value="1" calcext:value-type="float">
            <text:p>1</text:p>
          </table:table-cell>
          <table:table-cell table:formula="of:=MAX([.$B8])" office:value-type="float" office:value="300" calcext:value-type="float">
            <text:p>300</text:p>
          </table:table-cell>
          <table:table-cell table:formula="of:=MAX([.$C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17/aso/training_set.lp</text:p>
          </table:table-cell>
          <table:table-cell office:value-type="float" office:value="50.0869" calcext:value-type="float">
            <text:p>50.0869</text:p>
          </table:table-cell>
          <table:table-cell office:value-type="float" office:value="0" calcext:value-type="float">
            <text:p>0</text:p>
          </table:table-cell>
          <table:table-cell table:formula="of:=MIN([.$B9])" office:value-type="float" office:value="50.0869" calcext:value-type="float">
            <text:p>50.0869</text:p>
          </table:table-cell>
          <table:table-cell table:formula="of:=MIN([.$C9])" office:value-type="float" office:value="0" calcext:value-type="float">
            <text:p>0</text:p>
          </table:table-cell>
          <table:table-cell table:formula="of:=MEDIAN([.$B9])" office:value-type="float" office:value="50.0869" calcext:value-type="float">
            <text:p>50.0869</text:p>
          </table:table-cell>
          <table:table-cell table:formula="of:=MEDIAN([.$C9])" office:value-type="float" office:value="0" calcext:value-type="float">
            <text:p>0</text:p>
          </table:table-cell>
          <table:table-cell table:formula="of:=MAX([.$B9])" office:value-type="float" office:value="50.0869" calcext:value-type="float">
            <text:p>50.0869</text:p>
          </table:table-cell>
          <table:table-cell table:formula="of:=MAX([.$C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])" office:value-type="float" office:value="300" calcext:value-type="float">
            <text:p>300</text:p>
          </table:table-cell>
          <table:table-cell table:formula="of:=MIN([.$C10])" office:value-type="float" office:value="1" calcext:value-type="float">
            <text:p>1</text:p>
          </table:table-cell>
          <table:table-cell table:formula="of:=MEDIAN([.$B10])" office:value-type="float" office:value="300" calcext:value-type="float">
            <text:p>300</text:p>
          </table:table-cell>
          <table:table-cell table:formula="of:=MEDIAN([.$C10])" office:value-type="float" office:value="1" calcext:value-type="float">
            <text:p>1</text:p>
          </table:table-cell>
          <table:table-cell table:formula="of:=MAX([.$B10])" office:value-type="float" office:value="300" calcext:value-type="float">
            <text:p>300</text:p>
          </table:table-cell>
          <table:table-cell table:formula="of:=MAX([.$C1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])" office:value-type="float" office:value="300" calcext:value-type="float">
            <text:p>300</text:p>
          </table:table-cell>
          <table:table-cell table:formula="of:=MIN([.$C11])" office:value-type="float" office:value="1" calcext:value-type="float">
            <text:p>1</text:p>
          </table:table-cell>
          <table:table-cell table:formula="of:=MEDIAN([.$B11])" office:value-type="float" office:value="300" calcext:value-type="float">
            <text:p>300</text:p>
          </table:table-cell>
          <table:table-cell table:formula="of:=MEDIAN([.$C11])" office:value-type="float" office:value="1" calcext:value-type="float">
            <text:p>1</text:p>
          </table:table-cell>
          <table:table-cell table:formula="of:=MAX([.$B11])" office:value-type="float" office:value="300" calcext:value-type="float">
            <text:p>300</text:p>
          </table:table-cell>
          <table:table-cell table:formula="of:=MAX([.$C1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1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1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19/aso/training_set.lp</text:p>
          </table:table-cell>
          <table:table-cell office:value-type="float" office:value="42.5801" calcext:value-type="float">
            <text:p>42.5801</text:p>
          </table:table-cell>
          <table:table-cell office:value-type="float" office:value="0" calcext:value-type="float">
            <text:p>0</text:p>
          </table:table-cell>
          <table:table-cell table:formula="of:=MIN([.$B12])" office:value-type="float" office:value="42.5801" calcext:value-type="float">
            <text:p>42.5801</text:p>
          </table:table-cell>
          <table:table-cell table:formula="of:=MIN([.$C12])" office:value-type="float" office:value="0" calcext:value-type="float">
            <text:p>0</text:p>
          </table:table-cell>
          <table:table-cell table:formula="of:=MEDIAN([.$B12])" office:value-type="float" office:value="42.5801" calcext:value-type="float">
            <text:p>42.5801</text:p>
          </table:table-cell>
          <table:table-cell table:formula="of:=MEDIAN([.$C12])" office:value-type="float" office:value="0" calcext:value-type="float">
            <text:p>0</text:p>
          </table:table-cell>
          <table:table-cell table:formula="of:=MAX([.$B12])" office:value-type="float" office:value="42.5801" calcext:value-type="float">
            <text:p>42.5801</text:p>
          </table:table-cell>
          <table:table-cell table:formula="of:=MAX([.$C12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12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1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])" office:value-type="float" office:value="300" calcext:value-type="float">
            <text:p>300</text:p>
          </table:table-cell>
          <table:table-cell table:formula="of:=MIN([.$C13])" office:value-type="float" office:value="1" calcext:value-type="float">
            <text:p>1</text:p>
          </table:table-cell>
          <table:table-cell table:formula="of:=MEDIAN([.$B13])" office:value-type="float" office:value="300" calcext:value-type="float">
            <text:p>300</text:p>
          </table:table-cell>
          <table:table-cell table:formula="of:=MEDIAN([.$C13])" office:value-type="float" office:value="1" calcext:value-type="float">
            <text:p>1</text:p>
          </table:table-cell>
          <table:table-cell table:formula="of:=MAX([.$B13])" office:value-type="float" office:value="300" calcext:value-type="float">
            <text:p>300</text:p>
          </table:table-cell>
          <table:table-cell table:formula="of:=MAX([.$C1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])" office:value-type="float" office:value="300" calcext:value-type="float">
            <text:p>300</text:p>
          </table:table-cell>
          <table:table-cell table:formula="of:=MIN([.$C14])" office:value-type="float" office:value="1" calcext:value-type="float">
            <text:p>1</text:p>
          </table:table-cell>
          <table:table-cell table:formula="of:=MEDIAN([.$B14])" office:value-type="float" office:value="300" calcext:value-type="float">
            <text:p>300</text:p>
          </table:table-cell>
          <table:table-cell table:formula="of:=MEDIAN([.$C14])" office:value-type="float" office:value="1" calcext:value-type="float">
            <text:p>1</text:p>
          </table:table-cell>
          <table:table-cell table:formula="of:=MAX([.$B14])" office:value-type="float" office:value="300" calcext:value-type="float">
            <text:p>300</text:p>
          </table:table-cell>
          <table:table-cell table:formula="of:=MAX([.$C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21/aso/training_set.lp</text:p>
          </table:table-cell>
          <table:table-cell office:value-type="float" office:value="45.2145" calcext:value-type="float">
            <text:p>45.2145</text:p>
          </table:table-cell>
          <table:table-cell office:value-type="float" office:value="0" calcext:value-type="float">
            <text:p>0</text:p>
          </table:table-cell>
          <table:table-cell table:formula="of:=MIN([.$B15])" office:value-type="float" office:value="45.2145" calcext:value-type="float">
            <text:p>45.2145</text:p>
          </table:table-cell>
          <table:table-cell table:formula="of:=MIN([.$C15])" office:value-type="float" office:value="0" calcext:value-type="float">
            <text:p>0</text:p>
          </table:table-cell>
          <table:table-cell table:formula="of:=MEDIAN([.$B15])" office:value-type="float" office:value="45.2145" calcext:value-type="float">
            <text:p>45.2145</text:p>
          </table:table-cell>
          <table:table-cell table:formula="of:=MEDIAN([.$C15])" office:value-type="float" office:value="0" calcext:value-type="float">
            <text:p>0</text:p>
          </table:table-cell>
          <table:table-cell table:formula="of:=MAX([.$B15])" office:value-type="float" office:value="45.2145" calcext:value-type="float">
            <text:p>45.2145</text:p>
          </table:table-cell>
          <table:table-cell table:formula="of:=MAX([.$C1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])" office:value-type="float" office:value="300" calcext:value-type="float">
            <text:p>300</text:p>
          </table:table-cell>
          <table:table-cell table:formula="of:=MIN([.$C16])" office:value-type="float" office:value="1" calcext:value-type="float">
            <text:p>1</text:p>
          </table:table-cell>
          <table:table-cell table:formula="of:=MEDIAN([.$B16])" office:value-type="float" office:value="300" calcext:value-type="float">
            <text:p>300</text:p>
          </table:table-cell>
          <table:table-cell table:formula="of:=MEDIAN([.$C16])" office:value-type="float" office:value="1" calcext:value-type="float">
            <text:p>1</text:p>
          </table:table-cell>
          <table:table-cell table:formula="of:=MAX([.$B16])" office:value-type="float" office:value="300" calcext:value-type="float">
            <text:p>300</text:p>
          </table:table-cell>
          <table:table-cell table:formula="of:=MAX([.$C1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])" office:value-type="float" office:value="300" calcext:value-type="float">
            <text:p>300</text:p>
          </table:table-cell>
          <table:table-cell table:formula="of:=MIN([.$C17])" office:value-type="float" office:value="1" calcext:value-type="float">
            <text:p>1</text:p>
          </table:table-cell>
          <table:table-cell table:formula="of:=MEDIAN([.$B17])" office:value-type="float" office:value="300" calcext:value-type="float">
            <text:p>300</text:p>
          </table:table-cell>
          <table:table-cell table:formula="of:=MEDIAN([.$C17])" office:value-type="float" office:value="1" calcext:value-type="float">
            <text:p>1</text:p>
          </table:table-cell>
          <table:table-cell table:formula="of:=MAX([.$B17])" office:value-type="float" office:value="300" calcext:value-type="float">
            <text:p>300</text:p>
          </table:table-cell>
          <table:table-cell table:formula="of:=MAX([.$C1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7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8-[.L17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1/training_po_full_v1/user23/aso/training_set.lp</text:p>
          </table:table-cell>
          <table:table-cell office:value-type="float" office:value="43.8178" calcext:value-type="float">
            <text:p>43.8178</text:p>
          </table:table-cell>
          <table:table-cell office:value-type="float" office:value="0" calcext:value-type="float">
            <text:p>0</text:p>
          </table:table-cell>
          <table:table-cell table:formula="of:=MIN([.$B18])" office:value-type="float" office:value="43.8178" calcext:value-type="float">
            <text:p>43.8178</text:p>
          </table:table-cell>
          <table:table-cell table:formula="of:=MIN([.$C18])" office:value-type="float" office:value="0" calcext:value-type="float">
            <text:p>0</text:p>
          </table:table-cell>
          <table:table-cell table:formula="of:=MEDIAN([.$B18])" office:value-type="float" office:value="43.8178" calcext:value-type="float">
            <text:p>43.8178</text:p>
          </table:table-cell>
          <table:table-cell table:formula="of:=MEDIAN([.$C18])" office:value-type="float" office:value="0" calcext:value-type="float">
            <text:p>0</text:p>
          </table:table-cell>
          <table:table-cell table:formula="of:=MAX([.$B18])" office:value-type="float" office:value="43.8178" calcext:value-type="float">
            <text:p>43.8178</text:p>
          </table:table-cell>
          <table:table-cell table:formula="of:=MAX([.$C1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])" office:value-type="float" office:value="300" calcext:value-type="float">
            <text:p>300</text:p>
          </table:table-cell>
          <table:table-cell table:formula="of:=MIN([.$C19])" office:value-type="float" office:value="1" calcext:value-type="float">
            <text:p>1</text:p>
          </table:table-cell>
          <table:table-cell table:formula="of:=MEDIAN([.$B19])" office:value-type="float" office:value="300" calcext:value-type="float">
            <text:p>300</text:p>
          </table:table-cell>
          <table:table-cell table:formula="of:=MEDIAN([.$C19])" office:value-type="float" office:value="1" calcext:value-type="float">
            <text:p>1</text:p>
          </table:table-cell>
          <table:table-cell table:formula="of:=MAX([.$B19])" office:value-type="float" office:value="300" calcext:value-type="float">
            <text:p>300</text:p>
          </table:table-cell>
          <table:table-cell table:formula="of:=MAX([.$C1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9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19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/training_po_full_v1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])" office:value-type="float" office:value="300" calcext:value-type="float">
            <text:p>300</text:p>
          </table:table-cell>
          <table:table-cell table:formula="of:=MIN([.$C20])" office:value-type="float" office:value="1" calcext:value-type="float">
            <text:p>1</text:p>
          </table:table-cell>
          <table:table-cell table:formula="of:=MEDIAN([.$B20])" office:value-type="float" office:value="300" calcext:value-type="float">
            <text:p>300</text:p>
          </table:table-cell>
          <table:table-cell table:formula="of:=MEDIAN([.$C20])" office:value-type="float" office:value="1" calcext:value-type="float">
            <text:p>1</text:p>
          </table:table-cell>
          <table:table-cell table:formula="of:=MAX([.$B20])" office:value-type="float" office:value="300" calcext:value-type="float">
            <text:p>300</text:p>
          </table:table-cell>
          <table:table-cell table:formula="of:=MAX([.$C2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2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26/aso/training_set.lp</text:p>
          </table:table-cell>
          <table:table-cell office:value-type="float" office:value="55.5341" calcext:value-type="float">
            <text:p>55.5341</text:p>
          </table:table-cell>
          <table:table-cell office:value-type="float" office:value="0" calcext:value-type="float">
            <text:p>0</text:p>
          </table:table-cell>
          <table:table-cell table:formula="of:=MIN([.$B21])" office:value-type="float" office:value="55.5341" calcext:value-type="float">
            <text:p>55.5341</text:p>
          </table:table-cell>
          <table:table-cell table:formula="of:=MIN([.$C21])" office:value-type="float" office:value="0" calcext:value-type="float">
            <text:p>0</text:p>
          </table:table-cell>
          <table:table-cell table:formula="of:=MEDIAN([.$B21])" office:value-type="float" office:value="55.5341" calcext:value-type="float">
            <text:p>55.5341</text:p>
          </table:table-cell>
          <table:table-cell table:formula="of:=MEDIAN([.$C21])" office:value-type="float" office:value="0" calcext:value-type="float">
            <text:p>0</text:p>
          </table:table-cell>
          <table:table-cell table:formula="of:=MAX([.$B21])" office:value-type="float" office:value="55.5341" calcext:value-type="float">
            <text:p>55.5341</text:p>
          </table:table-cell>
          <table:table-cell table:formula="of:=MAX([.$C21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21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2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])" office:value-type="float" office:value="300" calcext:value-type="float">
            <text:p>300</text:p>
          </table:table-cell>
          <table:table-cell table:formula="of:=MIN([.$C22])" office:value-type="float" office:value="1" calcext:value-type="float">
            <text:p>1</text:p>
          </table:table-cell>
          <table:table-cell table:formula="of:=MEDIAN([.$B22])" office:value-type="float" office:value="300" calcext:value-type="float">
            <text:p>300</text:p>
          </table:table-cell>
          <table:table-cell table:formula="of:=MEDIAN([.$C22])" office:value-type="float" office:value="1" calcext:value-type="float">
            <text:p>1</text:p>
          </table:table-cell>
          <table:table-cell table:formula="of:=MAX([.$B22])" office:value-type="float" office:value="300" calcext:value-type="float">
            <text:p>300</text:p>
          </table:table-cell>
          <table:table-cell table:formula="of:=MAX([.$C2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])" office:value-type="float" office:value="300" calcext:value-type="float">
            <text:p>300</text:p>
          </table:table-cell>
          <table:table-cell table:formula="of:=MIN([.$C23])" office:value-type="float" office:value="1" calcext:value-type="float">
            <text:p>1</text:p>
          </table:table-cell>
          <table:table-cell table:formula="of:=MEDIAN([.$B23])" office:value-type="float" office:value="300" calcext:value-type="float">
            <text:p>300</text:p>
          </table:table-cell>
          <table:table-cell table:formula="of:=MEDIAN([.$C23])" office:value-type="float" office:value="1" calcext:value-type="float">
            <text:p>1</text:p>
          </table:table-cell>
          <table:table-cell table:formula="of:=MAX([.$B23])" office:value-type="float" office:value="300" calcext:value-type="float">
            <text:p>300</text:p>
          </table:table-cell>
          <table:table-cell table:formula="of:=MAX([.$C2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3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23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/training_po_full_v1/user3/aso/training_set.lp</text:p>
          </table:table-cell>
          <table:table-cell office:value-type="float" office:value="47.4061" calcext:value-type="float">
            <text:p>47.4061</text:p>
          </table:table-cell>
          <table:table-cell office:value-type="float" office:value="0" calcext:value-type="float">
            <text:p>0</text:p>
          </table:table-cell>
          <table:table-cell table:formula="of:=MIN([.$B24])" office:value-type="float" office:value="47.4061" calcext:value-type="float">
            <text:p>47.4061</text:p>
          </table:table-cell>
          <table:table-cell table:formula="of:=MIN([.$C24])" office:value-type="float" office:value="0" calcext:value-type="float">
            <text:p>0</text:p>
          </table:table-cell>
          <table:table-cell table:formula="of:=MEDIAN([.$B24])" office:value-type="float" office:value="47.4061" calcext:value-type="float">
            <text:p>47.4061</text:p>
          </table:table-cell>
          <table:table-cell table:formula="of:=MEDIAN([.$C24])" office:value-type="float" office:value="0" calcext:value-type="float">
            <text:p>0</text:p>
          </table:table-cell>
          <table:table-cell table:formula="of:=MAX([.$B24])" office:value-type="float" office:value="47.4061" calcext:value-type="float">
            <text:p>47.4061</text:p>
          </table:table-cell>
          <table:table-cell table:formula="of:=MAX([.$C2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2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2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])" office:value-type="float" office:value="300" calcext:value-type="float">
            <text:p>300</text:p>
          </table:table-cell>
          <table:table-cell table:formula="of:=MIN([.$C25])" office:value-type="float" office:value="1" calcext:value-type="float">
            <text:p>1</text:p>
          </table:table-cell>
          <table:table-cell table:formula="of:=MEDIAN([.$B25])" office:value-type="float" office:value="300" calcext:value-type="float">
            <text:p>300</text:p>
          </table:table-cell>
          <table:table-cell table:formula="of:=MEDIAN([.$C25])" office:value-type="float" office:value="1" calcext:value-type="float">
            <text:p>1</text:p>
          </table:table-cell>
          <table:table-cell table:formula="of:=MAX([.$B25])" office:value-type="float" office:value="300" calcext:value-type="float">
            <text:p>300</text:p>
          </table:table-cell>
          <table:table-cell table:formula="of:=MAX([.$C2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])" office:value-type="float" office:value="300" calcext:value-type="float">
            <text:p>300</text:p>
          </table:table-cell>
          <table:table-cell table:formula="of:=MIN([.$C26])" office:value-type="float" office:value="1" calcext:value-type="float">
            <text:p>1</text:p>
          </table:table-cell>
          <table:table-cell table:formula="of:=MEDIAN([.$B26])" office:value-type="float" office:value="300" calcext:value-type="float">
            <text:p>300</text:p>
          </table:table-cell>
          <table:table-cell table:formula="of:=MEDIAN([.$C26])" office:value-type="float" office:value="1" calcext:value-type="float">
            <text:p>1</text:p>
          </table:table-cell>
          <table:table-cell table:formula="of:=MAX([.$B26])" office:value-type="float" office:value="300" calcext:value-type="float">
            <text:p>300</text:p>
          </table:table-cell>
          <table:table-cell table:formula="of:=MAX([.$C2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6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26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/training_po_full_v1/user32/aso/training_set.lp</text:p>
          </table:table-cell>
          <table:table-cell office:value-type="float" office:value="39.6394" calcext:value-type="float">
            <text:p>39.6394</text:p>
          </table:table-cell>
          <table:table-cell office:value-type="float" office:value="0" calcext:value-type="float">
            <text:p>0</text:p>
          </table:table-cell>
          <table:table-cell table:formula="of:=MIN([.$B27])" office:value-type="float" office:value="39.6394" calcext:value-type="float">
            <text:p>39.6394</text:p>
          </table:table-cell>
          <table:table-cell table:formula="of:=MIN([.$C27])" office:value-type="float" office:value="0" calcext:value-type="float">
            <text:p>0</text:p>
          </table:table-cell>
          <table:table-cell table:formula="of:=MEDIAN([.$B27])" office:value-type="float" office:value="39.6394" calcext:value-type="float">
            <text:p>39.6394</text:p>
          </table:table-cell>
          <table:table-cell table:formula="of:=MEDIAN([.$C27])" office:value-type="float" office:value="0" calcext:value-type="float">
            <text:p>0</text:p>
          </table:table-cell>
          <table:table-cell table:formula="of:=MAX([.$B27])" office:value-type="float" office:value="39.6394" calcext:value-type="float">
            <text:p>39.6394</text:p>
          </table:table-cell>
          <table:table-cell table:formula="of:=MAX([.$C27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27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2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])" office:value-type="float" office:value="300" calcext:value-type="float">
            <text:p>300</text:p>
          </table:table-cell>
          <table:table-cell table:formula="of:=MIN([.$C28])" office:value-type="float" office:value="1" calcext:value-type="float">
            <text:p>1</text:p>
          </table:table-cell>
          <table:table-cell table:formula="of:=MEDIAN([.$B28])" office:value-type="float" office:value="300" calcext:value-type="float">
            <text:p>300</text:p>
          </table:table-cell>
          <table:table-cell table:formula="of:=MEDIAN([.$C28])" office:value-type="float" office:value="1" calcext:value-type="float">
            <text:p>1</text:p>
          </table:table-cell>
          <table:table-cell table:formula="of:=MAX([.$B28])" office:value-type="float" office:value="300" calcext:value-type="float">
            <text:p>300</text:p>
          </table:table-cell>
          <table:table-cell table:formula="of:=MAX([.$C28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8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2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])" office:value-type="float" office:value="300" calcext:value-type="float">
            <text:p>300</text:p>
          </table:table-cell>
          <table:table-cell table:formula="of:=MIN([.$C29])" office:value-type="float" office:value="1" calcext:value-type="float">
            <text:p>1</text:p>
          </table:table-cell>
          <table:table-cell table:formula="of:=MEDIAN([.$B29])" office:value-type="float" office:value="300" calcext:value-type="float">
            <text:p>300</text:p>
          </table:table-cell>
          <table:table-cell table:formula="of:=MEDIAN([.$C29])" office:value-type="float" office:value="1" calcext:value-type="float">
            <text:p>1</text:p>
          </table:table-cell>
          <table:table-cell table:formula="of:=MAX([.$B29])" office:value-type="float" office:value="300" calcext:value-type="float">
            <text:p>300</text:p>
          </table:table-cell>
          <table:table-cell table:formula="of:=MAX([.$C2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2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38/aso/training_set.lp</text:p>
          </table:table-cell>
          <table:table-cell office:value-type="float" office:value="47.5587" calcext:value-type="float">
            <text:p>47.5587</text:p>
          </table:table-cell>
          <table:table-cell office:value-type="float" office:value="0" calcext:value-type="float">
            <text:p>0</text:p>
          </table:table-cell>
          <table:table-cell table:formula="of:=MIN([.$B30])" office:value-type="float" office:value="47.5587" calcext:value-type="float">
            <text:p>47.5587</text:p>
          </table:table-cell>
          <table:table-cell table:formula="of:=MIN([.$C30])" office:value-type="float" office:value="0" calcext:value-type="float">
            <text:p>0</text:p>
          </table:table-cell>
          <table:table-cell table:formula="of:=MEDIAN([.$B30])" office:value-type="float" office:value="47.5587" calcext:value-type="float">
            <text:p>47.5587</text:p>
          </table:table-cell>
          <table:table-cell table:formula="of:=MEDIAN([.$C30])" office:value-type="float" office:value="0" calcext:value-type="float">
            <text:p>0</text:p>
          </table:table-cell>
          <table:table-cell table:formula="of:=MAX([.$B30])" office:value-type="float" office:value="47.5587" calcext:value-type="float">
            <text:p>47.5587</text:p>
          </table:table-cell>
          <table:table-cell table:formula="of:=MAX([.$C30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30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3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])" office:value-type="float" office:value="300" calcext:value-type="float">
            <text:p>300</text:p>
          </table:table-cell>
          <table:table-cell table:formula="of:=MIN([.$C31])" office:value-type="float" office:value="1" calcext:value-type="float">
            <text:p>1</text:p>
          </table:table-cell>
          <table:table-cell table:formula="of:=MEDIAN([.$B31])" office:value-type="float" office:value="300" calcext:value-type="float">
            <text:p>300</text:p>
          </table:table-cell>
          <table:table-cell table:formula="of:=MEDIAN([.$C31])" office:value-type="float" office:value="1" calcext:value-type="float">
            <text:p>1</text:p>
          </table:table-cell>
          <table:table-cell table:formula="of:=MAX([.$B31])" office:value-type="float" office:value="300" calcext:value-type="float">
            <text:p>300</text:p>
          </table:table-cell>
          <table:table-cell table:formula="of:=MAX([.$C3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1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3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])" office:value-type="float" office:value="300" calcext:value-type="float">
            <text:p>300</text:p>
          </table:table-cell>
          <table:table-cell table:formula="of:=MIN([.$C32])" office:value-type="float" office:value="1" calcext:value-type="float">
            <text:p>1</text:p>
          </table:table-cell>
          <table:table-cell table:formula="of:=MEDIAN([.$B32])" office:value-type="float" office:value="300" calcext:value-type="float">
            <text:p>300</text:p>
          </table:table-cell>
          <table:table-cell table:formula="of:=MEDIAN([.$C32])" office:value-type="float" office:value="1" calcext:value-type="float">
            <text:p>1</text:p>
          </table:table-cell>
          <table:table-cell table:formula="of:=MAX([.$B32])" office:value-type="float" office:value="300" calcext:value-type="float">
            <text:p>300</text:p>
          </table:table-cell>
          <table:table-cell table:formula="of:=MAX([.$C3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2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32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/training_po_full_v1/user39/aso/training_set.lp</text:p>
          </table:table-cell>
          <table:table-cell office:value-type="float" office:value="44.3356" calcext:value-type="float">
            <text:p>44.3356</text:p>
          </table:table-cell>
          <table:table-cell office:value-type="float" office:value="0" calcext:value-type="float">
            <text:p>0</text:p>
          </table:table-cell>
          <table:table-cell table:formula="of:=MIN([.$B33])" office:value-type="float" office:value="44.3356" calcext:value-type="float">
            <text:p>44.3356</text:p>
          </table:table-cell>
          <table:table-cell table:formula="of:=MIN([.$C33])" office:value-type="float" office:value="0" calcext:value-type="float">
            <text:p>0</text:p>
          </table:table-cell>
          <table:table-cell table:formula="of:=MEDIAN([.$B33])" office:value-type="float" office:value="44.3356" calcext:value-type="float">
            <text:p>44.3356</text:p>
          </table:table-cell>
          <table:table-cell table:formula="of:=MEDIAN([.$C33])" office:value-type="float" office:value="0" calcext:value-type="float">
            <text:p>0</text:p>
          </table:table-cell>
          <table:table-cell table:formula="of:=MAX([.$B33])" office:value-type="float" office:value="44.3356" calcext:value-type="float">
            <text:p>44.3356</text:p>
          </table:table-cell>
          <table:table-cell table:formula="of:=MAX([.$C3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3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3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])" office:value-type="float" office:value="300" calcext:value-type="float">
            <text:p>300</text:p>
          </table:table-cell>
          <table:table-cell table:formula="of:=MIN([.$C34])" office:value-type="float" office:value="1" calcext:value-type="float">
            <text:p>1</text:p>
          </table:table-cell>
          <table:table-cell table:formula="of:=MEDIAN([.$B34])" office:value-type="float" office:value="300" calcext:value-type="float">
            <text:p>300</text:p>
          </table:table-cell>
          <table:table-cell table:formula="of:=MEDIAN([.$C34])" office:value-type="float" office:value="1" calcext:value-type="float">
            <text:p>1</text:p>
          </table:table-cell>
          <table:table-cell table:formula="of:=MAX([.$B34])" office:value-type="float" office:value="300" calcext:value-type="float">
            <text:p>300</text:p>
          </table:table-cell>
          <table:table-cell table:formula="of:=MAX([.$C3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])" office:value-type="float" office:value="300" calcext:value-type="float">
            <text:p>300</text:p>
          </table:table-cell>
          <table:table-cell table:formula="of:=MIN([.$C35])" office:value-type="float" office:value="1" calcext:value-type="float">
            <text:p>1</text:p>
          </table:table-cell>
          <table:table-cell table:formula="of:=MEDIAN([.$B35])" office:value-type="float" office:value="300" calcext:value-type="float">
            <text:p>300</text:p>
          </table:table-cell>
          <table:table-cell table:formula="of:=MEDIAN([.$C35])" office:value-type="float" office:value="1" calcext:value-type="float">
            <text:p>1</text:p>
          </table:table-cell>
          <table:table-cell table:formula="of:=MAX([.$B35])" office:value-type="float" office:value="300" calcext:value-type="float">
            <text:p>300</text:p>
          </table:table-cell>
          <table:table-cell table:formula="of:=MAX([.$C3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5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35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/training_po_full_v1/user4/aso/training_set.lp</text:p>
          </table:table-cell>
          <table:table-cell office:value-type="float" office:value="49.3776" calcext:value-type="float">
            <text:p>49.3776</text:p>
          </table:table-cell>
          <table:table-cell office:value-type="float" office:value="0" calcext:value-type="float">
            <text:p>0</text:p>
          </table:table-cell>
          <table:table-cell table:formula="of:=MIN([.$B36])" office:value-type="float" office:value="49.3776" calcext:value-type="float">
            <text:p>49.3776</text:p>
          </table:table-cell>
          <table:table-cell table:formula="of:=MIN([.$C36])" office:value-type="float" office:value="0" calcext:value-type="float">
            <text:p>0</text:p>
          </table:table-cell>
          <table:table-cell table:formula="of:=MEDIAN([.$B36])" office:value-type="float" office:value="49.3776" calcext:value-type="float">
            <text:p>49.3776</text:p>
          </table:table-cell>
          <table:table-cell table:formula="of:=MEDIAN([.$C36])" office:value-type="float" office:value="0" calcext:value-type="float">
            <text:p>0</text:p>
          </table:table-cell>
          <table:table-cell table:formula="of:=MAX([.$B36])" office:value-type="float" office:value="49.3776" calcext:value-type="float">
            <text:p>49.3776</text:p>
          </table:table-cell>
          <table:table-cell table:formula="of:=MAX([.$C36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36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3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])" office:value-type="float" office:value="300" calcext:value-type="float">
            <text:p>300</text:p>
          </table:table-cell>
          <table:table-cell table:formula="of:=MIN([.$C37])" office:value-type="float" office:value="1" calcext:value-type="float">
            <text:p>1</text:p>
          </table:table-cell>
          <table:table-cell table:formula="of:=MEDIAN([.$B37])" office:value-type="float" office:value="300" calcext:value-type="float">
            <text:p>300</text:p>
          </table:table-cell>
          <table:table-cell table:formula="of:=MEDIAN([.$C37])" office:value-type="float" office:value="1" calcext:value-type="float">
            <text:p>1</text:p>
          </table:table-cell>
          <table:table-cell table:formula="of:=MAX([.$B37])" office:value-type="float" office:value="300" calcext:value-type="float">
            <text:p>300</text:p>
          </table:table-cell>
          <table:table-cell table:formula="of:=MAX([.$C3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])" office:value-type="float" office:value="300" calcext:value-type="float">
            <text:p>300</text:p>
          </table:table-cell>
          <table:table-cell table:formula="of:=MIN([.$C38])" office:value-type="float" office:value="1" calcext:value-type="float">
            <text:p>1</text:p>
          </table:table-cell>
          <table:table-cell table:formula="of:=MEDIAN([.$B38])" office:value-type="float" office:value="300" calcext:value-type="float">
            <text:p>300</text:p>
          </table:table-cell>
          <table:table-cell table:formula="of:=MEDIAN([.$C38])" office:value-type="float" office:value="1" calcext:value-type="float">
            <text:p>1</text:p>
          </table:table-cell>
          <table:table-cell table:formula="of:=MAX([.$B38])" office:value-type="float" office:value="300" calcext:value-type="float">
            <text:p>300</text:p>
          </table:table-cell>
          <table:table-cell table:formula="of:=MAX([.$C3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8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38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/training_po_full_v1/user42/aso/training_set.lp</text:p>
          </table:table-cell>
          <table:table-cell office:value-type="float" office:value="42.2989" calcext:value-type="float">
            <text:p>42.2989</text:p>
          </table:table-cell>
          <table:table-cell office:value-type="float" office:value="0" calcext:value-type="float">
            <text:p>0</text:p>
          </table:table-cell>
          <table:table-cell table:formula="of:=MIN([.$B39])" office:value-type="float" office:value="42.2989" calcext:value-type="float">
            <text:p>42.2989</text:p>
          </table:table-cell>
          <table:table-cell table:formula="of:=MIN([.$C39])" office:value-type="float" office:value="0" calcext:value-type="float">
            <text:p>0</text:p>
          </table:table-cell>
          <table:table-cell table:formula="of:=MEDIAN([.$B39])" office:value-type="float" office:value="42.2989" calcext:value-type="float">
            <text:p>42.2989</text:p>
          </table:table-cell>
          <table:table-cell table:formula="of:=MEDIAN([.$C39])" office:value-type="float" office:value="0" calcext:value-type="float">
            <text:p>0</text:p>
          </table:table-cell>
          <table:table-cell table:formula="of:=MAX([.$B39])" office:value-type="float" office:value="42.2989" calcext:value-type="float">
            <text:p>42.2989</text:p>
          </table:table-cell>
          <table:table-cell table:formula="of:=MAX([.$C3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3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3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])" office:value-type="float" office:value="300" calcext:value-type="float">
            <text:p>300</text:p>
          </table:table-cell>
          <table:table-cell table:formula="of:=MIN([.$C40])" office:value-type="float" office:value="1" calcext:value-type="float">
            <text:p>1</text:p>
          </table:table-cell>
          <table:table-cell table:formula="of:=MEDIAN([.$B40])" office:value-type="float" office:value="300" calcext:value-type="float">
            <text:p>300</text:p>
          </table:table-cell>
          <table:table-cell table:formula="of:=MEDIAN([.$C40])" office:value-type="float" office:value="1" calcext:value-type="float">
            <text:p>1</text:p>
          </table:table-cell>
          <table:table-cell table:formula="of:=MAX([.$B40])" office:value-type="float" office:value="300" calcext:value-type="float">
            <text:p>300</text:p>
          </table:table-cell>
          <table:table-cell table:formula="of:=MAX([.$C4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])" office:value-type="float" office:value="300" calcext:value-type="float">
            <text:p>300</text:p>
          </table:table-cell>
          <table:table-cell table:formula="of:=MIN([.$C41])" office:value-type="float" office:value="1" calcext:value-type="float">
            <text:p>1</text:p>
          </table:table-cell>
          <table:table-cell table:formula="of:=MEDIAN([.$B41])" office:value-type="float" office:value="300" calcext:value-type="float">
            <text:p>300</text:p>
          </table:table-cell>
          <table:table-cell table:formula="of:=MEDIAN([.$C41])" office:value-type="float" office:value="1" calcext:value-type="float">
            <text:p>1</text:p>
          </table:table-cell>
          <table:table-cell table:formula="of:=MAX([.$B41])" office:value-type="float" office:value="300" calcext:value-type="float">
            <text:p>300</text:p>
          </table:table-cell>
          <table:table-cell table:formula="of:=MAX([.$C41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1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41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/training_po_full_v1/user43/aso/training_set.lp</text:p>
          </table:table-cell>
          <table:table-cell office:value-type="float" office:value="45.4113" calcext:value-type="float">
            <text:p>45.4113</text:p>
          </table:table-cell>
          <table:table-cell office:value-type="float" office:value="0" calcext:value-type="float">
            <text:p>0</text:p>
          </table:table-cell>
          <table:table-cell table:formula="of:=MIN([.$B42])" office:value-type="float" office:value="45.4113" calcext:value-type="float">
            <text:p>45.4113</text:p>
          </table:table-cell>
          <table:table-cell table:formula="of:=MIN([.$C42])" office:value-type="float" office:value="0" calcext:value-type="float">
            <text:p>0</text:p>
          </table:table-cell>
          <table:table-cell table:formula="of:=MEDIAN([.$B42])" office:value-type="float" office:value="45.4113" calcext:value-type="float">
            <text:p>45.4113</text:p>
          </table:table-cell>
          <table:table-cell table:formula="of:=MEDIAN([.$C42])" office:value-type="float" office:value="0" calcext:value-type="float">
            <text:p>0</text:p>
          </table:table-cell>
          <table:table-cell table:formula="of:=MAX([.$B42])" office:value-type="float" office:value="45.4113" calcext:value-type="float">
            <text:p>45.4113</text:p>
          </table:table-cell>
          <table:table-cell table:formula="of:=MAX([.$C42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4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4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])" office:value-type="float" office:value="300" calcext:value-type="float">
            <text:p>300</text:p>
          </table:table-cell>
          <table:table-cell table:formula="of:=MIN([.$C43])" office:value-type="float" office:value="1" calcext:value-type="float">
            <text:p>1</text:p>
          </table:table-cell>
          <table:table-cell table:formula="of:=MEDIAN([.$B43])" office:value-type="float" office:value="300" calcext:value-type="float">
            <text:p>300</text:p>
          </table:table-cell>
          <table:table-cell table:formula="of:=MEDIAN([.$C43])" office:value-type="float" office:value="1" calcext:value-type="float">
            <text:p>1</text:p>
          </table:table-cell>
          <table:table-cell table:formula="of:=MAX([.$B43])" office:value-type="float" office:value="300" calcext:value-type="float">
            <text:p>300</text:p>
          </table:table-cell>
          <table:table-cell table:formula="of:=MAX([.$C4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3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])" office:value-type="float" office:value="300" calcext:value-type="float">
            <text:p>300</text:p>
          </table:table-cell>
          <table:table-cell table:formula="of:=MIN([.$C44])" office:value-type="float" office:value="1" calcext:value-type="float">
            <text:p>1</text:p>
          </table:table-cell>
          <table:table-cell table:formula="of:=MEDIAN([.$B44])" office:value-type="float" office:value="300" calcext:value-type="float">
            <text:p>300</text:p>
          </table:table-cell>
          <table:table-cell table:formula="of:=MEDIAN([.$C44])" office:value-type="float" office:value="1" calcext:value-type="float">
            <text:p>1</text:p>
          </table:table-cell>
          <table:table-cell table:formula="of:=MAX([.$B44])" office:value-type="float" office:value="300" calcext:value-type="float">
            <text:p>300</text:p>
          </table:table-cell>
          <table:table-cell table:formula="of:=MAX([.$C4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4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44/aso/training_set.lp</text:p>
          </table:table-cell>
          <table:table-cell office:value-type="float" office:value="43.9912" calcext:value-type="float">
            <text:p>43.9912</text:p>
          </table:table-cell>
          <table:table-cell office:value-type="float" office:value="0" calcext:value-type="float">
            <text:p>0</text:p>
          </table:table-cell>
          <table:table-cell table:formula="of:=MIN([.$B45])" office:value-type="float" office:value="43.9912" calcext:value-type="float">
            <text:p>43.9912</text:p>
          </table:table-cell>
          <table:table-cell table:formula="of:=MIN([.$C45])" office:value-type="float" office:value="0" calcext:value-type="float">
            <text:p>0</text:p>
          </table:table-cell>
          <table:table-cell table:formula="of:=MEDIAN([.$B45])" office:value-type="float" office:value="43.9912" calcext:value-type="float">
            <text:p>43.9912</text:p>
          </table:table-cell>
          <table:table-cell table:formula="of:=MEDIAN([.$C45])" office:value-type="float" office:value="0" calcext:value-type="float">
            <text:p>0</text:p>
          </table:table-cell>
          <table:table-cell table:formula="of:=MAX([.$B45])" office:value-type="float" office:value="43.9912" calcext:value-type="float">
            <text:p>43.9912</text:p>
          </table:table-cell>
          <table:table-cell table:formula="of:=MAX([.$C45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45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4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])" office:value-type="float" office:value="300" calcext:value-type="float">
            <text:p>300</text:p>
          </table:table-cell>
          <table:table-cell table:formula="of:=MIN([.$C46])" office:value-type="float" office:value="1" calcext:value-type="float">
            <text:p>1</text:p>
          </table:table-cell>
          <table:table-cell table:formula="of:=MEDIAN([.$B46])" office:value-type="float" office:value="300" calcext:value-type="float">
            <text:p>300</text:p>
          </table:table-cell>
          <table:table-cell table:formula="of:=MEDIAN([.$C46])" office:value-type="float" office:value="1" calcext:value-type="float">
            <text:p>1</text:p>
          </table:table-cell>
          <table:table-cell table:formula="of:=MAX([.$B46])" office:value-type="float" office:value="300" calcext:value-type="float">
            <text:p>300</text:p>
          </table:table-cell>
          <table:table-cell table:formula="of:=MAX([.$C4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])" office:value-type="float" office:value="300" calcext:value-type="float">
            <text:p>300</text:p>
          </table:table-cell>
          <table:table-cell table:formula="of:=MIN([.$C47])" office:value-type="float" office:value="1" calcext:value-type="float">
            <text:p>1</text:p>
          </table:table-cell>
          <table:table-cell table:formula="of:=MEDIAN([.$B47])" office:value-type="float" office:value="300" calcext:value-type="float">
            <text:p>300</text:p>
          </table:table-cell>
          <table:table-cell table:formula="of:=MEDIAN([.$C47])" office:value-type="float" office:value="1" calcext:value-type="float">
            <text:p>1</text:p>
          </table:table-cell>
          <table:table-cell table:formula="of:=MAX([.$B47])" office:value-type="float" office:value="300" calcext:value-type="float">
            <text:p>300</text:p>
          </table:table-cell>
          <table:table-cell table:formula="of:=MAX([.$C4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7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47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/training_po_full_v1/user45/aso/training_set.lp</text:p>
          </table:table-cell>
          <table:table-cell office:value-type="float" office:value="39.7931" calcext:value-type="float">
            <text:p>39.7931</text:p>
          </table:table-cell>
          <table:table-cell office:value-type="float" office:value="0" calcext:value-type="float">
            <text:p>0</text:p>
          </table:table-cell>
          <table:table-cell table:formula="of:=MIN([.$B48])" office:value-type="float" office:value="39.7931" calcext:value-type="float">
            <text:p>39.7931</text:p>
          </table:table-cell>
          <table:table-cell table:formula="of:=MIN([.$C48])" office:value-type="float" office:value="0" calcext:value-type="float">
            <text:p>0</text:p>
          </table:table-cell>
          <table:table-cell table:formula="of:=MEDIAN([.$B48])" office:value-type="float" office:value="39.7931" calcext:value-type="float">
            <text:p>39.7931</text:p>
          </table:table-cell>
          <table:table-cell table:formula="of:=MEDIAN([.$C48])" office:value-type="float" office:value="0" calcext:value-type="float">
            <text:p>0</text:p>
          </table:table-cell>
          <table:table-cell table:formula="of:=MAX([.$B48])" office:value-type="float" office:value="39.7931" calcext:value-type="float">
            <text:p>39.7931</text:p>
          </table:table-cell>
          <table:table-cell table:formula="of:=MAX([.$C4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])" office:value-type="float" office:value="300" calcext:value-type="float">
            <text:p>300</text:p>
          </table:table-cell>
          <table:table-cell table:formula="of:=MIN([.$C49])" office:value-type="float" office:value="1" calcext:value-type="float">
            <text:p>1</text:p>
          </table:table-cell>
          <table:table-cell table:formula="of:=MEDIAN([.$B49])" office:value-type="float" office:value="300" calcext:value-type="float">
            <text:p>300</text:p>
          </table:table-cell>
          <table:table-cell table:formula="of:=MEDIAN([.$C49])" office:value-type="float" office:value="1" calcext:value-type="float">
            <text:p>1</text:p>
          </table:table-cell>
          <table:table-cell table:formula="of:=MAX([.$B49])" office:value-type="float" office:value="300" calcext:value-type="float">
            <text:p>300</text:p>
          </table:table-cell>
          <table:table-cell table:formula="of:=MAX([.$C4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9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])" office:value-type="float" office:value="300" calcext:value-type="float">
            <text:p>300</text:p>
          </table:table-cell>
          <table:table-cell table:formula="of:=MIN([.$C50])" office:value-type="float" office:value="1" calcext:value-type="float">
            <text:p>1</text:p>
          </table:table-cell>
          <table:table-cell table:formula="of:=MEDIAN([.$B50])" office:value-type="float" office:value="300" calcext:value-type="float">
            <text:p>300</text:p>
          </table:table-cell>
          <table:table-cell table:formula="of:=MEDIAN([.$C50])" office:value-type="float" office:value="1" calcext:value-type="float">
            <text:p>1</text:p>
          </table:table-cell>
          <table:table-cell table:formula="of:=MAX([.$B50])" office:value-type="float" office:value="300" calcext:value-type="float">
            <text:p>300</text:p>
          </table:table-cell>
          <table:table-cell table:formula="of:=MAX([.$C5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51/aso/training_set.lp</text:p>
          </table:table-cell>
          <table:table-cell office:value-type="float" office:value="29.6681" calcext:value-type="float">
            <text:p>29.6681</text:p>
          </table:table-cell>
          <table:table-cell office:value-type="float" office:value="0" calcext:value-type="float">
            <text:p>0</text:p>
          </table:table-cell>
          <table:table-cell table:formula="of:=MIN([.$B51])" office:value-type="float" office:value="29.6681" calcext:value-type="float">
            <text:p>29.6681</text:p>
          </table:table-cell>
          <table:table-cell table:formula="of:=MIN([.$C51])" office:value-type="float" office:value="0" calcext:value-type="float">
            <text:p>0</text:p>
          </table:table-cell>
          <table:table-cell table:formula="of:=MEDIAN([.$B51])" office:value-type="float" office:value="29.6681" calcext:value-type="float">
            <text:p>29.6681</text:p>
          </table:table-cell>
          <table:table-cell table:formula="of:=MEDIAN([.$C51])" office:value-type="float" office:value="0" calcext:value-type="float">
            <text:p>0</text:p>
          </table:table-cell>
          <table:table-cell table:formula="of:=MAX([.$B51])" office:value-type="float" office:value="29.6681" calcext:value-type="float">
            <text:p>29.6681</text:p>
          </table:table-cell>
          <table:table-cell table:formula="of:=MAX([.$C51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51])/9" office:value-type="float" office:value="0.222222222222222" calcext:value-type="float">
            <text:p>0.222</text:p>
          </table:table-cell>
          <table:table-cell office:value-type="float" office:value="1" calcext:value-type="float">
            <text:p>1</text:p>
          </table:table-cell>
          <table:table-cell table:formula="of:=(8-[.L51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/training_po_full_v1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])" office:value-type="float" office:value="300" calcext:value-type="float">
            <text:p>300</text:p>
          </table:table-cell>
          <table:table-cell table:formula="of:=MIN([.$C52])" office:value-type="float" office:value="1" calcext:value-type="float">
            <text:p>1</text:p>
          </table:table-cell>
          <table:table-cell table:formula="of:=MEDIAN([.$B52])" office:value-type="float" office:value="300" calcext:value-type="float">
            <text:p>300</text:p>
          </table:table-cell>
          <table:table-cell table:formula="of:=MEDIAN([.$C52])" office:value-type="float" office:value="1" calcext:value-type="float">
            <text:p>1</text:p>
          </table:table-cell>
          <table:table-cell table:formula="of:=MAX([.$B52])" office:value-type="float" office:value="300" calcext:value-type="float">
            <text:p>300</text:p>
          </table:table-cell>
          <table:table-cell table:formula="of:=MAX([.$C5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])" office:value-type="float" office:value="300" calcext:value-type="float">
            <text:p>300</text:p>
          </table:table-cell>
          <table:table-cell table:formula="of:=MIN([.$C53])" office:value-type="float" office:value="1" calcext:value-type="float">
            <text:p>1</text:p>
          </table:table-cell>
          <table:table-cell table:formula="of:=MEDIAN([.$B53])" office:value-type="float" office:value="300" calcext:value-type="float">
            <text:p>300</text:p>
          </table:table-cell>
          <table:table-cell table:formula="of:=MEDIAN([.$C53])" office:value-type="float" office:value="1" calcext:value-type="float">
            <text:p>1</text:p>
          </table:table-cell>
          <table:table-cell table:formula="of:=MAX([.$B53])" office:value-type="float" office:value="300" calcext:value-type="float">
            <text:p>300</text:p>
          </table:table-cell>
          <table:table-cell table:formula="of:=MAX([.$C5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53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8-[.L53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/training_po_full_v1/user52/aso/training_set.lp</text:p>
          </table:table-cell>
          <table:table-cell office:value-type="float" office:value="58.2365" calcext:value-type="float">
            <text:p>58.2365</text:p>
          </table:table-cell>
          <table:table-cell office:value-type="float" office:value="0" calcext:value-type="float">
            <text:p>0</text:p>
          </table:table-cell>
          <table:table-cell table:formula="of:=MIN([.$B54])" office:value-type="float" office:value="58.2365" calcext:value-type="float">
            <text:p>58.2365</text:p>
          </table:table-cell>
          <table:table-cell table:formula="of:=MIN([.$C54])" office:value-type="float" office:value="0" calcext:value-type="float">
            <text:p>0</text:p>
          </table:table-cell>
          <table:table-cell table:formula="of:=MEDIAN([.$B54])" office:value-type="float" office:value="58.2365" calcext:value-type="float">
            <text:p>58.2365</text:p>
          </table:table-cell>
          <table:table-cell table:formula="of:=MEDIAN([.$C54])" office:value-type="float" office:value="0" calcext:value-type="float">
            <text:p>0</text:p>
          </table:table-cell>
          <table:table-cell table:formula="of:=MAX([.$B54])" office:value-type="float" office:value="58.2365" calcext:value-type="float">
            <text:p>58.2365</text:p>
          </table:table-cell>
          <table:table-cell table:formula="of:=MAX([.$C54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5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5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])" office:value-type="float" office:value="300" calcext:value-type="float">
            <text:p>300</text:p>
          </table:table-cell>
          <table:table-cell table:formula="of:=MIN([.$C55])" office:value-type="float" office:value="1" calcext:value-type="float">
            <text:p>1</text:p>
          </table:table-cell>
          <table:table-cell table:formula="of:=MEDIAN([.$B55])" office:value-type="float" office:value="300" calcext:value-type="float">
            <text:p>300</text:p>
          </table:table-cell>
          <table:table-cell table:formula="of:=MEDIAN([.$C55])" office:value-type="float" office:value="1" calcext:value-type="float">
            <text:p>1</text:p>
          </table:table-cell>
          <table:table-cell table:formula="of:=MAX([.$B55])" office:value-type="float" office:value="300" calcext:value-type="float">
            <text:p>300</text:p>
          </table:table-cell>
          <table:table-cell table:formula="of:=MAX([.$C5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55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8-[.L55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/training_po_full_v1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])" office:value-type="float" office:value="300" calcext:value-type="float">
            <text:p>300</text:p>
          </table:table-cell>
          <table:table-cell table:formula="of:=MIN([.$C56])" office:value-type="float" office:value="1" calcext:value-type="float">
            <text:p>1</text:p>
          </table:table-cell>
          <table:table-cell table:formula="of:=MEDIAN([.$B56])" office:value-type="float" office:value="300" calcext:value-type="float">
            <text:p>300</text:p>
          </table:table-cell>
          <table:table-cell table:formula="of:=MEDIAN([.$C56])" office:value-type="float" office:value="1" calcext:value-type="float">
            <text:p>1</text:p>
          </table:table-cell>
          <table:table-cell table:formula="of:=MAX([.$B56])" office:value-type="float" office:value="300" calcext:value-type="float">
            <text:p>300</text:p>
          </table:table-cell>
          <table:table-cell table:formula="of:=MAX([.$C56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56])/9"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(8-[.L56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/training_po_full_v1/user53/aso/training_set.lp</text:p>
          </table:table-cell>
          <table:table-cell office:value-type="float" office:value="13.6122" calcext:value-type="float">
            <text:p>13.6122</text:p>
          </table:table-cell>
          <table:table-cell office:value-type="float" office:value="0" calcext:value-type="float">
            <text:p>0</text:p>
          </table:table-cell>
          <table:table-cell table:formula="of:=MIN([.$B57])" office:value-type="float" office:value="13.6122" calcext:value-type="float">
            <text:p>13.6122</text:p>
          </table:table-cell>
          <table:table-cell table:formula="of:=MIN([.$C57])" office:value-type="float" office:value="0" calcext:value-type="float">
            <text:p>0</text:p>
          </table:table-cell>
          <table:table-cell table:formula="of:=MEDIAN([.$B57])" office:value-type="float" office:value="13.6122" calcext:value-type="float">
            <text:p>13.6122</text:p>
          </table:table-cell>
          <table:table-cell table:formula="of:=MEDIAN([.$C57])" office:value-type="float" office:value="0" calcext:value-type="float">
            <text:p>0</text:p>
          </table:table-cell>
          <table:table-cell table:formula="of:=MAX([.$B57])" office:value-type="float" office:value="13.6122" calcext:value-type="float">
            <text:p>13.6122</text:p>
          </table:table-cell>
          <table:table-cell table:formula="of:=MAX([.$C5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57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5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])" office:value-type="float" office:value="300" calcext:value-type="float">
            <text:p>300</text:p>
          </table:table-cell>
          <table:table-cell table:formula="of:=MIN([.$C58])" office:value-type="float" office:value="1" calcext:value-type="float">
            <text:p>1</text:p>
          </table:table-cell>
          <table:table-cell table:formula="of:=MEDIAN([.$B58])" office:value-type="float" office:value="300" calcext:value-type="float">
            <text:p>300</text:p>
          </table:table-cell>
          <table:table-cell table:formula="of:=MEDIAN([.$C58])" office:value-type="float" office:value="1" calcext:value-type="float">
            <text:p>1</text:p>
          </table:table-cell>
          <table:table-cell table:formula="of:=MAX([.$B58])" office:value-type="float" office:value="300" calcext:value-type="float">
            <text:p>300</text:p>
          </table:table-cell>
          <table:table-cell table:formula="of:=MAX([.$C5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5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])" office:value-type="float" office:value="300" calcext:value-type="float">
            <text:p>300</text:p>
          </table:table-cell>
          <table:table-cell table:formula="of:=MIN([.$C59])" office:value-type="float" office:value="1" calcext:value-type="float">
            <text:p>1</text:p>
          </table:table-cell>
          <table:table-cell table:formula="of:=MEDIAN([.$B59])" office:value-type="float" office:value="300" calcext:value-type="float">
            <text:p>300</text:p>
          </table:table-cell>
          <table:table-cell table:formula="of:=MEDIAN([.$C59])" office:value-type="float" office:value="1" calcext:value-type="float">
            <text:p>1</text:p>
          </table:table-cell>
          <table:table-cell table:formula="of:=MAX([.$B59])" office:value-type="float" office:value="300" calcext:value-type="float">
            <text:p>300</text:p>
          </table:table-cell>
          <table:table-cell table:formula="of:=MAX([.$C5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9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5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55/aso/training_set.lp</text:p>
          </table:table-cell>
          <table:table-cell office:value-type="float" office:value="36.7347" calcext:value-type="float">
            <text:p>36.7347</text:p>
          </table:table-cell>
          <table:table-cell office:value-type="float" office:value="0" calcext:value-type="float">
            <text:p>0</text:p>
          </table:table-cell>
          <table:table-cell table:formula="of:=MIN([.$B60])" office:value-type="float" office:value="36.7347" calcext:value-type="float">
            <text:p>36.7347</text:p>
          </table:table-cell>
          <table:table-cell table:formula="of:=MIN([.$C60])" office:value-type="float" office:value="0" calcext:value-type="float">
            <text:p>0</text:p>
          </table:table-cell>
          <table:table-cell table:formula="of:=MEDIAN([.$B60])" office:value-type="float" office:value="36.7347" calcext:value-type="float">
            <text:p>36.7347</text:p>
          </table:table-cell>
          <table:table-cell table:formula="of:=MEDIAN([.$C60])" office:value-type="float" office:value="0" calcext:value-type="float">
            <text:p>0</text:p>
          </table:table-cell>
          <table:table-cell table:formula="of:=MAX([.$B60])" office:value-type="float" office:value="36.7347" calcext:value-type="float">
            <text:p>36.7347</text:p>
          </table:table-cell>
          <table:table-cell table:formula="of:=MAX([.$C60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60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6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])" office:value-type="float" office:value="300" calcext:value-type="float">
            <text:p>300</text:p>
          </table:table-cell>
          <table:table-cell table:formula="of:=MIN([.$C61])" office:value-type="float" office:value="1" calcext:value-type="float">
            <text:p>1</text:p>
          </table:table-cell>
          <table:table-cell table:formula="of:=MEDIAN([.$B61])" office:value-type="float" office:value="300" calcext:value-type="float">
            <text:p>300</text:p>
          </table:table-cell>
          <table:table-cell table:formula="of:=MEDIAN([.$C61])" office:value-type="float" office:value="1" calcext:value-type="float">
            <text:p>1</text:p>
          </table:table-cell>
          <table:table-cell table:formula="of:=MAX([.$B61])" office:value-type="float" office:value="300" calcext:value-type="float">
            <text:p>300</text:p>
          </table:table-cell>
          <table:table-cell table:formula="of:=MAX([.$C61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1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6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])" office:value-type="float" office:value="300" calcext:value-type="float">
            <text:p>300</text:p>
          </table:table-cell>
          <table:table-cell table:formula="of:=MIN([.$C62])" office:value-type="float" office:value="1" calcext:value-type="float">
            <text:p>1</text:p>
          </table:table-cell>
          <table:table-cell table:formula="of:=MEDIAN([.$B62])" office:value-type="float" office:value="300" calcext:value-type="float">
            <text:p>300</text:p>
          </table:table-cell>
          <table:table-cell table:formula="of:=MEDIAN([.$C62])" office:value-type="float" office:value="1" calcext:value-type="float">
            <text:p>1</text:p>
          </table:table-cell>
          <table:table-cell table:formula="of:=MAX([.$B62])" office:value-type="float" office:value="300" calcext:value-type="float">
            <text:p>300</text:p>
          </table:table-cell>
          <table:table-cell table:formula="of:=MAX([.$C6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62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6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7/aso/training_set.lp</text:p>
          </table:table-cell>
          <table:table-cell office:value-type="float" office:value="46.5323" calcext:value-type="float">
            <text:p>46.5323</text:p>
          </table:table-cell>
          <table:table-cell office:value-type="float" office:value="0" calcext:value-type="float">
            <text:p>0</text:p>
          </table:table-cell>
          <table:table-cell table:formula="of:=MIN([.$B63])" office:value-type="float" office:value="46.5323" calcext:value-type="float">
            <text:p>46.5323</text:p>
          </table:table-cell>
          <table:table-cell table:formula="of:=MIN([.$C63])" office:value-type="float" office:value="0" calcext:value-type="float">
            <text:p>0</text:p>
          </table:table-cell>
          <table:table-cell table:formula="of:=MEDIAN([.$B63])" office:value-type="float" office:value="46.5323" calcext:value-type="float">
            <text:p>46.5323</text:p>
          </table:table-cell>
          <table:table-cell table:formula="of:=MEDIAN([.$C63])" office:value-type="float" office:value="0" calcext:value-type="float">
            <text:p>0</text:p>
          </table:table-cell>
          <table:table-cell table:formula="of:=MAX([.$B63])" office:value-type="float" office:value="46.5323" calcext:value-type="float">
            <text:p>46.5323</text:p>
          </table:table-cell>
          <table:table-cell table:formula="of:=MAX([.$C63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63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6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4])" office:value-type="float" office:value="300" calcext:value-type="float">
            <text:p>300</text:p>
          </table:table-cell>
          <table:table-cell table:formula="of:=MIN([.$C64])" office:value-type="float" office:value="1" calcext:value-type="float">
            <text:p>1</text:p>
          </table:table-cell>
          <table:table-cell table:formula="of:=MEDIAN([.$B64])" office:value-type="float" office:value="300" calcext:value-type="float">
            <text:p>300</text:p>
          </table:table-cell>
          <table:table-cell table:formula="of:=MEDIAN([.$C64])" office:value-type="float" office:value="1" calcext:value-type="float">
            <text:p>1</text:p>
          </table:table-cell>
          <table:table-cell table:formula="of:=MAX([.$B64])" office:value-type="float" office:value="300" calcext:value-type="float">
            <text:p>300</text:p>
          </table:table-cell>
          <table:table-cell table:formula="of:=MAX([.$C6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6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6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5])" office:value-type="float" office:value="300" calcext:value-type="float">
            <text:p>300</text:p>
          </table:table-cell>
          <table:table-cell table:formula="of:=MIN([.$C65])" office:value-type="float" office:value="1" calcext:value-type="float">
            <text:p>1</text:p>
          </table:table-cell>
          <table:table-cell table:formula="of:=MEDIAN([.$B65])" office:value-type="float" office:value="300" calcext:value-type="float">
            <text:p>300</text:p>
          </table:table-cell>
          <table:table-cell table:formula="of:=MEDIAN([.$C65])" office:value-type="float" office:value="1" calcext:value-type="float">
            <text:p>1</text:p>
          </table:table-cell>
          <table:table-cell table:formula="of:=MAX([.$B65])" office:value-type="float" office:value="300" calcext:value-type="float">
            <text:p>300</text:p>
          </table:table-cell>
          <table:table-cell table:formula="of:=MAX([.$C65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65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65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0/training_po_full_v10/user11/aso/training_set.lp</text:p>
          </table:table-cell>
          <table:table-cell office:value-type="float" office:value="48.4501" calcext:value-type="float">
            <text:p>48.4501</text:p>
          </table:table-cell>
          <table:table-cell office:value-type="float" office:value="0" calcext:value-type="float">
            <text:p>0</text:p>
          </table:table-cell>
          <table:table-cell table:formula="of:=MIN([.$B66])" office:value-type="float" office:value="48.4501" calcext:value-type="float">
            <text:p>48.4501</text:p>
          </table:table-cell>
          <table:table-cell table:formula="of:=MIN([.$C66])" office:value-type="float" office:value="0" calcext:value-type="float">
            <text:p>0</text:p>
          </table:table-cell>
          <table:table-cell table:formula="of:=MEDIAN([.$B66])" office:value-type="float" office:value="48.4501" calcext:value-type="float">
            <text:p>48.4501</text:p>
          </table:table-cell>
          <table:table-cell table:formula="of:=MEDIAN([.$C66])" office:value-type="float" office:value="0" calcext:value-type="float">
            <text:p>0</text:p>
          </table:table-cell>
          <table:table-cell table:formula="of:=MAX([.$B66])" office:value-type="float" office:value="48.4501" calcext:value-type="float">
            <text:p>48.4501</text:p>
          </table:table-cell>
          <table:table-cell table:formula="of:=MAX([.$C6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6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6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7])" office:value-type="float" office:value="300" calcext:value-type="float">
            <text:p>300</text:p>
          </table:table-cell>
          <table:table-cell table:formula="of:=MIN([.$C67])" office:value-type="float" office:value="1" calcext:value-type="float">
            <text:p>1</text:p>
          </table:table-cell>
          <table:table-cell table:formula="of:=MEDIAN([.$B67])" office:value-type="float" office:value="300" calcext:value-type="float">
            <text:p>300</text:p>
          </table:table-cell>
          <table:table-cell table:formula="of:=MEDIAN([.$C67])" office:value-type="float" office:value="1" calcext:value-type="float">
            <text:p>1</text:p>
          </table:table-cell>
          <table:table-cell table:formula="of:=MAX([.$B67])" office:value-type="float" office:value="300" calcext:value-type="float">
            <text:p>300</text:p>
          </table:table-cell>
          <table:table-cell table:formula="of:=MAX([.$C6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6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8])" office:value-type="float" office:value="300" calcext:value-type="float">
            <text:p>300</text:p>
          </table:table-cell>
          <table:table-cell table:formula="of:=MIN([.$C68])" office:value-type="float" office:value="1" calcext:value-type="float">
            <text:p>1</text:p>
          </table:table-cell>
          <table:table-cell table:formula="of:=MEDIAN([.$B68])" office:value-type="float" office:value="300" calcext:value-type="float">
            <text:p>300</text:p>
          </table:table-cell>
          <table:table-cell table:formula="of:=MEDIAN([.$C68])" office:value-type="float" office:value="1" calcext:value-type="float">
            <text:p>1</text:p>
          </table:table-cell>
          <table:table-cell table:formula="of:=MAX([.$B68])" office:value-type="float" office:value="300" calcext:value-type="float">
            <text:p>300</text:p>
          </table:table-cell>
          <table:table-cell table:formula="of:=MAX([.$C68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68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8-[.L68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0/training_po_full_v10/user15/aso/training_set.lp</text:p>
          </table:table-cell>
          <table:table-cell office:value-type="float" office:value="45.2941" calcext:value-type="float">
            <text:p>45.2941</text:p>
          </table:table-cell>
          <table:table-cell office:value-type="float" office:value="0" calcext:value-type="float">
            <text:p>0</text:p>
          </table:table-cell>
          <table:table-cell table:formula="of:=MIN([.$B69])" office:value-type="float" office:value="45.2941" calcext:value-type="float">
            <text:p>45.2941</text:p>
          </table:table-cell>
          <table:table-cell table:formula="of:=MIN([.$C69])" office:value-type="float" office:value="0" calcext:value-type="float">
            <text:p>0</text:p>
          </table:table-cell>
          <table:table-cell table:formula="of:=MEDIAN([.$B69])" office:value-type="float" office:value="45.2941" calcext:value-type="float">
            <text:p>45.2941</text:p>
          </table:table-cell>
          <table:table-cell table:formula="of:=MEDIAN([.$C69])" office:value-type="float" office:value="0" calcext:value-type="float">
            <text:p>0</text:p>
          </table:table-cell>
          <table:table-cell table:formula="of:=MAX([.$B69])" office:value-type="float" office:value="45.2941" calcext:value-type="float">
            <text:p>45.2941</text:p>
          </table:table-cell>
          <table:table-cell table:formula="of:=MAX([.$C6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6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6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0])" office:value-type="float" office:value="300" calcext:value-type="float">
            <text:p>300</text:p>
          </table:table-cell>
          <table:table-cell table:formula="of:=MIN([.$C70])" office:value-type="float" office:value="1" calcext:value-type="float">
            <text:p>1</text:p>
          </table:table-cell>
          <table:table-cell table:formula="of:=MEDIAN([.$B70])" office:value-type="float" office:value="300" calcext:value-type="float">
            <text:p>300</text:p>
          </table:table-cell>
          <table:table-cell table:formula="of:=MEDIAN([.$C70])" office:value-type="float" office:value="1" calcext:value-type="float">
            <text:p>1</text:p>
          </table:table-cell>
          <table:table-cell table:formula="of:=MAX([.$B70])" office:value-type="float" office:value="300" calcext:value-type="float">
            <text:p>300</text:p>
          </table:table-cell>
          <table:table-cell table:formula="of:=MAX([.$C7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7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7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1])" office:value-type="float" office:value="300" calcext:value-type="float">
            <text:p>300</text:p>
          </table:table-cell>
          <table:table-cell table:formula="of:=MIN([.$C71])" office:value-type="float" office:value="1" calcext:value-type="float">
            <text:p>1</text:p>
          </table:table-cell>
          <table:table-cell table:formula="of:=MEDIAN([.$B71])" office:value-type="float" office:value="300" calcext:value-type="float">
            <text:p>300</text:p>
          </table:table-cell>
          <table:table-cell table:formula="of:=MEDIAN([.$C71])" office:value-type="float" office:value="1" calcext:value-type="float">
            <text:p>1</text:p>
          </table:table-cell>
          <table:table-cell table:formula="of:=MAX([.$B71])" office:value-type="float" office:value="300" calcext:value-type="float">
            <text:p>300</text:p>
          </table:table-cell>
          <table:table-cell table:formula="of:=MAX([.$C7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7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7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17/aso/training_set.lp</text:p>
          </table:table-cell>
          <table:table-cell office:value-type="float" office:value="47.4132" calcext:value-type="float">
            <text:p>47.4132</text:p>
          </table:table-cell>
          <table:table-cell office:value-type="float" office:value="0" calcext:value-type="float">
            <text:p>0</text:p>
          </table:table-cell>
          <table:table-cell table:formula="of:=MIN([.$B72])" office:value-type="float" office:value="47.4132" calcext:value-type="float">
            <text:p>47.4132</text:p>
          </table:table-cell>
          <table:table-cell table:formula="of:=MIN([.$C72])" office:value-type="float" office:value="0" calcext:value-type="float">
            <text:p>0</text:p>
          </table:table-cell>
          <table:table-cell table:formula="of:=MEDIAN([.$B72])" office:value-type="float" office:value="47.4132" calcext:value-type="float">
            <text:p>47.4132</text:p>
          </table:table-cell>
          <table:table-cell table:formula="of:=MEDIAN([.$C72])" office:value-type="float" office:value="0" calcext:value-type="float">
            <text:p>0</text:p>
          </table:table-cell>
          <table:table-cell table:formula="of:=MAX([.$B72])" office:value-type="float" office:value="47.4132" calcext:value-type="float">
            <text:p>47.4132</text:p>
          </table:table-cell>
          <table:table-cell table:formula="of:=MAX([.$C72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7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7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3])" office:value-type="float" office:value="300" calcext:value-type="float">
            <text:p>300</text:p>
          </table:table-cell>
          <table:table-cell table:formula="of:=MIN([.$C73])" office:value-type="float" office:value="1" calcext:value-type="float">
            <text:p>1</text:p>
          </table:table-cell>
          <table:table-cell table:formula="of:=MEDIAN([.$B73])" office:value-type="float" office:value="300" calcext:value-type="float">
            <text:p>300</text:p>
          </table:table-cell>
          <table:table-cell table:formula="of:=MEDIAN([.$C73])" office:value-type="float" office:value="1" calcext:value-type="float">
            <text:p>1</text:p>
          </table:table-cell>
          <table:table-cell table:formula="of:=MAX([.$B73])" office:value-type="float" office:value="300" calcext:value-type="float">
            <text:p>300</text:p>
          </table:table-cell>
          <table:table-cell table:formula="of:=MAX([.$C7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73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7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4])" office:value-type="float" office:value="300" calcext:value-type="float">
            <text:p>300</text:p>
          </table:table-cell>
          <table:table-cell table:formula="of:=MIN([.$C74])" office:value-type="float" office:value="1" calcext:value-type="float">
            <text:p>1</text:p>
          </table:table-cell>
          <table:table-cell table:formula="of:=MEDIAN([.$B74])" office:value-type="float" office:value="300" calcext:value-type="float">
            <text:p>300</text:p>
          </table:table-cell>
          <table:table-cell table:formula="of:=MEDIAN([.$C74])" office:value-type="float" office:value="1" calcext:value-type="float">
            <text:p>1</text:p>
          </table:table-cell>
          <table:table-cell table:formula="of:=MAX([.$B74])" office:value-type="float" office:value="300" calcext:value-type="float">
            <text:p>300</text:p>
          </table:table-cell>
          <table:table-cell table:formula="of:=MAX([.$C7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7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7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19/aso/training_set.lp</text:p>
          </table:table-cell>
          <table:table-cell office:value-type="float" office:value="36.468" calcext:value-type="float">
            <text:p>36.468</text:p>
          </table:table-cell>
          <table:table-cell office:value-type="float" office:value="0" calcext:value-type="float">
            <text:p>0</text:p>
          </table:table-cell>
          <table:table-cell table:formula="of:=MIN([.$B75])" office:value-type="float" office:value="36.468" calcext:value-type="float">
            <text:p>36.468</text:p>
          </table:table-cell>
          <table:table-cell table:formula="of:=MIN([.$C75])" office:value-type="float" office:value="0" calcext:value-type="float">
            <text:p>0</text:p>
          </table:table-cell>
          <table:table-cell table:formula="of:=MEDIAN([.$B75])" office:value-type="float" office:value="36.468" calcext:value-type="float">
            <text:p>36.468</text:p>
          </table:table-cell>
          <table:table-cell table:formula="of:=MEDIAN([.$C75])" office:value-type="float" office:value="0" calcext:value-type="float">
            <text:p>0</text:p>
          </table:table-cell>
          <table:table-cell table:formula="of:=MAX([.$B75])" office:value-type="float" office:value="36.468" calcext:value-type="float">
            <text:p>36.468</text:p>
          </table:table-cell>
          <table:table-cell table:formula="of:=MAX([.$C7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7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7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6])" office:value-type="float" office:value="300" calcext:value-type="float">
            <text:p>300</text:p>
          </table:table-cell>
          <table:table-cell table:formula="of:=MIN([.$C76])" office:value-type="float" office:value="1" calcext:value-type="float">
            <text:p>1</text:p>
          </table:table-cell>
          <table:table-cell table:formula="of:=MEDIAN([.$B76])" office:value-type="float" office:value="300" calcext:value-type="float">
            <text:p>300</text:p>
          </table:table-cell>
          <table:table-cell table:formula="of:=MEDIAN([.$C76])" office:value-type="float" office:value="1" calcext:value-type="float">
            <text:p>1</text:p>
          </table:table-cell>
          <table:table-cell table:formula="of:=MAX([.$B76])" office:value-type="float" office:value="300" calcext:value-type="float">
            <text:p>300</text:p>
          </table:table-cell>
          <table:table-cell table:formula="of:=MAX([.$C7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7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7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7])" office:value-type="float" office:value="300" calcext:value-type="float">
            <text:p>300</text:p>
          </table:table-cell>
          <table:table-cell table:formula="of:=MIN([.$C77])" office:value-type="float" office:value="1" calcext:value-type="float">
            <text:p>1</text:p>
          </table:table-cell>
          <table:table-cell table:formula="of:=MEDIAN([.$B77])" office:value-type="float" office:value="300" calcext:value-type="float">
            <text:p>300</text:p>
          </table:table-cell>
          <table:table-cell table:formula="of:=MEDIAN([.$C77])" office:value-type="float" office:value="1" calcext:value-type="float">
            <text:p>1</text:p>
          </table:table-cell>
          <table:table-cell table:formula="of:=MAX([.$B77])" office:value-type="float" office:value="300" calcext:value-type="float">
            <text:p>300</text:p>
          </table:table-cell>
          <table:table-cell table:formula="of:=MAX([.$C7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77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77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0/training_po_full_v10/user21/aso/training_set.lp</text:p>
          </table:table-cell>
          <table:table-cell office:value-type="float" office:value="47.6252" calcext:value-type="float">
            <text:p>47.6252</text:p>
          </table:table-cell>
          <table:table-cell office:value-type="float" office:value="0" calcext:value-type="float">
            <text:p>0</text:p>
          </table:table-cell>
          <table:table-cell table:formula="of:=MIN([.$B78])" office:value-type="float" office:value="47.6252" calcext:value-type="float">
            <text:p>47.6252</text:p>
          </table:table-cell>
          <table:table-cell table:formula="of:=MIN([.$C78])" office:value-type="float" office:value="0" calcext:value-type="float">
            <text:p>0</text:p>
          </table:table-cell>
          <table:table-cell table:formula="of:=MEDIAN([.$B78])" office:value-type="float" office:value="47.6252" calcext:value-type="float">
            <text:p>47.6252</text:p>
          </table:table-cell>
          <table:table-cell table:formula="of:=MEDIAN([.$C78])" office:value-type="float" office:value="0" calcext:value-type="float">
            <text:p>0</text:p>
          </table:table-cell>
          <table:table-cell table:formula="of:=MAX([.$B78])" office:value-type="float" office:value="47.6252" calcext:value-type="float">
            <text:p>47.6252</text:p>
          </table:table-cell>
          <table:table-cell table:formula="of:=MAX([.$C7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7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7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9])" office:value-type="float" office:value="300" calcext:value-type="float">
            <text:p>300</text:p>
          </table:table-cell>
          <table:table-cell table:formula="of:=MIN([.$C79])" office:value-type="float" office:value="1" calcext:value-type="float">
            <text:p>1</text:p>
          </table:table-cell>
          <table:table-cell table:formula="of:=MEDIAN([.$B79])" office:value-type="float" office:value="300" calcext:value-type="float">
            <text:p>300</text:p>
          </table:table-cell>
          <table:table-cell table:formula="of:=MEDIAN([.$C79])" office:value-type="float" office:value="1" calcext:value-type="float">
            <text:p>1</text:p>
          </table:table-cell>
          <table:table-cell table:formula="of:=MAX([.$B79])" office:value-type="float" office:value="300" calcext:value-type="float">
            <text:p>300</text:p>
          </table:table-cell>
          <table:table-cell table:formula="of:=MAX([.$C7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7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7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0])" office:value-type="float" office:value="300" calcext:value-type="float">
            <text:p>300</text:p>
          </table:table-cell>
          <table:table-cell table:formula="of:=MIN([.$C80])" office:value-type="float" office:value="1" calcext:value-type="float">
            <text:p>1</text:p>
          </table:table-cell>
          <table:table-cell table:formula="of:=MEDIAN([.$B80])" office:value-type="float" office:value="300" calcext:value-type="float">
            <text:p>300</text:p>
          </table:table-cell>
          <table:table-cell table:formula="of:=MEDIAN([.$C80])" office:value-type="float" office:value="1" calcext:value-type="float">
            <text:p>1</text:p>
          </table:table-cell>
          <table:table-cell table:formula="of:=MAX([.$B80])" office:value-type="float" office:value="300" calcext:value-type="float">
            <text:p>300</text:p>
          </table:table-cell>
          <table:table-cell table:formula="of:=MAX([.$C80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80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8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23/aso/training_set.lp</text:p>
          </table:table-cell>
          <table:table-cell office:value-type="float" office:value="41.9221" calcext:value-type="float">
            <text:p>41.9221</text:p>
          </table:table-cell>
          <table:table-cell office:value-type="float" office:value="0" calcext:value-type="float">
            <text:p>0</text:p>
          </table:table-cell>
          <table:table-cell table:formula="of:=MIN([.$B81])" office:value-type="float" office:value="41.9221" calcext:value-type="float">
            <text:p>41.9221</text:p>
          </table:table-cell>
          <table:table-cell table:formula="of:=MIN([.$C81])" office:value-type="float" office:value="0" calcext:value-type="float">
            <text:p>0</text:p>
          </table:table-cell>
          <table:table-cell table:formula="of:=MEDIAN([.$B81])" office:value-type="float" office:value="41.9221" calcext:value-type="float">
            <text:p>41.9221</text:p>
          </table:table-cell>
          <table:table-cell table:formula="of:=MEDIAN([.$C81])" office:value-type="float" office:value="0" calcext:value-type="float">
            <text:p>0</text:p>
          </table:table-cell>
          <table:table-cell table:formula="of:=MAX([.$B81])" office:value-type="float" office:value="41.9221" calcext:value-type="float">
            <text:p>41.9221</text:p>
          </table:table-cell>
          <table:table-cell table:formula="of:=MAX([.$C81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81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8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2])" office:value-type="float" office:value="300" calcext:value-type="float">
            <text:p>300</text:p>
          </table:table-cell>
          <table:table-cell table:formula="of:=MIN([.$C82])" office:value-type="float" office:value="1" calcext:value-type="float">
            <text:p>1</text:p>
          </table:table-cell>
          <table:table-cell table:formula="of:=MEDIAN([.$B82])" office:value-type="float" office:value="300" calcext:value-type="float">
            <text:p>300</text:p>
          </table:table-cell>
          <table:table-cell table:formula="of:=MEDIAN([.$C82])" office:value-type="float" office:value="1" calcext:value-type="float">
            <text:p>1</text:p>
          </table:table-cell>
          <table:table-cell table:formula="of:=MAX([.$B82])" office:value-type="float" office:value="300" calcext:value-type="float">
            <text:p>300</text:p>
          </table:table-cell>
          <table:table-cell table:formula="of:=MAX([.$C8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8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8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3])" office:value-type="float" office:value="300" calcext:value-type="float">
            <text:p>300</text:p>
          </table:table-cell>
          <table:table-cell table:formula="of:=MIN([.$C83])" office:value-type="float" office:value="1" calcext:value-type="float">
            <text:p>1</text:p>
          </table:table-cell>
          <table:table-cell table:formula="of:=MEDIAN([.$B83])" office:value-type="float" office:value="300" calcext:value-type="float">
            <text:p>300</text:p>
          </table:table-cell>
          <table:table-cell table:formula="of:=MEDIAN([.$C83])" office:value-type="float" office:value="1" calcext:value-type="float">
            <text:p>1</text:p>
          </table:table-cell>
          <table:table-cell table:formula="of:=MAX([.$B83])" office:value-type="float" office:value="300" calcext:value-type="float">
            <text:p>300</text:p>
          </table:table-cell>
          <table:table-cell table:formula="of:=MAX([.$C83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83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83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0/training_po_full_v10/user26/aso/training_set.lp</text:p>
          </table:table-cell>
          <table:table-cell office:value-type="float" office:value="45.7553" calcext:value-type="float">
            <text:p>45.7553</text:p>
          </table:table-cell>
          <table:table-cell office:value-type="float" office:value="0" calcext:value-type="float">
            <text:p>0</text:p>
          </table:table-cell>
          <table:table-cell table:formula="of:=MIN([.$B84])" office:value-type="float" office:value="45.7553" calcext:value-type="float">
            <text:p>45.7553</text:p>
          </table:table-cell>
          <table:table-cell table:formula="of:=MIN([.$C84])" office:value-type="float" office:value="0" calcext:value-type="float">
            <text:p>0</text:p>
          </table:table-cell>
          <table:table-cell table:formula="of:=MEDIAN([.$B84])" office:value-type="float" office:value="45.7553" calcext:value-type="float">
            <text:p>45.7553</text:p>
          </table:table-cell>
          <table:table-cell table:formula="of:=MEDIAN([.$C84])" office:value-type="float" office:value="0" calcext:value-type="float">
            <text:p>0</text:p>
          </table:table-cell>
          <table:table-cell table:formula="of:=MAX([.$B84])" office:value-type="float" office:value="45.7553" calcext:value-type="float">
            <text:p>45.7553</text:p>
          </table:table-cell>
          <table:table-cell table:formula="of:=MAX([.$C84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84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8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5])" office:value-type="float" office:value="300" calcext:value-type="float">
            <text:p>300</text:p>
          </table:table-cell>
          <table:table-cell table:formula="of:=MIN([.$C85])" office:value-type="float" office:value="1" calcext:value-type="float">
            <text:p>1</text:p>
          </table:table-cell>
          <table:table-cell table:formula="of:=MEDIAN([.$B85])" office:value-type="float" office:value="300" calcext:value-type="float">
            <text:p>300</text:p>
          </table:table-cell>
          <table:table-cell table:formula="of:=MEDIAN([.$C85])" office:value-type="float" office:value="1" calcext:value-type="float">
            <text:p>1</text:p>
          </table:table-cell>
          <table:table-cell table:formula="of:=MAX([.$B85])" office:value-type="float" office:value="300" calcext:value-type="float">
            <text:p>300</text:p>
          </table:table-cell>
          <table:table-cell table:formula="of:=MAX([.$C85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8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8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6])" office:value-type="float" office:value="300" calcext:value-type="float">
            <text:p>300</text:p>
          </table:table-cell>
          <table:table-cell table:formula="of:=MIN([.$C86])" office:value-type="float" office:value="1" calcext:value-type="float">
            <text:p>1</text:p>
          </table:table-cell>
          <table:table-cell table:formula="of:=MEDIAN([.$B86])" office:value-type="float" office:value="300" calcext:value-type="float">
            <text:p>300</text:p>
          </table:table-cell>
          <table:table-cell table:formula="of:=MEDIAN([.$C86])" office:value-type="float" office:value="1" calcext:value-type="float">
            <text:p>1</text:p>
          </table:table-cell>
          <table:table-cell table:formula="of:=MAX([.$B86])" office:value-type="float" office:value="300" calcext:value-type="float">
            <text:p>300</text:p>
          </table:table-cell>
          <table:table-cell table:formula="of:=MAX([.$C86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86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8-[.L8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3/aso/training_set.lp</text:p>
          </table:table-cell>
          <table:table-cell office:value-type="float" office:value="40.5163" calcext:value-type="float">
            <text:p>40.5163</text:p>
          </table:table-cell>
          <table:table-cell office:value-type="float" office:value="0" calcext:value-type="float">
            <text:p>0</text:p>
          </table:table-cell>
          <table:table-cell table:formula="of:=MIN([.$B87])" office:value-type="float" office:value="40.5163" calcext:value-type="float">
            <text:p>40.5163</text:p>
          </table:table-cell>
          <table:table-cell table:formula="of:=MIN([.$C87])" office:value-type="float" office:value="0" calcext:value-type="float">
            <text:p>0</text:p>
          </table:table-cell>
          <table:table-cell table:formula="of:=MEDIAN([.$B87])" office:value-type="float" office:value="40.5163" calcext:value-type="float">
            <text:p>40.5163</text:p>
          </table:table-cell>
          <table:table-cell table:formula="of:=MEDIAN([.$C87])" office:value-type="float" office:value="0" calcext:value-type="float">
            <text:p>0</text:p>
          </table:table-cell>
          <table:table-cell table:formula="of:=MAX([.$B87])" office:value-type="float" office:value="40.5163" calcext:value-type="float">
            <text:p>40.5163</text:p>
          </table:table-cell>
          <table:table-cell table:formula="of:=MAX([.$C87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8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8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8])" office:value-type="float" office:value="300" calcext:value-type="float">
            <text:p>300</text:p>
          </table:table-cell>
          <table:table-cell table:formula="of:=MIN([.$C88])" office:value-type="float" office:value="1" calcext:value-type="float">
            <text:p>1</text:p>
          </table:table-cell>
          <table:table-cell table:formula="of:=MEDIAN([.$B88])" office:value-type="float" office:value="300" calcext:value-type="float">
            <text:p>300</text:p>
          </table:table-cell>
          <table:table-cell table:formula="of:=MEDIAN([.$C88])" office:value-type="float" office:value="1" calcext:value-type="float">
            <text:p>1</text:p>
          </table:table-cell>
          <table:table-cell table:formula="of:=MAX([.$B88])" office:value-type="float" office:value="300" calcext:value-type="float">
            <text:p>300</text:p>
          </table:table-cell>
          <table:table-cell table:formula="of:=MAX([.$C8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88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88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0/training_po_full_v10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9])" office:value-type="float" office:value="300" calcext:value-type="float">
            <text:p>300</text:p>
          </table:table-cell>
          <table:table-cell table:formula="of:=MIN([.$C89])" office:value-type="float" office:value="1" calcext:value-type="float">
            <text:p>1</text:p>
          </table:table-cell>
          <table:table-cell table:formula="of:=MEDIAN([.$B89])" office:value-type="float" office:value="300" calcext:value-type="float">
            <text:p>300</text:p>
          </table:table-cell>
          <table:table-cell table:formula="of:=MEDIAN([.$C89])" office:value-type="float" office:value="1" calcext:value-type="float">
            <text:p>1</text:p>
          </table:table-cell>
          <table:table-cell table:formula="of:=MAX([.$B89])" office:value-type="float" office:value="300" calcext:value-type="float">
            <text:p>300</text:p>
          </table:table-cell>
          <table:table-cell table:formula="of:=MAX([.$C89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89])/9" office:value-type="float" office:value="0" calcext:value-type="float">
            <text:p>0.000</text:p>
          </table:table-cell>
          <table:table-cell office:value-type="float" office:value="2" calcext:value-type="float">
            <text:p>2</text:p>
          </table:table-cell>
          <table:table-cell table:formula="of:=(8-[.L89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10/training_po_full_v10/user32/aso/training_set.lp</text:p>
          </table:table-cell>
          <table:table-cell office:value-type="float" office:value="51.5544" calcext:value-type="float">
            <text:p>51.5544</text:p>
          </table:table-cell>
          <table:table-cell office:value-type="float" office:value="0" calcext:value-type="float">
            <text:p>0</text:p>
          </table:table-cell>
          <table:table-cell table:formula="of:=MIN([.$B90])" office:value-type="float" office:value="51.5544" calcext:value-type="float">
            <text:p>51.5544</text:p>
          </table:table-cell>
          <table:table-cell table:formula="of:=MIN([.$C90])" office:value-type="float" office:value="0" calcext:value-type="float">
            <text:p>0</text:p>
          </table:table-cell>
          <table:table-cell table:formula="of:=MEDIAN([.$B90])" office:value-type="float" office:value="51.5544" calcext:value-type="float">
            <text:p>51.5544</text:p>
          </table:table-cell>
          <table:table-cell table:formula="of:=MEDIAN([.$C90])" office:value-type="float" office:value="0" calcext:value-type="float">
            <text:p>0</text:p>
          </table:table-cell>
          <table:table-cell table:formula="of:=MAX([.$B90])" office:value-type="float" office:value="51.5544" calcext:value-type="float">
            <text:p>51.5544</text:p>
          </table:table-cell>
          <table:table-cell table:formula="of:=MAX([.$C9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9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9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1])" office:value-type="float" office:value="300" calcext:value-type="float">
            <text:p>300</text:p>
          </table:table-cell>
          <table:table-cell table:formula="of:=MIN([.$C91])" office:value-type="float" office:value="1" calcext:value-type="float">
            <text:p>1</text:p>
          </table:table-cell>
          <table:table-cell table:formula="of:=MEDIAN([.$B91])" office:value-type="float" office:value="300" calcext:value-type="float">
            <text:p>300</text:p>
          </table:table-cell>
          <table:table-cell table:formula="of:=MEDIAN([.$C91])" office:value-type="float" office:value="1" calcext:value-type="float">
            <text:p>1</text:p>
          </table:table-cell>
          <table:table-cell table:formula="of:=MAX([.$B91])" office:value-type="float" office:value="300" calcext:value-type="float">
            <text:p>300</text:p>
          </table:table-cell>
          <table:table-cell table:formula="of:=MAX([.$C9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9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9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2])" office:value-type="float" office:value="300" calcext:value-type="float">
            <text:p>300</text:p>
          </table:table-cell>
          <table:table-cell table:formula="of:=MIN([.$C92])" office:value-type="float" office:value="1" calcext:value-type="float">
            <text:p>1</text:p>
          </table:table-cell>
          <table:table-cell table:formula="of:=MEDIAN([.$B92])" office:value-type="float" office:value="300" calcext:value-type="float">
            <text:p>300</text:p>
          </table:table-cell>
          <table:table-cell table:formula="of:=MEDIAN([.$C92])" office:value-type="float" office:value="1" calcext:value-type="float">
            <text:p>1</text:p>
          </table:table-cell>
          <table:table-cell table:formula="of:=MAX([.$B92])" office:value-type="float" office:value="300" calcext:value-type="float">
            <text:p>300</text:p>
          </table:table-cell>
          <table:table-cell table:formula="of:=MAX([.$C9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9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9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38/aso/training_set.lp</text:p>
          </table:table-cell>
          <table:table-cell office:value-type="float" office:value="39.5727" calcext:value-type="float">
            <text:p>39.5727</text:p>
          </table:table-cell>
          <table:table-cell office:value-type="float" office:value="0" calcext:value-type="float">
            <text:p>0</text:p>
          </table:table-cell>
          <table:table-cell table:formula="of:=MIN([.$B93])" office:value-type="float" office:value="39.5727" calcext:value-type="float">
            <text:p>39.5727</text:p>
          </table:table-cell>
          <table:table-cell table:formula="of:=MIN([.$C93])" office:value-type="float" office:value="0" calcext:value-type="float">
            <text:p>0</text:p>
          </table:table-cell>
          <table:table-cell table:formula="of:=MEDIAN([.$B93])" office:value-type="float" office:value="39.5727" calcext:value-type="float">
            <text:p>39.5727</text:p>
          </table:table-cell>
          <table:table-cell table:formula="of:=MEDIAN([.$C93])" office:value-type="float" office:value="0" calcext:value-type="float">
            <text:p>0</text:p>
          </table:table-cell>
          <table:table-cell table:formula="of:=MAX([.$B93])" office:value-type="float" office:value="39.5727" calcext:value-type="float">
            <text:p>39.5727</text:p>
          </table:table-cell>
          <table:table-cell table:formula="of:=MAX([.$C9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9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9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4])" office:value-type="float" office:value="300" calcext:value-type="float">
            <text:p>300</text:p>
          </table:table-cell>
          <table:table-cell table:formula="of:=MIN([.$C94])" office:value-type="float" office:value="1" calcext:value-type="float">
            <text:p>1</text:p>
          </table:table-cell>
          <table:table-cell table:formula="of:=MEDIAN([.$B94])" office:value-type="float" office:value="300" calcext:value-type="float">
            <text:p>300</text:p>
          </table:table-cell>
          <table:table-cell table:formula="of:=MEDIAN([.$C94])" office:value-type="float" office:value="1" calcext:value-type="float">
            <text:p>1</text:p>
          </table:table-cell>
          <table:table-cell table:formula="of:=MAX([.$B94])" office:value-type="float" office:value="300" calcext:value-type="float">
            <text:p>300</text:p>
          </table:table-cell>
          <table:table-cell table:formula="of:=MAX([.$C94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94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9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5])" office:value-type="float" office:value="300" calcext:value-type="float">
            <text:p>300</text:p>
          </table:table-cell>
          <table:table-cell table:formula="of:=MIN([.$C95])" office:value-type="float" office:value="1" calcext:value-type="float">
            <text:p>1</text:p>
          </table:table-cell>
          <table:table-cell table:formula="of:=MEDIAN([.$B95])" office:value-type="float" office:value="300" calcext:value-type="float">
            <text:p>300</text:p>
          </table:table-cell>
          <table:table-cell table:formula="of:=MEDIAN([.$C95])" office:value-type="float" office:value="1" calcext:value-type="float">
            <text:p>1</text:p>
          </table:table-cell>
          <table:table-cell table:formula="of:=MAX([.$B95])" office:value-type="float" office:value="300" calcext:value-type="float">
            <text:p>300</text:p>
          </table:table-cell>
          <table:table-cell table:formula="of:=MAX([.$C9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9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9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39/aso/training_set.lp</text:p>
          </table:table-cell>
          <table:table-cell office:value-type="float" office:value="52.9972" calcext:value-type="float">
            <text:p>52.9972</text:p>
          </table:table-cell>
          <table:table-cell office:value-type="float" office:value="0" calcext:value-type="float">
            <text:p>0</text:p>
          </table:table-cell>
          <table:table-cell table:formula="of:=MIN([.$B96])" office:value-type="float" office:value="52.9972" calcext:value-type="float">
            <text:p>52.9972</text:p>
          </table:table-cell>
          <table:table-cell table:formula="of:=MIN([.$C96])" office:value-type="float" office:value="0" calcext:value-type="float">
            <text:p>0</text:p>
          </table:table-cell>
          <table:table-cell table:formula="of:=MEDIAN([.$B96])" office:value-type="float" office:value="52.9972" calcext:value-type="float">
            <text:p>52.9972</text:p>
          </table:table-cell>
          <table:table-cell table:formula="of:=MEDIAN([.$C96])" office:value-type="float" office:value="0" calcext:value-type="float">
            <text:p>0</text:p>
          </table:table-cell>
          <table:table-cell table:formula="of:=MAX([.$B96])" office:value-type="float" office:value="52.9972" calcext:value-type="float">
            <text:p>52.9972</text:p>
          </table:table-cell>
          <table:table-cell table:formula="of:=MAX([.$C96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96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9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7])" office:value-type="float" office:value="300" calcext:value-type="float">
            <text:p>300</text:p>
          </table:table-cell>
          <table:table-cell table:formula="of:=MIN([.$C97])" office:value-type="float" office:value="1" calcext:value-type="float">
            <text:p>1</text:p>
          </table:table-cell>
          <table:table-cell table:formula="of:=MEDIAN([.$B97])" office:value-type="float" office:value="300" calcext:value-type="float">
            <text:p>300</text:p>
          </table:table-cell>
          <table:table-cell table:formula="of:=MEDIAN([.$C97])" office:value-type="float" office:value="1" calcext:value-type="float">
            <text:p>1</text:p>
          </table:table-cell>
          <table:table-cell table:formula="of:=MAX([.$B97])" office:value-type="float" office:value="300" calcext:value-type="float">
            <text:p>300</text:p>
          </table:table-cell>
          <table:table-cell table:formula="of:=MAX([.$C9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9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9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8])" office:value-type="float" office:value="300" calcext:value-type="float">
            <text:p>300</text:p>
          </table:table-cell>
          <table:table-cell table:formula="of:=MIN([.$C98])" office:value-type="float" office:value="1" calcext:value-type="float">
            <text:p>1</text:p>
          </table:table-cell>
          <table:table-cell table:formula="of:=MEDIAN([.$B98])" office:value-type="float" office:value="300" calcext:value-type="float">
            <text:p>300</text:p>
          </table:table-cell>
          <table:table-cell table:formula="of:=MEDIAN([.$C98])" office:value-type="float" office:value="1" calcext:value-type="float">
            <text:p>1</text:p>
          </table:table-cell>
          <table:table-cell table:formula="of:=MAX([.$B98])" office:value-type="float" office:value="300" calcext:value-type="float">
            <text:p>300</text:p>
          </table:table-cell>
          <table:table-cell table:formula="of:=MAX([.$C98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98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8-[.L9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4/aso/training_set.lp</text:p>
          </table:table-cell>
          <table:table-cell office:value-type="float" office:value="43.4872" calcext:value-type="float">
            <text:p>43.4872</text:p>
          </table:table-cell>
          <table:table-cell office:value-type="float" office:value="0" calcext:value-type="float">
            <text:p>0</text:p>
          </table:table-cell>
          <table:table-cell table:formula="of:=MIN([.$B99])" office:value-type="float" office:value="43.4872" calcext:value-type="float">
            <text:p>43.4872</text:p>
          </table:table-cell>
          <table:table-cell table:formula="of:=MIN([.$C99])" office:value-type="float" office:value="0" calcext:value-type="float">
            <text:p>0</text:p>
          </table:table-cell>
          <table:table-cell table:formula="of:=MEDIAN([.$B99])" office:value-type="float" office:value="43.4872" calcext:value-type="float">
            <text:p>43.4872</text:p>
          </table:table-cell>
          <table:table-cell table:formula="of:=MEDIAN([.$C99])" office:value-type="float" office:value="0" calcext:value-type="float">
            <text:p>0</text:p>
          </table:table-cell>
          <table:table-cell table:formula="of:=MAX([.$B99])" office:value-type="float" office:value="43.4872" calcext:value-type="float">
            <text:p>43.4872</text:p>
          </table:table-cell>
          <table:table-cell table:formula="of:=MAX([.$C9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99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9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0])" office:value-type="float" office:value="300" calcext:value-type="float">
            <text:p>300</text:p>
          </table:table-cell>
          <table:table-cell table:formula="of:=MIN([.$C100])" office:value-type="float" office:value="1" calcext:value-type="float">
            <text:p>1</text:p>
          </table:table-cell>
          <table:table-cell table:formula="of:=MEDIAN([.$B100])" office:value-type="float" office:value="300" calcext:value-type="float">
            <text:p>300</text:p>
          </table:table-cell>
          <table:table-cell table:formula="of:=MEDIAN([.$C100])" office:value-type="float" office:value="1" calcext:value-type="float">
            <text:p>1</text:p>
          </table:table-cell>
          <table:table-cell table:formula="of:=MAX([.$B100])" office:value-type="float" office:value="300" calcext:value-type="float">
            <text:p>300</text:p>
          </table:table-cell>
          <table:table-cell table:formula="of:=MAX([.$C100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00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8-[.L100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0/training_po_full_v10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1])" office:value-type="float" office:value="300" calcext:value-type="float">
            <text:p>300</text:p>
          </table:table-cell>
          <table:table-cell table:formula="of:=MIN([.$C101])" office:value-type="float" office:value="1" calcext:value-type="float">
            <text:p>1</text:p>
          </table:table-cell>
          <table:table-cell table:formula="of:=MEDIAN([.$B101])" office:value-type="float" office:value="300" calcext:value-type="float">
            <text:p>300</text:p>
          </table:table-cell>
          <table:table-cell table:formula="of:=MEDIAN([.$C101])" office:value-type="float" office:value="1" calcext:value-type="float">
            <text:p>1</text:p>
          </table:table-cell>
          <table:table-cell table:formula="of:=MAX([.$B101])" office:value-type="float" office:value="300" calcext:value-type="float">
            <text:p>300</text:p>
          </table:table-cell>
          <table:table-cell table:formula="of:=MAX([.$C101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01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101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0/training_po_full_v10/user42/aso/training_set.lp</text:p>
          </table:table-cell>
          <table:table-cell office:value-type="float" office:value="40.3244" calcext:value-type="float">
            <text:p>40.3244</text:p>
          </table:table-cell>
          <table:table-cell office:value-type="float" office:value="0" calcext:value-type="float">
            <text:p>0</text:p>
          </table:table-cell>
          <table:table-cell table:formula="of:=MIN([.$B102])" office:value-type="float" office:value="40.3244" calcext:value-type="float">
            <text:p>40.3244</text:p>
          </table:table-cell>
          <table:table-cell table:formula="of:=MIN([.$C102])" office:value-type="float" office:value="0" calcext:value-type="float">
            <text:p>0</text:p>
          </table:table-cell>
          <table:table-cell table:formula="of:=MEDIAN([.$B102])" office:value-type="float" office:value="40.3244" calcext:value-type="float">
            <text:p>40.3244</text:p>
          </table:table-cell>
          <table:table-cell table:formula="of:=MEDIAN([.$C102])" office:value-type="float" office:value="0" calcext:value-type="float">
            <text:p>0</text:p>
          </table:table-cell>
          <table:table-cell table:formula="of:=MAX([.$B102])" office:value-type="float" office:value="40.3244" calcext:value-type="float">
            <text:p>40.3244</text:p>
          </table:table-cell>
          <table:table-cell table:formula="of:=MAX([.$C10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10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10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3])" office:value-type="float" office:value="300" calcext:value-type="float">
            <text:p>300</text:p>
          </table:table-cell>
          <table:table-cell table:formula="of:=MIN([.$C103])" office:value-type="float" office:value="1" calcext:value-type="float">
            <text:p>1</text:p>
          </table:table-cell>
          <table:table-cell table:formula="of:=MEDIAN([.$B103])" office:value-type="float" office:value="300" calcext:value-type="float">
            <text:p>300</text:p>
          </table:table-cell>
          <table:table-cell table:formula="of:=MEDIAN([.$C103])" office:value-type="float" office:value="1" calcext:value-type="float">
            <text:p>1</text:p>
          </table:table-cell>
          <table:table-cell table:formula="of:=MAX([.$B103])" office:value-type="float" office:value="300" calcext:value-type="float">
            <text:p>300</text:p>
          </table:table-cell>
          <table:table-cell table:formula="of:=MAX([.$C10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0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10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4])" office:value-type="float" office:value="300" calcext:value-type="float">
            <text:p>300</text:p>
          </table:table-cell>
          <table:table-cell table:formula="of:=MIN([.$C104])" office:value-type="float" office:value="1" calcext:value-type="float">
            <text:p>1</text:p>
          </table:table-cell>
          <table:table-cell table:formula="of:=MEDIAN([.$B104])" office:value-type="float" office:value="300" calcext:value-type="float">
            <text:p>300</text:p>
          </table:table-cell>
          <table:table-cell table:formula="of:=MEDIAN([.$C104])" office:value-type="float" office:value="1" calcext:value-type="float">
            <text:p>1</text:p>
          </table:table-cell>
          <table:table-cell table:formula="of:=MAX([.$B104])" office:value-type="float" office:value="300" calcext:value-type="float">
            <text:p>300</text:p>
          </table:table-cell>
          <table:table-cell table:formula="of:=MAX([.$C10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04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10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43/aso/training_set.lp</text:p>
          </table:table-cell>
          <table:table-cell office:value-type="float" office:value="51.8618" calcext:value-type="float">
            <text:p>51.8618</text:p>
          </table:table-cell>
          <table:table-cell office:value-type="float" office:value="0" calcext:value-type="float">
            <text:p>0</text:p>
          </table:table-cell>
          <table:table-cell table:formula="of:=MIN([.$B105])" office:value-type="float" office:value="51.8618" calcext:value-type="float">
            <text:p>51.8618</text:p>
          </table:table-cell>
          <table:table-cell table:formula="of:=MIN([.$C105])" office:value-type="float" office:value="0" calcext:value-type="float">
            <text:p>0</text:p>
          </table:table-cell>
          <table:table-cell table:formula="of:=MEDIAN([.$B105])" office:value-type="float" office:value="51.8618" calcext:value-type="float">
            <text:p>51.8618</text:p>
          </table:table-cell>
          <table:table-cell table:formula="of:=MEDIAN([.$C105])" office:value-type="float" office:value="0" calcext:value-type="float">
            <text:p>0</text:p>
          </table:table-cell>
          <table:table-cell table:formula="of:=MAX([.$B105])" office:value-type="float" office:value="51.8618" calcext:value-type="float">
            <text:p>51.8618</text:p>
          </table:table-cell>
          <table:table-cell table:formula="of:=MAX([.$C10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0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0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6])" office:value-type="float" office:value="300" calcext:value-type="float">
            <text:p>300</text:p>
          </table:table-cell>
          <table:table-cell table:formula="of:=MIN([.$C106])" office:value-type="float" office:value="1" calcext:value-type="float">
            <text:p>1</text:p>
          </table:table-cell>
          <table:table-cell table:formula="of:=MEDIAN([.$B106])" office:value-type="float" office:value="300" calcext:value-type="float">
            <text:p>300</text:p>
          </table:table-cell>
          <table:table-cell table:formula="of:=MEDIAN([.$C106])" office:value-type="float" office:value="1" calcext:value-type="float">
            <text:p>1</text:p>
          </table:table-cell>
          <table:table-cell table:formula="of:=MAX([.$B106])" office:value-type="float" office:value="300" calcext:value-type="float">
            <text:p>300</text:p>
          </table:table-cell>
          <table:table-cell table:formula="of:=MAX([.$C10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06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10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7])" office:value-type="float" office:value="300" calcext:value-type="float">
            <text:p>300</text:p>
          </table:table-cell>
          <table:table-cell table:formula="of:=MIN([.$C107])" office:value-type="float" office:value="1" calcext:value-type="float">
            <text:p>1</text:p>
          </table:table-cell>
          <table:table-cell table:formula="of:=MEDIAN([.$B107])" office:value-type="float" office:value="300" calcext:value-type="float">
            <text:p>300</text:p>
          </table:table-cell>
          <table:table-cell table:formula="of:=MEDIAN([.$C107])" office:value-type="float" office:value="1" calcext:value-type="float">
            <text:p>1</text:p>
          </table:table-cell>
          <table:table-cell table:formula="of:=MAX([.$B107])" office:value-type="float" office:value="300" calcext:value-type="float">
            <text:p>300</text:p>
          </table:table-cell>
          <table:table-cell table:formula="of:=MAX([.$C10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07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107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0/training_po_full_v10/user44/aso/training_set.lp</text:p>
          </table:table-cell>
          <table:table-cell office:value-type="float" office:value="43.0601" calcext:value-type="float">
            <text:p>43.0601</text:p>
          </table:table-cell>
          <table:table-cell office:value-type="float" office:value="0" calcext:value-type="float">
            <text:p>0</text:p>
          </table:table-cell>
          <table:table-cell table:formula="of:=MIN([.$B108])" office:value-type="float" office:value="43.0601" calcext:value-type="float">
            <text:p>43.0601</text:p>
          </table:table-cell>
          <table:table-cell table:formula="of:=MIN([.$C108])" office:value-type="float" office:value="0" calcext:value-type="float">
            <text:p>0</text:p>
          </table:table-cell>
          <table:table-cell table:formula="of:=MEDIAN([.$B108])" office:value-type="float" office:value="43.0601" calcext:value-type="float">
            <text:p>43.0601</text:p>
          </table:table-cell>
          <table:table-cell table:formula="of:=MEDIAN([.$C108])" office:value-type="float" office:value="0" calcext:value-type="float">
            <text:p>0</text:p>
          </table:table-cell>
          <table:table-cell table:formula="of:=MAX([.$B108])" office:value-type="float" office:value="43.0601" calcext:value-type="float">
            <text:p>43.0601</text:p>
          </table:table-cell>
          <table:table-cell table:formula="of:=MAX([.$C10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0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0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9])" office:value-type="float" office:value="300" calcext:value-type="float">
            <text:p>300</text:p>
          </table:table-cell>
          <table:table-cell table:formula="of:=MIN([.$C109])" office:value-type="float" office:value="1" calcext:value-type="float">
            <text:p>1</text:p>
          </table:table-cell>
          <table:table-cell table:formula="of:=MEDIAN([.$B109])" office:value-type="float" office:value="300" calcext:value-type="float">
            <text:p>300</text:p>
          </table:table-cell>
          <table:table-cell table:formula="of:=MEDIAN([.$C109])" office:value-type="float" office:value="1" calcext:value-type="float">
            <text:p>1</text:p>
          </table:table-cell>
          <table:table-cell table:formula="of:=MAX([.$B109])" office:value-type="float" office:value="300" calcext:value-type="float">
            <text:p>300</text:p>
          </table:table-cell>
          <table:table-cell table:formula="of:=MAX([.$C10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0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0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0])" office:value-type="float" office:value="300" calcext:value-type="float">
            <text:p>300</text:p>
          </table:table-cell>
          <table:table-cell table:formula="of:=MIN([.$C110])" office:value-type="float" office:value="1" calcext:value-type="float">
            <text:p>1</text:p>
          </table:table-cell>
          <table:table-cell table:formula="of:=MEDIAN([.$B110])" office:value-type="float" office:value="300" calcext:value-type="float">
            <text:p>300</text:p>
          </table:table-cell>
          <table:table-cell table:formula="of:=MEDIAN([.$C110])" office:value-type="float" office:value="1" calcext:value-type="float">
            <text:p>1</text:p>
          </table:table-cell>
          <table:table-cell table:formula="of:=MAX([.$B110])" office:value-type="float" office:value="300" calcext:value-type="float">
            <text:p>300</text:p>
          </table:table-cell>
          <table:table-cell table:formula="of:=MAX([.$C11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10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110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0/training_po_full_v10/user45/aso/training_set.lp</text:p>
          </table:table-cell>
          <table:table-cell office:value-type="float" office:value="38.1632" calcext:value-type="float">
            <text:p>38.1632</text:p>
          </table:table-cell>
          <table:table-cell office:value-type="float" office:value="0" calcext:value-type="float">
            <text:p>0</text:p>
          </table:table-cell>
          <table:table-cell table:formula="of:=MIN([.$B111])" office:value-type="float" office:value="38.1632" calcext:value-type="float">
            <text:p>38.1632</text:p>
          </table:table-cell>
          <table:table-cell table:formula="of:=MIN([.$C111])" office:value-type="float" office:value="0" calcext:value-type="float">
            <text:p>0</text:p>
          </table:table-cell>
          <table:table-cell table:formula="of:=MEDIAN([.$B111])" office:value-type="float" office:value="38.1632" calcext:value-type="float">
            <text:p>38.1632</text:p>
          </table:table-cell>
          <table:table-cell table:formula="of:=MEDIAN([.$C111])" office:value-type="float" office:value="0" calcext:value-type="float">
            <text:p>0</text:p>
          </table:table-cell>
          <table:table-cell table:formula="of:=MAX([.$B111])" office:value-type="float" office:value="38.1632" calcext:value-type="float">
            <text:p>38.1632</text:p>
          </table:table-cell>
          <table:table-cell table:formula="of:=MAX([.$C11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111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11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2])" office:value-type="float" office:value="300" calcext:value-type="float">
            <text:p>300</text:p>
          </table:table-cell>
          <table:table-cell table:formula="of:=MIN([.$C112])" office:value-type="float" office:value="1" calcext:value-type="float">
            <text:p>1</text:p>
          </table:table-cell>
          <table:table-cell table:formula="of:=MEDIAN([.$B112])" office:value-type="float" office:value="300" calcext:value-type="float">
            <text:p>300</text:p>
          </table:table-cell>
          <table:table-cell table:formula="of:=MEDIAN([.$C112])" office:value-type="float" office:value="1" calcext:value-type="float">
            <text:p>1</text:p>
          </table:table-cell>
          <table:table-cell table:formula="of:=MAX([.$B112])" office:value-type="float" office:value="300" calcext:value-type="float">
            <text:p>300</text:p>
          </table:table-cell>
          <table:table-cell table:formula="of:=MAX([.$C11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12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112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0/training_po_full_v10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3])" office:value-type="float" office:value="300" calcext:value-type="float">
            <text:p>300</text:p>
          </table:table-cell>
          <table:table-cell table:formula="of:=MIN([.$C113])" office:value-type="float" office:value="1" calcext:value-type="float">
            <text:p>1</text:p>
          </table:table-cell>
          <table:table-cell table:formula="of:=MEDIAN([.$B113])" office:value-type="float" office:value="300" calcext:value-type="float">
            <text:p>300</text:p>
          </table:table-cell>
          <table:table-cell table:formula="of:=MEDIAN([.$C113])" office:value-type="float" office:value="1" calcext:value-type="float">
            <text:p>1</text:p>
          </table:table-cell>
          <table:table-cell table:formula="of:=MAX([.$B113])" office:value-type="float" office:value="300" calcext:value-type="float">
            <text:p>300</text:p>
          </table:table-cell>
          <table:table-cell table:formula="of:=MAX([.$C113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13])/9" office:value-type="float" office:value="0.111111111111111" calcext:value-type="float">
            <text:p>0.111</text:p>
          </table:table-cell>
          <table:table-cell office:value-type="float" office:value="2" calcext:value-type="float">
            <text:p>2</text:p>
          </table:table-cell>
          <table:table-cell table:formula="of:=(8-[.L113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10/training_po_full_v10/user51/aso/training_set.lp</text:p>
          </table:table-cell>
          <table:table-cell office:value-type="float" office:value="33.6362" calcext:value-type="float">
            <text:p>33.6362</text:p>
          </table:table-cell>
          <table:table-cell office:value-type="float" office:value="0" calcext:value-type="float">
            <text:p>0</text:p>
          </table:table-cell>
          <table:table-cell table:formula="of:=MIN([.$B114])" office:value-type="float" office:value="33.6362" calcext:value-type="float">
            <text:p>33.6362</text:p>
          </table:table-cell>
          <table:table-cell table:formula="of:=MIN([.$C114])" office:value-type="float" office:value="0" calcext:value-type="float">
            <text:p>0</text:p>
          </table:table-cell>
          <table:table-cell table:formula="of:=MEDIAN([.$B114])" office:value-type="float" office:value="33.6362" calcext:value-type="float">
            <text:p>33.6362</text:p>
          </table:table-cell>
          <table:table-cell table:formula="of:=MEDIAN([.$C114])" office:value-type="float" office:value="0" calcext:value-type="float">
            <text:p>0</text:p>
          </table:table-cell>
          <table:table-cell table:formula="of:=MAX([.$B114])" office:value-type="float" office:value="33.6362" calcext:value-type="float">
            <text:p>33.6362</text:p>
          </table:table-cell>
          <table:table-cell table:formula="of:=MAX([.$C114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114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11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5])" office:value-type="float" office:value="300" calcext:value-type="float">
            <text:p>300</text:p>
          </table:table-cell>
          <table:table-cell table:formula="of:=MIN([.$C115])" office:value-type="float" office:value="1" calcext:value-type="float">
            <text:p>1</text:p>
          </table:table-cell>
          <table:table-cell table:formula="of:=MEDIAN([.$B115])" office:value-type="float" office:value="300" calcext:value-type="float">
            <text:p>300</text:p>
          </table:table-cell>
          <table:table-cell table:formula="of:=MEDIAN([.$C115])" office:value-type="float" office:value="1" calcext:value-type="float">
            <text:p>1</text:p>
          </table:table-cell>
          <table:table-cell table:formula="of:=MAX([.$B115])" office:value-type="float" office:value="300" calcext:value-type="float">
            <text:p>300</text:p>
          </table:table-cell>
          <table:table-cell table:formula="of:=MAX([.$C115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1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11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6])" office:value-type="float" office:value="300" calcext:value-type="float">
            <text:p>300</text:p>
          </table:table-cell>
          <table:table-cell table:formula="of:=MIN([.$C116])" office:value-type="float" office:value="1" calcext:value-type="float">
            <text:p>1</text:p>
          </table:table-cell>
          <table:table-cell table:formula="of:=MEDIAN([.$B116])" office:value-type="float" office:value="300" calcext:value-type="float">
            <text:p>300</text:p>
          </table:table-cell>
          <table:table-cell table:formula="of:=MEDIAN([.$C116])" office:value-type="float" office:value="1" calcext:value-type="float">
            <text:p>1</text:p>
          </table:table-cell>
          <table:table-cell table:formula="of:=MAX([.$B116])" office:value-type="float" office:value="300" calcext:value-type="float">
            <text:p>300</text:p>
          </table:table-cell>
          <table:table-cell table:formula="of:=MAX([.$C116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16])/9" office:value-type="float" office:value="0.444444444444444" calcext:value-type="float">
            <text:p>0.444</text:p>
          </table:table-cell>
          <table:table-cell office:value-type="float" office:value="2" calcext:value-type="float">
            <text:p>2</text:p>
          </table:table-cell>
          <table:table-cell table:formula="of:=(8-[.L116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10/training_po_full_v10/user52/aso/training_set.lp</text:p>
          </table:table-cell>
          <table:table-cell office:value-type="float" office:value="49.6755" calcext:value-type="float">
            <text:p>49.6755</text:p>
          </table:table-cell>
          <table:table-cell office:value-type="float" office:value="0" calcext:value-type="float">
            <text:p>0</text:p>
          </table:table-cell>
          <table:table-cell table:formula="of:=MIN([.$B117])" office:value-type="float" office:value="49.6755" calcext:value-type="float">
            <text:p>49.6755</text:p>
          </table:table-cell>
          <table:table-cell table:formula="of:=MIN([.$C117])" office:value-type="float" office:value="0" calcext:value-type="float">
            <text:p>0</text:p>
          </table:table-cell>
          <table:table-cell table:formula="of:=MEDIAN([.$B117])" office:value-type="float" office:value="49.6755" calcext:value-type="float">
            <text:p>49.6755</text:p>
          </table:table-cell>
          <table:table-cell table:formula="of:=MEDIAN([.$C117])" office:value-type="float" office:value="0" calcext:value-type="float">
            <text:p>0</text:p>
          </table:table-cell>
          <table:table-cell table:formula="of:=MAX([.$B117])" office:value-type="float" office:value="49.6755" calcext:value-type="float">
            <text:p>49.6755</text:p>
          </table:table-cell>
          <table:table-cell table:formula="of:=MAX([.$C117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11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11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8])" office:value-type="float" office:value="300" calcext:value-type="float">
            <text:p>300</text:p>
          </table:table-cell>
          <table:table-cell table:formula="of:=MIN([.$C118])" office:value-type="float" office:value="1" calcext:value-type="float">
            <text:p>1</text:p>
          </table:table-cell>
          <table:table-cell table:formula="of:=MEDIAN([.$B118])" office:value-type="float" office:value="300" calcext:value-type="float">
            <text:p>300</text:p>
          </table:table-cell>
          <table:table-cell table:formula="of:=MEDIAN([.$C118])" office:value-type="float" office:value="1" calcext:value-type="float">
            <text:p>1</text:p>
          </table:table-cell>
          <table:table-cell table:formula="of:=MAX([.$B118])" office:value-type="float" office:value="300" calcext:value-type="float">
            <text:p>300</text:p>
          </table:table-cell>
          <table:table-cell table:formula="of:=MAX([.$C11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1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11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9])" office:value-type="float" office:value="300" calcext:value-type="float">
            <text:p>300</text:p>
          </table:table-cell>
          <table:table-cell table:formula="of:=MIN([.$C119])" office:value-type="float" office:value="1" calcext:value-type="float">
            <text:p>1</text:p>
          </table:table-cell>
          <table:table-cell table:formula="of:=MEDIAN([.$B119])" office:value-type="float" office:value="300" calcext:value-type="float">
            <text:p>300</text:p>
          </table:table-cell>
          <table:table-cell table:formula="of:=MEDIAN([.$C119])" office:value-type="float" office:value="1" calcext:value-type="float">
            <text:p>1</text:p>
          </table:table-cell>
          <table:table-cell table:formula="of:=MAX([.$B119])" office:value-type="float" office:value="300" calcext:value-type="float">
            <text:p>300</text:p>
          </table:table-cell>
          <table:table-cell table:formula="of:=MAX([.$C11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1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11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53/aso/training_set.lp</text:p>
          </table:table-cell>
          <table:table-cell office:value-type="float" office:value="16.2426" calcext:value-type="float">
            <text:p>16.2426</text:p>
          </table:table-cell>
          <table:table-cell office:value-type="float" office:value="0" calcext:value-type="float">
            <text:p>0</text:p>
          </table:table-cell>
          <table:table-cell table:formula="of:=MIN([.$B120])" office:value-type="float" office:value="16.2426" calcext:value-type="float">
            <text:p>16.2426</text:p>
          </table:table-cell>
          <table:table-cell table:formula="of:=MIN([.$C120])" office:value-type="float" office:value="0" calcext:value-type="float">
            <text:p>0</text:p>
          </table:table-cell>
          <table:table-cell table:formula="of:=MEDIAN([.$B120])" office:value-type="float" office:value="16.2426" calcext:value-type="float">
            <text:p>16.2426</text:p>
          </table:table-cell>
          <table:table-cell table:formula="of:=MEDIAN([.$C120])" office:value-type="float" office:value="0" calcext:value-type="float">
            <text:p>0</text:p>
          </table:table-cell>
          <table:table-cell table:formula="of:=MAX([.$B120])" office:value-type="float" office:value="16.2426" calcext:value-type="float">
            <text:p>16.2426</text:p>
          </table:table-cell>
          <table:table-cell table:formula="of:=MAX([.$C120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120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12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1])" office:value-type="float" office:value="300" calcext:value-type="float">
            <text:p>300</text:p>
          </table:table-cell>
          <table:table-cell table:formula="of:=MIN([.$C121])" office:value-type="float" office:value="1" calcext:value-type="float">
            <text:p>1</text:p>
          </table:table-cell>
          <table:table-cell table:formula="of:=MEDIAN([.$B121])" office:value-type="float" office:value="300" calcext:value-type="float">
            <text:p>300</text:p>
          </table:table-cell>
          <table:table-cell table:formula="of:=MEDIAN([.$C121])" office:value-type="float" office:value="1" calcext:value-type="float">
            <text:p>1</text:p>
          </table:table-cell>
          <table:table-cell table:formula="of:=MAX([.$B121])" office:value-type="float" office:value="300" calcext:value-type="float">
            <text:p>300</text:p>
          </table:table-cell>
          <table:table-cell table:formula="of:=MAX([.$C121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21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12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2])" office:value-type="float" office:value="300" calcext:value-type="float">
            <text:p>300</text:p>
          </table:table-cell>
          <table:table-cell table:formula="of:=MIN([.$C122])" office:value-type="float" office:value="1" calcext:value-type="float">
            <text:p>1</text:p>
          </table:table-cell>
          <table:table-cell table:formula="of:=MEDIAN([.$B122])" office:value-type="float" office:value="300" calcext:value-type="float">
            <text:p>300</text:p>
          </table:table-cell>
          <table:table-cell table:formula="of:=MEDIAN([.$C122])" office:value-type="float" office:value="1" calcext:value-type="float">
            <text:p>1</text:p>
          </table:table-cell>
          <table:table-cell table:formula="of:=MAX([.$B122])" office:value-type="float" office:value="300" calcext:value-type="float">
            <text:p>300</text:p>
          </table:table-cell>
          <table:table-cell table:formula="of:=MAX([.$C12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2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12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55/aso/training_set.lp</text:p>
          </table:table-cell>
          <table:table-cell office:value-type="float" office:value="44.5813" calcext:value-type="float">
            <text:p>44.5813</text:p>
          </table:table-cell>
          <table:table-cell office:value-type="float" office:value="0" calcext:value-type="float">
            <text:p>0</text:p>
          </table:table-cell>
          <table:table-cell table:formula="of:=MIN([.$B123])" office:value-type="float" office:value="44.5813" calcext:value-type="float">
            <text:p>44.5813</text:p>
          </table:table-cell>
          <table:table-cell table:formula="of:=MIN([.$C123])" office:value-type="float" office:value="0" calcext:value-type="float">
            <text:p>0</text:p>
          </table:table-cell>
          <table:table-cell table:formula="of:=MEDIAN([.$B123])" office:value-type="float" office:value="44.5813" calcext:value-type="float">
            <text:p>44.5813</text:p>
          </table:table-cell>
          <table:table-cell table:formula="of:=MEDIAN([.$C123])" office:value-type="float" office:value="0" calcext:value-type="float">
            <text:p>0</text:p>
          </table:table-cell>
          <table:table-cell table:formula="of:=MAX([.$B123])" office:value-type="float" office:value="44.5813" calcext:value-type="float">
            <text:p>44.5813</text:p>
          </table:table-cell>
          <table:table-cell table:formula="of:=MAX([.$C12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2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2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4])" office:value-type="float" office:value="300" calcext:value-type="float">
            <text:p>300</text:p>
          </table:table-cell>
          <table:table-cell table:formula="of:=MIN([.$C124])" office:value-type="float" office:value="1" calcext:value-type="float">
            <text:p>1</text:p>
          </table:table-cell>
          <table:table-cell table:formula="of:=MEDIAN([.$B124])" office:value-type="float" office:value="300" calcext:value-type="float">
            <text:p>300</text:p>
          </table:table-cell>
          <table:table-cell table:formula="of:=MEDIAN([.$C124])" office:value-type="float" office:value="1" calcext:value-type="float">
            <text:p>1</text:p>
          </table:table-cell>
          <table:table-cell table:formula="of:=MAX([.$B124])" office:value-type="float" office:value="300" calcext:value-type="float">
            <text:p>300</text:p>
          </table:table-cell>
          <table:table-cell table:formula="of:=MAX([.$C12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2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12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5])" office:value-type="float" office:value="300" calcext:value-type="float">
            <text:p>300</text:p>
          </table:table-cell>
          <table:table-cell table:formula="of:=MIN([.$C125])" office:value-type="float" office:value="1" calcext:value-type="float">
            <text:p>1</text:p>
          </table:table-cell>
          <table:table-cell table:formula="of:=MEDIAN([.$B125])" office:value-type="float" office:value="300" calcext:value-type="float">
            <text:p>300</text:p>
          </table:table-cell>
          <table:table-cell table:formula="of:=MEDIAN([.$C125])" office:value-type="float" office:value="1" calcext:value-type="float">
            <text:p>1</text:p>
          </table:table-cell>
          <table:table-cell table:formula="of:=MAX([.$B125])" office:value-type="float" office:value="300" calcext:value-type="float">
            <text:p>300</text:p>
          </table:table-cell>
          <table:table-cell table:formula="of:=MAX([.$C12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2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2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7/aso/training_set.lp</text:p>
          </table:table-cell>
          <table:table-cell office:value-type="float" office:value="45.8463" calcext:value-type="float">
            <text:p>45.8463</text:p>
          </table:table-cell>
          <table:table-cell office:value-type="float" office:value="0" calcext:value-type="float">
            <text:p>0</text:p>
          </table:table-cell>
          <table:table-cell table:formula="of:=MIN([.$B126])" office:value-type="float" office:value="45.8463" calcext:value-type="float">
            <text:p>45.8463</text:p>
          </table:table-cell>
          <table:table-cell table:formula="of:=MIN([.$C126])" office:value-type="float" office:value="0" calcext:value-type="float">
            <text:p>0</text:p>
          </table:table-cell>
          <table:table-cell table:formula="of:=MEDIAN([.$B126])" office:value-type="float" office:value="45.8463" calcext:value-type="float">
            <text:p>45.8463</text:p>
          </table:table-cell>
          <table:table-cell table:formula="of:=MEDIAN([.$C126])" office:value-type="float" office:value="0" calcext:value-type="float">
            <text:p>0</text:p>
          </table:table-cell>
          <table:table-cell table:formula="of:=MAX([.$B126])" office:value-type="float" office:value="45.8463" calcext:value-type="float">
            <text:p>45.8463</text:p>
          </table:table-cell>
          <table:table-cell table:formula="of:=MAX([.$C126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2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2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7])" office:value-type="float" office:value="300" calcext:value-type="float">
            <text:p>300</text:p>
          </table:table-cell>
          <table:table-cell table:formula="of:=MIN([.$C127])" office:value-type="float" office:value="1" calcext:value-type="float">
            <text:p>1</text:p>
          </table:table-cell>
          <table:table-cell table:formula="of:=MEDIAN([.$B127])" office:value-type="float" office:value="300" calcext:value-type="float">
            <text:p>300</text:p>
          </table:table-cell>
          <table:table-cell table:formula="of:=MEDIAN([.$C127])" office:value-type="float" office:value="1" calcext:value-type="float">
            <text:p>1</text:p>
          </table:table-cell>
          <table:table-cell table:formula="of:=MAX([.$B127])" office:value-type="float" office:value="300" calcext:value-type="float">
            <text:p>300</text:p>
          </table:table-cell>
          <table:table-cell table:formula="of:=MAX([.$C12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2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12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8])" office:value-type="float" office:value="300" calcext:value-type="float">
            <text:p>300</text:p>
          </table:table-cell>
          <table:table-cell table:formula="of:=MIN([.$C128])" office:value-type="float" office:value="1" calcext:value-type="float">
            <text:p>1</text:p>
          </table:table-cell>
          <table:table-cell table:formula="of:=MEDIAN([.$B128])" office:value-type="float" office:value="300" calcext:value-type="float">
            <text:p>300</text:p>
          </table:table-cell>
          <table:table-cell table:formula="of:=MEDIAN([.$C128])" office:value-type="float" office:value="1" calcext:value-type="float">
            <text:p>1</text:p>
          </table:table-cell>
          <table:table-cell table:formula="of:=MAX([.$B128])" office:value-type="float" office:value="300" calcext:value-type="float">
            <text:p>300</text:p>
          </table:table-cell>
          <table:table-cell table:formula="of:=MAX([.$C12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2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2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11/aso/training_set.lp</text:p>
          </table:table-cell>
          <table:table-cell office:value-type="float" office:value="40.909" calcext:value-type="float">
            <text:p>40.909</text:p>
          </table:table-cell>
          <table:table-cell office:value-type="float" office:value="0" calcext:value-type="float">
            <text:p>0</text:p>
          </table:table-cell>
          <table:table-cell table:formula="of:=MIN([.$B129])" office:value-type="float" office:value="40.909" calcext:value-type="float">
            <text:p>40.909</text:p>
          </table:table-cell>
          <table:table-cell table:formula="of:=MIN([.$C129])" office:value-type="float" office:value="0" calcext:value-type="float">
            <text:p>0</text:p>
          </table:table-cell>
          <table:table-cell table:formula="of:=MEDIAN([.$B129])" office:value-type="float" office:value="40.909" calcext:value-type="float">
            <text:p>40.909</text:p>
          </table:table-cell>
          <table:table-cell table:formula="of:=MEDIAN([.$C129])" office:value-type="float" office:value="0" calcext:value-type="float">
            <text:p>0</text:p>
          </table:table-cell>
          <table:table-cell table:formula="of:=MAX([.$B129])" office:value-type="float" office:value="40.909" calcext:value-type="float">
            <text:p>40.909</text:p>
          </table:table-cell>
          <table:table-cell table:formula="of:=MAX([.$C12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12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12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0])" office:value-type="float" office:value="300" calcext:value-type="float">
            <text:p>300</text:p>
          </table:table-cell>
          <table:table-cell table:formula="of:=MIN([.$C130])" office:value-type="float" office:value="1" calcext:value-type="float">
            <text:p>1</text:p>
          </table:table-cell>
          <table:table-cell table:formula="of:=MEDIAN([.$B130])" office:value-type="float" office:value="300" calcext:value-type="float">
            <text:p>300</text:p>
          </table:table-cell>
          <table:table-cell table:formula="of:=MEDIAN([.$C130])" office:value-type="float" office:value="1" calcext:value-type="float">
            <text:p>1</text:p>
          </table:table-cell>
          <table:table-cell table:formula="of:=MAX([.$B130])" office:value-type="float" office:value="300" calcext:value-type="float">
            <text:p>300</text:p>
          </table:table-cell>
          <table:table-cell table:formula="of:=MAX([.$C13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3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3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1])" office:value-type="float" office:value="300" calcext:value-type="float">
            <text:p>300</text:p>
          </table:table-cell>
          <table:table-cell table:formula="of:=MIN([.$C131])" office:value-type="float" office:value="1" calcext:value-type="float">
            <text:p>1</text:p>
          </table:table-cell>
          <table:table-cell table:formula="of:=MEDIAN([.$B131])" office:value-type="float" office:value="300" calcext:value-type="float">
            <text:p>300</text:p>
          </table:table-cell>
          <table:table-cell table:formula="of:=MEDIAN([.$C131])" office:value-type="float" office:value="1" calcext:value-type="float">
            <text:p>1</text:p>
          </table:table-cell>
          <table:table-cell table:formula="of:=MAX([.$B131])" office:value-type="float" office:value="300" calcext:value-type="float">
            <text:p>300</text:p>
          </table:table-cell>
          <table:table-cell table:formula="of:=MAX([.$C13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3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3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15/aso/training_set.lp</text:p>
          </table:table-cell>
          <table:table-cell office:value-type="float" office:value="48.334" calcext:value-type="float">
            <text:p>48.334</text:p>
          </table:table-cell>
          <table:table-cell office:value-type="float" office:value="0" calcext:value-type="float">
            <text:p>0</text:p>
          </table:table-cell>
          <table:table-cell table:formula="of:=MIN([.$B132])" office:value-type="float" office:value="48.334" calcext:value-type="float">
            <text:p>48.334</text:p>
          </table:table-cell>
          <table:table-cell table:formula="of:=MIN([.$C132])" office:value-type="float" office:value="0" calcext:value-type="float">
            <text:p>0</text:p>
          </table:table-cell>
          <table:table-cell table:formula="of:=MEDIAN([.$B132])" office:value-type="float" office:value="48.334" calcext:value-type="float">
            <text:p>48.334</text:p>
          </table:table-cell>
          <table:table-cell table:formula="of:=MEDIAN([.$C132])" office:value-type="float" office:value="0" calcext:value-type="float">
            <text:p>0</text:p>
          </table:table-cell>
          <table:table-cell table:formula="of:=MAX([.$B132])" office:value-type="float" office:value="48.334" calcext:value-type="float">
            <text:p>48.334</text:p>
          </table:table-cell>
          <table:table-cell table:formula="of:=MAX([.$C13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3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3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3])" office:value-type="float" office:value="300" calcext:value-type="float">
            <text:p>300</text:p>
          </table:table-cell>
          <table:table-cell table:formula="of:=MIN([.$C133])" office:value-type="float" office:value="1" calcext:value-type="float">
            <text:p>1</text:p>
          </table:table-cell>
          <table:table-cell table:formula="of:=MEDIAN([.$B133])" office:value-type="float" office:value="300" calcext:value-type="float">
            <text:p>300</text:p>
          </table:table-cell>
          <table:table-cell table:formula="of:=MEDIAN([.$C133])" office:value-type="float" office:value="1" calcext:value-type="float">
            <text:p>1</text:p>
          </table:table-cell>
          <table:table-cell table:formula="of:=MAX([.$B133])" office:value-type="float" office:value="300" calcext:value-type="float">
            <text:p>300</text:p>
          </table:table-cell>
          <table:table-cell table:formula="of:=MAX([.$C13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3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3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4])" office:value-type="float" office:value="300" calcext:value-type="float">
            <text:p>300</text:p>
          </table:table-cell>
          <table:table-cell table:formula="of:=MIN([.$C134])" office:value-type="float" office:value="1" calcext:value-type="float">
            <text:p>1</text:p>
          </table:table-cell>
          <table:table-cell table:formula="of:=MEDIAN([.$B134])" office:value-type="float" office:value="300" calcext:value-type="float">
            <text:p>300</text:p>
          </table:table-cell>
          <table:table-cell table:formula="of:=MEDIAN([.$C134])" office:value-type="float" office:value="1" calcext:value-type="float">
            <text:p>1</text:p>
          </table:table-cell>
          <table:table-cell table:formula="of:=MAX([.$B134])" office:value-type="float" office:value="300" calcext:value-type="float">
            <text:p>300</text:p>
          </table:table-cell>
          <table:table-cell table:formula="of:=MAX([.$C13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3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3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17/aso/training_set.lp</text:p>
          </table:table-cell>
          <table:table-cell office:value-type="float" office:value="41.8555" calcext:value-type="float">
            <text:p>41.8555</text:p>
          </table:table-cell>
          <table:table-cell office:value-type="float" office:value="0" calcext:value-type="float">
            <text:p>0</text:p>
          </table:table-cell>
          <table:table-cell table:formula="of:=MIN([.$B135])" office:value-type="float" office:value="41.8555" calcext:value-type="float">
            <text:p>41.8555</text:p>
          </table:table-cell>
          <table:table-cell table:formula="of:=MIN([.$C135])" office:value-type="float" office:value="0" calcext:value-type="float">
            <text:p>0</text:p>
          </table:table-cell>
          <table:table-cell table:formula="of:=MEDIAN([.$B135])" office:value-type="float" office:value="41.8555" calcext:value-type="float">
            <text:p>41.8555</text:p>
          </table:table-cell>
          <table:table-cell table:formula="of:=MEDIAN([.$C135])" office:value-type="float" office:value="0" calcext:value-type="float">
            <text:p>0</text:p>
          </table:table-cell>
          <table:table-cell table:formula="of:=MAX([.$B135])" office:value-type="float" office:value="41.8555" calcext:value-type="float">
            <text:p>41.8555</text:p>
          </table:table-cell>
          <table:table-cell table:formula="of:=MAX([.$C13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3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3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6])" office:value-type="float" office:value="300" calcext:value-type="float">
            <text:p>300</text:p>
          </table:table-cell>
          <table:table-cell table:formula="of:=MIN([.$C136])" office:value-type="float" office:value="1" calcext:value-type="float">
            <text:p>1</text:p>
          </table:table-cell>
          <table:table-cell table:formula="of:=MEDIAN([.$B136])" office:value-type="float" office:value="300" calcext:value-type="float">
            <text:p>300</text:p>
          </table:table-cell>
          <table:table-cell table:formula="of:=MEDIAN([.$C136])" office:value-type="float" office:value="1" calcext:value-type="float">
            <text:p>1</text:p>
          </table:table-cell>
          <table:table-cell table:formula="of:=MAX([.$B136])" office:value-type="float" office:value="300" calcext:value-type="float">
            <text:p>300</text:p>
          </table:table-cell>
          <table:table-cell table:formula="of:=MAX([.$C13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3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3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7])" office:value-type="float" office:value="300" calcext:value-type="float">
            <text:p>300</text:p>
          </table:table-cell>
          <table:table-cell table:formula="of:=MIN([.$C137])" office:value-type="float" office:value="1" calcext:value-type="float">
            <text:p>1</text:p>
          </table:table-cell>
          <table:table-cell table:formula="of:=MEDIAN([.$B137])" office:value-type="float" office:value="300" calcext:value-type="float">
            <text:p>300</text:p>
          </table:table-cell>
          <table:table-cell table:formula="of:=MEDIAN([.$C137])" office:value-type="float" office:value="1" calcext:value-type="float">
            <text:p>1</text:p>
          </table:table-cell>
          <table:table-cell table:formula="of:=MAX([.$B137])" office:value-type="float" office:value="300" calcext:value-type="float">
            <text:p>300</text:p>
          </table:table-cell>
          <table:table-cell table:formula="of:=MAX([.$C13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3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3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19/aso/training_set.lp</text:p>
          </table:table-cell>
          <table:table-cell office:value-type="float" office:value="34.6334" calcext:value-type="float">
            <text:p>34.6334</text:p>
          </table:table-cell>
          <table:table-cell office:value-type="float" office:value="0" calcext:value-type="float">
            <text:p>0</text:p>
          </table:table-cell>
          <table:table-cell table:formula="of:=MIN([.$B138])" office:value-type="float" office:value="34.6334" calcext:value-type="float">
            <text:p>34.6334</text:p>
          </table:table-cell>
          <table:table-cell table:formula="of:=MIN([.$C138])" office:value-type="float" office:value="0" calcext:value-type="float">
            <text:p>0</text:p>
          </table:table-cell>
          <table:table-cell table:formula="of:=MEDIAN([.$B138])" office:value-type="float" office:value="34.6334" calcext:value-type="float">
            <text:p>34.6334</text:p>
          </table:table-cell>
          <table:table-cell table:formula="of:=MEDIAN([.$C138])" office:value-type="float" office:value="0" calcext:value-type="float">
            <text:p>0</text:p>
          </table:table-cell>
          <table:table-cell table:formula="of:=MAX([.$B138])" office:value-type="float" office:value="34.6334" calcext:value-type="float">
            <text:p>34.6334</text:p>
          </table:table-cell>
          <table:table-cell table:formula="of:=MAX([.$C13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3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3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9])" office:value-type="float" office:value="300" calcext:value-type="float">
            <text:p>300</text:p>
          </table:table-cell>
          <table:table-cell table:formula="of:=MIN([.$C139])" office:value-type="float" office:value="1" calcext:value-type="float">
            <text:p>1</text:p>
          </table:table-cell>
          <table:table-cell table:formula="of:=MEDIAN([.$B139])" office:value-type="float" office:value="300" calcext:value-type="float">
            <text:p>300</text:p>
          </table:table-cell>
          <table:table-cell table:formula="of:=MEDIAN([.$C139])" office:value-type="float" office:value="1" calcext:value-type="float">
            <text:p>1</text:p>
          </table:table-cell>
          <table:table-cell table:formula="of:=MAX([.$B139])" office:value-type="float" office:value="300" calcext:value-type="float">
            <text:p>300</text:p>
          </table:table-cell>
          <table:table-cell table:formula="of:=MAX([.$C13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3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13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0])" office:value-type="float" office:value="300" calcext:value-type="float">
            <text:p>300</text:p>
          </table:table-cell>
          <table:table-cell table:formula="of:=MIN([.$C140])" office:value-type="float" office:value="1" calcext:value-type="float">
            <text:p>1</text:p>
          </table:table-cell>
          <table:table-cell table:formula="of:=MEDIAN([.$B140])" office:value-type="float" office:value="300" calcext:value-type="float">
            <text:p>300</text:p>
          </table:table-cell>
          <table:table-cell table:formula="of:=MEDIAN([.$C140])" office:value-type="float" office:value="1" calcext:value-type="float">
            <text:p>1</text:p>
          </table:table-cell>
          <table:table-cell table:formula="of:=MAX([.$B140])" office:value-type="float" office:value="300" calcext:value-type="float">
            <text:p>300</text:p>
          </table:table-cell>
          <table:table-cell table:formula="of:=MAX([.$C14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40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140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2/training_po_full_v2/user21/aso/training_set.lp</text:p>
          </table:table-cell>
          <table:table-cell office:value-type="float" office:value="46.5375" calcext:value-type="float">
            <text:p>46.5375</text:p>
          </table:table-cell>
          <table:table-cell office:value-type="float" office:value="0" calcext:value-type="float">
            <text:p>0</text:p>
          </table:table-cell>
          <table:table-cell table:formula="of:=MIN([.$B141])" office:value-type="float" office:value="46.5375" calcext:value-type="float">
            <text:p>46.5375</text:p>
          </table:table-cell>
          <table:table-cell table:formula="of:=MIN([.$C141])" office:value-type="float" office:value="0" calcext:value-type="float">
            <text:p>0</text:p>
          </table:table-cell>
          <table:table-cell table:formula="of:=MEDIAN([.$B141])" office:value-type="float" office:value="46.5375" calcext:value-type="float">
            <text:p>46.5375</text:p>
          </table:table-cell>
          <table:table-cell table:formula="of:=MEDIAN([.$C141])" office:value-type="float" office:value="0" calcext:value-type="float">
            <text:p>0</text:p>
          </table:table-cell>
          <table:table-cell table:formula="of:=MAX([.$B141])" office:value-type="float" office:value="46.5375" calcext:value-type="float">
            <text:p>46.5375</text:p>
          </table:table-cell>
          <table:table-cell table:formula="of:=MAX([.$C14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4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4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2])" office:value-type="float" office:value="300" calcext:value-type="float">
            <text:p>300</text:p>
          </table:table-cell>
          <table:table-cell table:formula="of:=MIN([.$C142])" office:value-type="float" office:value="1" calcext:value-type="float">
            <text:p>1</text:p>
          </table:table-cell>
          <table:table-cell table:formula="of:=MEDIAN([.$B142])" office:value-type="float" office:value="300" calcext:value-type="float">
            <text:p>300</text:p>
          </table:table-cell>
          <table:table-cell table:formula="of:=MEDIAN([.$C142])" office:value-type="float" office:value="1" calcext:value-type="float">
            <text:p>1</text:p>
          </table:table-cell>
          <table:table-cell table:formula="of:=MAX([.$B142])" office:value-type="float" office:value="300" calcext:value-type="float">
            <text:p>300</text:p>
          </table:table-cell>
          <table:table-cell table:formula="of:=MAX([.$C14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42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14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3])" office:value-type="float" office:value="300" calcext:value-type="float">
            <text:p>300</text:p>
          </table:table-cell>
          <table:table-cell table:formula="of:=MIN([.$C143])" office:value-type="float" office:value="1" calcext:value-type="float">
            <text:p>1</text:p>
          </table:table-cell>
          <table:table-cell table:formula="of:=MEDIAN([.$B143])" office:value-type="float" office:value="300" calcext:value-type="float">
            <text:p>300</text:p>
          </table:table-cell>
          <table:table-cell table:formula="of:=MEDIAN([.$C143])" office:value-type="float" office:value="1" calcext:value-type="float">
            <text:p>1</text:p>
          </table:table-cell>
          <table:table-cell table:formula="of:=MAX([.$B143])" office:value-type="float" office:value="300" calcext:value-type="float">
            <text:p>300</text:p>
          </table:table-cell>
          <table:table-cell table:formula="of:=MAX([.$C14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4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23/aso/training_set.lp</text:p>
          </table:table-cell>
          <table:table-cell office:value-type="float" office:value="38.5089" calcext:value-type="float">
            <text:p>38.5089</text:p>
          </table:table-cell>
          <table:table-cell office:value-type="float" office:value="0" calcext:value-type="float">
            <text:p>0</text:p>
          </table:table-cell>
          <table:table-cell table:formula="of:=MIN([.$B144])" office:value-type="float" office:value="38.5089" calcext:value-type="float">
            <text:p>38.5089</text:p>
          </table:table-cell>
          <table:table-cell table:formula="of:=MIN([.$C144])" office:value-type="float" office:value="0" calcext:value-type="float">
            <text:p>0</text:p>
          </table:table-cell>
          <table:table-cell table:formula="of:=MEDIAN([.$B144])" office:value-type="float" office:value="38.5089" calcext:value-type="float">
            <text:p>38.5089</text:p>
          </table:table-cell>
          <table:table-cell table:formula="of:=MEDIAN([.$C144])" office:value-type="float" office:value="0" calcext:value-type="float">
            <text:p>0</text:p>
          </table:table-cell>
          <table:table-cell table:formula="of:=MAX([.$B144])" office:value-type="float" office:value="38.5089" calcext:value-type="float">
            <text:p>38.5089</text:p>
          </table:table-cell>
          <table:table-cell table:formula="of:=MAX([.$C14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4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4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5])" office:value-type="float" office:value="300" calcext:value-type="float">
            <text:p>300</text:p>
          </table:table-cell>
          <table:table-cell table:formula="of:=MIN([.$C145])" office:value-type="float" office:value="1" calcext:value-type="float">
            <text:p>1</text:p>
          </table:table-cell>
          <table:table-cell table:formula="of:=MEDIAN([.$B145])" office:value-type="float" office:value="300" calcext:value-type="float">
            <text:p>300</text:p>
          </table:table-cell>
          <table:table-cell table:formula="of:=MEDIAN([.$C145])" office:value-type="float" office:value="1" calcext:value-type="float">
            <text:p>1</text:p>
          </table:table-cell>
          <table:table-cell table:formula="of:=MAX([.$B145])" office:value-type="float" office:value="300" calcext:value-type="float">
            <text:p>300</text:p>
          </table:table-cell>
          <table:table-cell table:formula="of:=MAX([.$C14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4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6])" office:value-type="float" office:value="300" calcext:value-type="float">
            <text:p>300</text:p>
          </table:table-cell>
          <table:table-cell table:formula="of:=MIN([.$C146])" office:value-type="float" office:value="1" calcext:value-type="float">
            <text:p>1</text:p>
          </table:table-cell>
          <table:table-cell table:formula="of:=MEDIAN([.$B146])" office:value-type="float" office:value="300" calcext:value-type="float">
            <text:p>300</text:p>
          </table:table-cell>
          <table:table-cell table:formula="of:=MEDIAN([.$C146])" office:value-type="float" office:value="1" calcext:value-type="float">
            <text:p>1</text:p>
          </table:table-cell>
          <table:table-cell table:formula="of:=MAX([.$B146])" office:value-type="float" office:value="300" calcext:value-type="float">
            <text:p>300</text:p>
          </table:table-cell>
          <table:table-cell table:formula="of:=MAX([.$C14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4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26/aso/training_set.lp</text:p>
          </table:table-cell>
          <table:table-cell office:value-type="float" office:value="39.3073" calcext:value-type="float">
            <text:p>39.3073</text:p>
          </table:table-cell>
          <table:table-cell office:value-type="float" office:value="0" calcext:value-type="float">
            <text:p>0</text:p>
          </table:table-cell>
          <table:table-cell table:formula="of:=MIN([.$B147])" office:value-type="float" office:value="39.3073" calcext:value-type="float">
            <text:p>39.3073</text:p>
          </table:table-cell>
          <table:table-cell table:formula="of:=MIN([.$C147])" office:value-type="float" office:value="0" calcext:value-type="float">
            <text:p>0</text:p>
          </table:table-cell>
          <table:table-cell table:formula="of:=MEDIAN([.$B147])" office:value-type="float" office:value="39.3073" calcext:value-type="float">
            <text:p>39.3073</text:p>
          </table:table-cell>
          <table:table-cell table:formula="of:=MEDIAN([.$C147])" office:value-type="float" office:value="0" calcext:value-type="float">
            <text:p>0</text:p>
          </table:table-cell>
          <table:table-cell table:formula="of:=MAX([.$B147])" office:value-type="float" office:value="39.3073" calcext:value-type="float">
            <text:p>39.3073</text:p>
          </table:table-cell>
          <table:table-cell table:formula="of:=MAX([.$C147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4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4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8])" office:value-type="float" office:value="300" calcext:value-type="float">
            <text:p>300</text:p>
          </table:table-cell>
          <table:table-cell table:formula="of:=MIN([.$C148])" office:value-type="float" office:value="1" calcext:value-type="float">
            <text:p>1</text:p>
          </table:table-cell>
          <table:table-cell table:formula="of:=MEDIAN([.$B148])" office:value-type="float" office:value="300" calcext:value-type="float">
            <text:p>300</text:p>
          </table:table-cell>
          <table:table-cell table:formula="of:=MEDIAN([.$C148])" office:value-type="float" office:value="1" calcext:value-type="float">
            <text:p>1</text:p>
          </table:table-cell>
          <table:table-cell table:formula="of:=MAX([.$B148])" office:value-type="float" office:value="300" calcext:value-type="float">
            <text:p>300</text:p>
          </table:table-cell>
          <table:table-cell table:formula="of:=MAX([.$C14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4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9])" office:value-type="float" office:value="300" calcext:value-type="float">
            <text:p>300</text:p>
          </table:table-cell>
          <table:table-cell table:formula="of:=MIN([.$C149])" office:value-type="float" office:value="1" calcext:value-type="float">
            <text:p>1</text:p>
          </table:table-cell>
          <table:table-cell table:formula="of:=MEDIAN([.$B149])" office:value-type="float" office:value="300" calcext:value-type="float">
            <text:p>300</text:p>
          </table:table-cell>
          <table:table-cell table:formula="of:=MEDIAN([.$C149])" office:value-type="float" office:value="1" calcext:value-type="float">
            <text:p>1</text:p>
          </table:table-cell>
          <table:table-cell table:formula="of:=MAX([.$B149])" office:value-type="float" office:value="300" calcext:value-type="float">
            <text:p>300</text:p>
          </table:table-cell>
          <table:table-cell table:formula="of:=MAX([.$C14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49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149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2/training_po_full_v2/user3/aso/training_set.lp</text:p>
          </table:table-cell>
          <table:table-cell office:value-type="float" office:value="44.3161" calcext:value-type="float">
            <text:p>44.3161</text:p>
          </table:table-cell>
          <table:table-cell office:value-type="float" office:value="0" calcext:value-type="float">
            <text:p>0</text:p>
          </table:table-cell>
          <table:table-cell table:formula="of:=MIN([.$B150])" office:value-type="float" office:value="44.3161" calcext:value-type="float">
            <text:p>44.3161</text:p>
          </table:table-cell>
          <table:table-cell table:formula="of:=MIN([.$C150])" office:value-type="float" office:value="0" calcext:value-type="float">
            <text:p>0</text:p>
          </table:table-cell>
          <table:table-cell table:formula="of:=MEDIAN([.$B150])" office:value-type="float" office:value="44.3161" calcext:value-type="float">
            <text:p>44.3161</text:p>
          </table:table-cell>
          <table:table-cell table:formula="of:=MEDIAN([.$C150])" office:value-type="float" office:value="0" calcext:value-type="float">
            <text:p>0</text:p>
          </table:table-cell>
          <table:table-cell table:formula="of:=MAX([.$B150])" office:value-type="float" office:value="44.3161" calcext:value-type="float">
            <text:p>44.3161</text:p>
          </table:table-cell>
          <table:table-cell table:formula="of:=MAX([.$C150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150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15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1])" office:value-type="float" office:value="300" calcext:value-type="float">
            <text:p>300</text:p>
          </table:table-cell>
          <table:table-cell table:formula="of:=MIN([.$C151])" office:value-type="float" office:value="1" calcext:value-type="float">
            <text:p>1</text:p>
          </table:table-cell>
          <table:table-cell table:formula="of:=MEDIAN([.$B151])" office:value-type="float" office:value="300" calcext:value-type="float">
            <text:p>300</text:p>
          </table:table-cell>
          <table:table-cell table:formula="of:=MEDIAN([.$C151])" office:value-type="float" office:value="1" calcext:value-type="float">
            <text:p>1</text:p>
          </table:table-cell>
          <table:table-cell table:formula="of:=MAX([.$B151])" office:value-type="float" office:value="300" calcext:value-type="float">
            <text:p>300</text:p>
          </table:table-cell>
          <table:table-cell table:formula="of:=MAX([.$C15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5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5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2])" office:value-type="float" office:value="300" calcext:value-type="float">
            <text:p>300</text:p>
          </table:table-cell>
          <table:table-cell table:formula="of:=MIN([.$C152])" office:value-type="float" office:value="1" calcext:value-type="float">
            <text:p>1</text:p>
          </table:table-cell>
          <table:table-cell table:formula="of:=MEDIAN([.$B152])" office:value-type="float" office:value="300" calcext:value-type="float">
            <text:p>300</text:p>
          </table:table-cell>
          <table:table-cell table:formula="of:=MEDIAN([.$C152])" office:value-type="float" office:value="1" calcext:value-type="float">
            <text:p>1</text:p>
          </table:table-cell>
          <table:table-cell table:formula="of:=MAX([.$B152])" office:value-type="float" office:value="300" calcext:value-type="float">
            <text:p>300</text:p>
          </table:table-cell>
          <table:table-cell table:formula="of:=MAX([.$C15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52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152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2/training_po_full_v2/user32/aso/training_set.lp</text:p>
          </table:table-cell>
          <table:table-cell office:value-type="float" office:value="41.3816" calcext:value-type="float">
            <text:p>41.3816</text:p>
          </table:table-cell>
          <table:table-cell office:value-type="float" office:value="0" calcext:value-type="float">
            <text:p>0</text:p>
          </table:table-cell>
          <table:table-cell table:formula="of:=MIN([.$B153])" office:value-type="float" office:value="41.3816" calcext:value-type="float">
            <text:p>41.3816</text:p>
          </table:table-cell>
          <table:table-cell table:formula="of:=MIN([.$C153])" office:value-type="float" office:value="0" calcext:value-type="float">
            <text:p>0</text:p>
          </table:table-cell>
          <table:table-cell table:formula="of:=MEDIAN([.$B153])" office:value-type="float" office:value="41.3816" calcext:value-type="float">
            <text:p>41.3816</text:p>
          </table:table-cell>
          <table:table-cell table:formula="of:=MEDIAN([.$C153])" office:value-type="float" office:value="0" calcext:value-type="float">
            <text:p>0</text:p>
          </table:table-cell>
          <table:table-cell table:formula="of:=MAX([.$B153])" office:value-type="float" office:value="41.3816" calcext:value-type="float">
            <text:p>41.3816</text:p>
          </table:table-cell>
          <table:table-cell table:formula="of:=MAX([.$C15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5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5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4])" office:value-type="float" office:value="300" calcext:value-type="float">
            <text:p>300</text:p>
          </table:table-cell>
          <table:table-cell table:formula="of:=MIN([.$C154])" office:value-type="float" office:value="1" calcext:value-type="float">
            <text:p>1</text:p>
          </table:table-cell>
          <table:table-cell table:formula="of:=MEDIAN([.$B154])" office:value-type="float" office:value="300" calcext:value-type="float">
            <text:p>300</text:p>
          </table:table-cell>
          <table:table-cell table:formula="of:=MEDIAN([.$C154])" office:value-type="float" office:value="1" calcext:value-type="float">
            <text:p>1</text:p>
          </table:table-cell>
          <table:table-cell table:formula="of:=MAX([.$B154])" office:value-type="float" office:value="300" calcext:value-type="float">
            <text:p>300</text:p>
          </table:table-cell>
          <table:table-cell table:formula="of:=MAX([.$C15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5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15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5])" office:value-type="float" office:value="300" calcext:value-type="float">
            <text:p>300</text:p>
          </table:table-cell>
          <table:table-cell table:formula="of:=MIN([.$C155])" office:value-type="float" office:value="1" calcext:value-type="float">
            <text:p>1</text:p>
          </table:table-cell>
          <table:table-cell table:formula="of:=MEDIAN([.$B155])" office:value-type="float" office:value="300" calcext:value-type="float">
            <text:p>300</text:p>
          </table:table-cell>
          <table:table-cell table:formula="of:=MEDIAN([.$C155])" office:value-type="float" office:value="1" calcext:value-type="float">
            <text:p>1</text:p>
          </table:table-cell>
          <table:table-cell table:formula="of:=MAX([.$B155])" office:value-type="float" office:value="300" calcext:value-type="float">
            <text:p>300</text:p>
          </table:table-cell>
          <table:table-cell table:formula="of:=MAX([.$C15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5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5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38/aso/training_set.lp</text:p>
          </table:table-cell>
          <table:table-cell office:value-type="float" office:value="34.7" calcext:value-type="float">
            <text:p>34.7</text:p>
          </table:table-cell>
          <table:table-cell office:value-type="float" office:value="0" calcext:value-type="float">
            <text:p>0</text:p>
          </table:table-cell>
          <table:table-cell table:formula="of:=MIN([.$B156])" office:value-type="float" office:value="34.7" calcext:value-type="float">
            <text:p>34.7</text:p>
          </table:table-cell>
          <table:table-cell table:formula="of:=MIN([.$C156])" office:value-type="float" office:value="0" calcext:value-type="float">
            <text:p>0</text:p>
          </table:table-cell>
          <table:table-cell table:formula="of:=MEDIAN([.$B156])" office:value-type="float" office:value="34.7" calcext:value-type="float">
            <text:p>34.7</text:p>
          </table:table-cell>
          <table:table-cell table:formula="of:=MEDIAN([.$C156])" office:value-type="float" office:value="0" calcext:value-type="float">
            <text:p>0</text:p>
          </table:table-cell>
          <table:table-cell table:formula="of:=MAX([.$B156])" office:value-type="float" office:value="34.7" calcext:value-type="float">
            <text:p>34.7</text:p>
          </table:table-cell>
          <table:table-cell table:formula="of:=MAX([.$C15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5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5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7])" office:value-type="float" office:value="300" calcext:value-type="float">
            <text:p>300</text:p>
          </table:table-cell>
          <table:table-cell table:formula="of:=MIN([.$C157])" office:value-type="float" office:value="1" calcext:value-type="float">
            <text:p>1</text:p>
          </table:table-cell>
          <table:table-cell table:formula="of:=MEDIAN([.$B157])" office:value-type="float" office:value="300" calcext:value-type="float">
            <text:p>300</text:p>
          </table:table-cell>
          <table:table-cell table:formula="of:=MEDIAN([.$C157])" office:value-type="float" office:value="1" calcext:value-type="float">
            <text:p>1</text:p>
          </table:table-cell>
          <table:table-cell table:formula="of:=MAX([.$B157])" office:value-type="float" office:value="300" calcext:value-type="float">
            <text:p>300</text:p>
          </table:table-cell>
          <table:table-cell table:formula="of:=MAX([.$C15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5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15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8])" office:value-type="float" office:value="300" calcext:value-type="float">
            <text:p>300</text:p>
          </table:table-cell>
          <table:table-cell table:formula="of:=MIN([.$C158])" office:value-type="float" office:value="1" calcext:value-type="float">
            <text:p>1</text:p>
          </table:table-cell>
          <table:table-cell table:formula="of:=MEDIAN([.$B158])" office:value-type="float" office:value="300" calcext:value-type="float">
            <text:p>300</text:p>
          </table:table-cell>
          <table:table-cell table:formula="of:=MEDIAN([.$C158])" office:value-type="float" office:value="1" calcext:value-type="float">
            <text:p>1</text:p>
          </table:table-cell>
          <table:table-cell table:formula="of:=MAX([.$B158])" office:value-type="float" office:value="300" calcext:value-type="float">
            <text:p>300</text:p>
          </table:table-cell>
          <table:table-cell table:formula="of:=MAX([.$C15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5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5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39/aso/training_set.lp</text:p>
          </table:table-cell>
          <table:table-cell office:value-type="float" office:value="40.4271" calcext:value-type="float">
            <text:p>40.4271</text:p>
          </table:table-cell>
          <table:table-cell office:value-type="float" office:value="0" calcext:value-type="float">
            <text:p>0</text:p>
          </table:table-cell>
          <table:table-cell table:formula="of:=MIN([.$B159])" office:value-type="float" office:value="40.4271" calcext:value-type="float">
            <text:p>40.4271</text:p>
          </table:table-cell>
          <table:table-cell table:formula="of:=MIN([.$C159])" office:value-type="float" office:value="0" calcext:value-type="float">
            <text:p>0</text:p>
          </table:table-cell>
          <table:table-cell table:formula="of:=MEDIAN([.$B159])" office:value-type="float" office:value="40.4271" calcext:value-type="float">
            <text:p>40.4271</text:p>
          </table:table-cell>
          <table:table-cell table:formula="of:=MEDIAN([.$C159])" office:value-type="float" office:value="0" calcext:value-type="float">
            <text:p>0</text:p>
          </table:table-cell>
          <table:table-cell table:formula="of:=MAX([.$B159])" office:value-type="float" office:value="40.4271" calcext:value-type="float">
            <text:p>40.4271</text:p>
          </table:table-cell>
          <table:table-cell table:formula="of:=MAX([.$C15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5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5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0])" office:value-type="float" office:value="300" calcext:value-type="float">
            <text:p>300</text:p>
          </table:table-cell>
          <table:table-cell table:formula="of:=MIN([.$C160])" office:value-type="float" office:value="1" calcext:value-type="float">
            <text:p>1</text:p>
          </table:table-cell>
          <table:table-cell table:formula="of:=MEDIAN([.$B160])" office:value-type="float" office:value="300" calcext:value-type="float">
            <text:p>300</text:p>
          </table:table-cell>
          <table:table-cell table:formula="of:=MEDIAN([.$C160])" office:value-type="float" office:value="1" calcext:value-type="float">
            <text:p>1</text:p>
          </table:table-cell>
          <table:table-cell table:formula="of:=MAX([.$B160])" office:value-type="float" office:value="300" calcext:value-type="float">
            <text:p>300</text:p>
          </table:table-cell>
          <table:table-cell table:formula="of:=MAX([.$C16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6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6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1])" office:value-type="float" office:value="300" calcext:value-type="float">
            <text:p>300</text:p>
          </table:table-cell>
          <table:table-cell table:formula="of:=MIN([.$C161])" office:value-type="float" office:value="1" calcext:value-type="float">
            <text:p>1</text:p>
          </table:table-cell>
          <table:table-cell table:formula="of:=MEDIAN([.$B161])" office:value-type="float" office:value="300" calcext:value-type="float">
            <text:p>300</text:p>
          </table:table-cell>
          <table:table-cell table:formula="of:=MEDIAN([.$C161])" office:value-type="float" office:value="1" calcext:value-type="float">
            <text:p>1</text:p>
          </table:table-cell>
          <table:table-cell table:formula="of:=MAX([.$B161])" office:value-type="float" office:value="300" calcext:value-type="float">
            <text:p>300</text:p>
          </table:table-cell>
          <table:table-cell table:formula="of:=MAX([.$C161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61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16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4/aso/training_set.lp</text:p>
          </table:table-cell>
          <table:table-cell office:value-type="float" office:value="51.4986" calcext:value-type="float">
            <text:p>51.4986</text:p>
          </table:table-cell>
          <table:table-cell office:value-type="float" office:value="0" calcext:value-type="float">
            <text:p>0</text:p>
          </table:table-cell>
          <table:table-cell table:formula="of:=MIN([.$B162])" office:value-type="float" office:value="51.4986" calcext:value-type="float">
            <text:p>51.4986</text:p>
          </table:table-cell>
          <table:table-cell table:formula="of:=MIN([.$C162])" office:value-type="float" office:value="0" calcext:value-type="float">
            <text:p>0</text:p>
          </table:table-cell>
          <table:table-cell table:formula="of:=MEDIAN([.$B162])" office:value-type="float" office:value="51.4986" calcext:value-type="float">
            <text:p>51.4986</text:p>
          </table:table-cell>
          <table:table-cell table:formula="of:=MEDIAN([.$C162])" office:value-type="float" office:value="0" calcext:value-type="float">
            <text:p>0</text:p>
          </table:table-cell>
          <table:table-cell table:formula="of:=MAX([.$B162])" office:value-type="float" office:value="51.4986" calcext:value-type="float">
            <text:p>51.4986</text:p>
          </table:table-cell>
          <table:table-cell table:formula="of:=MAX([.$C162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6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6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3])" office:value-type="float" office:value="300" calcext:value-type="float">
            <text:p>300</text:p>
          </table:table-cell>
          <table:table-cell table:formula="of:=MIN([.$C163])" office:value-type="float" office:value="1" calcext:value-type="float">
            <text:p>1</text:p>
          </table:table-cell>
          <table:table-cell table:formula="of:=MEDIAN([.$B163])" office:value-type="float" office:value="300" calcext:value-type="float">
            <text:p>300</text:p>
          </table:table-cell>
          <table:table-cell table:formula="of:=MEDIAN([.$C163])" office:value-type="float" office:value="1" calcext:value-type="float">
            <text:p>1</text:p>
          </table:table-cell>
          <table:table-cell table:formula="of:=MAX([.$B163])" office:value-type="float" office:value="300" calcext:value-type="float">
            <text:p>300</text:p>
          </table:table-cell>
          <table:table-cell table:formula="of:=MAX([.$C16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6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6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4])" office:value-type="float" office:value="300" calcext:value-type="float">
            <text:p>300</text:p>
          </table:table-cell>
          <table:table-cell table:formula="of:=MIN([.$C164])" office:value-type="float" office:value="1" calcext:value-type="float">
            <text:p>1</text:p>
          </table:table-cell>
          <table:table-cell table:formula="of:=MEDIAN([.$B164])" office:value-type="float" office:value="300" calcext:value-type="float">
            <text:p>300</text:p>
          </table:table-cell>
          <table:table-cell table:formula="of:=MEDIAN([.$C164])" office:value-type="float" office:value="1" calcext:value-type="float">
            <text:p>1</text:p>
          </table:table-cell>
          <table:table-cell table:formula="of:=MAX([.$B164])" office:value-type="float" office:value="300" calcext:value-type="float">
            <text:p>300</text:p>
          </table:table-cell>
          <table:table-cell table:formula="of:=MAX([.$C16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64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16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2/training_po_full_v2/user42/aso/training_set.lp</text:p>
          </table:table-cell>
          <table:table-cell office:value-type="float" office:value="42.3848" calcext:value-type="float">
            <text:p>42.3848</text:p>
          </table:table-cell>
          <table:table-cell office:value-type="float" office:value="0" calcext:value-type="float">
            <text:p>0</text:p>
          </table:table-cell>
          <table:table-cell table:formula="of:=MIN([.$B165])" office:value-type="float" office:value="42.3848" calcext:value-type="float">
            <text:p>42.3848</text:p>
          </table:table-cell>
          <table:table-cell table:formula="of:=MIN([.$C165])" office:value-type="float" office:value="0" calcext:value-type="float">
            <text:p>0</text:p>
          </table:table-cell>
          <table:table-cell table:formula="of:=MEDIAN([.$B165])" office:value-type="float" office:value="42.3848" calcext:value-type="float">
            <text:p>42.3848</text:p>
          </table:table-cell>
          <table:table-cell table:formula="of:=MEDIAN([.$C165])" office:value-type="float" office:value="0" calcext:value-type="float">
            <text:p>0</text:p>
          </table:table-cell>
          <table:table-cell table:formula="of:=MAX([.$B165])" office:value-type="float" office:value="42.3848" calcext:value-type="float">
            <text:p>42.3848</text:p>
          </table:table-cell>
          <table:table-cell table:formula="of:=MAX([.$C165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165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16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6])" office:value-type="float" office:value="300" calcext:value-type="float">
            <text:p>300</text:p>
          </table:table-cell>
          <table:table-cell table:formula="of:=MIN([.$C166])" office:value-type="float" office:value="1" calcext:value-type="float">
            <text:p>1</text:p>
          </table:table-cell>
          <table:table-cell table:formula="of:=MEDIAN([.$B166])" office:value-type="float" office:value="300" calcext:value-type="float">
            <text:p>300</text:p>
          </table:table-cell>
          <table:table-cell table:formula="of:=MEDIAN([.$C166])" office:value-type="float" office:value="1" calcext:value-type="float">
            <text:p>1</text:p>
          </table:table-cell>
          <table:table-cell table:formula="of:=MAX([.$B166])" office:value-type="float" office:value="300" calcext:value-type="float">
            <text:p>300</text:p>
          </table:table-cell>
          <table:table-cell table:formula="of:=MAX([.$C166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66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16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7])" office:value-type="float" office:value="300" calcext:value-type="float">
            <text:p>300</text:p>
          </table:table-cell>
          <table:table-cell table:formula="of:=MIN([.$C167])" office:value-type="float" office:value="1" calcext:value-type="float">
            <text:p>1</text:p>
          </table:table-cell>
          <table:table-cell table:formula="of:=MEDIAN([.$B167])" office:value-type="float" office:value="300" calcext:value-type="float">
            <text:p>300</text:p>
          </table:table-cell>
          <table:table-cell table:formula="of:=MEDIAN([.$C167])" office:value-type="float" office:value="1" calcext:value-type="float">
            <text:p>1</text:p>
          </table:table-cell>
          <table:table-cell table:formula="of:=MAX([.$B167])" office:value-type="float" office:value="300" calcext:value-type="float">
            <text:p>300</text:p>
          </table:table-cell>
          <table:table-cell table:formula="of:=MAX([.$C16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6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6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43/aso/training_set.lp</text:p>
          </table:table-cell>
          <table:table-cell office:value-type="float" office:value="40.7055" calcext:value-type="float">
            <text:p>40.7055</text:p>
          </table:table-cell>
          <table:table-cell office:value-type="float" office:value="0" calcext:value-type="float">
            <text:p>0</text:p>
          </table:table-cell>
          <table:table-cell table:formula="of:=MIN([.$B168])" office:value-type="float" office:value="40.7055" calcext:value-type="float">
            <text:p>40.7055</text:p>
          </table:table-cell>
          <table:table-cell table:formula="of:=MIN([.$C168])" office:value-type="float" office:value="0" calcext:value-type="float">
            <text:p>0</text:p>
          </table:table-cell>
          <table:table-cell table:formula="of:=MEDIAN([.$B168])" office:value-type="float" office:value="40.7055" calcext:value-type="float">
            <text:p>40.7055</text:p>
          </table:table-cell>
          <table:table-cell table:formula="of:=MEDIAN([.$C168])" office:value-type="float" office:value="0" calcext:value-type="float">
            <text:p>0</text:p>
          </table:table-cell>
          <table:table-cell table:formula="of:=MAX([.$B168])" office:value-type="float" office:value="40.7055" calcext:value-type="float">
            <text:p>40.7055</text:p>
          </table:table-cell>
          <table:table-cell table:formula="of:=MAX([.$C16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6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6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9])" office:value-type="float" office:value="300" calcext:value-type="float">
            <text:p>300</text:p>
          </table:table-cell>
          <table:table-cell table:formula="of:=MIN([.$C169])" office:value-type="float" office:value="1" calcext:value-type="float">
            <text:p>1</text:p>
          </table:table-cell>
          <table:table-cell table:formula="of:=MEDIAN([.$B169])" office:value-type="float" office:value="300" calcext:value-type="float">
            <text:p>300</text:p>
          </table:table-cell>
          <table:table-cell table:formula="of:=MEDIAN([.$C169])" office:value-type="float" office:value="1" calcext:value-type="float">
            <text:p>1</text:p>
          </table:table-cell>
          <table:table-cell table:formula="of:=MAX([.$B169])" office:value-type="float" office:value="300" calcext:value-type="float">
            <text:p>300</text:p>
          </table:table-cell>
          <table:table-cell table:formula="of:=MAX([.$C16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6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16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0])" office:value-type="float" office:value="300" calcext:value-type="float">
            <text:p>300</text:p>
          </table:table-cell>
          <table:table-cell table:formula="of:=MIN([.$C170])" office:value-type="float" office:value="1" calcext:value-type="float">
            <text:p>1</text:p>
          </table:table-cell>
          <table:table-cell table:formula="of:=MEDIAN([.$B170])" office:value-type="float" office:value="300" calcext:value-type="float">
            <text:p>300</text:p>
          </table:table-cell>
          <table:table-cell table:formula="of:=MEDIAN([.$C170])" office:value-type="float" office:value="1" calcext:value-type="float">
            <text:p>1</text:p>
          </table:table-cell>
          <table:table-cell table:formula="of:=MAX([.$B170])" office:value-type="float" office:value="300" calcext:value-type="float">
            <text:p>300</text:p>
          </table:table-cell>
          <table:table-cell table:formula="of:=MAX([.$C17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7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7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44/aso/training_set.lp</text:p>
          </table:table-cell>
          <table:table-cell office:value-type="float" office:value="44.8336" calcext:value-type="float">
            <text:p>44.8336</text:p>
          </table:table-cell>
          <table:table-cell office:value-type="float" office:value="0" calcext:value-type="float">
            <text:p>0</text:p>
          </table:table-cell>
          <table:table-cell table:formula="of:=MIN([.$B171])" office:value-type="float" office:value="44.8336" calcext:value-type="float">
            <text:p>44.8336</text:p>
          </table:table-cell>
          <table:table-cell table:formula="of:=MIN([.$C171])" office:value-type="float" office:value="0" calcext:value-type="float">
            <text:p>0</text:p>
          </table:table-cell>
          <table:table-cell table:formula="of:=MEDIAN([.$B171])" office:value-type="float" office:value="44.8336" calcext:value-type="float">
            <text:p>44.8336</text:p>
          </table:table-cell>
          <table:table-cell table:formula="of:=MEDIAN([.$C171])" office:value-type="float" office:value="0" calcext:value-type="float">
            <text:p>0</text:p>
          </table:table-cell>
          <table:table-cell table:formula="of:=MAX([.$B171])" office:value-type="float" office:value="44.8336" calcext:value-type="float">
            <text:p>44.8336</text:p>
          </table:table-cell>
          <table:table-cell table:formula="of:=MAX([.$C17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7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7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2])" office:value-type="float" office:value="300" calcext:value-type="float">
            <text:p>300</text:p>
          </table:table-cell>
          <table:table-cell table:formula="of:=MIN([.$C172])" office:value-type="float" office:value="1" calcext:value-type="float">
            <text:p>1</text:p>
          </table:table-cell>
          <table:table-cell table:formula="of:=MEDIAN([.$B172])" office:value-type="float" office:value="300" calcext:value-type="float">
            <text:p>300</text:p>
          </table:table-cell>
          <table:table-cell table:formula="of:=MEDIAN([.$C172])" office:value-type="float" office:value="1" calcext:value-type="float">
            <text:p>1</text:p>
          </table:table-cell>
          <table:table-cell table:formula="of:=MAX([.$B172])" office:value-type="float" office:value="300" calcext:value-type="float">
            <text:p>300</text:p>
          </table:table-cell>
          <table:table-cell table:formula="of:=MAX([.$C17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7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7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3])" office:value-type="float" office:value="300" calcext:value-type="float">
            <text:p>300</text:p>
          </table:table-cell>
          <table:table-cell table:formula="of:=MIN([.$C173])" office:value-type="float" office:value="1" calcext:value-type="float">
            <text:p>1</text:p>
          </table:table-cell>
          <table:table-cell table:formula="of:=MEDIAN([.$B173])" office:value-type="float" office:value="300" calcext:value-type="float">
            <text:p>300</text:p>
          </table:table-cell>
          <table:table-cell table:formula="of:=MEDIAN([.$C173])" office:value-type="float" office:value="1" calcext:value-type="float">
            <text:p>1</text:p>
          </table:table-cell>
          <table:table-cell table:formula="of:=MAX([.$B173])" office:value-type="float" office:value="300" calcext:value-type="float">
            <text:p>300</text:p>
          </table:table-cell>
          <table:table-cell table:formula="of:=MAX([.$C17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73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173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2/training_po_full_v2/user45/aso/training_set.lp</text:p>
          </table:table-cell>
          <table:table-cell office:value-type="float" office:value="39.4881" calcext:value-type="float">
            <text:p>39.4881</text:p>
          </table:table-cell>
          <table:table-cell office:value-type="float" office:value="0" calcext:value-type="float">
            <text:p>0</text:p>
          </table:table-cell>
          <table:table-cell table:formula="of:=MIN([.$B174])" office:value-type="float" office:value="39.4881" calcext:value-type="float">
            <text:p>39.4881</text:p>
          </table:table-cell>
          <table:table-cell table:formula="of:=MIN([.$C174])" office:value-type="float" office:value="0" calcext:value-type="float">
            <text:p>0</text:p>
          </table:table-cell>
          <table:table-cell table:formula="of:=MEDIAN([.$B174])" office:value-type="float" office:value="39.4881" calcext:value-type="float">
            <text:p>39.4881</text:p>
          </table:table-cell>
          <table:table-cell table:formula="of:=MEDIAN([.$C174])" office:value-type="float" office:value="0" calcext:value-type="float">
            <text:p>0</text:p>
          </table:table-cell>
          <table:table-cell table:formula="of:=MAX([.$B174])" office:value-type="float" office:value="39.4881" calcext:value-type="float">
            <text:p>39.4881</text:p>
          </table:table-cell>
          <table:table-cell table:formula="of:=MAX([.$C174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174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17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5])" office:value-type="float" office:value="300" calcext:value-type="float">
            <text:p>300</text:p>
          </table:table-cell>
          <table:table-cell table:formula="of:=MIN([.$C175])" office:value-type="float" office:value="1" calcext:value-type="float">
            <text:p>1</text:p>
          </table:table-cell>
          <table:table-cell table:formula="of:=MEDIAN([.$B175])" office:value-type="float" office:value="300" calcext:value-type="float">
            <text:p>300</text:p>
          </table:table-cell>
          <table:table-cell table:formula="of:=MEDIAN([.$C175])" office:value-type="float" office:value="1" calcext:value-type="float">
            <text:p>1</text:p>
          </table:table-cell>
          <table:table-cell table:formula="of:=MAX([.$B175])" office:value-type="float" office:value="300" calcext:value-type="float">
            <text:p>300</text:p>
          </table:table-cell>
          <table:table-cell table:formula="of:=MAX([.$C17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7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7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6])" office:value-type="float" office:value="300" calcext:value-type="float">
            <text:p>300</text:p>
          </table:table-cell>
          <table:table-cell table:formula="of:=MIN([.$C176])" office:value-type="float" office:value="1" calcext:value-type="float">
            <text:p>1</text:p>
          </table:table-cell>
          <table:table-cell table:formula="of:=MEDIAN([.$B176])" office:value-type="float" office:value="300" calcext:value-type="float">
            <text:p>300</text:p>
          </table:table-cell>
          <table:table-cell table:formula="of:=MEDIAN([.$C176])" office:value-type="float" office:value="1" calcext:value-type="float">
            <text:p>1</text:p>
          </table:table-cell>
          <table:table-cell table:formula="of:=MAX([.$B176])" office:value-type="float" office:value="300" calcext:value-type="float">
            <text:p>300</text:p>
          </table:table-cell>
          <table:table-cell table:formula="of:=MAX([.$C17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76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176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2/training_po_full_v2/user51/aso/training_set.lp</text:p>
          </table:table-cell>
          <table:table-cell office:value-type="float" office:value="31.4525" calcext:value-type="float">
            <text:p>31.4525</text:p>
          </table:table-cell>
          <table:table-cell office:value-type="float" office:value="0" calcext:value-type="float">
            <text:p>0</text:p>
          </table:table-cell>
          <table:table-cell table:formula="of:=MIN([.$B177])" office:value-type="float" office:value="31.4525" calcext:value-type="float">
            <text:p>31.4525</text:p>
          </table:table-cell>
          <table:table-cell table:formula="of:=MIN([.$C177])" office:value-type="float" office:value="0" calcext:value-type="float">
            <text:p>0</text:p>
          </table:table-cell>
          <table:table-cell table:formula="of:=MEDIAN([.$B177])" office:value-type="float" office:value="31.4525" calcext:value-type="float">
            <text:p>31.4525</text:p>
          </table:table-cell>
          <table:table-cell table:formula="of:=MEDIAN([.$C177])" office:value-type="float" office:value="0" calcext:value-type="float">
            <text:p>0</text:p>
          </table:table-cell>
          <table:table-cell table:formula="of:=MAX([.$B177])" office:value-type="float" office:value="31.4525" calcext:value-type="float">
            <text:p>31.4525</text:p>
          </table:table-cell>
          <table:table-cell table:formula="of:=MAX([.$C17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177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17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8])" office:value-type="float" office:value="300" calcext:value-type="float">
            <text:p>300</text:p>
          </table:table-cell>
          <table:table-cell table:formula="of:=MIN([.$C178])" office:value-type="float" office:value="1" calcext:value-type="float">
            <text:p>1</text:p>
          </table:table-cell>
          <table:table-cell table:formula="of:=MEDIAN([.$B178])" office:value-type="float" office:value="300" calcext:value-type="float">
            <text:p>300</text:p>
          </table:table-cell>
          <table:table-cell table:formula="of:=MEDIAN([.$C178])" office:value-type="float" office:value="1" calcext:value-type="float">
            <text:p>1</text:p>
          </table:table-cell>
          <table:table-cell table:formula="of:=MAX([.$B178])" office:value-type="float" office:value="300" calcext:value-type="float">
            <text:p>300</text:p>
          </table:table-cell>
          <table:table-cell table:formula="of:=MAX([.$C178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78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17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9])" office:value-type="float" office:value="300" calcext:value-type="float">
            <text:p>300</text:p>
          </table:table-cell>
          <table:table-cell table:formula="of:=MIN([.$C179])" office:value-type="float" office:value="1" calcext:value-type="float">
            <text:p>1</text:p>
          </table:table-cell>
          <table:table-cell table:formula="of:=MEDIAN([.$B179])" office:value-type="float" office:value="300" calcext:value-type="float">
            <text:p>300</text:p>
          </table:table-cell>
          <table:table-cell table:formula="of:=MEDIAN([.$C179])" office:value-type="float" office:value="1" calcext:value-type="float">
            <text:p>1</text:p>
          </table:table-cell>
          <table:table-cell table:formula="of:=MAX([.$B179])" office:value-type="float" office:value="300" calcext:value-type="float">
            <text:p>300</text:p>
          </table:table-cell>
          <table:table-cell table:formula="of:=MAX([.$C17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79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179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2/training_po_full_v2/user52/aso/training_set.lp</text:p>
          </table:table-cell>
          <table:table-cell office:value-type="float" office:value="40.2727" calcext:value-type="float">
            <text:p>40.2727</text:p>
          </table:table-cell>
          <table:table-cell office:value-type="float" office:value="0" calcext:value-type="float">
            <text:p>0</text:p>
          </table:table-cell>
          <table:table-cell table:formula="of:=MIN([.$B180])" office:value-type="float" office:value="40.2727" calcext:value-type="float">
            <text:p>40.2727</text:p>
          </table:table-cell>
          <table:table-cell table:formula="of:=MIN([.$C180])" office:value-type="float" office:value="0" calcext:value-type="float">
            <text:p>0</text:p>
          </table:table-cell>
          <table:table-cell table:formula="of:=MEDIAN([.$B180])" office:value-type="float" office:value="40.2727" calcext:value-type="float">
            <text:p>40.2727</text:p>
          </table:table-cell>
          <table:table-cell table:formula="of:=MEDIAN([.$C180])" office:value-type="float" office:value="0" calcext:value-type="float">
            <text:p>0</text:p>
          </table:table-cell>
          <table:table-cell table:formula="of:=MAX([.$B180])" office:value-type="float" office:value="40.2727" calcext:value-type="float">
            <text:p>40.2727</text:p>
          </table:table-cell>
          <table:table-cell table:formula="of:=MAX([.$C18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8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8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1])" office:value-type="float" office:value="300" calcext:value-type="float">
            <text:p>300</text:p>
          </table:table-cell>
          <table:table-cell table:formula="of:=MIN([.$C181])" office:value-type="float" office:value="1" calcext:value-type="float">
            <text:p>1</text:p>
          </table:table-cell>
          <table:table-cell table:formula="of:=MEDIAN([.$B181])" office:value-type="float" office:value="300" calcext:value-type="float">
            <text:p>300</text:p>
          </table:table-cell>
          <table:table-cell table:formula="of:=MEDIAN([.$C181])" office:value-type="float" office:value="1" calcext:value-type="float">
            <text:p>1</text:p>
          </table:table-cell>
          <table:table-cell table:formula="of:=MAX([.$B181])" office:value-type="float" office:value="300" calcext:value-type="float">
            <text:p>300</text:p>
          </table:table-cell>
          <table:table-cell table:formula="of:=MAX([.$C18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8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8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2])" office:value-type="float" office:value="300" calcext:value-type="float">
            <text:p>300</text:p>
          </table:table-cell>
          <table:table-cell table:formula="of:=MIN([.$C182])" office:value-type="float" office:value="1" calcext:value-type="float">
            <text:p>1</text:p>
          </table:table-cell>
          <table:table-cell table:formula="of:=MEDIAN([.$B182])" office:value-type="float" office:value="300" calcext:value-type="float">
            <text:p>300</text:p>
          </table:table-cell>
          <table:table-cell table:formula="of:=MEDIAN([.$C182])" office:value-type="float" office:value="1" calcext:value-type="float">
            <text:p>1</text:p>
          </table:table-cell>
          <table:table-cell table:formula="of:=MAX([.$B182])" office:value-type="float" office:value="300" calcext:value-type="float">
            <text:p>300</text:p>
          </table:table-cell>
          <table:table-cell table:formula="of:=MAX([.$C18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8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8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53/aso/training_set.lp</text:p>
          </table:table-cell>
          <table:table-cell office:value-type="float" office:value="15.0802" calcext:value-type="float">
            <text:p>15.0802</text:p>
          </table:table-cell>
          <table:table-cell office:value-type="float" office:value="0" calcext:value-type="float">
            <text:p>0</text:p>
          </table:table-cell>
          <table:table-cell table:formula="of:=MIN([.$B183])" office:value-type="float" office:value="15.0802" calcext:value-type="float">
            <text:p>15.0802</text:p>
          </table:table-cell>
          <table:table-cell table:formula="of:=MIN([.$C183])" office:value-type="float" office:value="0" calcext:value-type="float">
            <text:p>0</text:p>
          </table:table-cell>
          <table:table-cell table:formula="of:=MEDIAN([.$B183])" office:value-type="float" office:value="15.0802" calcext:value-type="float">
            <text:p>15.0802</text:p>
          </table:table-cell>
          <table:table-cell table:formula="of:=MEDIAN([.$C183])" office:value-type="float" office:value="0" calcext:value-type="float">
            <text:p>0</text:p>
          </table:table-cell>
          <table:table-cell table:formula="of:=MAX([.$B183])" office:value-type="float" office:value="15.0802" calcext:value-type="float">
            <text:p>15.0802</text:p>
          </table:table-cell>
          <table:table-cell table:formula="of:=MAX([.$C183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183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18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4])" office:value-type="float" office:value="300" calcext:value-type="float">
            <text:p>300</text:p>
          </table:table-cell>
          <table:table-cell table:formula="of:=MIN([.$C184])" office:value-type="float" office:value="1" calcext:value-type="float">
            <text:p>1</text:p>
          </table:table-cell>
          <table:table-cell table:formula="of:=MEDIAN([.$B184])" office:value-type="float" office:value="300" calcext:value-type="float">
            <text:p>300</text:p>
          </table:table-cell>
          <table:table-cell table:formula="of:=MEDIAN([.$C184])" office:value-type="float" office:value="1" calcext:value-type="float">
            <text:p>1</text:p>
          </table:table-cell>
          <table:table-cell table:formula="of:=MAX([.$B184])" office:value-type="float" office:value="300" calcext:value-type="float">
            <text:p>300</text:p>
          </table:table-cell>
          <table:table-cell table:formula="of:=MAX([.$C18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8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8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5])" office:value-type="float" office:value="300" calcext:value-type="float">
            <text:p>300</text:p>
          </table:table-cell>
          <table:table-cell table:formula="of:=MIN([.$C185])" office:value-type="float" office:value="1" calcext:value-type="float">
            <text:p>1</text:p>
          </table:table-cell>
          <table:table-cell table:formula="of:=MEDIAN([.$B185])" office:value-type="float" office:value="300" calcext:value-type="float">
            <text:p>300</text:p>
          </table:table-cell>
          <table:table-cell table:formula="of:=MEDIAN([.$C185])" office:value-type="float" office:value="1" calcext:value-type="float">
            <text:p>1</text:p>
          </table:table-cell>
          <table:table-cell table:formula="of:=MAX([.$B185])" office:value-type="float" office:value="300" calcext:value-type="float">
            <text:p>300</text:p>
          </table:table-cell>
          <table:table-cell table:formula="of:=MAX([.$C18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8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8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55/aso/training_set.lp</text:p>
          </table:table-cell>
          <table:table-cell office:value-type="float" office:value="41.8302" calcext:value-type="float">
            <text:p>41.8302</text:p>
          </table:table-cell>
          <table:table-cell office:value-type="float" office:value="0" calcext:value-type="float">
            <text:p>0</text:p>
          </table:table-cell>
          <table:table-cell table:formula="of:=MIN([.$B186])" office:value-type="float" office:value="41.8302" calcext:value-type="float">
            <text:p>41.8302</text:p>
          </table:table-cell>
          <table:table-cell table:formula="of:=MIN([.$C186])" office:value-type="float" office:value="0" calcext:value-type="float">
            <text:p>0</text:p>
          </table:table-cell>
          <table:table-cell table:formula="of:=MEDIAN([.$B186])" office:value-type="float" office:value="41.8302" calcext:value-type="float">
            <text:p>41.8302</text:p>
          </table:table-cell>
          <table:table-cell table:formula="of:=MEDIAN([.$C186])" office:value-type="float" office:value="0" calcext:value-type="float">
            <text:p>0</text:p>
          </table:table-cell>
          <table:table-cell table:formula="of:=MAX([.$B186])" office:value-type="float" office:value="41.8302" calcext:value-type="float">
            <text:p>41.8302</text:p>
          </table:table-cell>
          <table:table-cell table:formula="of:=MAX([.$C186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18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18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7])" office:value-type="float" office:value="300" calcext:value-type="float">
            <text:p>300</text:p>
          </table:table-cell>
          <table:table-cell table:formula="of:=MIN([.$C187])" office:value-type="float" office:value="1" calcext:value-type="float">
            <text:p>1</text:p>
          </table:table-cell>
          <table:table-cell table:formula="of:=MEDIAN([.$B187])" office:value-type="float" office:value="300" calcext:value-type="float">
            <text:p>300</text:p>
          </table:table-cell>
          <table:table-cell table:formula="of:=MEDIAN([.$C187])" office:value-type="float" office:value="1" calcext:value-type="float">
            <text:p>1</text:p>
          </table:table-cell>
          <table:table-cell table:formula="of:=MAX([.$B187])" office:value-type="float" office:value="300" calcext:value-type="float">
            <text:p>300</text:p>
          </table:table-cell>
          <table:table-cell table:formula="of:=MAX([.$C187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87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18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8])" office:value-type="float" office:value="300" calcext:value-type="float">
            <text:p>300</text:p>
          </table:table-cell>
          <table:table-cell table:formula="of:=MIN([.$C188])" office:value-type="float" office:value="1" calcext:value-type="float">
            <text:p>1</text:p>
          </table:table-cell>
          <table:table-cell table:formula="of:=MEDIAN([.$B188])" office:value-type="float" office:value="300" calcext:value-type="float">
            <text:p>300</text:p>
          </table:table-cell>
          <table:table-cell table:formula="of:=MEDIAN([.$C188])" office:value-type="float" office:value="1" calcext:value-type="float">
            <text:p>1</text:p>
          </table:table-cell>
          <table:table-cell table:formula="of:=MAX([.$B188])" office:value-type="float" office:value="300" calcext:value-type="float">
            <text:p>300</text:p>
          </table:table-cell>
          <table:table-cell table:formula="of:=MAX([.$C18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8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8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7/aso/training_set.lp</text:p>
          </table:table-cell>
          <table:table-cell office:value-type="float" office:value="44.0388" calcext:value-type="float">
            <text:p>44.0388</text:p>
          </table:table-cell>
          <table:table-cell office:value-type="float" office:value="0" calcext:value-type="float">
            <text:p>0</text:p>
          </table:table-cell>
          <table:table-cell table:formula="of:=MIN([.$B189])" office:value-type="float" office:value="44.0388" calcext:value-type="float">
            <text:p>44.0388</text:p>
          </table:table-cell>
          <table:table-cell table:formula="of:=MIN([.$C189])" office:value-type="float" office:value="0" calcext:value-type="float">
            <text:p>0</text:p>
          </table:table-cell>
          <table:table-cell table:formula="of:=MEDIAN([.$B189])" office:value-type="float" office:value="44.0388" calcext:value-type="float">
            <text:p>44.0388</text:p>
          </table:table-cell>
          <table:table-cell table:formula="of:=MEDIAN([.$C189])" office:value-type="float" office:value="0" calcext:value-type="float">
            <text:p>0</text:p>
          </table:table-cell>
          <table:table-cell table:formula="of:=MAX([.$B189])" office:value-type="float" office:value="44.0388" calcext:value-type="float">
            <text:p>44.0388</text:p>
          </table:table-cell>
          <table:table-cell table:formula="of:=MAX([.$C18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8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8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0])" office:value-type="float" office:value="300" calcext:value-type="float">
            <text:p>300</text:p>
          </table:table-cell>
          <table:table-cell table:formula="of:=MIN([.$C190])" office:value-type="float" office:value="1" calcext:value-type="float">
            <text:p>1</text:p>
          </table:table-cell>
          <table:table-cell table:formula="of:=MEDIAN([.$B190])" office:value-type="float" office:value="300" calcext:value-type="float">
            <text:p>300</text:p>
          </table:table-cell>
          <table:table-cell table:formula="of:=MEDIAN([.$C190])" office:value-type="float" office:value="1" calcext:value-type="float">
            <text:p>1</text:p>
          </table:table-cell>
          <table:table-cell table:formula="of:=MAX([.$B190])" office:value-type="float" office:value="300" calcext:value-type="float">
            <text:p>300</text:p>
          </table:table-cell>
          <table:table-cell table:formula="of:=MAX([.$C190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90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19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1])" office:value-type="float" office:value="300" calcext:value-type="float">
            <text:p>300</text:p>
          </table:table-cell>
          <table:table-cell table:formula="of:=MIN([.$C191])" office:value-type="float" office:value="1" calcext:value-type="float">
            <text:p>1</text:p>
          </table:table-cell>
          <table:table-cell table:formula="of:=MEDIAN([.$B191])" office:value-type="float" office:value="300" calcext:value-type="float">
            <text:p>300</text:p>
          </table:table-cell>
          <table:table-cell table:formula="of:=MEDIAN([.$C191])" office:value-type="float" office:value="1" calcext:value-type="float">
            <text:p>1</text:p>
          </table:table-cell>
          <table:table-cell table:formula="of:=MAX([.$B191])" office:value-type="float" office:value="300" calcext:value-type="float">
            <text:p>300</text:p>
          </table:table-cell>
          <table:table-cell table:formula="of:=MAX([.$C19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9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9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11/aso/training_set.lp</text:p>
          </table:table-cell>
          <table:table-cell office:value-type="float" office:value="38.0916" calcext:value-type="float">
            <text:p>38.0916</text:p>
          </table:table-cell>
          <table:table-cell office:value-type="float" office:value="0" calcext:value-type="float">
            <text:p>0</text:p>
          </table:table-cell>
          <table:table-cell table:formula="of:=MIN([.$B192])" office:value-type="float" office:value="38.0916" calcext:value-type="float">
            <text:p>38.0916</text:p>
          </table:table-cell>
          <table:table-cell table:formula="of:=MIN([.$C192])" office:value-type="float" office:value="0" calcext:value-type="float">
            <text:p>0</text:p>
          </table:table-cell>
          <table:table-cell table:formula="of:=MEDIAN([.$B192])" office:value-type="float" office:value="38.0916" calcext:value-type="float">
            <text:p>38.0916</text:p>
          </table:table-cell>
          <table:table-cell table:formula="of:=MEDIAN([.$C192])" office:value-type="float" office:value="0" calcext:value-type="float">
            <text:p>0</text:p>
          </table:table-cell>
          <table:table-cell table:formula="of:=MAX([.$B192])" office:value-type="float" office:value="38.0916" calcext:value-type="float">
            <text:p>38.0916</text:p>
          </table:table-cell>
          <table:table-cell table:formula="of:=MAX([.$C192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192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192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3/training_po_full_v3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3])" office:value-type="float" office:value="300" calcext:value-type="float">
            <text:p>300</text:p>
          </table:table-cell>
          <table:table-cell table:formula="of:=MIN([.$C193])" office:value-type="float" office:value="1" calcext:value-type="float">
            <text:p>1</text:p>
          </table:table-cell>
          <table:table-cell table:formula="of:=MEDIAN([.$B193])" office:value-type="float" office:value="300" calcext:value-type="float">
            <text:p>300</text:p>
          </table:table-cell>
          <table:table-cell table:formula="of:=MEDIAN([.$C193])" office:value-type="float" office:value="1" calcext:value-type="float">
            <text:p>1</text:p>
          </table:table-cell>
          <table:table-cell table:formula="of:=MAX([.$B193])" office:value-type="float" office:value="300" calcext:value-type="float">
            <text:p>300</text:p>
          </table:table-cell>
          <table:table-cell table:formula="of:=MAX([.$C19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9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19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4])" office:value-type="float" office:value="300" calcext:value-type="float">
            <text:p>300</text:p>
          </table:table-cell>
          <table:table-cell table:formula="of:=MIN([.$C194])" office:value-type="float" office:value="1" calcext:value-type="float">
            <text:p>1</text:p>
          </table:table-cell>
          <table:table-cell table:formula="of:=MEDIAN([.$B194])" office:value-type="float" office:value="300" calcext:value-type="float">
            <text:p>300</text:p>
          </table:table-cell>
          <table:table-cell table:formula="of:=MEDIAN([.$C194])" office:value-type="float" office:value="1" calcext:value-type="float">
            <text:p>1</text:p>
          </table:table-cell>
          <table:table-cell table:formula="of:=MAX([.$B194])" office:value-type="float" office:value="300" calcext:value-type="float">
            <text:p>300</text:p>
          </table:table-cell>
          <table:table-cell table:formula="of:=MAX([.$C19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94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19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3/training_po_full_v3/user15/aso/training_set.lp</text:p>
          </table:table-cell>
          <table:table-cell office:value-type="float" office:value="43.8565" calcext:value-type="float">
            <text:p>43.8565</text:p>
          </table:table-cell>
          <table:table-cell office:value-type="float" office:value="0" calcext:value-type="float">
            <text:p>0</text:p>
          </table:table-cell>
          <table:table-cell table:formula="of:=MIN([.$B195])" office:value-type="float" office:value="43.8565" calcext:value-type="float">
            <text:p>43.8565</text:p>
          </table:table-cell>
          <table:table-cell table:formula="of:=MIN([.$C195])" office:value-type="float" office:value="0" calcext:value-type="float">
            <text:p>0</text:p>
          </table:table-cell>
          <table:table-cell table:formula="of:=MEDIAN([.$B195])" office:value-type="float" office:value="43.8565" calcext:value-type="float">
            <text:p>43.8565</text:p>
          </table:table-cell>
          <table:table-cell table:formula="of:=MEDIAN([.$C195])" office:value-type="float" office:value="0" calcext:value-type="float">
            <text:p>0</text:p>
          </table:table-cell>
          <table:table-cell table:formula="of:=MAX([.$B195])" office:value-type="float" office:value="43.8565" calcext:value-type="float">
            <text:p>43.8565</text:p>
          </table:table-cell>
          <table:table-cell table:formula="of:=MAX([.$C19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9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9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6])" office:value-type="float" office:value="300" calcext:value-type="float">
            <text:p>300</text:p>
          </table:table-cell>
          <table:table-cell table:formula="of:=MIN([.$C196])" office:value-type="float" office:value="1" calcext:value-type="float">
            <text:p>1</text:p>
          </table:table-cell>
          <table:table-cell table:formula="of:=MEDIAN([.$B196])" office:value-type="float" office:value="300" calcext:value-type="float">
            <text:p>300</text:p>
          </table:table-cell>
          <table:table-cell table:formula="of:=MEDIAN([.$C196])" office:value-type="float" office:value="1" calcext:value-type="float">
            <text:p>1</text:p>
          </table:table-cell>
          <table:table-cell table:formula="of:=MAX([.$B196])" office:value-type="float" office:value="300" calcext:value-type="float">
            <text:p>300</text:p>
          </table:table-cell>
          <table:table-cell table:formula="of:=MAX([.$C19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9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9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7])" office:value-type="float" office:value="300" calcext:value-type="float">
            <text:p>300</text:p>
          </table:table-cell>
          <table:table-cell table:formula="of:=MIN([.$C197])" office:value-type="float" office:value="1" calcext:value-type="float">
            <text:p>1</text:p>
          </table:table-cell>
          <table:table-cell table:formula="of:=MEDIAN([.$B197])" office:value-type="float" office:value="300" calcext:value-type="float">
            <text:p>300</text:p>
          </table:table-cell>
          <table:table-cell table:formula="of:=MEDIAN([.$C197])" office:value-type="float" office:value="1" calcext:value-type="float">
            <text:p>1</text:p>
          </table:table-cell>
          <table:table-cell table:formula="of:=MAX([.$B197])" office:value-type="float" office:value="300" calcext:value-type="float">
            <text:p>300</text:p>
          </table:table-cell>
          <table:table-cell table:formula="of:=MAX([.$C19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9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19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17/aso/training_set.lp</text:p>
          </table:table-cell>
          <table:table-cell office:value-type="float" office:value="49.921" calcext:value-type="float">
            <text:p>49.921</text:p>
          </table:table-cell>
          <table:table-cell office:value-type="float" office:value="0" calcext:value-type="float">
            <text:p>0</text:p>
          </table:table-cell>
          <table:table-cell table:formula="of:=MIN([.$B198])" office:value-type="float" office:value="49.921" calcext:value-type="float">
            <text:p>49.921</text:p>
          </table:table-cell>
          <table:table-cell table:formula="of:=MIN([.$C198])" office:value-type="float" office:value="0" calcext:value-type="float">
            <text:p>0</text:p>
          </table:table-cell>
          <table:table-cell table:formula="of:=MEDIAN([.$B198])" office:value-type="float" office:value="49.921" calcext:value-type="float">
            <text:p>49.921</text:p>
          </table:table-cell>
          <table:table-cell table:formula="of:=MEDIAN([.$C198])" office:value-type="float" office:value="0" calcext:value-type="float">
            <text:p>0</text:p>
          </table:table-cell>
          <table:table-cell table:formula="of:=MAX([.$B198])" office:value-type="float" office:value="49.921" calcext:value-type="float">
            <text:p>49.921</text:p>
          </table:table-cell>
          <table:table-cell table:formula="of:=MAX([.$C19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9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9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9])" office:value-type="float" office:value="300" calcext:value-type="float">
            <text:p>300</text:p>
          </table:table-cell>
          <table:table-cell table:formula="of:=MIN([.$C199])" office:value-type="float" office:value="1" calcext:value-type="float">
            <text:p>1</text:p>
          </table:table-cell>
          <table:table-cell table:formula="of:=MEDIAN([.$B199])" office:value-type="float" office:value="300" calcext:value-type="float">
            <text:p>300</text:p>
          </table:table-cell>
          <table:table-cell table:formula="of:=MEDIAN([.$C199])" office:value-type="float" office:value="1" calcext:value-type="float">
            <text:p>1</text:p>
          </table:table-cell>
          <table:table-cell table:formula="of:=MAX([.$B199])" office:value-type="float" office:value="300" calcext:value-type="float">
            <text:p>300</text:p>
          </table:table-cell>
          <table:table-cell table:formula="of:=MAX([.$C19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9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9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0])" office:value-type="float" office:value="300" calcext:value-type="float">
            <text:p>300</text:p>
          </table:table-cell>
          <table:table-cell table:formula="of:=MIN([.$C200])" office:value-type="float" office:value="1" calcext:value-type="float">
            <text:p>1</text:p>
          </table:table-cell>
          <table:table-cell table:formula="of:=MEDIAN([.$B200])" office:value-type="float" office:value="300" calcext:value-type="float">
            <text:p>300</text:p>
          </table:table-cell>
          <table:table-cell table:formula="of:=MEDIAN([.$C200])" office:value-type="float" office:value="1" calcext:value-type="float">
            <text:p>1</text:p>
          </table:table-cell>
          <table:table-cell table:formula="of:=MAX([.$B200])" office:value-type="float" office:value="300" calcext:value-type="float">
            <text:p>300</text:p>
          </table:table-cell>
          <table:table-cell table:formula="of:=MAX([.$C20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0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0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19/aso/training_set.lp</text:p>
          </table:table-cell>
          <table:table-cell office:value-type="float" office:value="51.9678" calcext:value-type="float">
            <text:p>51.9678</text:p>
          </table:table-cell>
          <table:table-cell office:value-type="float" office:value="0" calcext:value-type="float">
            <text:p>0</text:p>
          </table:table-cell>
          <table:table-cell table:formula="of:=MIN([.$B201])" office:value-type="float" office:value="51.9678" calcext:value-type="float">
            <text:p>51.9678</text:p>
          </table:table-cell>
          <table:table-cell table:formula="of:=MIN([.$C201])" office:value-type="float" office:value="0" calcext:value-type="float">
            <text:p>0</text:p>
          </table:table-cell>
          <table:table-cell table:formula="of:=MEDIAN([.$B201])" office:value-type="float" office:value="51.9678" calcext:value-type="float">
            <text:p>51.9678</text:p>
          </table:table-cell>
          <table:table-cell table:formula="of:=MEDIAN([.$C201])" office:value-type="float" office:value="0" calcext:value-type="float">
            <text:p>0</text:p>
          </table:table-cell>
          <table:table-cell table:formula="of:=MAX([.$B201])" office:value-type="float" office:value="51.9678" calcext:value-type="float">
            <text:p>51.9678</text:p>
          </table:table-cell>
          <table:table-cell table:formula="of:=MAX([.$C201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201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20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2])" office:value-type="float" office:value="300" calcext:value-type="float">
            <text:p>300</text:p>
          </table:table-cell>
          <table:table-cell table:formula="of:=MIN([.$C202])" office:value-type="float" office:value="1" calcext:value-type="float">
            <text:p>1</text:p>
          </table:table-cell>
          <table:table-cell table:formula="of:=MEDIAN([.$B202])" office:value-type="float" office:value="300" calcext:value-type="float">
            <text:p>300</text:p>
          </table:table-cell>
          <table:table-cell table:formula="of:=MEDIAN([.$C202])" office:value-type="float" office:value="1" calcext:value-type="float">
            <text:p>1</text:p>
          </table:table-cell>
          <table:table-cell table:formula="of:=MAX([.$B202])" office:value-type="float" office:value="300" calcext:value-type="float">
            <text:p>300</text:p>
          </table:table-cell>
          <table:table-cell table:formula="of:=MAX([.$C20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0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0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3])" office:value-type="float" office:value="300" calcext:value-type="float">
            <text:p>300</text:p>
          </table:table-cell>
          <table:table-cell table:formula="of:=MIN([.$C203])" office:value-type="float" office:value="1" calcext:value-type="float">
            <text:p>1</text:p>
          </table:table-cell>
          <table:table-cell table:formula="of:=MEDIAN([.$B203])" office:value-type="float" office:value="300" calcext:value-type="float">
            <text:p>300</text:p>
          </table:table-cell>
          <table:table-cell table:formula="of:=MEDIAN([.$C203])" office:value-type="float" office:value="1" calcext:value-type="float">
            <text:p>1</text:p>
          </table:table-cell>
          <table:table-cell table:formula="of:=MAX([.$B203])" office:value-type="float" office:value="300" calcext:value-type="float">
            <text:p>300</text:p>
          </table:table-cell>
          <table:table-cell table:formula="of:=MAX([.$C20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03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203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3/training_po_full_v3/user21/aso/training_set.lp</text:p>
          </table:table-cell>
          <table:table-cell office:value-type="float" office:value="45.2283" calcext:value-type="float">
            <text:p>45.2283</text:p>
          </table:table-cell>
          <table:table-cell office:value-type="float" office:value="0" calcext:value-type="float">
            <text:p>0</text:p>
          </table:table-cell>
          <table:table-cell table:formula="of:=MIN([.$B204])" office:value-type="float" office:value="45.2283" calcext:value-type="float">
            <text:p>45.2283</text:p>
          </table:table-cell>
          <table:table-cell table:formula="of:=MIN([.$C204])" office:value-type="float" office:value="0" calcext:value-type="float">
            <text:p>0</text:p>
          </table:table-cell>
          <table:table-cell table:formula="of:=MEDIAN([.$B204])" office:value-type="float" office:value="45.2283" calcext:value-type="float">
            <text:p>45.2283</text:p>
          </table:table-cell>
          <table:table-cell table:formula="of:=MEDIAN([.$C204])" office:value-type="float" office:value="0" calcext:value-type="float">
            <text:p>0</text:p>
          </table:table-cell>
          <table:table-cell table:formula="of:=MAX([.$B204])" office:value-type="float" office:value="45.2283" calcext:value-type="float">
            <text:p>45.2283</text:p>
          </table:table-cell>
          <table:table-cell table:formula="of:=MAX([.$C20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20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20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5])" office:value-type="float" office:value="300" calcext:value-type="float">
            <text:p>300</text:p>
          </table:table-cell>
          <table:table-cell table:formula="of:=MIN([.$C205])" office:value-type="float" office:value="1" calcext:value-type="float">
            <text:p>1</text:p>
          </table:table-cell>
          <table:table-cell table:formula="of:=MEDIAN([.$B205])" office:value-type="float" office:value="300" calcext:value-type="float">
            <text:p>300</text:p>
          </table:table-cell>
          <table:table-cell table:formula="of:=MEDIAN([.$C205])" office:value-type="float" office:value="1" calcext:value-type="float">
            <text:p>1</text:p>
          </table:table-cell>
          <table:table-cell table:formula="of:=MAX([.$B205])" office:value-type="float" office:value="300" calcext:value-type="float">
            <text:p>300</text:p>
          </table:table-cell>
          <table:table-cell table:formula="of:=MAX([.$C20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0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20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6])" office:value-type="float" office:value="300" calcext:value-type="float">
            <text:p>300</text:p>
          </table:table-cell>
          <table:table-cell table:formula="of:=MIN([.$C206])" office:value-type="float" office:value="1" calcext:value-type="float">
            <text:p>1</text:p>
          </table:table-cell>
          <table:table-cell table:formula="of:=MEDIAN([.$B206])" office:value-type="float" office:value="300" calcext:value-type="float">
            <text:p>300</text:p>
          </table:table-cell>
          <table:table-cell table:formula="of:=MEDIAN([.$C206])" office:value-type="float" office:value="1" calcext:value-type="float">
            <text:p>1</text:p>
          </table:table-cell>
          <table:table-cell table:formula="of:=MAX([.$B206])" office:value-type="float" office:value="300" calcext:value-type="float">
            <text:p>300</text:p>
          </table:table-cell>
          <table:table-cell table:formula="of:=MAX([.$C20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06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20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23/aso/training_set.lp</text:p>
          </table:table-cell>
          <table:table-cell office:value-type="float" office:value="33.5242" calcext:value-type="float">
            <text:p>33.5242</text:p>
          </table:table-cell>
          <table:table-cell office:value-type="float" office:value="0" calcext:value-type="float">
            <text:p>0</text:p>
          </table:table-cell>
          <table:table-cell table:formula="of:=MIN([.$B207])" office:value-type="float" office:value="33.5242" calcext:value-type="float">
            <text:p>33.5242</text:p>
          </table:table-cell>
          <table:table-cell table:formula="of:=MIN([.$C207])" office:value-type="float" office:value="0" calcext:value-type="float">
            <text:p>0</text:p>
          </table:table-cell>
          <table:table-cell table:formula="of:=MEDIAN([.$B207])" office:value-type="float" office:value="33.5242" calcext:value-type="float">
            <text:p>33.5242</text:p>
          </table:table-cell>
          <table:table-cell table:formula="of:=MEDIAN([.$C207])" office:value-type="float" office:value="0" calcext:value-type="float">
            <text:p>0</text:p>
          </table:table-cell>
          <table:table-cell table:formula="of:=MAX([.$B207])" office:value-type="float" office:value="33.5242" calcext:value-type="float">
            <text:p>33.5242</text:p>
          </table:table-cell>
          <table:table-cell table:formula="of:=MAX([.$C207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20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20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8])" office:value-type="float" office:value="300" calcext:value-type="float">
            <text:p>300</text:p>
          </table:table-cell>
          <table:table-cell table:formula="of:=MIN([.$C208])" office:value-type="float" office:value="1" calcext:value-type="float">
            <text:p>1</text:p>
          </table:table-cell>
          <table:table-cell table:formula="of:=MEDIAN([.$B208])" office:value-type="float" office:value="300" calcext:value-type="float">
            <text:p>300</text:p>
          </table:table-cell>
          <table:table-cell table:formula="of:=MEDIAN([.$C208])" office:value-type="float" office:value="1" calcext:value-type="float">
            <text:p>1</text:p>
          </table:table-cell>
          <table:table-cell table:formula="of:=MAX([.$B208])" office:value-type="float" office:value="300" calcext:value-type="float">
            <text:p>300</text:p>
          </table:table-cell>
          <table:table-cell table:formula="of:=MAX([.$C20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0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0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9])" office:value-type="float" office:value="300" calcext:value-type="float">
            <text:p>300</text:p>
          </table:table-cell>
          <table:table-cell table:formula="of:=MIN([.$C209])" office:value-type="float" office:value="1" calcext:value-type="float">
            <text:p>1</text:p>
          </table:table-cell>
          <table:table-cell table:formula="of:=MEDIAN([.$B209])" office:value-type="float" office:value="300" calcext:value-type="float">
            <text:p>300</text:p>
          </table:table-cell>
          <table:table-cell table:formula="of:=MEDIAN([.$C209])" office:value-type="float" office:value="1" calcext:value-type="float">
            <text:p>1</text:p>
          </table:table-cell>
          <table:table-cell table:formula="of:=MAX([.$B209])" office:value-type="float" office:value="300" calcext:value-type="float">
            <text:p>300</text:p>
          </table:table-cell>
          <table:table-cell table:formula="of:=MAX([.$C20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09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209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3/training_po_full_v3/user26/aso/training_set.lp</text:p>
          </table:table-cell>
          <table:table-cell office:value-type="float" office:value="36.3383" calcext:value-type="float">
            <text:p>36.3383</text:p>
          </table:table-cell>
          <table:table-cell office:value-type="float" office:value="0" calcext:value-type="float">
            <text:p>0</text:p>
          </table:table-cell>
          <table:table-cell table:formula="of:=MIN([.$B210])" office:value-type="float" office:value="36.3383" calcext:value-type="float">
            <text:p>36.3383</text:p>
          </table:table-cell>
          <table:table-cell table:formula="of:=MIN([.$C210])" office:value-type="float" office:value="0" calcext:value-type="float">
            <text:p>0</text:p>
          </table:table-cell>
          <table:table-cell table:formula="of:=MEDIAN([.$B210])" office:value-type="float" office:value="36.3383" calcext:value-type="float">
            <text:p>36.3383</text:p>
          </table:table-cell>
          <table:table-cell table:formula="of:=MEDIAN([.$C210])" office:value-type="float" office:value="0" calcext:value-type="float">
            <text:p>0</text:p>
          </table:table-cell>
          <table:table-cell table:formula="of:=MAX([.$B210])" office:value-type="float" office:value="36.3383" calcext:value-type="float">
            <text:p>36.3383</text:p>
          </table:table-cell>
          <table:table-cell table:formula="of:=MAX([.$C210]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(9-[.J210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formula="of:=(8-[.L21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1])" office:value-type="float" office:value="300" calcext:value-type="float">
            <text:p>300</text:p>
          </table:table-cell>
          <table:table-cell table:formula="of:=MIN([.$C211])" office:value-type="float" office:value="1" calcext:value-type="float">
            <text:p>1</text:p>
          </table:table-cell>
          <table:table-cell table:formula="of:=MEDIAN([.$B211])" office:value-type="float" office:value="300" calcext:value-type="float">
            <text:p>300</text:p>
          </table:table-cell>
          <table:table-cell table:formula="of:=MEDIAN([.$C211])" office:value-type="float" office:value="1" calcext:value-type="float">
            <text:p>1</text:p>
          </table:table-cell>
          <table:table-cell table:formula="of:=MAX([.$B211])" office:value-type="float" office:value="300" calcext:value-type="float">
            <text:p>300</text:p>
          </table:table-cell>
          <table:table-cell table:formula="of:=MAX([.$C21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1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21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2])" office:value-type="float" office:value="300" calcext:value-type="float">
            <text:p>300</text:p>
          </table:table-cell>
          <table:table-cell table:formula="of:=MIN([.$C212])" office:value-type="float" office:value="1" calcext:value-type="float">
            <text:p>1</text:p>
          </table:table-cell>
          <table:table-cell table:formula="of:=MEDIAN([.$B212])" office:value-type="float" office:value="300" calcext:value-type="float">
            <text:p>300</text:p>
          </table:table-cell>
          <table:table-cell table:formula="of:=MEDIAN([.$C212])" office:value-type="float" office:value="1" calcext:value-type="float">
            <text:p>1</text:p>
          </table:table-cell>
          <table:table-cell table:formula="of:=MAX([.$B212])" office:value-type="float" office:value="300" calcext:value-type="float">
            <text:p>300</text:p>
          </table:table-cell>
          <table:table-cell table:formula="of:=MAX([.$C212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212])/9" office:value-type="float" office:value="0.111111111111111" calcext:value-type="float">
            <text:p>0.111</text:p>
          </table:table-cell>
          <table:table-cell office:value-type="float" office:value="1" calcext:value-type="float">
            <text:p>1</text:p>
          </table:table-cell>
          <table:table-cell table:formula="of:=(8-[.L212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3/training_po_full_v3/user3/aso/training_set.lp</text:p>
          </table:table-cell>
          <table:table-cell office:value-type="float" office:value="42.1035" calcext:value-type="float">
            <text:p>42.1035</text:p>
          </table:table-cell>
          <table:table-cell office:value-type="float" office:value="0" calcext:value-type="float">
            <text:p>0</text:p>
          </table:table-cell>
          <table:table-cell table:formula="of:=MIN([.$B213])" office:value-type="float" office:value="42.1035" calcext:value-type="float">
            <text:p>42.1035</text:p>
          </table:table-cell>
          <table:table-cell table:formula="of:=MIN([.$C213])" office:value-type="float" office:value="0" calcext:value-type="float">
            <text:p>0</text:p>
          </table:table-cell>
          <table:table-cell table:formula="of:=MEDIAN([.$B213])" office:value-type="float" office:value="42.1035" calcext:value-type="float">
            <text:p>42.1035</text:p>
          </table:table-cell>
          <table:table-cell table:formula="of:=MEDIAN([.$C213])" office:value-type="float" office:value="0" calcext:value-type="float">
            <text:p>0</text:p>
          </table:table-cell>
          <table:table-cell table:formula="of:=MAX([.$B213])" office:value-type="float" office:value="42.1035" calcext:value-type="float">
            <text:p>42.1035</text:p>
          </table:table-cell>
          <table:table-cell table:formula="of:=MAX([.$C213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213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21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4])" office:value-type="float" office:value="300" calcext:value-type="float">
            <text:p>300</text:p>
          </table:table-cell>
          <table:table-cell table:formula="of:=MIN([.$C214])" office:value-type="float" office:value="1" calcext:value-type="float">
            <text:p>1</text:p>
          </table:table-cell>
          <table:table-cell table:formula="of:=MEDIAN([.$B214])" office:value-type="float" office:value="300" calcext:value-type="float">
            <text:p>300</text:p>
          </table:table-cell>
          <table:table-cell table:formula="of:=MEDIAN([.$C214])" office:value-type="float" office:value="1" calcext:value-type="float">
            <text:p>1</text:p>
          </table:table-cell>
          <table:table-cell table:formula="of:=MAX([.$B214])" office:value-type="float" office:value="300" calcext:value-type="float">
            <text:p>300</text:p>
          </table:table-cell>
          <table:table-cell table:formula="of:=MAX([.$C21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1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21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5])" office:value-type="float" office:value="300" calcext:value-type="float">
            <text:p>300</text:p>
          </table:table-cell>
          <table:table-cell table:formula="of:=MIN([.$C215])" office:value-type="float" office:value="1" calcext:value-type="float">
            <text:p>1</text:p>
          </table:table-cell>
          <table:table-cell table:formula="of:=MEDIAN([.$B215])" office:value-type="float" office:value="300" calcext:value-type="float">
            <text:p>300</text:p>
          </table:table-cell>
          <table:table-cell table:formula="of:=MEDIAN([.$C215])" office:value-type="float" office:value="1" calcext:value-type="float">
            <text:p>1</text:p>
          </table:table-cell>
          <table:table-cell table:formula="of:=MAX([.$B215])" office:value-type="float" office:value="300" calcext:value-type="float">
            <text:p>300</text:p>
          </table:table-cell>
          <table:table-cell table:formula="of:=MAX([.$C215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15])/9" office:value-type="float" office:value="0.444444444444444" calcext:value-type="float">
            <text:p>0.444</text:p>
          </table:table-cell>
          <table:table-cell office:value-type="float" office:value="2" calcext:value-type="float">
            <text:p>2</text:p>
          </table:table-cell>
          <table:table-cell table:formula="of:=(8-[.L215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3/training_po_full_v3/user32/aso/training_set.lp</text:p>
          </table:table-cell>
          <table:table-cell office:value-type="float" office:value="45.6145" calcext:value-type="float">
            <text:p>45.6145</text:p>
          </table:table-cell>
          <table:table-cell office:value-type="float" office:value="0" calcext:value-type="float">
            <text:p>0</text:p>
          </table:table-cell>
          <table:table-cell table:formula="of:=MIN([.$B216])" office:value-type="float" office:value="45.6145" calcext:value-type="float">
            <text:p>45.6145</text:p>
          </table:table-cell>
          <table:table-cell table:formula="of:=MIN([.$C216])" office:value-type="float" office:value="0" calcext:value-type="float">
            <text:p>0</text:p>
          </table:table-cell>
          <table:table-cell table:formula="of:=MEDIAN([.$B216])" office:value-type="float" office:value="45.6145" calcext:value-type="float">
            <text:p>45.6145</text:p>
          </table:table-cell>
          <table:table-cell table:formula="of:=MEDIAN([.$C216])" office:value-type="float" office:value="0" calcext:value-type="float">
            <text:p>0</text:p>
          </table:table-cell>
          <table:table-cell table:formula="of:=MAX([.$B216])" office:value-type="float" office:value="45.6145" calcext:value-type="float">
            <text:p>45.6145</text:p>
          </table:table-cell>
          <table:table-cell table:formula="of:=MAX([.$C21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1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1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7])" office:value-type="float" office:value="300" calcext:value-type="float">
            <text:p>300</text:p>
          </table:table-cell>
          <table:table-cell table:formula="of:=MIN([.$C217])" office:value-type="float" office:value="1" calcext:value-type="float">
            <text:p>1</text:p>
          </table:table-cell>
          <table:table-cell table:formula="of:=MEDIAN([.$B217])" office:value-type="float" office:value="300" calcext:value-type="float">
            <text:p>300</text:p>
          </table:table-cell>
          <table:table-cell table:formula="of:=MEDIAN([.$C217])" office:value-type="float" office:value="1" calcext:value-type="float">
            <text:p>1</text:p>
          </table:table-cell>
          <table:table-cell table:formula="of:=MAX([.$B217])" office:value-type="float" office:value="300" calcext:value-type="float">
            <text:p>300</text:p>
          </table:table-cell>
          <table:table-cell table:formula="of:=MAX([.$C21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17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21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8])" office:value-type="float" office:value="300" calcext:value-type="float">
            <text:p>300</text:p>
          </table:table-cell>
          <table:table-cell table:formula="of:=MIN([.$C218])" office:value-type="float" office:value="1" calcext:value-type="float">
            <text:p>1</text:p>
          </table:table-cell>
          <table:table-cell table:formula="of:=MEDIAN([.$B218])" office:value-type="float" office:value="300" calcext:value-type="float">
            <text:p>300</text:p>
          </table:table-cell>
          <table:table-cell table:formula="of:=MEDIAN([.$C218])" office:value-type="float" office:value="1" calcext:value-type="float">
            <text:p>1</text:p>
          </table:table-cell>
          <table:table-cell table:formula="of:=MAX([.$B218])" office:value-type="float" office:value="300" calcext:value-type="float">
            <text:p>300</text:p>
          </table:table-cell>
          <table:table-cell table:formula="of:=MAX([.$C21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18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218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3/training_po_full_v3/user38/aso/training_set.lp</text:p>
          </table:table-cell>
          <table:table-cell office:value-type="float" office:value="47.3187" calcext:value-type="float">
            <text:p>47.3187</text:p>
          </table:table-cell>
          <table:table-cell office:value-type="float" office:value="0" calcext:value-type="float">
            <text:p>0</text:p>
          </table:table-cell>
          <table:table-cell table:formula="of:=MIN([.$B219])" office:value-type="float" office:value="47.3187" calcext:value-type="float">
            <text:p>47.3187</text:p>
          </table:table-cell>
          <table:table-cell table:formula="of:=MIN([.$C219])" office:value-type="float" office:value="0" calcext:value-type="float">
            <text:p>0</text:p>
          </table:table-cell>
          <table:table-cell table:formula="of:=MEDIAN([.$B219])" office:value-type="float" office:value="47.3187" calcext:value-type="float">
            <text:p>47.3187</text:p>
          </table:table-cell>
          <table:table-cell table:formula="of:=MEDIAN([.$C219])" office:value-type="float" office:value="0" calcext:value-type="float">
            <text:p>0</text:p>
          </table:table-cell>
          <table:table-cell table:formula="of:=MAX([.$B219])" office:value-type="float" office:value="47.3187" calcext:value-type="float">
            <text:p>47.3187</text:p>
          </table:table-cell>
          <table:table-cell table:formula="of:=MAX([.$C21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21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21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0])" office:value-type="float" office:value="300" calcext:value-type="float">
            <text:p>300</text:p>
          </table:table-cell>
          <table:table-cell table:formula="of:=MIN([.$C220])" office:value-type="float" office:value="1" calcext:value-type="float">
            <text:p>1</text:p>
          </table:table-cell>
          <table:table-cell table:formula="of:=MEDIAN([.$B220])" office:value-type="float" office:value="300" calcext:value-type="float">
            <text:p>300</text:p>
          </table:table-cell>
          <table:table-cell table:formula="of:=MEDIAN([.$C220])" office:value-type="float" office:value="1" calcext:value-type="float">
            <text:p>1</text:p>
          </table:table-cell>
          <table:table-cell table:formula="of:=MAX([.$B220])" office:value-type="float" office:value="300" calcext:value-type="float">
            <text:p>300</text:p>
          </table:table-cell>
          <table:table-cell table:formula="of:=MAX([.$C22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2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1])" office:value-type="float" office:value="300" calcext:value-type="float">
            <text:p>300</text:p>
          </table:table-cell>
          <table:table-cell table:formula="of:=MIN([.$C221])" office:value-type="float" office:value="1" calcext:value-type="float">
            <text:p>1</text:p>
          </table:table-cell>
          <table:table-cell table:formula="of:=MEDIAN([.$B221])" office:value-type="float" office:value="300" calcext:value-type="float">
            <text:p>300</text:p>
          </table:table-cell>
          <table:table-cell table:formula="of:=MEDIAN([.$C221])" office:value-type="float" office:value="1" calcext:value-type="float">
            <text:p>1</text:p>
          </table:table-cell>
          <table:table-cell table:formula="of:=MAX([.$B221])" office:value-type="float" office:value="300" calcext:value-type="float">
            <text:p>300</text:p>
          </table:table-cell>
          <table:table-cell table:formula="of:=MAX([.$C22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2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39/aso/training_set.lp</text:p>
          </table:table-cell>
          <table:table-cell office:value-type="float" office:value="50.2822" calcext:value-type="float">
            <text:p>50.2822</text:p>
          </table:table-cell>
          <table:table-cell office:value-type="float" office:value="0" calcext:value-type="float">
            <text:p>0</text:p>
          </table:table-cell>
          <table:table-cell table:formula="of:=MIN([.$B222])" office:value-type="float" office:value="50.2822" calcext:value-type="float">
            <text:p>50.2822</text:p>
          </table:table-cell>
          <table:table-cell table:formula="of:=MIN([.$C222])" office:value-type="float" office:value="0" calcext:value-type="float">
            <text:p>0</text:p>
          </table:table-cell>
          <table:table-cell table:formula="of:=MEDIAN([.$B222])" office:value-type="float" office:value="50.2822" calcext:value-type="float">
            <text:p>50.2822</text:p>
          </table:table-cell>
          <table:table-cell table:formula="of:=MEDIAN([.$C222])" office:value-type="float" office:value="0" calcext:value-type="float">
            <text:p>0</text:p>
          </table:table-cell>
          <table:table-cell table:formula="of:=MAX([.$B222])" office:value-type="float" office:value="50.2822" calcext:value-type="float">
            <text:p>50.2822</text:p>
          </table:table-cell>
          <table:table-cell table:formula="of:=MAX([.$C222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222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22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3])" office:value-type="float" office:value="300" calcext:value-type="float">
            <text:p>300</text:p>
          </table:table-cell>
          <table:table-cell table:formula="of:=MIN([.$C223])" office:value-type="float" office:value="1" calcext:value-type="float">
            <text:p>1</text:p>
          </table:table-cell>
          <table:table-cell table:formula="of:=MEDIAN([.$B223])" office:value-type="float" office:value="300" calcext:value-type="float">
            <text:p>300</text:p>
          </table:table-cell>
          <table:table-cell table:formula="of:=MEDIAN([.$C223])" office:value-type="float" office:value="1" calcext:value-type="float">
            <text:p>1</text:p>
          </table:table-cell>
          <table:table-cell table:formula="of:=MAX([.$B223])" office:value-type="float" office:value="300" calcext:value-type="float">
            <text:p>300</text:p>
          </table:table-cell>
          <table:table-cell table:formula="of:=MAX([.$C22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2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4])" office:value-type="float" office:value="300" calcext:value-type="float">
            <text:p>300</text:p>
          </table:table-cell>
          <table:table-cell table:formula="of:=MIN([.$C224])" office:value-type="float" office:value="1" calcext:value-type="float">
            <text:p>1</text:p>
          </table:table-cell>
          <table:table-cell table:formula="of:=MEDIAN([.$B224])" office:value-type="float" office:value="300" calcext:value-type="float">
            <text:p>300</text:p>
          </table:table-cell>
          <table:table-cell table:formula="of:=MEDIAN([.$C224])" office:value-type="float" office:value="1" calcext:value-type="float">
            <text:p>1</text:p>
          </table:table-cell>
          <table:table-cell table:formula="of:=MAX([.$B224])" office:value-type="float" office:value="300" calcext:value-type="float">
            <text:p>300</text:p>
          </table:table-cell>
          <table:table-cell table:formula="of:=MAX([.$C22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2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4/aso/training_set.lp</text:p>
          </table:table-cell>
          <table:table-cell office:value-type="float" office:value="42.3192" calcext:value-type="float">
            <text:p>42.3192</text:p>
          </table:table-cell>
          <table:table-cell office:value-type="float" office:value="0" calcext:value-type="float">
            <text:p>0</text:p>
          </table:table-cell>
          <table:table-cell table:formula="of:=MIN([.$B225])" office:value-type="float" office:value="42.3192" calcext:value-type="float">
            <text:p>42.3192</text:p>
          </table:table-cell>
          <table:table-cell table:formula="of:=MIN([.$C225])" office:value-type="float" office:value="0" calcext:value-type="float">
            <text:p>0</text:p>
          </table:table-cell>
          <table:table-cell table:formula="of:=MEDIAN([.$B225])" office:value-type="float" office:value="42.3192" calcext:value-type="float">
            <text:p>42.3192</text:p>
          </table:table-cell>
          <table:table-cell table:formula="of:=MEDIAN([.$C225])" office:value-type="float" office:value="0" calcext:value-type="float">
            <text:p>0</text:p>
          </table:table-cell>
          <table:table-cell table:formula="of:=MAX([.$B225])" office:value-type="float" office:value="42.3192" calcext:value-type="float">
            <text:p>42.3192</text:p>
          </table:table-cell>
          <table:table-cell table:formula="of:=MAX([.$C225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225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22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6])" office:value-type="float" office:value="300" calcext:value-type="float">
            <text:p>300</text:p>
          </table:table-cell>
          <table:table-cell table:formula="of:=MIN([.$C226])" office:value-type="float" office:value="1" calcext:value-type="float">
            <text:p>1</text:p>
          </table:table-cell>
          <table:table-cell table:formula="of:=MEDIAN([.$B226])" office:value-type="float" office:value="300" calcext:value-type="float">
            <text:p>300</text:p>
          </table:table-cell>
          <table:table-cell table:formula="of:=MEDIAN([.$C226])" office:value-type="float" office:value="1" calcext:value-type="float">
            <text:p>1</text:p>
          </table:table-cell>
          <table:table-cell table:formula="of:=MAX([.$B226])" office:value-type="float" office:value="300" calcext:value-type="float">
            <text:p>300</text:p>
          </table:table-cell>
          <table:table-cell table:formula="of:=MAX([.$C22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6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226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3/training_po_full_v3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7])" office:value-type="float" office:value="300" calcext:value-type="float">
            <text:p>300</text:p>
          </table:table-cell>
          <table:table-cell table:formula="of:=MIN([.$C227])" office:value-type="float" office:value="1" calcext:value-type="float">
            <text:p>1</text:p>
          </table:table-cell>
          <table:table-cell table:formula="of:=MEDIAN([.$B227])" office:value-type="float" office:value="300" calcext:value-type="float">
            <text:p>300</text:p>
          </table:table-cell>
          <table:table-cell table:formula="of:=MEDIAN([.$C227])" office:value-type="float" office:value="1" calcext:value-type="float">
            <text:p>1</text:p>
          </table:table-cell>
          <table:table-cell table:formula="of:=MAX([.$B227])" office:value-type="float" office:value="300" calcext:value-type="float">
            <text:p>300</text:p>
          </table:table-cell>
          <table:table-cell table:formula="of:=MAX([.$C22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27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8-[.L227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3/training_po_full_v3/user42/aso/training_set.lp</text:p>
          </table:table-cell>
          <table:table-cell office:value-type="float" office:value="34.9143" calcext:value-type="float">
            <text:p>34.9143</text:p>
          </table:table-cell>
          <table:table-cell office:value-type="float" office:value="0" calcext:value-type="float">
            <text:p>0</text:p>
          </table:table-cell>
          <table:table-cell table:formula="of:=MIN([.$B228])" office:value-type="float" office:value="34.9143" calcext:value-type="float">
            <text:p>34.9143</text:p>
          </table:table-cell>
          <table:table-cell table:formula="of:=MIN([.$C228])" office:value-type="float" office:value="0" calcext:value-type="float">
            <text:p>0</text:p>
          </table:table-cell>
          <table:table-cell table:formula="of:=MEDIAN([.$B228])" office:value-type="float" office:value="34.9143" calcext:value-type="float">
            <text:p>34.9143</text:p>
          </table:table-cell>
          <table:table-cell table:formula="of:=MEDIAN([.$C228])" office:value-type="float" office:value="0" calcext:value-type="float">
            <text:p>0</text:p>
          </table:table-cell>
          <table:table-cell table:formula="of:=MAX([.$B228])" office:value-type="float" office:value="34.9143" calcext:value-type="float">
            <text:p>34.9143</text:p>
          </table:table-cell>
          <table:table-cell table:formula="of:=MAX([.$C228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228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22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9])" office:value-type="float" office:value="300" calcext:value-type="float">
            <text:p>300</text:p>
          </table:table-cell>
          <table:table-cell table:formula="of:=MIN([.$C229])" office:value-type="float" office:value="1" calcext:value-type="float">
            <text:p>1</text:p>
          </table:table-cell>
          <table:table-cell table:formula="of:=MEDIAN([.$B229])" office:value-type="float" office:value="300" calcext:value-type="float">
            <text:p>300</text:p>
          </table:table-cell>
          <table:table-cell table:formula="of:=MEDIAN([.$C229])" office:value-type="float" office:value="1" calcext:value-type="float">
            <text:p>1</text:p>
          </table:table-cell>
          <table:table-cell table:formula="of:=MAX([.$B229])" office:value-type="float" office:value="300" calcext:value-type="float">
            <text:p>300</text:p>
          </table:table-cell>
          <table:table-cell table:formula="of:=MAX([.$C22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2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0])" office:value-type="float" office:value="300" calcext:value-type="float">
            <text:p>300</text:p>
          </table:table-cell>
          <table:table-cell table:formula="of:=MIN([.$C230])" office:value-type="float" office:value="1" calcext:value-type="float">
            <text:p>1</text:p>
          </table:table-cell>
          <table:table-cell table:formula="of:=MEDIAN([.$B230])" office:value-type="float" office:value="300" calcext:value-type="float">
            <text:p>300</text:p>
          </table:table-cell>
          <table:table-cell table:formula="of:=MEDIAN([.$C230])" office:value-type="float" office:value="1" calcext:value-type="float">
            <text:p>1</text:p>
          </table:table-cell>
          <table:table-cell table:formula="of:=MAX([.$B230])" office:value-type="float" office:value="300" calcext:value-type="float">
            <text:p>300</text:p>
          </table:table-cell>
          <table:table-cell table:formula="of:=MAX([.$C23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30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230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3/training_po_full_v3/user43/aso/training_set.lp</text:p>
          </table:table-cell>
          <table:table-cell office:value-type="float" office:value="37.4545" calcext:value-type="float">
            <text:p>37.4545</text:p>
          </table:table-cell>
          <table:table-cell office:value-type="float" office:value="0" calcext:value-type="float">
            <text:p>0</text:p>
          </table:table-cell>
          <table:table-cell table:formula="of:=MIN([.$B231])" office:value-type="float" office:value="37.4545" calcext:value-type="float">
            <text:p>37.4545</text:p>
          </table:table-cell>
          <table:table-cell table:formula="of:=MIN([.$C231])" office:value-type="float" office:value="0" calcext:value-type="float">
            <text:p>0</text:p>
          </table:table-cell>
          <table:table-cell table:formula="of:=MEDIAN([.$B231])" office:value-type="float" office:value="37.4545" calcext:value-type="float">
            <text:p>37.4545</text:p>
          </table:table-cell>
          <table:table-cell table:formula="of:=MEDIAN([.$C231])" office:value-type="float" office:value="0" calcext:value-type="float">
            <text:p>0</text:p>
          </table:table-cell>
          <table:table-cell table:formula="of:=MAX([.$B231])" office:value-type="float" office:value="37.4545" calcext:value-type="float">
            <text:p>37.4545</text:p>
          </table:table-cell>
          <table:table-cell table:formula="of:=MAX([.$C23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23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23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2])" office:value-type="float" office:value="300" calcext:value-type="float">
            <text:p>300</text:p>
          </table:table-cell>
          <table:table-cell table:formula="of:=MIN([.$C232])" office:value-type="float" office:value="1" calcext:value-type="float">
            <text:p>1</text:p>
          </table:table-cell>
          <table:table-cell table:formula="of:=MEDIAN([.$B232])" office:value-type="float" office:value="300" calcext:value-type="float">
            <text:p>300</text:p>
          </table:table-cell>
          <table:table-cell table:formula="of:=MEDIAN([.$C232])" office:value-type="float" office:value="1" calcext:value-type="float">
            <text:p>1</text:p>
          </table:table-cell>
          <table:table-cell table:formula="of:=MAX([.$B232])" office:value-type="float" office:value="300" calcext:value-type="float">
            <text:p>300</text:p>
          </table:table-cell>
          <table:table-cell table:formula="of:=MAX([.$C23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3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23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3])" office:value-type="float" office:value="300" calcext:value-type="float">
            <text:p>300</text:p>
          </table:table-cell>
          <table:table-cell table:formula="of:=MIN([.$C233])" office:value-type="float" office:value="1" calcext:value-type="float">
            <text:p>1</text:p>
          </table:table-cell>
          <table:table-cell table:formula="of:=MEDIAN([.$B233])" office:value-type="float" office:value="300" calcext:value-type="float">
            <text:p>300</text:p>
          </table:table-cell>
          <table:table-cell table:formula="of:=MEDIAN([.$C233])" office:value-type="float" office:value="1" calcext:value-type="float">
            <text:p>1</text:p>
          </table:table-cell>
          <table:table-cell table:formula="of:=MAX([.$B233])" office:value-type="float" office:value="300" calcext:value-type="float">
            <text:p>300</text:p>
          </table:table-cell>
          <table:table-cell table:formula="of:=MAX([.$C23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3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3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44/aso/training_set.lp</text:p>
          </table:table-cell>
          <table:table-cell office:value-type="float" office:value="40.1056" calcext:value-type="float">
            <text:p>40.1056</text:p>
          </table:table-cell>
          <table:table-cell office:value-type="float" office:value="0" calcext:value-type="float">
            <text:p>0</text:p>
          </table:table-cell>
          <table:table-cell table:formula="of:=MIN([.$B234])" office:value-type="float" office:value="40.1056" calcext:value-type="float">
            <text:p>40.1056</text:p>
          </table:table-cell>
          <table:table-cell table:formula="of:=MIN([.$C234])" office:value-type="float" office:value="0" calcext:value-type="float">
            <text:p>0</text:p>
          </table:table-cell>
          <table:table-cell table:formula="of:=MEDIAN([.$B234])" office:value-type="float" office:value="40.1056" calcext:value-type="float">
            <text:p>40.1056</text:p>
          </table:table-cell>
          <table:table-cell table:formula="of:=MEDIAN([.$C234])" office:value-type="float" office:value="0" calcext:value-type="float">
            <text:p>0</text:p>
          </table:table-cell>
          <table:table-cell table:formula="of:=MAX([.$B234])" office:value-type="float" office:value="40.1056" calcext:value-type="float">
            <text:p>40.1056</text:p>
          </table:table-cell>
          <table:table-cell table:formula="of:=MAX([.$C23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23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23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5])" office:value-type="float" office:value="300" calcext:value-type="float">
            <text:p>300</text:p>
          </table:table-cell>
          <table:table-cell table:formula="of:=MIN([.$C235])" office:value-type="float" office:value="1" calcext:value-type="float">
            <text:p>1</text:p>
          </table:table-cell>
          <table:table-cell table:formula="of:=MEDIAN([.$B235])" office:value-type="float" office:value="300" calcext:value-type="float">
            <text:p>300</text:p>
          </table:table-cell>
          <table:table-cell table:formula="of:=MEDIAN([.$C235])" office:value-type="float" office:value="1" calcext:value-type="float">
            <text:p>1</text:p>
          </table:table-cell>
          <table:table-cell table:formula="of:=MAX([.$B235])" office:value-type="float" office:value="300" calcext:value-type="float">
            <text:p>300</text:p>
          </table:table-cell>
          <table:table-cell table:formula="of:=MAX([.$C23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3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3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6])" office:value-type="float" office:value="300" calcext:value-type="float">
            <text:p>300</text:p>
          </table:table-cell>
          <table:table-cell table:formula="of:=MIN([.$C236])" office:value-type="float" office:value="1" calcext:value-type="float">
            <text:p>1</text:p>
          </table:table-cell>
          <table:table-cell table:formula="of:=MEDIAN([.$B236])" office:value-type="float" office:value="300" calcext:value-type="float">
            <text:p>300</text:p>
          </table:table-cell>
          <table:table-cell table:formula="of:=MEDIAN([.$C236])" office:value-type="float" office:value="1" calcext:value-type="float">
            <text:p>1</text:p>
          </table:table-cell>
          <table:table-cell table:formula="of:=MAX([.$B236])" office:value-type="float" office:value="300" calcext:value-type="float">
            <text:p>300</text:p>
          </table:table-cell>
          <table:table-cell table:formula="of:=MAX([.$C23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36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236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3/training_po_full_v3/user45/aso/training_set.lp</text:p>
          </table:table-cell>
          <table:table-cell office:value-type="float" office:value="44.138" calcext:value-type="float">
            <text:p>44.138</text:p>
          </table:table-cell>
          <table:table-cell office:value-type="float" office:value="0" calcext:value-type="float">
            <text:p>0</text:p>
          </table:table-cell>
          <table:table-cell table:formula="of:=MIN([.$B237])" office:value-type="float" office:value="44.138" calcext:value-type="float">
            <text:p>44.138</text:p>
          </table:table-cell>
          <table:table-cell table:formula="of:=MIN([.$C237])" office:value-type="float" office:value="0" calcext:value-type="float">
            <text:p>0</text:p>
          </table:table-cell>
          <table:table-cell table:formula="of:=MEDIAN([.$B237])" office:value-type="float" office:value="44.138" calcext:value-type="float">
            <text:p>44.138</text:p>
          </table:table-cell>
          <table:table-cell table:formula="of:=MEDIAN([.$C237])" office:value-type="float" office:value="0" calcext:value-type="float">
            <text:p>0</text:p>
          </table:table-cell>
          <table:table-cell table:formula="of:=MAX([.$B237])" office:value-type="float" office:value="44.138" calcext:value-type="float">
            <text:p>44.138</text:p>
          </table:table-cell>
          <table:table-cell table:formula="of:=MAX([.$C23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237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23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8])" office:value-type="float" office:value="300" calcext:value-type="float">
            <text:p>300</text:p>
          </table:table-cell>
          <table:table-cell table:formula="of:=MIN([.$C238])" office:value-type="float" office:value="1" calcext:value-type="float">
            <text:p>1</text:p>
          </table:table-cell>
          <table:table-cell table:formula="of:=MEDIAN([.$B238])" office:value-type="float" office:value="300" calcext:value-type="float">
            <text:p>300</text:p>
          </table:table-cell>
          <table:table-cell table:formula="of:=MEDIAN([.$C238])" office:value-type="float" office:value="1" calcext:value-type="float">
            <text:p>1</text:p>
          </table:table-cell>
          <table:table-cell table:formula="of:=MAX([.$B238])" office:value-type="float" office:value="300" calcext:value-type="float">
            <text:p>300</text:p>
          </table:table-cell>
          <table:table-cell table:formula="of:=MAX([.$C23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3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3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9])" office:value-type="float" office:value="300" calcext:value-type="float">
            <text:p>300</text:p>
          </table:table-cell>
          <table:table-cell table:formula="of:=MIN([.$C239])" office:value-type="float" office:value="1" calcext:value-type="float">
            <text:p>1</text:p>
          </table:table-cell>
          <table:table-cell table:formula="of:=MEDIAN([.$B239])" office:value-type="float" office:value="300" calcext:value-type="float">
            <text:p>300</text:p>
          </table:table-cell>
          <table:table-cell table:formula="of:=MEDIAN([.$C239])" office:value-type="float" office:value="1" calcext:value-type="float">
            <text:p>1</text:p>
          </table:table-cell>
          <table:table-cell table:formula="of:=MAX([.$B239])" office:value-type="float" office:value="300" calcext:value-type="float">
            <text:p>300</text:p>
          </table:table-cell>
          <table:table-cell table:formula="of:=MAX([.$C23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39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239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3/training_po_full_v3/user51/aso/training_set.lp</text:p>
          </table:table-cell>
          <table:table-cell office:value-type="float" office:value="42.8367" calcext:value-type="float">
            <text:p>42.8367</text:p>
          </table:table-cell>
          <table:table-cell office:value-type="float" office:value="0" calcext:value-type="float">
            <text:p>0</text:p>
          </table:table-cell>
          <table:table-cell table:formula="of:=MIN([.$B240])" office:value-type="float" office:value="42.8367" calcext:value-type="float">
            <text:p>42.8367</text:p>
          </table:table-cell>
          <table:table-cell table:formula="of:=MIN([.$C240])" office:value-type="float" office:value="0" calcext:value-type="float">
            <text:p>0</text:p>
          </table:table-cell>
          <table:table-cell table:formula="of:=MEDIAN([.$B240])" office:value-type="float" office:value="42.8367" calcext:value-type="float">
            <text:p>42.8367</text:p>
          </table:table-cell>
          <table:table-cell table:formula="of:=MEDIAN([.$C240])" office:value-type="float" office:value="0" calcext:value-type="float">
            <text:p>0</text:p>
          </table:table-cell>
          <table:table-cell table:formula="of:=MAX([.$B240])" office:value-type="float" office:value="42.8367" calcext:value-type="float">
            <text:p>42.8367</text:p>
          </table:table-cell>
          <table:table-cell table:formula="of:=MAX([.$C240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240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24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1])" office:value-type="float" office:value="300" calcext:value-type="float">
            <text:p>300</text:p>
          </table:table-cell>
          <table:table-cell table:formula="of:=MIN([.$C241])" office:value-type="float" office:value="1" calcext:value-type="float">
            <text:p>1</text:p>
          </table:table-cell>
          <table:table-cell table:formula="of:=MEDIAN([.$B241])" office:value-type="float" office:value="300" calcext:value-type="float">
            <text:p>300</text:p>
          </table:table-cell>
          <table:table-cell table:formula="of:=MEDIAN([.$C241])" office:value-type="float" office:value="1" calcext:value-type="float">
            <text:p>1</text:p>
          </table:table-cell>
          <table:table-cell table:formula="of:=MAX([.$B241])" office:value-type="float" office:value="300" calcext:value-type="float">
            <text:p>300</text:p>
          </table:table-cell>
          <table:table-cell table:formula="of:=MAX([.$C24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4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24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2])" office:value-type="float" office:value="300" calcext:value-type="float">
            <text:p>300</text:p>
          </table:table-cell>
          <table:table-cell table:formula="of:=MIN([.$C242])" office:value-type="float" office:value="1" calcext:value-type="float">
            <text:p>1</text:p>
          </table:table-cell>
          <table:table-cell table:formula="of:=MEDIAN([.$B242])" office:value-type="float" office:value="300" calcext:value-type="float">
            <text:p>300</text:p>
          </table:table-cell>
          <table:table-cell table:formula="of:=MEDIAN([.$C242])" office:value-type="float" office:value="1" calcext:value-type="float">
            <text:p>1</text:p>
          </table:table-cell>
          <table:table-cell table:formula="of:=MAX([.$B242])" office:value-type="float" office:value="300" calcext:value-type="float">
            <text:p>300</text:p>
          </table:table-cell>
          <table:table-cell table:formula="of:=MAX([.$C24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42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242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3/training_po_full_v3/user52/aso/training_set.lp</text:p>
          </table:table-cell>
          <table:table-cell office:value-type="float" office:value="60.9601" calcext:value-type="float">
            <text:p>60.9601</text:p>
          </table:table-cell>
          <table:table-cell office:value-type="float" office:value="0" calcext:value-type="float">
            <text:p>0</text:p>
          </table:table-cell>
          <table:table-cell table:formula="of:=MIN([.$B243])" office:value-type="float" office:value="60.9601" calcext:value-type="float">
            <text:p>60.9601</text:p>
          </table:table-cell>
          <table:table-cell table:formula="of:=MIN([.$C243])" office:value-type="float" office:value="0" calcext:value-type="float">
            <text:p>0</text:p>
          </table:table-cell>
          <table:table-cell table:formula="of:=MEDIAN([.$B243])" office:value-type="float" office:value="60.9601" calcext:value-type="float">
            <text:p>60.9601</text:p>
          </table:table-cell>
          <table:table-cell table:formula="of:=MEDIAN([.$C243])" office:value-type="float" office:value="0" calcext:value-type="float">
            <text:p>0</text:p>
          </table:table-cell>
          <table:table-cell table:formula="of:=MAX([.$B243])" office:value-type="float" office:value="60.9601" calcext:value-type="float">
            <text:p>60.9601</text:p>
          </table:table-cell>
          <table:table-cell table:formula="of:=MAX([.$C24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24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24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4])" office:value-type="float" office:value="300" calcext:value-type="float">
            <text:p>300</text:p>
          </table:table-cell>
          <table:table-cell table:formula="of:=MIN([.$C244])" office:value-type="float" office:value="1" calcext:value-type="float">
            <text:p>1</text:p>
          </table:table-cell>
          <table:table-cell table:formula="of:=MEDIAN([.$B244])" office:value-type="float" office:value="300" calcext:value-type="float">
            <text:p>300</text:p>
          </table:table-cell>
          <table:table-cell table:formula="of:=MEDIAN([.$C244])" office:value-type="float" office:value="1" calcext:value-type="float">
            <text:p>1</text:p>
          </table:table-cell>
          <table:table-cell table:formula="of:=MAX([.$B244])" office:value-type="float" office:value="300" calcext:value-type="float">
            <text:p>300</text:p>
          </table:table-cell>
          <table:table-cell table:formula="of:=MAX([.$C24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4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4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5])" office:value-type="float" office:value="300" calcext:value-type="float">
            <text:p>300</text:p>
          </table:table-cell>
          <table:table-cell table:formula="of:=MIN([.$C245])" office:value-type="float" office:value="1" calcext:value-type="float">
            <text:p>1</text:p>
          </table:table-cell>
          <table:table-cell table:formula="of:=MEDIAN([.$B245])" office:value-type="float" office:value="300" calcext:value-type="float">
            <text:p>300</text:p>
          </table:table-cell>
          <table:table-cell table:formula="of:=MEDIAN([.$C245])" office:value-type="float" office:value="1" calcext:value-type="float">
            <text:p>1</text:p>
          </table:table-cell>
          <table:table-cell table:formula="of:=MAX([.$B245])" office:value-type="float" office:value="300" calcext:value-type="float">
            <text:p>300</text:p>
          </table:table-cell>
          <table:table-cell table:formula="of:=MAX([.$C24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4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24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53/aso/training_set.lp</text:p>
          </table:table-cell>
          <table:table-cell office:value-type="float" office:value="23.2896" calcext:value-type="float">
            <text:p>23.2896</text:p>
          </table:table-cell>
          <table:table-cell office:value-type="float" office:value="0" calcext:value-type="float">
            <text:p>0</text:p>
          </table:table-cell>
          <table:table-cell table:formula="of:=MIN([.$B246])" office:value-type="float" office:value="23.2896" calcext:value-type="float">
            <text:p>23.2896</text:p>
          </table:table-cell>
          <table:table-cell table:formula="of:=MIN([.$C246])" office:value-type="float" office:value="0" calcext:value-type="float">
            <text:p>0</text:p>
          </table:table-cell>
          <table:table-cell table:formula="of:=MEDIAN([.$B246])" office:value-type="float" office:value="23.2896" calcext:value-type="float">
            <text:p>23.2896</text:p>
          </table:table-cell>
          <table:table-cell table:formula="of:=MEDIAN([.$C246])" office:value-type="float" office:value="0" calcext:value-type="float">
            <text:p>0</text:p>
          </table:table-cell>
          <table:table-cell table:formula="of:=MAX([.$B246])" office:value-type="float" office:value="23.2896" calcext:value-type="float">
            <text:p>23.2896</text:p>
          </table:table-cell>
          <table:table-cell table:formula="of:=MAX([.$C246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246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8-[.L24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7])" office:value-type="float" office:value="300" calcext:value-type="float">
            <text:p>300</text:p>
          </table:table-cell>
          <table:table-cell table:formula="of:=MIN([.$C247])" office:value-type="float" office:value="1" calcext:value-type="float">
            <text:p>1</text:p>
          </table:table-cell>
          <table:table-cell table:formula="of:=MEDIAN([.$B247])" office:value-type="float" office:value="300" calcext:value-type="float">
            <text:p>300</text:p>
          </table:table-cell>
          <table:table-cell table:formula="of:=MEDIAN([.$C247])" office:value-type="float" office:value="1" calcext:value-type="float">
            <text:p>1</text:p>
          </table:table-cell>
          <table:table-cell table:formula="of:=MAX([.$B247])" office:value-type="float" office:value="300" calcext:value-type="float">
            <text:p>300</text:p>
          </table:table-cell>
          <table:table-cell table:formula="of:=MAX([.$C24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4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24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8])" office:value-type="float" office:value="300" calcext:value-type="float">
            <text:p>300</text:p>
          </table:table-cell>
          <table:table-cell table:formula="of:=MIN([.$C248])" office:value-type="float" office:value="1" calcext:value-type="float">
            <text:p>1</text:p>
          </table:table-cell>
          <table:table-cell table:formula="of:=MEDIAN([.$B248])" office:value-type="float" office:value="300" calcext:value-type="float">
            <text:p>300</text:p>
          </table:table-cell>
          <table:table-cell table:formula="of:=MEDIAN([.$C248])" office:value-type="float" office:value="1" calcext:value-type="float">
            <text:p>1</text:p>
          </table:table-cell>
          <table:table-cell table:formula="of:=MAX([.$B248])" office:value-type="float" office:value="300" calcext:value-type="float">
            <text:p>300</text:p>
          </table:table-cell>
          <table:table-cell table:formula="of:=MAX([.$C24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4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24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55/aso/training_set.lp</text:p>
          </table:table-cell>
          <table:table-cell office:value-type="float" office:value="49.5429" calcext:value-type="float">
            <text:p>49.5429</text:p>
          </table:table-cell>
          <table:table-cell office:value-type="float" office:value="0" calcext:value-type="float">
            <text:p>0</text:p>
          </table:table-cell>
          <table:table-cell table:formula="of:=MIN([.$B249])" office:value-type="float" office:value="49.5429" calcext:value-type="float">
            <text:p>49.5429</text:p>
          </table:table-cell>
          <table:table-cell table:formula="of:=MIN([.$C249])" office:value-type="float" office:value="0" calcext:value-type="float">
            <text:p>0</text:p>
          </table:table-cell>
          <table:table-cell table:formula="of:=MEDIAN([.$B249])" office:value-type="float" office:value="49.5429" calcext:value-type="float">
            <text:p>49.5429</text:p>
          </table:table-cell>
          <table:table-cell table:formula="of:=MEDIAN([.$C249])" office:value-type="float" office:value="0" calcext:value-type="float">
            <text:p>0</text:p>
          </table:table-cell>
          <table:table-cell table:formula="of:=MAX([.$B249])" office:value-type="float" office:value="49.5429" calcext:value-type="float">
            <text:p>49.5429</text:p>
          </table:table-cell>
          <table:table-cell table:formula="of:=MAX([.$C249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249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24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0])" office:value-type="float" office:value="300" calcext:value-type="float">
            <text:p>300</text:p>
          </table:table-cell>
          <table:table-cell table:formula="of:=MIN([.$C250])" office:value-type="float" office:value="1" calcext:value-type="float">
            <text:p>1</text:p>
          </table:table-cell>
          <table:table-cell table:formula="of:=MEDIAN([.$B250])" office:value-type="float" office:value="300" calcext:value-type="float">
            <text:p>300</text:p>
          </table:table-cell>
          <table:table-cell table:formula="of:=MEDIAN([.$C250])" office:value-type="float" office:value="1" calcext:value-type="float">
            <text:p>1</text:p>
          </table:table-cell>
          <table:table-cell table:formula="of:=MAX([.$B250])" office:value-type="float" office:value="300" calcext:value-type="float">
            <text:p>300</text:p>
          </table:table-cell>
          <table:table-cell table:formula="of:=MAX([.$C25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5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25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1])" office:value-type="float" office:value="300" calcext:value-type="float">
            <text:p>300</text:p>
          </table:table-cell>
          <table:table-cell table:formula="of:=MIN([.$C251])" office:value-type="float" office:value="1" calcext:value-type="float">
            <text:p>1</text:p>
          </table:table-cell>
          <table:table-cell table:formula="of:=MEDIAN([.$B251])" office:value-type="float" office:value="300" calcext:value-type="float">
            <text:p>300</text:p>
          </table:table-cell>
          <table:table-cell table:formula="of:=MEDIAN([.$C251])" office:value-type="float" office:value="1" calcext:value-type="float">
            <text:p>1</text:p>
          </table:table-cell>
          <table:table-cell table:formula="of:=MAX([.$B251])" office:value-type="float" office:value="300" calcext:value-type="float">
            <text:p>300</text:p>
          </table:table-cell>
          <table:table-cell table:formula="of:=MAX([.$C25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51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251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3/training_po_full_v3/user7/aso/training_set.lp</text:p>
          </table:table-cell>
          <table:table-cell office:value-type="float" office:value="51.7917" calcext:value-type="float">
            <text:p>51.7917</text:p>
          </table:table-cell>
          <table:table-cell office:value-type="float" office:value="0" calcext:value-type="float">
            <text:p>0</text:p>
          </table:table-cell>
          <table:table-cell table:formula="of:=MIN([.$B252])" office:value-type="float" office:value="51.7917" calcext:value-type="float">
            <text:p>51.7917</text:p>
          </table:table-cell>
          <table:table-cell table:formula="of:=MIN([.$C252])" office:value-type="float" office:value="0" calcext:value-type="float">
            <text:p>0</text:p>
          </table:table-cell>
          <table:table-cell table:formula="of:=MEDIAN([.$B252])" office:value-type="float" office:value="51.7917" calcext:value-type="float">
            <text:p>51.7917</text:p>
          </table:table-cell>
          <table:table-cell table:formula="of:=MEDIAN([.$C252])" office:value-type="float" office:value="0" calcext:value-type="float">
            <text:p>0</text:p>
          </table:table-cell>
          <table:table-cell table:formula="of:=MAX([.$B252])" office:value-type="float" office:value="51.7917" calcext:value-type="float">
            <text:p>51.7917</text:p>
          </table:table-cell>
          <table:table-cell table:formula="of:=MAX([.$C252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252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25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3])" office:value-type="float" office:value="300" calcext:value-type="float">
            <text:p>300</text:p>
          </table:table-cell>
          <table:table-cell table:formula="of:=MIN([.$C253])" office:value-type="float" office:value="1" calcext:value-type="float">
            <text:p>1</text:p>
          </table:table-cell>
          <table:table-cell table:formula="of:=MEDIAN([.$B253])" office:value-type="float" office:value="300" calcext:value-type="float">
            <text:p>300</text:p>
          </table:table-cell>
          <table:table-cell table:formula="of:=MEDIAN([.$C253])" office:value-type="float" office:value="1" calcext:value-type="float">
            <text:p>1</text:p>
          </table:table-cell>
          <table:table-cell table:formula="of:=MAX([.$B253])" office:value-type="float" office:value="300" calcext:value-type="float">
            <text:p>300</text:p>
          </table:table-cell>
          <table:table-cell table:formula="of:=MAX([.$C25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5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25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4])" office:value-type="float" office:value="300" calcext:value-type="float">
            <text:p>300</text:p>
          </table:table-cell>
          <table:table-cell table:formula="of:=MIN([.$C254])" office:value-type="float" office:value="1" calcext:value-type="float">
            <text:p>1</text:p>
          </table:table-cell>
          <table:table-cell table:formula="of:=MEDIAN([.$B254])" office:value-type="float" office:value="300" calcext:value-type="float">
            <text:p>300</text:p>
          </table:table-cell>
          <table:table-cell table:formula="of:=MEDIAN([.$C254])" office:value-type="float" office:value="1" calcext:value-type="float">
            <text:p>1</text:p>
          </table:table-cell>
          <table:table-cell table:formula="of:=MAX([.$B254])" office:value-type="float" office:value="300" calcext:value-type="float">
            <text:p>300</text:p>
          </table:table-cell>
          <table:table-cell table:formula="of:=MAX([.$C25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54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25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4/training_po_full_v4/user11/aso/training_set.lp</text:p>
          </table:table-cell>
          <table:table-cell office:value-type="float" office:value="31.1765" calcext:value-type="float">
            <text:p>31.1765</text:p>
          </table:table-cell>
          <table:table-cell office:value-type="float" office:value="0" calcext:value-type="float">
            <text:p>0</text:p>
          </table:table-cell>
          <table:table-cell table:formula="of:=MIN([.$B255])" office:value-type="float" office:value="31.1765" calcext:value-type="float">
            <text:p>31.1765</text:p>
          </table:table-cell>
          <table:table-cell table:formula="of:=MIN([.$C255])" office:value-type="float" office:value="0" calcext:value-type="float">
            <text:p>0</text:p>
          </table:table-cell>
          <table:table-cell table:formula="of:=MEDIAN([.$B255])" office:value-type="float" office:value="31.1765" calcext:value-type="float">
            <text:p>31.1765</text:p>
          </table:table-cell>
          <table:table-cell table:formula="of:=MEDIAN([.$C255])" office:value-type="float" office:value="0" calcext:value-type="float">
            <text:p>0</text:p>
          </table:table-cell>
          <table:table-cell table:formula="of:=MAX([.$B255])" office:value-type="float" office:value="31.1765" calcext:value-type="float">
            <text:p>31.1765</text:p>
          </table:table-cell>
          <table:table-cell table:formula="of:=MAX([.$C255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255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255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4/training_po_full_v4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6])" office:value-type="float" office:value="300" calcext:value-type="float">
            <text:p>300</text:p>
          </table:table-cell>
          <table:table-cell table:formula="of:=MIN([.$C256])" office:value-type="float" office:value="1" calcext:value-type="float">
            <text:p>1</text:p>
          </table:table-cell>
          <table:table-cell table:formula="of:=MEDIAN([.$B256])" office:value-type="float" office:value="300" calcext:value-type="float">
            <text:p>300</text:p>
          </table:table-cell>
          <table:table-cell table:formula="of:=MEDIAN([.$C256])" office:value-type="float" office:value="1" calcext:value-type="float">
            <text:p>1</text:p>
          </table:table-cell>
          <table:table-cell table:formula="of:=MAX([.$B256])" office:value-type="float" office:value="300" calcext:value-type="float">
            <text:p>300</text:p>
          </table:table-cell>
          <table:table-cell table:formula="of:=MAX([.$C25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5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25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7])" office:value-type="float" office:value="300" calcext:value-type="float">
            <text:p>300</text:p>
          </table:table-cell>
          <table:table-cell table:formula="of:=MIN([.$C257])" office:value-type="float" office:value="1" calcext:value-type="float">
            <text:p>1</text:p>
          </table:table-cell>
          <table:table-cell table:formula="of:=MEDIAN([.$B257])" office:value-type="float" office:value="300" calcext:value-type="float">
            <text:p>300</text:p>
          </table:table-cell>
          <table:table-cell table:formula="of:=MEDIAN([.$C257])" office:value-type="float" office:value="1" calcext:value-type="float">
            <text:p>1</text:p>
          </table:table-cell>
          <table:table-cell table:formula="of:=MAX([.$B257])" office:value-type="float" office:value="300" calcext:value-type="float">
            <text:p>300</text:p>
          </table:table-cell>
          <table:table-cell table:formula="of:=MAX([.$C25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57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257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4/training_po_full_v4/user15/aso/training_set.lp</text:p>
          </table:table-cell>
          <table:table-cell office:value-type="float" office:value="46.0525" calcext:value-type="float">
            <text:p>46.0525</text:p>
          </table:table-cell>
          <table:table-cell office:value-type="float" office:value="0" calcext:value-type="float">
            <text:p>0</text:p>
          </table:table-cell>
          <table:table-cell table:formula="of:=MIN([.$B258])" office:value-type="float" office:value="46.0525" calcext:value-type="float">
            <text:p>46.0525</text:p>
          </table:table-cell>
          <table:table-cell table:formula="of:=MIN([.$C258])" office:value-type="float" office:value="0" calcext:value-type="float">
            <text:p>0</text:p>
          </table:table-cell>
          <table:table-cell table:formula="of:=MEDIAN([.$B258])" office:value-type="float" office:value="46.0525" calcext:value-type="float">
            <text:p>46.0525</text:p>
          </table:table-cell>
          <table:table-cell table:formula="of:=MEDIAN([.$C258])" office:value-type="float" office:value="0" calcext:value-type="float">
            <text:p>0</text:p>
          </table:table-cell>
          <table:table-cell table:formula="of:=MAX([.$B258])" office:value-type="float" office:value="46.0525" calcext:value-type="float">
            <text:p>46.0525</text:p>
          </table:table-cell>
          <table:table-cell table:formula="of:=MAX([.$C25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25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25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9])" office:value-type="float" office:value="300" calcext:value-type="float">
            <text:p>300</text:p>
          </table:table-cell>
          <table:table-cell table:formula="of:=MIN([.$C259])" office:value-type="float" office:value="1" calcext:value-type="float">
            <text:p>1</text:p>
          </table:table-cell>
          <table:table-cell table:formula="of:=MEDIAN([.$B259])" office:value-type="float" office:value="300" calcext:value-type="float">
            <text:p>300</text:p>
          </table:table-cell>
          <table:table-cell table:formula="of:=MEDIAN([.$C259])" office:value-type="float" office:value="1" calcext:value-type="float">
            <text:p>1</text:p>
          </table:table-cell>
          <table:table-cell table:formula="of:=MAX([.$B259])" office:value-type="float" office:value="300" calcext:value-type="float">
            <text:p>300</text:p>
          </table:table-cell>
          <table:table-cell table:formula="of:=MAX([.$C25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59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25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0])" office:value-type="float" office:value="300" calcext:value-type="float">
            <text:p>300</text:p>
          </table:table-cell>
          <table:table-cell table:formula="of:=MIN([.$C260])" office:value-type="float" office:value="1" calcext:value-type="float">
            <text:p>1</text:p>
          </table:table-cell>
          <table:table-cell table:formula="of:=MEDIAN([.$B260])" office:value-type="float" office:value="300" calcext:value-type="float">
            <text:p>300</text:p>
          </table:table-cell>
          <table:table-cell table:formula="of:=MEDIAN([.$C260])" office:value-type="float" office:value="1" calcext:value-type="float">
            <text:p>1</text:p>
          </table:table-cell>
          <table:table-cell table:formula="of:=MAX([.$B260])" office:value-type="float" office:value="300" calcext:value-type="float">
            <text:p>300</text:p>
          </table:table-cell>
          <table:table-cell table:formula="of:=MAX([.$C26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6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6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17/aso/training_set.lp</text:p>
          </table:table-cell>
          <table:table-cell office:value-type="float" office:value="39.7035" calcext:value-type="float">
            <text:p>39.7035</text:p>
          </table:table-cell>
          <table:table-cell office:value-type="float" office:value="0" calcext:value-type="float">
            <text:p>0</text:p>
          </table:table-cell>
          <table:table-cell table:formula="of:=MIN([.$B261])" office:value-type="float" office:value="39.7035" calcext:value-type="float">
            <text:p>39.7035</text:p>
          </table:table-cell>
          <table:table-cell table:formula="of:=MIN([.$C261])" office:value-type="float" office:value="0" calcext:value-type="float">
            <text:p>0</text:p>
          </table:table-cell>
          <table:table-cell table:formula="of:=MEDIAN([.$B261])" office:value-type="float" office:value="39.7035" calcext:value-type="float">
            <text:p>39.7035</text:p>
          </table:table-cell>
          <table:table-cell table:formula="of:=MEDIAN([.$C261])" office:value-type="float" office:value="0" calcext:value-type="float">
            <text:p>0</text:p>
          </table:table-cell>
          <table:table-cell table:formula="of:=MAX([.$B261])" office:value-type="float" office:value="39.7035" calcext:value-type="float">
            <text:p>39.7035</text:p>
          </table:table-cell>
          <table:table-cell table:formula="of:=MAX([.$C261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261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26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2])" office:value-type="float" office:value="300" calcext:value-type="float">
            <text:p>300</text:p>
          </table:table-cell>
          <table:table-cell table:formula="of:=MIN([.$C262])" office:value-type="float" office:value="1" calcext:value-type="float">
            <text:p>1</text:p>
          </table:table-cell>
          <table:table-cell table:formula="of:=MEDIAN([.$B262])" office:value-type="float" office:value="300" calcext:value-type="float">
            <text:p>300</text:p>
          </table:table-cell>
          <table:table-cell table:formula="of:=MEDIAN([.$C262])" office:value-type="float" office:value="1" calcext:value-type="float">
            <text:p>1</text:p>
          </table:table-cell>
          <table:table-cell table:formula="of:=MAX([.$B262])" office:value-type="float" office:value="300" calcext:value-type="float">
            <text:p>300</text:p>
          </table:table-cell>
          <table:table-cell table:formula="of:=MAX([.$C26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6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6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3])" office:value-type="float" office:value="300" calcext:value-type="float">
            <text:p>300</text:p>
          </table:table-cell>
          <table:table-cell table:formula="of:=MIN([.$C263])" office:value-type="float" office:value="1" calcext:value-type="float">
            <text:p>1</text:p>
          </table:table-cell>
          <table:table-cell table:formula="of:=MEDIAN([.$B263])" office:value-type="float" office:value="300" calcext:value-type="float">
            <text:p>300</text:p>
          </table:table-cell>
          <table:table-cell table:formula="of:=MEDIAN([.$C263])" office:value-type="float" office:value="1" calcext:value-type="float">
            <text:p>1</text:p>
          </table:table-cell>
          <table:table-cell table:formula="of:=MAX([.$B263])" office:value-type="float" office:value="300" calcext:value-type="float">
            <text:p>300</text:p>
          </table:table-cell>
          <table:table-cell table:formula="of:=MAX([.$C26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6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6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19/aso/training_set.lp</text:p>
          </table:table-cell>
          <table:table-cell office:value-type="float" office:value="46.1851" calcext:value-type="float">
            <text:p>46.1851</text:p>
          </table:table-cell>
          <table:table-cell office:value-type="float" office:value="0" calcext:value-type="float">
            <text:p>0</text:p>
          </table:table-cell>
          <table:table-cell table:formula="of:=MIN([.$B264])" office:value-type="float" office:value="46.1851" calcext:value-type="float">
            <text:p>46.1851</text:p>
          </table:table-cell>
          <table:table-cell table:formula="of:=MIN([.$C264])" office:value-type="float" office:value="0" calcext:value-type="float">
            <text:p>0</text:p>
          </table:table-cell>
          <table:table-cell table:formula="of:=MEDIAN([.$B264])" office:value-type="float" office:value="46.1851" calcext:value-type="float">
            <text:p>46.1851</text:p>
          </table:table-cell>
          <table:table-cell table:formula="of:=MEDIAN([.$C264])" office:value-type="float" office:value="0" calcext:value-type="float">
            <text:p>0</text:p>
          </table:table-cell>
          <table:table-cell table:formula="of:=MAX([.$B264])" office:value-type="float" office:value="46.1851" calcext:value-type="float">
            <text:p>46.1851</text:p>
          </table:table-cell>
          <table:table-cell table:formula="of:=MAX([.$C264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264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8-[.L26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5])" office:value-type="float" office:value="300" calcext:value-type="float">
            <text:p>300</text:p>
          </table:table-cell>
          <table:table-cell table:formula="of:=MIN([.$C265])" office:value-type="float" office:value="1" calcext:value-type="float">
            <text:p>1</text:p>
          </table:table-cell>
          <table:table-cell table:formula="of:=MEDIAN([.$B265])" office:value-type="float" office:value="300" calcext:value-type="float">
            <text:p>300</text:p>
          </table:table-cell>
          <table:table-cell table:formula="of:=MEDIAN([.$C265])" office:value-type="float" office:value="1" calcext:value-type="float">
            <text:p>1</text:p>
          </table:table-cell>
          <table:table-cell table:formula="of:=MAX([.$B265])" office:value-type="float" office:value="300" calcext:value-type="float">
            <text:p>300</text:p>
          </table:table-cell>
          <table:table-cell table:formula="of:=MAX([.$C26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6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6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6])" office:value-type="float" office:value="300" calcext:value-type="float">
            <text:p>300</text:p>
          </table:table-cell>
          <table:table-cell table:formula="of:=MIN([.$C266])" office:value-type="float" office:value="1" calcext:value-type="float">
            <text:p>1</text:p>
          </table:table-cell>
          <table:table-cell table:formula="of:=MEDIAN([.$B266])" office:value-type="float" office:value="300" calcext:value-type="float">
            <text:p>300</text:p>
          </table:table-cell>
          <table:table-cell table:formula="of:=MEDIAN([.$C266])" office:value-type="float" office:value="1" calcext:value-type="float">
            <text:p>1</text:p>
          </table:table-cell>
          <table:table-cell table:formula="of:=MAX([.$B266])" office:value-type="float" office:value="300" calcext:value-type="float">
            <text:p>300</text:p>
          </table:table-cell>
          <table:table-cell table:formula="of:=MAX([.$C26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66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266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4/training_po_full_v4/user21/aso/training_set.lp</text:p>
          </table:table-cell>
          <table:table-cell office:value-type="float" office:value="38.6581" calcext:value-type="float">
            <text:p>38.6581</text:p>
          </table:table-cell>
          <table:table-cell office:value-type="float" office:value="0" calcext:value-type="float">
            <text:p>0</text:p>
          </table:table-cell>
          <table:table-cell table:formula="of:=MIN([.$B267])" office:value-type="float" office:value="38.6581" calcext:value-type="float">
            <text:p>38.6581</text:p>
          </table:table-cell>
          <table:table-cell table:formula="of:=MIN([.$C267])" office:value-type="float" office:value="0" calcext:value-type="float">
            <text:p>0</text:p>
          </table:table-cell>
          <table:table-cell table:formula="of:=MEDIAN([.$B267])" office:value-type="float" office:value="38.6581" calcext:value-type="float">
            <text:p>38.6581</text:p>
          </table:table-cell>
          <table:table-cell table:formula="of:=MEDIAN([.$C267])" office:value-type="float" office:value="0" calcext:value-type="float">
            <text:p>0</text:p>
          </table:table-cell>
          <table:table-cell table:formula="of:=MAX([.$B267])" office:value-type="float" office:value="38.6581" calcext:value-type="float">
            <text:p>38.6581</text:p>
          </table:table-cell>
          <table:table-cell table:formula="of:=MAX([.$C26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6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6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8])" office:value-type="float" office:value="300" calcext:value-type="float">
            <text:p>300</text:p>
          </table:table-cell>
          <table:table-cell table:formula="of:=MIN([.$C268])" office:value-type="float" office:value="1" calcext:value-type="float">
            <text:p>1</text:p>
          </table:table-cell>
          <table:table-cell table:formula="of:=MEDIAN([.$B268])" office:value-type="float" office:value="300" calcext:value-type="float">
            <text:p>300</text:p>
          </table:table-cell>
          <table:table-cell table:formula="of:=MEDIAN([.$C268])" office:value-type="float" office:value="1" calcext:value-type="float">
            <text:p>1</text:p>
          </table:table-cell>
          <table:table-cell table:formula="of:=MAX([.$B268])" office:value-type="float" office:value="300" calcext:value-type="float">
            <text:p>300</text:p>
          </table:table-cell>
          <table:table-cell table:formula="of:=MAX([.$C26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6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26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9])" office:value-type="float" office:value="300" calcext:value-type="float">
            <text:p>300</text:p>
          </table:table-cell>
          <table:table-cell table:formula="of:=MIN([.$C269])" office:value-type="float" office:value="1" calcext:value-type="float">
            <text:p>1</text:p>
          </table:table-cell>
          <table:table-cell table:formula="of:=MEDIAN([.$B269])" office:value-type="float" office:value="300" calcext:value-type="float">
            <text:p>300</text:p>
          </table:table-cell>
          <table:table-cell table:formula="of:=MEDIAN([.$C269])" office:value-type="float" office:value="1" calcext:value-type="float">
            <text:p>1</text:p>
          </table:table-cell>
          <table:table-cell table:formula="of:=MAX([.$B269])" office:value-type="float" office:value="300" calcext:value-type="float">
            <text:p>300</text:p>
          </table:table-cell>
          <table:table-cell table:formula="of:=MAX([.$C26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6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6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23/aso/training_set.lp</text:p>
          </table:table-cell>
          <table:table-cell office:value-type="float" office:value="42.6358" calcext:value-type="float">
            <text:p>42.6358</text:p>
          </table:table-cell>
          <table:table-cell office:value-type="float" office:value="0" calcext:value-type="float">
            <text:p>0</text:p>
          </table:table-cell>
          <table:table-cell table:formula="of:=MIN([.$B270])" office:value-type="float" office:value="42.6358" calcext:value-type="float">
            <text:p>42.6358</text:p>
          </table:table-cell>
          <table:table-cell table:formula="of:=MIN([.$C270])" office:value-type="float" office:value="0" calcext:value-type="float">
            <text:p>0</text:p>
          </table:table-cell>
          <table:table-cell table:formula="of:=MEDIAN([.$B270])" office:value-type="float" office:value="42.6358" calcext:value-type="float">
            <text:p>42.6358</text:p>
          </table:table-cell>
          <table:table-cell table:formula="of:=MEDIAN([.$C270])" office:value-type="float" office:value="0" calcext:value-type="float">
            <text:p>0</text:p>
          </table:table-cell>
          <table:table-cell table:formula="of:=MAX([.$B270])" office:value-type="float" office:value="42.6358" calcext:value-type="float">
            <text:p>42.6358</text:p>
          </table:table-cell>
          <table:table-cell table:formula="of:=MAX([.$C270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270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27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1])" office:value-type="float" office:value="300" calcext:value-type="float">
            <text:p>300</text:p>
          </table:table-cell>
          <table:table-cell table:formula="of:=MIN([.$C271])" office:value-type="float" office:value="1" calcext:value-type="float">
            <text:p>1</text:p>
          </table:table-cell>
          <table:table-cell table:formula="of:=MEDIAN([.$B271])" office:value-type="float" office:value="300" calcext:value-type="float">
            <text:p>300</text:p>
          </table:table-cell>
          <table:table-cell table:formula="of:=MEDIAN([.$C271])" office:value-type="float" office:value="1" calcext:value-type="float">
            <text:p>1</text:p>
          </table:table-cell>
          <table:table-cell table:formula="of:=MAX([.$B271])" office:value-type="float" office:value="300" calcext:value-type="float">
            <text:p>300</text:p>
          </table:table-cell>
          <table:table-cell table:formula="of:=MAX([.$C271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71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27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2])" office:value-type="float" office:value="300" calcext:value-type="float">
            <text:p>300</text:p>
          </table:table-cell>
          <table:table-cell table:formula="of:=MIN([.$C272])" office:value-type="float" office:value="1" calcext:value-type="float">
            <text:p>1</text:p>
          </table:table-cell>
          <table:table-cell table:formula="of:=MEDIAN([.$B272])" office:value-type="float" office:value="300" calcext:value-type="float">
            <text:p>300</text:p>
          </table:table-cell>
          <table:table-cell table:formula="of:=MEDIAN([.$C272])" office:value-type="float" office:value="1" calcext:value-type="float">
            <text:p>1</text:p>
          </table:table-cell>
          <table:table-cell table:formula="of:=MAX([.$B272])" office:value-type="float" office:value="300" calcext:value-type="float">
            <text:p>300</text:p>
          </table:table-cell>
          <table:table-cell table:formula="of:=MAX([.$C272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272])/9"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(8-[.L272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4/training_po_full_v4/user26/aso/training_set.lp</text:p>
          </table:table-cell>
          <table:table-cell office:value-type="float" office:value="46.4348" calcext:value-type="float">
            <text:p>46.4348</text:p>
          </table:table-cell>
          <table:table-cell office:value-type="float" office:value="0" calcext:value-type="float">
            <text:p>0</text:p>
          </table:table-cell>
          <table:table-cell table:formula="of:=MIN([.$B273])" office:value-type="float" office:value="46.4348" calcext:value-type="float">
            <text:p>46.4348</text:p>
          </table:table-cell>
          <table:table-cell table:formula="of:=MIN([.$C273])" office:value-type="float" office:value="0" calcext:value-type="float">
            <text:p>0</text:p>
          </table:table-cell>
          <table:table-cell table:formula="of:=MEDIAN([.$B273])" office:value-type="float" office:value="46.4348" calcext:value-type="float">
            <text:p>46.4348</text:p>
          </table:table-cell>
          <table:table-cell table:formula="of:=MEDIAN([.$C273])" office:value-type="float" office:value="0" calcext:value-type="float">
            <text:p>0</text:p>
          </table:table-cell>
          <table:table-cell table:formula="of:=MAX([.$B273])" office:value-type="float" office:value="46.4348" calcext:value-type="float">
            <text:p>46.4348</text:p>
          </table:table-cell>
          <table:table-cell table:formula="of:=MAX([.$C273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273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27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4])" office:value-type="float" office:value="300" calcext:value-type="float">
            <text:p>300</text:p>
          </table:table-cell>
          <table:table-cell table:formula="of:=MIN([.$C274])" office:value-type="float" office:value="1" calcext:value-type="float">
            <text:p>1</text:p>
          </table:table-cell>
          <table:table-cell table:formula="of:=MEDIAN([.$B274])" office:value-type="float" office:value="300" calcext:value-type="float">
            <text:p>300</text:p>
          </table:table-cell>
          <table:table-cell table:formula="of:=MEDIAN([.$C274])" office:value-type="float" office:value="1" calcext:value-type="float">
            <text:p>1</text:p>
          </table:table-cell>
          <table:table-cell table:formula="of:=MAX([.$B274])" office:value-type="float" office:value="300" calcext:value-type="float">
            <text:p>300</text:p>
          </table:table-cell>
          <table:table-cell table:formula="of:=MAX([.$C27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7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7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5])" office:value-type="float" office:value="300" calcext:value-type="float">
            <text:p>300</text:p>
          </table:table-cell>
          <table:table-cell table:formula="of:=MIN([.$C275])" office:value-type="float" office:value="1" calcext:value-type="float">
            <text:p>1</text:p>
          </table:table-cell>
          <table:table-cell table:formula="of:=MEDIAN([.$B275])" office:value-type="float" office:value="300" calcext:value-type="float">
            <text:p>300</text:p>
          </table:table-cell>
          <table:table-cell table:formula="of:=MEDIAN([.$C275])" office:value-type="float" office:value="1" calcext:value-type="float">
            <text:p>1</text:p>
          </table:table-cell>
          <table:table-cell table:formula="of:=MAX([.$B275])" office:value-type="float" office:value="300" calcext:value-type="float">
            <text:p>300</text:p>
          </table:table-cell>
          <table:table-cell table:formula="of:=MAX([.$C27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7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7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3/aso/training_set.lp</text:p>
          </table:table-cell>
          <table:table-cell office:value-type="float" office:value="45.1859" calcext:value-type="float">
            <text:p>45.1859</text:p>
          </table:table-cell>
          <table:table-cell office:value-type="float" office:value="0" calcext:value-type="float">
            <text:p>0</text:p>
          </table:table-cell>
          <table:table-cell table:formula="of:=MIN([.$B276])" office:value-type="float" office:value="45.1859" calcext:value-type="float">
            <text:p>45.1859</text:p>
          </table:table-cell>
          <table:table-cell table:formula="of:=MIN([.$C276])" office:value-type="float" office:value="0" calcext:value-type="float">
            <text:p>0</text:p>
          </table:table-cell>
          <table:table-cell table:formula="of:=MEDIAN([.$B276])" office:value-type="float" office:value="45.1859" calcext:value-type="float">
            <text:p>45.1859</text:p>
          </table:table-cell>
          <table:table-cell table:formula="of:=MEDIAN([.$C276])" office:value-type="float" office:value="0" calcext:value-type="float">
            <text:p>0</text:p>
          </table:table-cell>
          <table:table-cell table:formula="of:=MAX([.$B276])" office:value-type="float" office:value="45.1859" calcext:value-type="float">
            <text:p>45.1859</text:p>
          </table:table-cell>
          <table:table-cell table:formula="of:=MAX([.$C276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27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27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7])" office:value-type="float" office:value="300" calcext:value-type="float">
            <text:p>300</text:p>
          </table:table-cell>
          <table:table-cell table:formula="of:=MIN([.$C277])" office:value-type="float" office:value="1" calcext:value-type="float">
            <text:p>1</text:p>
          </table:table-cell>
          <table:table-cell table:formula="of:=MEDIAN([.$B277])" office:value-type="float" office:value="300" calcext:value-type="float">
            <text:p>300</text:p>
          </table:table-cell>
          <table:table-cell table:formula="of:=MEDIAN([.$C277])" office:value-type="float" office:value="1" calcext:value-type="float">
            <text:p>1</text:p>
          </table:table-cell>
          <table:table-cell table:formula="of:=MAX([.$B277])" office:value-type="float" office:value="300" calcext:value-type="float">
            <text:p>300</text:p>
          </table:table-cell>
          <table:table-cell table:formula="of:=MAX([.$C27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7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27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8])" office:value-type="float" office:value="300" calcext:value-type="float">
            <text:p>300</text:p>
          </table:table-cell>
          <table:table-cell table:formula="of:=MIN([.$C278])" office:value-type="float" office:value="1" calcext:value-type="float">
            <text:p>1</text:p>
          </table:table-cell>
          <table:table-cell table:formula="of:=MEDIAN([.$B278])" office:value-type="float" office:value="300" calcext:value-type="float">
            <text:p>300</text:p>
          </table:table-cell>
          <table:table-cell table:formula="of:=MEDIAN([.$C278])" office:value-type="float" office:value="1" calcext:value-type="float">
            <text:p>1</text:p>
          </table:table-cell>
          <table:table-cell table:formula="of:=MAX([.$B278])" office:value-type="float" office:value="300" calcext:value-type="float">
            <text:p>300</text:p>
          </table:table-cell>
          <table:table-cell table:formula="of:=MAX([.$C278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78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278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4/training_po_full_v4/user32/aso/training_set.lp</text:p>
          </table:table-cell>
          <table:table-cell office:value-type="float" office:value="45.2241" calcext:value-type="float">
            <text:p>45.2241</text:p>
          </table:table-cell>
          <table:table-cell office:value-type="float" office:value="0" calcext:value-type="float">
            <text:p>0</text:p>
          </table:table-cell>
          <table:table-cell table:formula="of:=MIN([.$B279])" office:value-type="float" office:value="45.2241" calcext:value-type="float">
            <text:p>45.2241</text:p>
          </table:table-cell>
          <table:table-cell table:formula="of:=MIN([.$C279])" office:value-type="float" office:value="0" calcext:value-type="float">
            <text:p>0</text:p>
          </table:table-cell>
          <table:table-cell table:formula="of:=MEDIAN([.$B279])" office:value-type="float" office:value="45.2241" calcext:value-type="float">
            <text:p>45.2241</text:p>
          </table:table-cell>
          <table:table-cell table:formula="of:=MEDIAN([.$C279])" office:value-type="float" office:value="0" calcext:value-type="float">
            <text:p>0</text:p>
          </table:table-cell>
          <table:table-cell table:formula="of:=MAX([.$B279])" office:value-type="float" office:value="45.2241" calcext:value-type="float">
            <text:p>45.2241</text:p>
          </table:table-cell>
          <table:table-cell table:formula="of:=MAX([.$C279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279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8-[.L27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0])" office:value-type="float" office:value="300" calcext:value-type="float">
            <text:p>300</text:p>
          </table:table-cell>
          <table:table-cell table:formula="of:=MIN([.$C280])" office:value-type="float" office:value="1" calcext:value-type="float">
            <text:p>1</text:p>
          </table:table-cell>
          <table:table-cell table:formula="of:=MEDIAN([.$B280])" office:value-type="float" office:value="300" calcext:value-type="float">
            <text:p>300</text:p>
          </table:table-cell>
          <table:table-cell table:formula="of:=MEDIAN([.$C280])" office:value-type="float" office:value="1" calcext:value-type="float">
            <text:p>1</text:p>
          </table:table-cell>
          <table:table-cell table:formula="of:=MAX([.$B280])" office:value-type="float" office:value="300" calcext:value-type="float">
            <text:p>300</text:p>
          </table:table-cell>
          <table:table-cell table:formula="of:=MAX([.$C280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80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28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1])" office:value-type="float" office:value="300" calcext:value-type="float">
            <text:p>300</text:p>
          </table:table-cell>
          <table:table-cell table:formula="of:=MIN([.$C281])" office:value-type="float" office:value="1" calcext:value-type="float">
            <text:p>1</text:p>
          </table:table-cell>
          <table:table-cell table:formula="of:=MEDIAN([.$B281])" office:value-type="float" office:value="300" calcext:value-type="float">
            <text:p>300</text:p>
          </table:table-cell>
          <table:table-cell table:formula="of:=MEDIAN([.$C281])" office:value-type="float" office:value="1" calcext:value-type="float">
            <text:p>1</text:p>
          </table:table-cell>
          <table:table-cell table:formula="of:=MAX([.$B281])" office:value-type="float" office:value="300" calcext:value-type="float">
            <text:p>300</text:p>
          </table:table-cell>
          <table:table-cell table:formula="of:=MAX([.$C28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81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281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4/training_po_full_v4/user38/aso/training_set.lp</text:p>
          </table:table-cell>
          <table:table-cell office:value-type="float" office:value="47.6398" calcext:value-type="float">
            <text:p>47.6398</text:p>
          </table:table-cell>
          <table:table-cell office:value-type="float" office:value="0" calcext:value-type="float">
            <text:p>0</text:p>
          </table:table-cell>
          <table:table-cell table:formula="of:=MIN([.$B282])" office:value-type="float" office:value="47.6398" calcext:value-type="float">
            <text:p>47.6398</text:p>
          </table:table-cell>
          <table:table-cell table:formula="of:=MIN([.$C282])" office:value-type="float" office:value="0" calcext:value-type="float">
            <text:p>0</text:p>
          </table:table-cell>
          <table:table-cell table:formula="of:=MEDIAN([.$B282])" office:value-type="float" office:value="47.6398" calcext:value-type="float">
            <text:p>47.6398</text:p>
          </table:table-cell>
          <table:table-cell table:formula="of:=MEDIAN([.$C282])" office:value-type="float" office:value="0" calcext:value-type="float">
            <text:p>0</text:p>
          </table:table-cell>
          <table:table-cell table:formula="of:=MAX([.$B282])" office:value-type="float" office:value="47.6398" calcext:value-type="float">
            <text:p>47.6398</text:p>
          </table:table-cell>
          <table:table-cell table:formula="of:=MAX([.$C28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8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8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3])" office:value-type="float" office:value="300" calcext:value-type="float">
            <text:p>300</text:p>
          </table:table-cell>
          <table:table-cell table:formula="of:=MIN([.$C283])" office:value-type="float" office:value="1" calcext:value-type="float">
            <text:p>1</text:p>
          </table:table-cell>
          <table:table-cell table:formula="of:=MEDIAN([.$B283])" office:value-type="float" office:value="300" calcext:value-type="float">
            <text:p>300</text:p>
          </table:table-cell>
          <table:table-cell table:formula="of:=MEDIAN([.$C283])" office:value-type="float" office:value="1" calcext:value-type="float">
            <text:p>1</text:p>
          </table:table-cell>
          <table:table-cell table:formula="of:=MAX([.$B283])" office:value-type="float" office:value="300" calcext:value-type="float">
            <text:p>300</text:p>
          </table:table-cell>
          <table:table-cell table:formula="of:=MAX([.$C28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8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8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4])" office:value-type="float" office:value="300" calcext:value-type="float">
            <text:p>300</text:p>
          </table:table-cell>
          <table:table-cell table:formula="of:=MIN([.$C284])" office:value-type="float" office:value="1" calcext:value-type="float">
            <text:p>1</text:p>
          </table:table-cell>
          <table:table-cell table:formula="of:=MEDIAN([.$B284])" office:value-type="float" office:value="300" calcext:value-type="float">
            <text:p>300</text:p>
          </table:table-cell>
          <table:table-cell table:formula="of:=MEDIAN([.$C284])" office:value-type="float" office:value="1" calcext:value-type="float">
            <text:p>1</text:p>
          </table:table-cell>
          <table:table-cell table:formula="of:=MAX([.$B284])" office:value-type="float" office:value="300" calcext:value-type="float">
            <text:p>300</text:p>
          </table:table-cell>
          <table:table-cell table:formula="of:=MAX([.$C28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8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8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39/aso/training_set.lp</text:p>
          </table:table-cell>
          <table:table-cell office:value-type="float" office:value="33.5962" calcext:value-type="float">
            <text:p>33.5962</text:p>
          </table:table-cell>
          <table:table-cell office:value-type="float" office:value="0" calcext:value-type="float">
            <text:p>0</text:p>
          </table:table-cell>
          <table:table-cell table:formula="of:=MIN([.$B285])" office:value-type="float" office:value="33.5962" calcext:value-type="float">
            <text:p>33.5962</text:p>
          </table:table-cell>
          <table:table-cell table:formula="of:=MIN([.$C285])" office:value-type="float" office:value="0" calcext:value-type="float">
            <text:p>0</text:p>
          </table:table-cell>
          <table:table-cell table:formula="of:=MEDIAN([.$B285])" office:value-type="float" office:value="33.5962" calcext:value-type="float">
            <text:p>33.5962</text:p>
          </table:table-cell>
          <table:table-cell table:formula="of:=MEDIAN([.$C285])" office:value-type="float" office:value="0" calcext:value-type="float">
            <text:p>0</text:p>
          </table:table-cell>
          <table:table-cell table:formula="of:=MAX([.$B285])" office:value-type="float" office:value="33.5962" calcext:value-type="float">
            <text:p>33.5962</text:p>
          </table:table-cell>
          <table:table-cell table:formula="of:=MAX([.$C28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8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8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6])" office:value-type="float" office:value="300" calcext:value-type="float">
            <text:p>300</text:p>
          </table:table-cell>
          <table:table-cell table:formula="of:=MIN([.$C286])" office:value-type="float" office:value="1" calcext:value-type="float">
            <text:p>1</text:p>
          </table:table-cell>
          <table:table-cell table:formula="of:=MEDIAN([.$B286])" office:value-type="float" office:value="300" calcext:value-type="float">
            <text:p>300</text:p>
          </table:table-cell>
          <table:table-cell table:formula="of:=MEDIAN([.$C286])" office:value-type="float" office:value="1" calcext:value-type="float">
            <text:p>1</text:p>
          </table:table-cell>
          <table:table-cell table:formula="of:=MAX([.$B286])" office:value-type="float" office:value="300" calcext:value-type="float">
            <text:p>300</text:p>
          </table:table-cell>
          <table:table-cell table:formula="of:=MAX([.$C28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86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28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7])" office:value-type="float" office:value="300" calcext:value-type="float">
            <text:p>300</text:p>
          </table:table-cell>
          <table:table-cell table:formula="of:=MIN([.$C287])" office:value-type="float" office:value="1" calcext:value-type="float">
            <text:p>1</text:p>
          </table:table-cell>
          <table:table-cell table:formula="of:=MEDIAN([.$B287])" office:value-type="float" office:value="300" calcext:value-type="float">
            <text:p>300</text:p>
          </table:table-cell>
          <table:table-cell table:formula="of:=MEDIAN([.$C287])" office:value-type="float" office:value="1" calcext:value-type="float">
            <text:p>1</text:p>
          </table:table-cell>
          <table:table-cell table:formula="of:=MAX([.$B287])" office:value-type="float" office:value="300" calcext:value-type="float">
            <text:p>300</text:p>
          </table:table-cell>
          <table:table-cell table:formula="of:=MAX([.$C28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8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8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4/aso/training_set.lp</text:p>
          </table:table-cell>
          <table:table-cell office:value-type="float" office:value="37.3838" calcext:value-type="float">
            <text:p>37.3838</text:p>
          </table:table-cell>
          <table:table-cell office:value-type="float" office:value="0" calcext:value-type="float">
            <text:p>0</text:p>
          </table:table-cell>
          <table:table-cell table:formula="of:=MIN([.$B288])" office:value-type="float" office:value="37.3838" calcext:value-type="float">
            <text:p>37.3838</text:p>
          </table:table-cell>
          <table:table-cell table:formula="of:=MIN([.$C288])" office:value-type="float" office:value="0" calcext:value-type="float">
            <text:p>0</text:p>
          </table:table-cell>
          <table:table-cell table:formula="of:=MEDIAN([.$B288])" office:value-type="float" office:value="37.3838" calcext:value-type="float">
            <text:p>37.3838</text:p>
          </table:table-cell>
          <table:table-cell table:formula="of:=MEDIAN([.$C288])" office:value-type="float" office:value="0" calcext:value-type="float">
            <text:p>0</text:p>
          </table:table-cell>
          <table:table-cell table:formula="of:=MAX([.$B288])" office:value-type="float" office:value="37.3838" calcext:value-type="float">
            <text:p>37.3838</text:p>
          </table:table-cell>
          <table:table-cell table:formula="of:=MAX([.$C288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288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8-[.L28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9])" office:value-type="float" office:value="300" calcext:value-type="float">
            <text:p>300</text:p>
          </table:table-cell>
          <table:table-cell table:formula="of:=MIN([.$C289])" office:value-type="float" office:value="1" calcext:value-type="float">
            <text:p>1</text:p>
          </table:table-cell>
          <table:table-cell table:formula="of:=MEDIAN([.$B289])" office:value-type="float" office:value="300" calcext:value-type="float">
            <text:p>300</text:p>
          </table:table-cell>
          <table:table-cell table:formula="of:=MEDIAN([.$C289])" office:value-type="float" office:value="1" calcext:value-type="float">
            <text:p>1</text:p>
          </table:table-cell>
          <table:table-cell table:formula="of:=MAX([.$B289])" office:value-type="float" office:value="300" calcext:value-type="float">
            <text:p>300</text:p>
          </table:table-cell>
          <table:table-cell table:formula="of:=MAX([.$C28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8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8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0])" office:value-type="float" office:value="300" calcext:value-type="float">
            <text:p>300</text:p>
          </table:table-cell>
          <table:table-cell table:formula="of:=MIN([.$C290])" office:value-type="float" office:value="1" calcext:value-type="float">
            <text:p>1</text:p>
          </table:table-cell>
          <table:table-cell table:formula="of:=MEDIAN([.$B290])" office:value-type="float" office:value="300" calcext:value-type="float">
            <text:p>300</text:p>
          </table:table-cell>
          <table:table-cell table:formula="of:=MEDIAN([.$C290])" office:value-type="float" office:value="1" calcext:value-type="float">
            <text:p>1</text:p>
          </table:table-cell>
          <table:table-cell table:formula="of:=MAX([.$B290])" office:value-type="float" office:value="300" calcext:value-type="float">
            <text:p>300</text:p>
          </table:table-cell>
          <table:table-cell table:formula="of:=MAX([.$C29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90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8-[.L290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4/training_po_full_v4/user42/aso/training_set.lp</text:p>
          </table:table-cell>
          <table:table-cell office:value-type="float" office:value="49.3519" calcext:value-type="float">
            <text:p>49.3519</text:p>
          </table:table-cell>
          <table:table-cell office:value-type="float" office:value="0" calcext:value-type="float">
            <text:p>0</text:p>
          </table:table-cell>
          <table:table-cell table:formula="of:=MIN([.$B291])" office:value-type="float" office:value="49.3519" calcext:value-type="float">
            <text:p>49.3519</text:p>
          </table:table-cell>
          <table:table-cell table:formula="of:=MIN([.$C291])" office:value-type="float" office:value="0" calcext:value-type="float">
            <text:p>0</text:p>
          </table:table-cell>
          <table:table-cell table:formula="of:=MEDIAN([.$B291])" office:value-type="float" office:value="49.3519" calcext:value-type="float">
            <text:p>49.3519</text:p>
          </table:table-cell>
          <table:table-cell table:formula="of:=MEDIAN([.$C291])" office:value-type="float" office:value="0" calcext:value-type="float">
            <text:p>0</text:p>
          </table:table-cell>
          <table:table-cell table:formula="of:=MAX([.$B291])" office:value-type="float" office:value="49.3519" calcext:value-type="float">
            <text:p>49.3519</text:p>
          </table:table-cell>
          <table:table-cell table:formula="of:=MAX([.$C29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9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9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2])" office:value-type="float" office:value="300" calcext:value-type="float">
            <text:p>300</text:p>
          </table:table-cell>
          <table:table-cell table:formula="of:=MIN([.$C292])" office:value-type="float" office:value="1" calcext:value-type="float">
            <text:p>1</text:p>
          </table:table-cell>
          <table:table-cell table:formula="of:=MEDIAN([.$B292])" office:value-type="float" office:value="300" calcext:value-type="float">
            <text:p>300</text:p>
          </table:table-cell>
          <table:table-cell table:formula="of:=MEDIAN([.$C292])" office:value-type="float" office:value="1" calcext:value-type="float">
            <text:p>1</text:p>
          </table:table-cell>
          <table:table-cell table:formula="of:=MAX([.$B292])" office:value-type="float" office:value="300" calcext:value-type="float">
            <text:p>300</text:p>
          </table:table-cell>
          <table:table-cell table:formula="of:=MAX([.$C29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9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9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3])" office:value-type="float" office:value="300" calcext:value-type="float">
            <text:p>300</text:p>
          </table:table-cell>
          <table:table-cell table:formula="of:=MIN([.$C293])" office:value-type="float" office:value="1" calcext:value-type="float">
            <text:p>1</text:p>
          </table:table-cell>
          <table:table-cell table:formula="of:=MEDIAN([.$B293])" office:value-type="float" office:value="300" calcext:value-type="float">
            <text:p>300</text:p>
          </table:table-cell>
          <table:table-cell table:formula="of:=MEDIAN([.$C293])" office:value-type="float" office:value="1" calcext:value-type="float">
            <text:p>1</text:p>
          </table:table-cell>
          <table:table-cell table:formula="of:=MAX([.$B293])" office:value-type="float" office:value="300" calcext:value-type="float">
            <text:p>300</text:p>
          </table:table-cell>
          <table:table-cell table:formula="of:=MAX([.$C29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9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9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43/aso/training_set.lp</text:p>
          </table:table-cell>
          <table:table-cell office:value-type="float" office:value="46.4852" calcext:value-type="float">
            <text:p>46.4852</text:p>
          </table:table-cell>
          <table:table-cell office:value-type="float" office:value="0" calcext:value-type="float">
            <text:p>0</text:p>
          </table:table-cell>
          <table:table-cell table:formula="of:=MIN([.$B294])" office:value-type="float" office:value="46.4852" calcext:value-type="float">
            <text:p>46.4852</text:p>
          </table:table-cell>
          <table:table-cell table:formula="of:=MIN([.$C294])" office:value-type="float" office:value="0" calcext:value-type="float">
            <text:p>0</text:p>
          </table:table-cell>
          <table:table-cell table:formula="of:=MEDIAN([.$B294])" office:value-type="float" office:value="46.4852" calcext:value-type="float">
            <text:p>46.4852</text:p>
          </table:table-cell>
          <table:table-cell table:formula="of:=MEDIAN([.$C294])" office:value-type="float" office:value="0" calcext:value-type="float">
            <text:p>0</text:p>
          </table:table-cell>
          <table:table-cell table:formula="of:=MAX([.$B294])" office:value-type="float" office:value="46.4852" calcext:value-type="float">
            <text:p>46.4852</text:p>
          </table:table-cell>
          <table:table-cell table:formula="of:=MAX([.$C294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294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29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5])" office:value-type="float" office:value="300" calcext:value-type="float">
            <text:p>300</text:p>
          </table:table-cell>
          <table:table-cell table:formula="of:=MIN([.$C295])" office:value-type="float" office:value="1" calcext:value-type="float">
            <text:p>1</text:p>
          </table:table-cell>
          <table:table-cell table:formula="of:=MEDIAN([.$B295])" office:value-type="float" office:value="300" calcext:value-type="float">
            <text:p>300</text:p>
          </table:table-cell>
          <table:table-cell table:formula="of:=MEDIAN([.$C295])" office:value-type="float" office:value="1" calcext:value-type="float">
            <text:p>1</text:p>
          </table:table-cell>
          <table:table-cell table:formula="of:=MAX([.$B295])" office:value-type="float" office:value="300" calcext:value-type="float">
            <text:p>300</text:p>
          </table:table-cell>
          <table:table-cell table:formula="of:=MAX([.$C29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9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29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6])" office:value-type="float" office:value="300" calcext:value-type="float">
            <text:p>300</text:p>
          </table:table-cell>
          <table:table-cell table:formula="of:=MIN([.$C296])" office:value-type="float" office:value="1" calcext:value-type="float">
            <text:p>1</text:p>
          </table:table-cell>
          <table:table-cell table:formula="of:=MEDIAN([.$B296])" office:value-type="float" office:value="300" calcext:value-type="float">
            <text:p>300</text:p>
          </table:table-cell>
          <table:table-cell table:formula="of:=MEDIAN([.$C296])" office:value-type="float" office:value="1" calcext:value-type="float">
            <text:p>1</text:p>
          </table:table-cell>
          <table:table-cell table:formula="of:=MAX([.$B296])" office:value-type="float" office:value="300" calcext:value-type="float">
            <text:p>300</text:p>
          </table:table-cell>
          <table:table-cell table:formula="of:=MAX([.$C296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296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29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44/aso/training_set.lp</text:p>
          </table:table-cell>
          <table:table-cell office:value-type="float" office:value="41.5127" calcext:value-type="float">
            <text:p>41.5127</text:p>
          </table:table-cell>
          <table:table-cell office:value-type="float" office:value="0" calcext:value-type="float">
            <text:p>0</text:p>
          </table:table-cell>
          <table:table-cell table:formula="of:=MIN([.$B297])" office:value-type="float" office:value="41.5127" calcext:value-type="float">
            <text:p>41.5127</text:p>
          </table:table-cell>
          <table:table-cell table:formula="of:=MIN([.$C297])" office:value-type="float" office:value="0" calcext:value-type="float">
            <text:p>0</text:p>
          </table:table-cell>
          <table:table-cell table:formula="of:=MEDIAN([.$B297])" office:value-type="float" office:value="41.5127" calcext:value-type="float">
            <text:p>41.5127</text:p>
          </table:table-cell>
          <table:table-cell table:formula="of:=MEDIAN([.$C297])" office:value-type="float" office:value="0" calcext:value-type="float">
            <text:p>0</text:p>
          </table:table-cell>
          <table:table-cell table:formula="of:=MAX([.$B297])" office:value-type="float" office:value="41.5127" calcext:value-type="float">
            <text:p>41.5127</text:p>
          </table:table-cell>
          <table:table-cell table:formula="of:=MAX([.$C29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9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9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8])" office:value-type="float" office:value="300" calcext:value-type="float">
            <text:p>300</text:p>
          </table:table-cell>
          <table:table-cell table:formula="of:=MIN([.$C298])" office:value-type="float" office:value="1" calcext:value-type="float">
            <text:p>1</text:p>
          </table:table-cell>
          <table:table-cell table:formula="of:=MEDIAN([.$B298])" office:value-type="float" office:value="300" calcext:value-type="float">
            <text:p>300</text:p>
          </table:table-cell>
          <table:table-cell table:formula="of:=MEDIAN([.$C298])" office:value-type="float" office:value="1" calcext:value-type="float">
            <text:p>1</text:p>
          </table:table-cell>
          <table:table-cell table:formula="of:=MAX([.$B298])" office:value-type="float" office:value="300" calcext:value-type="float">
            <text:p>300</text:p>
          </table:table-cell>
          <table:table-cell table:formula="of:=MAX([.$C29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9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9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9])" office:value-type="float" office:value="300" calcext:value-type="float">
            <text:p>300</text:p>
          </table:table-cell>
          <table:table-cell table:formula="of:=MIN([.$C299])" office:value-type="float" office:value="1" calcext:value-type="float">
            <text:p>1</text:p>
          </table:table-cell>
          <table:table-cell table:formula="of:=MEDIAN([.$B299])" office:value-type="float" office:value="300" calcext:value-type="float">
            <text:p>300</text:p>
          </table:table-cell>
          <table:table-cell table:formula="of:=MEDIAN([.$C299])" office:value-type="float" office:value="1" calcext:value-type="float">
            <text:p>1</text:p>
          </table:table-cell>
          <table:table-cell table:formula="of:=MAX([.$B299])" office:value-type="float" office:value="300" calcext:value-type="float">
            <text:p>300</text:p>
          </table:table-cell>
          <table:table-cell table:formula="of:=MAX([.$C29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99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8-[.L299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4/training_po_full_v4/user45/aso/training_set.lp</text:p>
          </table:table-cell>
          <table:table-cell office:value-type="float" office:value="43.2024" calcext:value-type="float">
            <text:p>43.2024</text:p>
          </table:table-cell>
          <table:table-cell office:value-type="float" office:value="0" calcext:value-type="float">
            <text:p>0</text:p>
          </table:table-cell>
          <table:table-cell table:formula="of:=MIN([.$B300])" office:value-type="float" office:value="43.2024" calcext:value-type="float">
            <text:p>43.2024</text:p>
          </table:table-cell>
          <table:table-cell table:formula="of:=MIN([.$C300])" office:value-type="float" office:value="0" calcext:value-type="float">
            <text:p>0</text:p>
          </table:table-cell>
          <table:table-cell table:formula="of:=MEDIAN([.$B300])" office:value-type="float" office:value="43.2024" calcext:value-type="float">
            <text:p>43.2024</text:p>
          </table:table-cell>
          <table:table-cell table:formula="of:=MEDIAN([.$C300])" office:value-type="float" office:value="0" calcext:value-type="float">
            <text:p>0</text:p>
          </table:table-cell>
          <table:table-cell table:formula="of:=MAX([.$B300])" office:value-type="float" office:value="43.2024" calcext:value-type="float">
            <text:p>43.2024</text:p>
          </table:table-cell>
          <table:table-cell table:formula="of:=MAX([.$C30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0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0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1])" office:value-type="float" office:value="300" calcext:value-type="float">
            <text:p>300</text:p>
          </table:table-cell>
          <table:table-cell table:formula="of:=MIN([.$C301])" office:value-type="float" office:value="1" calcext:value-type="float">
            <text:p>1</text:p>
          </table:table-cell>
          <table:table-cell table:formula="of:=MEDIAN([.$B301])" office:value-type="float" office:value="300" calcext:value-type="float">
            <text:p>300</text:p>
          </table:table-cell>
          <table:table-cell table:formula="of:=MEDIAN([.$C301])" office:value-type="float" office:value="1" calcext:value-type="float">
            <text:p>1</text:p>
          </table:table-cell>
          <table:table-cell table:formula="of:=MAX([.$B301])" office:value-type="float" office:value="300" calcext:value-type="float">
            <text:p>300</text:p>
          </table:table-cell>
          <table:table-cell table:formula="of:=MAX([.$C30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0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0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2])" office:value-type="float" office:value="300" calcext:value-type="float">
            <text:p>300</text:p>
          </table:table-cell>
          <table:table-cell table:formula="of:=MIN([.$C302])" office:value-type="float" office:value="1" calcext:value-type="float">
            <text:p>1</text:p>
          </table:table-cell>
          <table:table-cell table:formula="of:=MEDIAN([.$B302])" office:value-type="float" office:value="300" calcext:value-type="float">
            <text:p>300</text:p>
          </table:table-cell>
          <table:table-cell table:formula="of:=MEDIAN([.$C302])" office:value-type="float" office:value="1" calcext:value-type="float">
            <text:p>1</text:p>
          </table:table-cell>
          <table:table-cell table:formula="of:=MAX([.$B302])" office:value-type="float" office:value="300" calcext:value-type="float">
            <text:p>300</text:p>
          </table:table-cell>
          <table:table-cell table:formula="of:=MAX([.$C30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302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8-[.L302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4/training_po_full_v4/user51/aso/training_set.lp</text:p>
          </table:table-cell>
          <table:table-cell office:value-type="float" office:value="44.0458" calcext:value-type="float">
            <text:p>44.0458</text:p>
          </table:table-cell>
          <table:table-cell office:value-type="float" office:value="0" calcext:value-type="float">
            <text:p>0</text:p>
          </table:table-cell>
          <table:table-cell table:formula="of:=MIN([.$B303])" office:value-type="float" office:value="44.0458" calcext:value-type="float">
            <text:p>44.0458</text:p>
          </table:table-cell>
          <table:table-cell table:formula="of:=MIN([.$C303])" office:value-type="float" office:value="0" calcext:value-type="float">
            <text:p>0</text:p>
          </table:table-cell>
          <table:table-cell table:formula="of:=MEDIAN([.$B303])" office:value-type="float" office:value="44.0458" calcext:value-type="float">
            <text:p>44.0458</text:p>
          </table:table-cell>
          <table:table-cell table:formula="of:=MEDIAN([.$C303])" office:value-type="float" office:value="0" calcext:value-type="float">
            <text:p>0</text:p>
          </table:table-cell>
          <table:table-cell table:formula="of:=MAX([.$B303])" office:value-type="float" office:value="44.0458" calcext:value-type="float">
            <text:p>44.0458</text:p>
          </table:table-cell>
          <table:table-cell table:formula="of:=MAX([.$C303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303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30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4])" office:value-type="float" office:value="300" calcext:value-type="float">
            <text:p>300</text:p>
          </table:table-cell>
          <table:table-cell table:formula="of:=MIN([.$C304])" office:value-type="float" office:value="1" calcext:value-type="float">
            <text:p>1</text:p>
          </table:table-cell>
          <table:table-cell table:formula="of:=MEDIAN([.$B304])" office:value-type="float" office:value="300" calcext:value-type="float">
            <text:p>300</text:p>
          </table:table-cell>
          <table:table-cell table:formula="of:=MEDIAN([.$C304])" office:value-type="float" office:value="1" calcext:value-type="float">
            <text:p>1</text:p>
          </table:table-cell>
          <table:table-cell table:formula="of:=MAX([.$B304])" office:value-type="float" office:value="300" calcext:value-type="float">
            <text:p>300</text:p>
          </table:table-cell>
          <table:table-cell table:formula="of:=MAX([.$C304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304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30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5])" office:value-type="float" office:value="300" calcext:value-type="float">
            <text:p>300</text:p>
          </table:table-cell>
          <table:table-cell table:formula="of:=MIN([.$C305])" office:value-type="float" office:value="1" calcext:value-type="float">
            <text:p>1</text:p>
          </table:table-cell>
          <table:table-cell table:formula="of:=MEDIAN([.$B305])" office:value-type="float" office:value="300" calcext:value-type="float">
            <text:p>300</text:p>
          </table:table-cell>
          <table:table-cell table:formula="of:=MEDIAN([.$C305])" office:value-type="float" office:value="1" calcext:value-type="float">
            <text:p>1</text:p>
          </table:table-cell>
          <table:table-cell table:formula="of:=MAX([.$B305])" office:value-type="float" office:value="300" calcext:value-type="float">
            <text:p>300</text:p>
          </table:table-cell>
          <table:table-cell table:formula="of:=MAX([.$C305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305])/9" office:value-type="float" office:value="0.222222222222222" calcext:value-type="float">
            <text:p>0.222</text:p>
          </table:table-cell>
          <table:table-cell office:value-type="float" office:value="1" calcext:value-type="float">
            <text:p>1</text:p>
          </table:table-cell>
          <table:table-cell table:formula="of:=(8-[.L305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4/training_po_full_v4/user52/aso/training_set.lp</text:p>
          </table:table-cell>
          <table:table-cell office:value-type="float" office:value="39.1795" calcext:value-type="float">
            <text:p>39.1795</text:p>
          </table:table-cell>
          <table:table-cell office:value-type="float" office:value="0" calcext:value-type="float">
            <text:p>0</text:p>
          </table:table-cell>
          <table:table-cell table:formula="of:=MIN([.$B306])" office:value-type="float" office:value="39.1795" calcext:value-type="float">
            <text:p>39.1795</text:p>
          </table:table-cell>
          <table:table-cell table:formula="of:=MIN([.$C306])" office:value-type="float" office:value="0" calcext:value-type="float">
            <text:p>0</text:p>
          </table:table-cell>
          <table:table-cell table:formula="of:=MEDIAN([.$B306])" office:value-type="float" office:value="39.1795" calcext:value-type="float">
            <text:p>39.1795</text:p>
          </table:table-cell>
          <table:table-cell table:formula="of:=MEDIAN([.$C306])" office:value-type="float" office:value="0" calcext:value-type="float">
            <text:p>0</text:p>
          </table:table-cell>
          <table:table-cell table:formula="of:=MAX([.$B306])" office:value-type="float" office:value="39.1795" calcext:value-type="float">
            <text:p>39.1795</text:p>
          </table:table-cell>
          <table:table-cell table:formula="of:=MAX([.$C30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9-[.J306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30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7])" office:value-type="float" office:value="300" calcext:value-type="float">
            <text:p>300</text:p>
          </table:table-cell>
          <table:table-cell table:formula="of:=MIN([.$C307])" office:value-type="float" office:value="1" calcext:value-type="float">
            <text:p>1</text:p>
          </table:table-cell>
          <table:table-cell table:formula="of:=MEDIAN([.$B307])" office:value-type="float" office:value="300" calcext:value-type="float">
            <text:p>300</text:p>
          </table:table-cell>
          <table:table-cell table:formula="of:=MEDIAN([.$C307])" office:value-type="float" office:value="1" calcext:value-type="float">
            <text:p>1</text:p>
          </table:table-cell>
          <table:table-cell table:formula="of:=MAX([.$B307])" office:value-type="float" office:value="300" calcext:value-type="float">
            <text:p>300</text:p>
          </table:table-cell>
          <table:table-cell table:formula="of:=MAX([.$C30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0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0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8])" office:value-type="float" office:value="300" calcext:value-type="float">
            <text:p>300</text:p>
          </table:table-cell>
          <table:table-cell table:formula="of:=MIN([.$C308])" office:value-type="float" office:value="1" calcext:value-type="float">
            <text:p>1</text:p>
          </table:table-cell>
          <table:table-cell table:formula="of:=MEDIAN([.$B308])" office:value-type="float" office:value="300" calcext:value-type="float">
            <text:p>300</text:p>
          </table:table-cell>
          <table:table-cell table:formula="of:=MEDIAN([.$C308])" office:value-type="float" office:value="1" calcext:value-type="float">
            <text:p>1</text:p>
          </table:table-cell>
          <table:table-cell table:formula="of:=MAX([.$B308])" office:value-type="float" office:value="300" calcext:value-type="float">
            <text:p>300</text:p>
          </table:table-cell>
          <table:table-cell table:formula="of:=MAX([.$C30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08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308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4/training_po_full_v4/user53/aso/training_set.lp</text:p>
          </table:table-cell>
          <table:table-cell office:value-type="float" office:value="25.9962" calcext:value-type="float">
            <text:p>25.9962</text:p>
          </table:table-cell>
          <table:table-cell office:value-type="float" office:value="0" calcext:value-type="float">
            <text:p>0</text:p>
          </table:table-cell>
          <table:table-cell table:formula="of:=MIN([.$B309])" office:value-type="float" office:value="25.9962" calcext:value-type="float">
            <text:p>25.9962</text:p>
          </table:table-cell>
          <table:table-cell table:formula="of:=MIN([.$C309])" office:value-type="float" office:value="0" calcext:value-type="float">
            <text:p>0</text:p>
          </table:table-cell>
          <table:table-cell table:formula="of:=MEDIAN([.$B309])" office:value-type="float" office:value="25.9962" calcext:value-type="float">
            <text:p>25.9962</text:p>
          </table:table-cell>
          <table:table-cell table:formula="of:=MEDIAN([.$C309])" office:value-type="float" office:value="0" calcext:value-type="float">
            <text:p>0</text:p>
          </table:table-cell>
          <table:table-cell table:formula="of:=MAX([.$B309])" office:value-type="float" office:value="25.9962" calcext:value-type="float">
            <text:p>25.9962</text:p>
          </table:table-cell>
          <table:table-cell table:formula="of:=MAX([.$C309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309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30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0])" office:value-type="float" office:value="300" calcext:value-type="float">
            <text:p>300</text:p>
          </table:table-cell>
          <table:table-cell table:formula="of:=MIN([.$C310])" office:value-type="float" office:value="1" calcext:value-type="float">
            <text:p>1</text:p>
          </table:table-cell>
          <table:table-cell table:formula="of:=MEDIAN([.$B310])" office:value-type="float" office:value="300" calcext:value-type="float">
            <text:p>300</text:p>
          </table:table-cell>
          <table:table-cell table:formula="of:=MEDIAN([.$C310])" office:value-type="float" office:value="1" calcext:value-type="float">
            <text:p>1</text:p>
          </table:table-cell>
          <table:table-cell table:formula="of:=MAX([.$B310])" office:value-type="float" office:value="300" calcext:value-type="float">
            <text:p>300</text:p>
          </table:table-cell>
          <table:table-cell table:formula="of:=MAX([.$C31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1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1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1])" office:value-type="float" office:value="300" calcext:value-type="float">
            <text:p>300</text:p>
          </table:table-cell>
          <table:table-cell table:formula="of:=MIN([.$C311])" office:value-type="float" office:value="1" calcext:value-type="float">
            <text:p>1</text:p>
          </table:table-cell>
          <table:table-cell table:formula="of:=MEDIAN([.$B311])" office:value-type="float" office:value="300" calcext:value-type="float">
            <text:p>300</text:p>
          </table:table-cell>
          <table:table-cell table:formula="of:=MEDIAN([.$C311])" office:value-type="float" office:value="1" calcext:value-type="float">
            <text:p>1</text:p>
          </table:table-cell>
          <table:table-cell table:formula="of:=MAX([.$B311])" office:value-type="float" office:value="300" calcext:value-type="float">
            <text:p>300</text:p>
          </table:table-cell>
          <table:table-cell table:formula="of:=MAX([.$C311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311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31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55/aso/training_set.lp</text:p>
          </table:table-cell>
          <table:table-cell office:value-type="float" office:value="44.3967" calcext:value-type="float">
            <text:p>44.3967</text:p>
          </table:table-cell>
          <table:table-cell office:value-type="float" office:value="0" calcext:value-type="float">
            <text:p>0</text:p>
          </table:table-cell>
          <table:table-cell table:formula="of:=MIN([.$B312])" office:value-type="float" office:value="44.3967" calcext:value-type="float">
            <text:p>44.3967</text:p>
          </table:table-cell>
          <table:table-cell table:formula="of:=MIN([.$C312])" office:value-type="float" office:value="0" calcext:value-type="float">
            <text:p>0</text:p>
          </table:table-cell>
          <table:table-cell table:formula="of:=MEDIAN([.$B312])" office:value-type="float" office:value="44.3967" calcext:value-type="float">
            <text:p>44.3967</text:p>
          </table:table-cell>
          <table:table-cell table:formula="of:=MEDIAN([.$C312])" office:value-type="float" office:value="0" calcext:value-type="float">
            <text:p>0</text:p>
          </table:table-cell>
          <table:table-cell table:formula="of:=MAX([.$B312])" office:value-type="float" office:value="44.3967" calcext:value-type="float">
            <text:p>44.3967</text:p>
          </table:table-cell>
          <table:table-cell table:formula="of:=MAX([.$C312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312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8-[.L31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3])" office:value-type="float" office:value="300" calcext:value-type="float">
            <text:p>300</text:p>
          </table:table-cell>
          <table:table-cell table:formula="of:=MIN([.$C313])" office:value-type="float" office:value="1" calcext:value-type="float">
            <text:p>1</text:p>
          </table:table-cell>
          <table:table-cell table:formula="of:=MEDIAN([.$B313])" office:value-type="float" office:value="300" calcext:value-type="float">
            <text:p>300</text:p>
          </table:table-cell>
          <table:table-cell table:formula="of:=MEDIAN([.$C313])" office:value-type="float" office:value="1" calcext:value-type="float">
            <text:p>1</text:p>
          </table:table-cell>
          <table:table-cell table:formula="of:=MAX([.$B313])" office:value-type="float" office:value="300" calcext:value-type="float">
            <text:p>300</text:p>
          </table:table-cell>
          <table:table-cell table:formula="of:=MAX([.$C313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313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31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4])" office:value-type="float" office:value="300" calcext:value-type="float">
            <text:p>300</text:p>
          </table:table-cell>
          <table:table-cell table:formula="of:=MIN([.$C314])" office:value-type="float" office:value="1" calcext:value-type="float">
            <text:p>1</text:p>
          </table:table-cell>
          <table:table-cell table:formula="of:=MEDIAN([.$B314])" office:value-type="float" office:value="300" calcext:value-type="float">
            <text:p>300</text:p>
          </table:table-cell>
          <table:table-cell table:formula="of:=MEDIAN([.$C314])" office:value-type="float" office:value="1" calcext:value-type="float">
            <text:p>1</text:p>
          </table:table-cell>
          <table:table-cell table:formula="of:=MAX([.$B314])" office:value-type="float" office:value="300" calcext:value-type="float">
            <text:p>300</text:p>
          </table:table-cell>
          <table:table-cell table:formula="of:=MAX([.$C314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314])/9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formula="of:=(8-[.L31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4/training_po_full_v4/user7/aso/training_set.lp</text:p>
          </table:table-cell>
          <table:table-cell office:value-type="float" office:value="41.1433" calcext:value-type="float">
            <text:p>41.1433</text:p>
          </table:table-cell>
          <table:table-cell office:value-type="float" office:value="0" calcext:value-type="float">
            <text:p>0</text:p>
          </table:table-cell>
          <table:table-cell table:formula="of:=MIN([.$B315])" office:value-type="float" office:value="41.1433" calcext:value-type="float">
            <text:p>41.1433</text:p>
          </table:table-cell>
          <table:table-cell table:formula="of:=MIN([.$C315])" office:value-type="float" office:value="0" calcext:value-type="float">
            <text:p>0</text:p>
          </table:table-cell>
          <table:table-cell table:formula="of:=MEDIAN([.$B315])" office:value-type="float" office:value="41.1433" calcext:value-type="float">
            <text:p>41.1433</text:p>
          </table:table-cell>
          <table:table-cell table:formula="of:=MEDIAN([.$C315])" office:value-type="float" office:value="0" calcext:value-type="float">
            <text:p>0</text:p>
          </table:table-cell>
          <table:table-cell table:formula="of:=MAX([.$B315])" office:value-type="float" office:value="41.1433" calcext:value-type="float">
            <text:p>41.1433</text:p>
          </table:table-cell>
          <table:table-cell table:formula="of:=MAX([.$C315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315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8-[.L31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6])" office:value-type="float" office:value="300" calcext:value-type="float">
            <text:p>300</text:p>
          </table:table-cell>
          <table:table-cell table:formula="of:=MIN([.$C316])" office:value-type="float" office:value="1" calcext:value-type="float">
            <text:p>1</text:p>
          </table:table-cell>
          <table:table-cell table:formula="of:=MEDIAN([.$B316])" office:value-type="float" office:value="300" calcext:value-type="float">
            <text:p>300</text:p>
          </table:table-cell>
          <table:table-cell table:formula="of:=MEDIAN([.$C316])" office:value-type="float" office:value="1" calcext:value-type="float">
            <text:p>1</text:p>
          </table:table-cell>
          <table:table-cell table:formula="of:=MAX([.$B316])" office:value-type="float" office:value="300" calcext:value-type="float">
            <text:p>300</text:p>
          </table:table-cell>
          <table:table-cell table:formula="of:=MAX([.$C31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1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1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7])" office:value-type="float" office:value="300" calcext:value-type="float">
            <text:p>300</text:p>
          </table:table-cell>
          <table:table-cell table:formula="of:=MIN([.$C317])" office:value-type="float" office:value="1" calcext:value-type="float">
            <text:p>1</text:p>
          </table:table-cell>
          <table:table-cell table:formula="of:=MEDIAN([.$B317])" office:value-type="float" office:value="300" calcext:value-type="float">
            <text:p>300</text:p>
          </table:table-cell>
          <table:table-cell table:formula="of:=MEDIAN([.$C317])" office:value-type="float" office:value="1" calcext:value-type="float">
            <text:p>1</text:p>
          </table:table-cell>
          <table:table-cell table:formula="of:=MAX([.$B317])" office:value-type="float" office:value="300" calcext:value-type="float">
            <text:p>300</text:p>
          </table:table-cell>
          <table:table-cell table:formula="of:=MAX([.$C317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317])/9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formula="of:=(8-[.L317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5/training_po_full_v5/user11/aso/training_set.lp</text:p>
          </table:table-cell>
          <table:table-cell office:value-type="float" office:value="39.2775" calcext:value-type="float">
            <text:p>39.2775</text:p>
          </table:table-cell>
          <table:table-cell office:value-type="float" office:value="0" calcext:value-type="float">
            <text:p>0</text:p>
          </table:table-cell>
          <table:table-cell table:formula="of:=MIN([.$B318])" office:value-type="float" office:value="39.2775" calcext:value-type="float">
            <text:p>39.2775</text:p>
          </table:table-cell>
          <table:table-cell table:formula="of:=MIN([.$C318])" office:value-type="float" office:value="0" calcext:value-type="float">
            <text:p>0</text:p>
          </table:table-cell>
          <table:table-cell table:formula="of:=MEDIAN([.$B318])" office:value-type="float" office:value="39.2775" calcext:value-type="float">
            <text:p>39.2775</text:p>
          </table:table-cell>
          <table:table-cell table:formula="of:=MEDIAN([.$C318])" office:value-type="float" office:value="0" calcext:value-type="float">
            <text:p>0</text:p>
          </table:table-cell>
          <table:table-cell table:formula="of:=MAX([.$B318])" office:value-type="float" office:value="39.2775" calcext:value-type="float">
            <text:p>39.2775</text:p>
          </table:table-cell>
          <table:table-cell table:formula="of:=MAX([.$C318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318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31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9])" office:value-type="float" office:value="300" calcext:value-type="float">
            <text:p>300</text:p>
          </table:table-cell>
          <table:table-cell table:formula="of:=MIN([.$C319])" office:value-type="float" office:value="1" calcext:value-type="float">
            <text:p>1</text:p>
          </table:table-cell>
          <table:table-cell table:formula="of:=MEDIAN([.$B319])" office:value-type="float" office:value="300" calcext:value-type="float">
            <text:p>300</text:p>
          </table:table-cell>
          <table:table-cell table:formula="of:=MEDIAN([.$C319])" office:value-type="float" office:value="1" calcext:value-type="float">
            <text:p>1</text:p>
          </table:table-cell>
          <table:table-cell table:formula="of:=MAX([.$B319])" office:value-type="float" office:value="300" calcext:value-type="float">
            <text:p>300</text:p>
          </table:table-cell>
          <table:table-cell table:formula="of:=MAX([.$C31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19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31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0])" office:value-type="float" office:value="300" calcext:value-type="float">
            <text:p>300</text:p>
          </table:table-cell>
          <table:table-cell table:formula="of:=MIN([.$C320])" office:value-type="float" office:value="1" calcext:value-type="float">
            <text:p>1</text:p>
          </table:table-cell>
          <table:table-cell table:formula="of:=MEDIAN([.$B320])" office:value-type="float" office:value="300" calcext:value-type="float">
            <text:p>300</text:p>
          </table:table-cell>
          <table:table-cell table:formula="of:=MEDIAN([.$C320])" office:value-type="float" office:value="1" calcext:value-type="float">
            <text:p>1</text:p>
          </table:table-cell>
          <table:table-cell table:formula="of:=MAX([.$B320])" office:value-type="float" office:value="300" calcext:value-type="float">
            <text:p>300</text:p>
          </table:table-cell>
          <table:table-cell table:formula="of:=MAX([.$C32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20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320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5/training_po_full_v5/user15/aso/training_set.lp</text:p>
          </table:table-cell>
          <table:table-cell office:value-type="float" office:value="51.8452" calcext:value-type="float">
            <text:p>51.8452</text:p>
          </table:table-cell>
          <table:table-cell office:value-type="float" office:value="0" calcext:value-type="float">
            <text:p>0</text:p>
          </table:table-cell>
          <table:table-cell table:formula="of:=MIN([.$B321])" office:value-type="float" office:value="51.8452" calcext:value-type="float">
            <text:p>51.8452</text:p>
          </table:table-cell>
          <table:table-cell table:formula="of:=MIN([.$C321])" office:value-type="float" office:value="0" calcext:value-type="float">
            <text:p>0</text:p>
          </table:table-cell>
          <table:table-cell table:formula="of:=MEDIAN([.$B321])" office:value-type="float" office:value="51.8452" calcext:value-type="float">
            <text:p>51.8452</text:p>
          </table:table-cell>
          <table:table-cell table:formula="of:=MEDIAN([.$C321])" office:value-type="float" office:value="0" calcext:value-type="float">
            <text:p>0</text:p>
          </table:table-cell>
          <table:table-cell table:formula="of:=MAX([.$B321])" office:value-type="float" office:value="51.8452" calcext:value-type="float">
            <text:p>51.8452</text:p>
          </table:table-cell>
          <table:table-cell table:formula="of:=MAX([.$C321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2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32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2])" office:value-type="float" office:value="300" calcext:value-type="float">
            <text:p>300</text:p>
          </table:table-cell>
          <table:table-cell table:formula="of:=MIN([.$C322])" office:value-type="float" office:value="1" calcext:value-type="float">
            <text:p>1</text:p>
          </table:table-cell>
          <table:table-cell table:formula="of:=MEDIAN([.$B322])" office:value-type="float" office:value="300" calcext:value-type="float">
            <text:p>300</text:p>
          </table:table-cell>
          <table:table-cell table:formula="of:=MEDIAN([.$C322])" office:value-type="float" office:value="1" calcext:value-type="float">
            <text:p>1</text:p>
          </table:table-cell>
          <table:table-cell table:formula="of:=MAX([.$B322])" office:value-type="float" office:value="300" calcext:value-type="float">
            <text:p>300</text:p>
          </table:table-cell>
          <table:table-cell table:formula="of:=MAX([.$C32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2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2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3])" office:value-type="float" office:value="300" calcext:value-type="float">
            <text:p>300</text:p>
          </table:table-cell>
          <table:table-cell table:formula="of:=MIN([.$C323])" office:value-type="float" office:value="1" calcext:value-type="float">
            <text:p>1</text:p>
          </table:table-cell>
          <table:table-cell table:formula="of:=MEDIAN([.$B323])" office:value-type="float" office:value="300" calcext:value-type="float">
            <text:p>300</text:p>
          </table:table-cell>
          <table:table-cell table:formula="of:=MEDIAN([.$C323])" office:value-type="float" office:value="1" calcext:value-type="float">
            <text:p>1</text:p>
          </table:table-cell>
          <table:table-cell table:formula="of:=MAX([.$B323])" office:value-type="float" office:value="300" calcext:value-type="float">
            <text:p>300</text:p>
          </table:table-cell>
          <table:table-cell table:formula="of:=MAX([.$C32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323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8-[.L323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5/training_po_full_v5/user17/aso/training_set.lp</text:p>
          </table:table-cell>
          <table:table-cell office:value-type="float" office:value="46.4144" calcext:value-type="float">
            <text:p>46.4144</text:p>
          </table:table-cell>
          <table:table-cell office:value-type="float" office:value="0" calcext:value-type="float">
            <text:p>0</text:p>
          </table:table-cell>
          <table:table-cell table:formula="of:=MIN([.$B324])" office:value-type="float" office:value="46.4144" calcext:value-type="float">
            <text:p>46.4144</text:p>
          </table:table-cell>
          <table:table-cell table:formula="of:=MIN([.$C324])" office:value-type="float" office:value="0" calcext:value-type="float">
            <text:p>0</text:p>
          </table:table-cell>
          <table:table-cell table:formula="of:=MEDIAN([.$B324])" office:value-type="float" office:value="46.4144" calcext:value-type="float">
            <text:p>46.4144</text:p>
          </table:table-cell>
          <table:table-cell table:formula="of:=MEDIAN([.$C324])" office:value-type="float" office:value="0" calcext:value-type="float">
            <text:p>0</text:p>
          </table:table-cell>
          <table:table-cell table:formula="of:=MAX([.$B324])" office:value-type="float" office:value="46.4144" calcext:value-type="float">
            <text:p>46.4144</text:p>
          </table:table-cell>
          <table:table-cell table:formula="of:=MAX([.$C32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2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32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5])" office:value-type="float" office:value="300" calcext:value-type="float">
            <text:p>300</text:p>
          </table:table-cell>
          <table:table-cell table:formula="of:=MIN([.$C325])" office:value-type="float" office:value="1" calcext:value-type="float">
            <text:p>1</text:p>
          </table:table-cell>
          <table:table-cell table:formula="of:=MEDIAN([.$B325])" office:value-type="float" office:value="300" calcext:value-type="float">
            <text:p>300</text:p>
          </table:table-cell>
          <table:table-cell table:formula="of:=MEDIAN([.$C325])" office:value-type="float" office:value="1" calcext:value-type="float">
            <text:p>1</text:p>
          </table:table-cell>
          <table:table-cell table:formula="of:=MAX([.$B325])" office:value-type="float" office:value="300" calcext:value-type="float">
            <text:p>300</text:p>
          </table:table-cell>
          <table:table-cell table:formula="of:=MAX([.$C32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2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32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6])" office:value-type="float" office:value="300" calcext:value-type="float">
            <text:p>300</text:p>
          </table:table-cell>
          <table:table-cell table:formula="of:=MIN([.$C326])" office:value-type="float" office:value="1" calcext:value-type="float">
            <text:p>1</text:p>
          </table:table-cell>
          <table:table-cell table:formula="of:=MEDIAN([.$B326])" office:value-type="float" office:value="300" calcext:value-type="float">
            <text:p>300</text:p>
          </table:table-cell>
          <table:table-cell table:formula="of:=MEDIAN([.$C326])" office:value-type="float" office:value="1" calcext:value-type="float">
            <text:p>1</text:p>
          </table:table-cell>
          <table:table-cell table:formula="of:=MAX([.$B326])" office:value-type="float" office:value="300" calcext:value-type="float">
            <text:p>300</text:p>
          </table:table-cell>
          <table:table-cell table:formula="of:=MAX([.$C32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26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326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5/training_po_full_v5/user19/aso/training_set.lp</text:p>
          </table:table-cell>
          <table:table-cell office:value-type="float" office:value="38.6138" calcext:value-type="float">
            <text:p>38.6138</text:p>
          </table:table-cell>
          <table:table-cell office:value-type="float" office:value="0" calcext:value-type="float">
            <text:p>0</text:p>
          </table:table-cell>
          <table:table-cell table:formula="of:=MIN([.$B327])" office:value-type="float" office:value="38.6138" calcext:value-type="float">
            <text:p>38.6138</text:p>
          </table:table-cell>
          <table:table-cell table:formula="of:=MIN([.$C327])" office:value-type="float" office:value="0" calcext:value-type="float">
            <text:p>0</text:p>
          </table:table-cell>
          <table:table-cell table:formula="of:=MEDIAN([.$B327])" office:value-type="float" office:value="38.6138" calcext:value-type="float">
            <text:p>38.6138</text:p>
          </table:table-cell>
          <table:table-cell table:formula="of:=MEDIAN([.$C327])" office:value-type="float" office:value="0" calcext:value-type="float">
            <text:p>0</text:p>
          </table:table-cell>
          <table:table-cell table:formula="of:=MAX([.$B327])" office:value-type="float" office:value="38.6138" calcext:value-type="float">
            <text:p>38.6138</text:p>
          </table:table-cell>
          <table:table-cell table:formula="of:=MAX([.$C327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327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32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8])" office:value-type="float" office:value="300" calcext:value-type="float">
            <text:p>300</text:p>
          </table:table-cell>
          <table:table-cell table:formula="of:=MIN([.$C328])" office:value-type="float" office:value="1" calcext:value-type="float">
            <text:p>1</text:p>
          </table:table-cell>
          <table:table-cell table:formula="of:=MEDIAN([.$B328])" office:value-type="float" office:value="300" calcext:value-type="float">
            <text:p>300</text:p>
          </table:table-cell>
          <table:table-cell table:formula="of:=MEDIAN([.$C328])" office:value-type="float" office:value="1" calcext:value-type="float">
            <text:p>1</text:p>
          </table:table-cell>
          <table:table-cell table:formula="of:=MAX([.$B328])" office:value-type="float" office:value="300" calcext:value-type="float">
            <text:p>300</text:p>
          </table:table-cell>
          <table:table-cell table:formula="of:=MAX([.$C32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2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2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9])" office:value-type="float" office:value="300" calcext:value-type="float">
            <text:p>300</text:p>
          </table:table-cell>
          <table:table-cell table:formula="of:=MIN([.$C329])" office:value-type="float" office:value="1" calcext:value-type="float">
            <text:p>1</text:p>
          </table:table-cell>
          <table:table-cell table:formula="of:=MEDIAN([.$B329])" office:value-type="float" office:value="300" calcext:value-type="float">
            <text:p>300</text:p>
          </table:table-cell>
          <table:table-cell table:formula="of:=MEDIAN([.$C329])" office:value-type="float" office:value="1" calcext:value-type="float">
            <text:p>1</text:p>
          </table:table-cell>
          <table:table-cell table:formula="of:=MAX([.$B329])" office:value-type="float" office:value="300" calcext:value-type="float">
            <text:p>300</text:p>
          </table:table-cell>
          <table:table-cell table:formula="of:=MAX([.$C32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2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2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21/aso/training_set.lp</text:p>
          </table:table-cell>
          <table:table-cell office:value-type="float" office:value="43.8927" calcext:value-type="float">
            <text:p>43.8927</text:p>
          </table:table-cell>
          <table:table-cell office:value-type="float" office:value="0" calcext:value-type="float">
            <text:p>0</text:p>
          </table:table-cell>
          <table:table-cell table:formula="of:=MIN([.$B330])" office:value-type="float" office:value="43.8927" calcext:value-type="float">
            <text:p>43.8927</text:p>
          </table:table-cell>
          <table:table-cell table:formula="of:=MIN([.$C330])" office:value-type="float" office:value="0" calcext:value-type="float">
            <text:p>0</text:p>
          </table:table-cell>
          <table:table-cell table:formula="of:=MEDIAN([.$B330])" office:value-type="float" office:value="43.8927" calcext:value-type="float">
            <text:p>43.8927</text:p>
          </table:table-cell>
          <table:table-cell table:formula="of:=MEDIAN([.$C330])" office:value-type="float" office:value="0" calcext:value-type="float">
            <text:p>0</text:p>
          </table:table-cell>
          <table:table-cell table:formula="of:=MAX([.$B330])" office:value-type="float" office:value="43.8927" calcext:value-type="float">
            <text:p>43.8927</text:p>
          </table:table-cell>
          <table:table-cell table:formula="of:=MAX([.$C330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330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33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1])" office:value-type="float" office:value="300" calcext:value-type="float">
            <text:p>300</text:p>
          </table:table-cell>
          <table:table-cell table:formula="of:=MIN([.$C331])" office:value-type="float" office:value="1" calcext:value-type="float">
            <text:p>1</text:p>
          </table:table-cell>
          <table:table-cell table:formula="of:=MEDIAN([.$B331])" office:value-type="float" office:value="300" calcext:value-type="float">
            <text:p>300</text:p>
          </table:table-cell>
          <table:table-cell table:formula="of:=MEDIAN([.$C331])" office:value-type="float" office:value="1" calcext:value-type="float">
            <text:p>1</text:p>
          </table:table-cell>
          <table:table-cell table:formula="of:=MAX([.$B331])" office:value-type="float" office:value="300" calcext:value-type="float">
            <text:p>300</text:p>
          </table:table-cell>
          <table:table-cell table:formula="of:=MAX([.$C33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31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33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2])" office:value-type="float" office:value="300" calcext:value-type="float">
            <text:p>300</text:p>
          </table:table-cell>
          <table:table-cell table:formula="of:=MIN([.$C332])" office:value-type="float" office:value="1" calcext:value-type="float">
            <text:p>1</text:p>
          </table:table-cell>
          <table:table-cell table:formula="of:=MEDIAN([.$B332])" office:value-type="float" office:value="300" calcext:value-type="float">
            <text:p>300</text:p>
          </table:table-cell>
          <table:table-cell table:formula="of:=MEDIAN([.$C332])" office:value-type="float" office:value="1" calcext:value-type="float">
            <text:p>1</text:p>
          </table:table-cell>
          <table:table-cell table:formula="of:=MAX([.$B332])" office:value-type="float" office:value="300" calcext:value-type="float">
            <text:p>300</text:p>
          </table:table-cell>
          <table:table-cell table:formula="of:=MAX([.$C33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3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33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23/aso/training_set.lp</text:p>
          </table:table-cell>
          <table:table-cell office:value-type="float" office:value="46.0134" calcext:value-type="float">
            <text:p>46.0134</text:p>
          </table:table-cell>
          <table:table-cell office:value-type="float" office:value="0" calcext:value-type="float">
            <text:p>0</text:p>
          </table:table-cell>
          <table:table-cell table:formula="of:=MIN([.$B333])" office:value-type="float" office:value="46.0134" calcext:value-type="float">
            <text:p>46.0134</text:p>
          </table:table-cell>
          <table:table-cell table:formula="of:=MIN([.$C333])" office:value-type="float" office:value="0" calcext:value-type="float">
            <text:p>0</text:p>
          </table:table-cell>
          <table:table-cell table:formula="of:=MEDIAN([.$B333])" office:value-type="float" office:value="46.0134" calcext:value-type="float">
            <text:p>46.0134</text:p>
          </table:table-cell>
          <table:table-cell table:formula="of:=MEDIAN([.$C333])" office:value-type="float" office:value="0" calcext:value-type="float">
            <text:p>0</text:p>
          </table:table-cell>
          <table:table-cell table:formula="of:=MAX([.$B333])" office:value-type="float" office:value="46.0134" calcext:value-type="float">
            <text:p>46.0134</text:p>
          </table:table-cell>
          <table:table-cell table:formula="of:=MAX([.$C333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333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33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4])" office:value-type="float" office:value="300" calcext:value-type="float">
            <text:p>300</text:p>
          </table:table-cell>
          <table:table-cell table:formula="of:=MIN([.$C334])" office:value-type="float" office:value="1" calcext:value-type="float">
            <text:p>1</text:p>
          </table:table-cell>
          <table:table-cell table:formula="of:=MEDIAN([.$B334])" office:value-type="float" office:value="300" calcext:value-type="float">
            <text:p>300</text:p>
          </table:table-cell>
          <table:table-cell table:formula="of:=MEDIAN([.$C334])" office:value-type="float" office:value="1" calcext:value-type="float">
            <text:p>1</text:p>
          </table:table-cell>
          <table:table-cell table:formula="of:=MAX([.$B334])" office:value-type="float" office:value="300" calcext:value-type="float">
            <text:p>300</text:p>
          </table:table-cell>
          <table:table-cell table:formula="of:=MAX([.$C33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34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33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5/training_po_full_v5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5])" office:value-type="float" office:value="300" calcext:value-type="float">
            <text:p>300</text:p>
          </table:table-cell>
          <table:table-cell table:formula="of:=MIN([.$C335])" office:value-type="float" office:value="1" calcext:value-type="float">
            <text:p>1</text:p>
          </table:table-cell>
          <table:table-cell table:formula="of:=MEDIAN([.$B335])" office:value-type="float" office:value="300" calcext:value-type="float">
            <text:p>300</text:p>
          </table:table-cell>
          <table:table-cell table:formula="of:=MEDIAN([.$C335])" office:value-type="float" office:value="1" calcext:value-type="float">
            <text:p>1</text:p>
          </table:table-cell>
          <table:table-cell table:formula="of:=MAX([.$B335])" office:value-type="float" office:value="300" calcext:value-type="float">
            <text:p>300</text:p>
          </table:table-cell>
          <table:table-cell table:formula="of:=MAX([.$C33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3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3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26/aso/training_set.lp</text:p>
          </table:table-cell>
          <table:table-cell office:value-type="float" office:value="43.3267" calcext:value-type="float">
            <text:p>43.3267</text:p>
          </table:table-cell>
          <table:table-cell office:value-type="float" office:value="0" calcext:value-type="float">
            <text:p>0</text:p>
          </table:table-cell>
          <table:table-cell table:formula="of:=MIN([.$B336])" office:value-type="float" office:value="43.3267" calcext:value-type="float">
            <text:p>43.3267</text:p>
          </table:table-cell>
          <table:table-cell table:formula="of:=MIN([.$C336])" office:value-type="float" office:value="0" calcext:value-type="float">
            <text:p>0</text:p>
          </table:table-cell>
          <table:table-cell table:formula="of:=MEDIAN([.$B336])" office:value-type="float" office:value="43.3267" calcext:value-type="float">
            <text:p>43.3267</text:p>
          </table:table-cell>
          <table:table-cell table:formula="of:=MEDIAN([.$C336])" office:value-type="float" office:value="0" calcext:value-type="float">
            <text:p>0</text:p>
          </table:table-cell>
          <table:table-cell table:formula="of:=MAX([.$B336])" office:value-type="float" office:value="43.3267" calcext:value-type="float">
            <text:p>43.3267</text:p>
          </table:table-cell>
          <table:table-cell table:formula="of:=MAX([.$C336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33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33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7])" office:value-type="float" office:value="300" calcext:value-type="float">
            <text:p>300</text:p>
          </table:table-cell>
          <table:table-cell table:formula="of:=MIN([.$C337])" office:value-type="float" office:value="1" calcext:value-type="float">
            <text:p>1</text:p>
          </table:table-cell>
          <table:table-cell table:formula="of:=MEDIAN([.$B337])" office:value-type="float" office:value="300" calcext:value-type="float">
            <text:p>300</text:p>
          </table:table-cell>
          <table:table-cell table:formula="of:=MEDIAN([.$C337])" office:value-type="float" office:value="1" calcext:value-type="float">
            <text:p>1</text:p>
          </table:table-cell>
          <table:table-cell table:formula="of:=MAX([.$B337])" office:value-type="float" office:value="300" calcext:value-type="float">
            <text:p>300</text:p>
          </table:table-cell>
          <table:table-cell table:formula="of:=MAX([.$C33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37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337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5/training_po_full_v5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8])" office:value-type="float" office:value="300" calcext:value-type="float">
            <text:p>300</text:p>
          </table:table-cell>
          <table:table-cell table:formula="of:=MIN([.$C338])" office:value-type="float" office:value="1" calcext:value-type="float">
            <text:p>1</text:p>
          </table:table-cell>
          <table:table-cell table:formula="of:=MEDIAN([.$B338])" office:value-type="float" office:value="300" calcext:value-type="float">
            <text:p>300</text:p>
          </table:table-cell>
          <table:table-cell table:formula="of:=MEDIAN([.$C338])" office:value-type="float" office:value="1" calcext:value-type="float">
            <text:p>1</text:p>
          </table:table-cell>
          <table:table-cell table:formula="of:=MAX([.$B338])" office:value-type="float" office:value="300" calcext:value-type="float">
            <text:p>300</text:p>
          </table:table-cell>
          <table:table-cell table:formula="of:=MAX([.$C33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3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33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3/aso/training_set.lp</text:p>
          </table:table-cell>
          <table:table-cell office:value-type="float" office:value="40.0602" calcext:value-type="float">
            <text:p>40.0602</text:p>
          </table:table-cell>
          <table:table-cell office:value-type="float" office:value="0" calcext:value-type="float">
            <text:p>0</text:p>
          </table:table-cell>
          <table:table-cell table:formula="of:=MIN([.$B339])" office:value-type="float" office:value="40.0602" calcext:value-type="float">
            <text:p>40.0602</text:p>
          </table:table-cell>
          <table:table-cell table:formula="of:=MIN([.$C339])" office:value-type="float" office:value="0" calcext:value-type="float">
            <text:p>0</text:p>
          </table:table-cell>
          <table:table-cell table:formula="of:=MEDIAN([.$B339])" office:value-type="float" office:value="40.0602" calcext:value-type="float">
            <text:p>40.0602</text:p>
          </table:table-cell>
          <table:table-cell table:formula="of:=MEDIAN([.$C339])" office:value-type="float" office:value="0" calcext:value-type="float">
            <text:p>0</text:p>
          </table:table-cell>
          <table:table-cell table:formula="of:=MAX([.$B339])" office:value-type="float" office:value="40.0602" calcext:value-type="float">
            <text:p>40.0602</text:p>
          </table:table-cell>
          <table:table-cell table:formula="of:=MAX([.$C33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3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3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0])" office:value-type="float" office:value="300" calcext:value-type="float">
            <text:p>300</text:p>
          </table:table-cell>
          <table:table-cell table:formula="of:=MIN([.$C340])" office:value-type="float" office:value="1" calcext:value-type="float">
            <text:p>1</text:p>
          </table:table-cell>
          <table:table-cell table:formula="of:=MEDIAN([.$B340])" office:value-type="float" office:value="300" calcext:value-type="float">
            <text:p>300</text:p>
          </table:table-cell>
          <table:table-cell table:formula="of:=MEDIAN([.$C340])" office:value-type="float" office:value="1" calcext:value-type="float">
            <text:p>1</text:p>
          </table:table-cell>
          <table:table-cell table:formula="of:=MAX([.$B340])" office:value-type="float" office:value="300" calcext:value-type="float">
            <text:p>300</text:p>
          </table:table-cell>
          <table:table-cell table:formula="of:=MAX([.$C34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4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4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1])" office:value-type="float" office:value="300" calcext:value-type="float">
            <text:p>300</text:p>
          </table:table-cell>
          <table:table-cell table:formula="of:=MIN([.$C341])" office:value-type="float" office:value="1" calcext:value-type="float">
            <text:p>1</text:p>
          </table:table-cell>
          <table:table-cell table:formula="of:=MEDIAN([.$B341])" office:value-type="float" office:value="300" calcext:value-type="float">
            <text:p>300</text:p>
          </table:table-cell>
          <table:table-cell table:formula="of:=MEDIAN([.$C341])" office:value-type="float" office:value="1" calcext:value-type="float">
            <text:p>1</text:p>
          </table:table-cell>
          <table:table-cell table:formula="of:=MAX([.$B341])" office:value-type="float" office:value="300" calcext:value-type="float">
            <text:p>300</text:p>
          </table:table-cell>
          <table:table-cell table:formula="of:=MAX([.$C341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341])/9" office:value-type="float" office:value="0.333333333333333" calcext:value-type="float">
            <text:p>0.333</text:p>
          </table:table-cell>
          <table:table-cell office:value-type="float" office:value="2" calcext:value-type="float">
            <text:p>2</text:p>
          </table:table-cell>
          <table:table-cell table:formula="of:=(8-[.L341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5/training_po_full_v5/user32/aso/training_set.lp</text:p>
          </table:table-cell>
          <table:table-cell office:value-type="float" office:value="40.4499" calcext:value-type="float">
            <text:p>40.4499</text:p>
          </table:table-cell>
          <table:table-cell office:value-type="float" office:value="0" calcext:value-type="float">
            <text:p>0</text:p>
          </table:table-cell>
          <table:table-cell table:formula="of:=MIN([.$B342])" office:value-type="float" office:value="40.4499" calcext:value-type="float">
            <text:p>40.4499</text:p>
          </table:table-cell>
          <table:table-cell table:formula="of:=MIN([.$C342])" office:value-type="float" office:value="0" calcext:value-type="float">
            <text:p>0</text:p>
          </table:table-cell>
          <table:table-cell table:formula="of:=MEDIAN([.$B342])" office:value-type="float" office:value="40.4499" calcext:value-type="float">
            <text:p>40.4499</text:p>
          </table:table-cell>
          <table:table-cell table:formula="of:=MEDIAN([.$C342])" office:value-type="float" office:value="0" calcext:value-type="float">
            <text:p>0</text:p>
          </table:table-cell>
          <table:table-cell table:formula="of:=MAX([.$B342])" office:value-type="float" office:value="40.4499" calcext:value-type="float">
            <text:p>40.4499</text:p>
          </table:table-cell>
          <table:table-cell table:formula="of:=MAX([.$C342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42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34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3])" office:value-type="float" office:value="300" calcext:value-type="float">
            <text:p>300</text:p>
          </table:table-cell>
          <table:table-cell table:formula="of:=MIN([.$C343])" office:value-type="float" office:value="1" calcext:value-type="float">
            <text:p>1</text:p>
          </table:table-cell>
          <table:table-cell table:formula="of:=MEDIAN([.$B343])" office:value-type="float" office:value="300" calcext:value-type="float">
            <text:p>300</text:p>
          </table:table-cell>
          <table:table-cell table:formula="of:=MEDIAN([.$C343])" office:value-type="float" office:value="1" calcext:value-type="float">
            <text:p>1</text:p>
          </table:table-cell>
          <table:table-cell table:formula="of:=MAX([.$B343])" office:value-type="float" office:value="300" calcext:value-type="float">
            <text:p>300</text:p>
          </table:table-cell>
          <table:table-cell table:formula="of:=MAX([.$C34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43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34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4])" office:value-type="float" office:value="300" calcext:value-type="float">
            <text:p>300</text:p>
          </table:table-cell>
          <table:table-cell table:formula="of:=MIN([.$C344])" office:value-type="float" office:value="1" calcext:value-type="float">
            <text:p>1</text:p>
          </table:table-cell>
          <table:table-cell table:formula="of:=MEDIAN([.$B344])" office:value-type="float" office:value="300" calcext:value-type="float">
            <text:p>300</text:p>
          </table:table-cell>
          <table:table-cell table:formula="of:=MEDIAN([.$C344])" office:value-type="float" office:value="1" calcext:value-type="float">
            <text:p>1</text:p>
          </table:table-cell>
          <table:table-cell table:formula="of:=MAX([.$B344])" office:value-type="float" office:value="300" calcext:value-type="float">
            <text:p>300</text:p>
          </table:table-cell>
          <table:table-cell table:formula="of:=MAX([.$C34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44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34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5/training_po_full_v5/user38/aso/training_set.lp</text:p>
          </table:table-cell>
          <table:table-cell office:value-type="float" office:value="41.2188" calcext:value-type="float">
            <text:p>41.2188</text:p>
          </table:table-cell>
          <table:table-cell office:value-type="float" office:value="0" calcext:value-type="float">
            <text:p>0</text:p>
          </table:table-cell>
          <table:table-cell table:formula="of:=MIN([.$B345])" office:value-type="float" office:value="41.2188" calcext:value-type="float">
            <text:p>41.2188</text:p>
          </table:table-cell>
          <table:table-cell table:formula="of:=MIN([.$C345])" office:value-type="float" office:value="0" calcext:value-type="float">
            <text:p>0</text:p>
          </table:table-cell>
          <table:table-cell table:formula="of:=MEDIAN([.$B345])" office:value-type="float" office:value="41.2188" calcext:value-type="float">
            <text:p>41.2188</text:p>
          </table:table-cell>
          <table:table-cell table:formula="of:=MEDIAN([.$C345])" office:value-type="float" office:value="0" calcext:value-type="float">
            <text:p>0</text:p>
          </table:table-cell>
          <table:table-cell table:formula="of:=MAX([.$B345])" office:value-type="float" office:value="41.2188" calcext:value-type="float">
            <text:p>41.2188</text:p>
          </table:table-cell>
          <table:table-cell table:formula="of:=MAX([.$C345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4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34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6])" office:value-type="float" office:value="300" calcext:value-type="float">
            <text:p>300</text:p>
          </table:table-cell>
          <table:table-cell table:formula="of:=MIN([.$C346])" office:value-type="float" office:value="1" calcext:value-type="float">
            <text:p>1</text:p>
          </table:table-cell>
          <table:table-cell table:formula="of:=MEDIAN([.$B346])" office:value-type="float" office:value="300" calcext:value-type="float">
            <text:p>300</text:p>
          </table:table-cell>
          <table:table-cell table:formula="of:=MEDIAN([.$C346])" office:value-type="float" office:value="1" calcext:value-type="float">
            <text:p>1</text:p>
          </table:table-cell>
          <table:table-cell table:formula="of:=MAX([.$B346])" office:value-type="float" office:value="300" calcext:value-type="float">
            <text:p>300</text:p>
          </table:table-cell>
          <table:table-cell table:formula="of:=MAX([.$C346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346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34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7])" office:value-type="float" office:value="300" calcext:value-type="float">
            <text:p>300</text:p>
          </table:table-cell>
          <table:table-cell table:formula="of:=MIN([.$C347])" office:value-type="float" office:value="1" calcext:value-type="float">
            <text:p>1</text:p>
          </table:table-cell>
          <table:table-cell table:formula="of:=MEDIAN([.$B347])" office:value-type="float" office:value="300" calcext:value-type="float">
            <text:p>300</text:p>
          </table:table-cell>
          <table:table-cell table:formula="of:=MEDIAN([.$C347])" office:value-type="float" office:value="1" calcext:value-type="float">
            <text:p>1</text:p>
          </table:table-cell>
          <table:table-cell table:formula="of:=MAX([.$B347])" office:value-type="float" office:value="300" calcext:value-type="float">
            <text:p>300</text:p>
          </table:table-cell>
          <table:table-cell table:formula="of:=MAX([.$C34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47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347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5/training_po_full_v5/user39/aso/training_set.lp</text:p>
          </table:table-cell>
          <table:table-cell office:value-type="float" office:value="41.5972" calcext:value-type="float">
            <text:p>41.5972</text:p>
          </table:table-cell>
          <table:table-cell office:value-type="float" office:value="0" calcext:value-type="float">
            <text:p>0</text:p>
          </table:table-cell>
          <table:table-cell table:formula="of:=MIN([.$B348])" office:value-type="float" office:value="41.5972" calcext:value-type="float">
            <text:p>41.5972</text:p>
          </table:table-cell>
          <table:table-cell table:formula="of:=MIN([.$C348])" office:value-type="float" office:value="0" calcext:value-type="float">
            <text:p>0</text:p>
          </table:table-cell>
          <table:table-cell table:formula="of:=MEDIAN([.$B348])" office:value-type="float" office:value="41.5972" calcext:value-type="float">
            <text:p>41.5972</text:p>
          </table:table-cell>
          <table:table-cell table:formula="of:=MEDIAN([.$C348])" office:value-type="float" office:value="0" calcext:value-type="float">
            <text:p>0</text:p>
          </table:table-cell>
          <table:table-cell table:formula="of:=MAX([.$B348])" office:value-type="float" office:value="41.5972" calcext:value-type="float">
            <text:p>41.5972</text:p>
          </table:table-cell>
          <table:table-cell table:formula="of:=MAX([.$C348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48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34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9])" office:value-type="float" office:value="300" calcext:value-type="float">
            <text:p>300</text:p>
          </table:table-cell>
          <table:table-cell table:formula="of:=MIN([.$C349])" office:value-type="float" office:value="1" calcext:value-type="float">
            <text:p>1</text:p>
          </table:table-cell>
          <table:table-cell table:formula="of:=MEDIAN([.$B349])" office:value-type="float" office:value="300" calcext:value-type="float">
            <text:p>300</text:p>
          </table:table-cell>
          <table:table-cell table:formula="of:=MEDIAN([.$C349])" office:value-type="float" office:value="1" calcext:value-type="float">
            <text:p>1</text:p>
          </table:table-cell>
          <table:table-cell table:formula="of:=MAX([.$B349])" office:value-type="float" office:value="300" calcext:value-type="float">
            <text:p>300</text:p>
          </table:table-cell>
          <table:table-cell table:formula="of:=MAX([.$C34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349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34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0])" office:value-type="float" office:value="300" calcext:value-type="float">
            <text:p>300</text:p>
          </table:table-cell>
          <table:table-cell table:formula="of:=MIN([.$C350])" office:value-type="float" office:value="1" calcext:value-type="float">
            <text:p>1</text:p>
          </table:table-cell>
          <table:table-cell table:formula="of:=MEDIAN([.$B350])" office:value-type="float" office:value="300" calcext:value-type="float">
            <text:p>300</text:p>
          </table:table-cell>
          <table:table-cell table:formula="of:=MEDIAN([.$C350])" office:value-type="float" office:value="1" calcext:value-type="float">
            <text:p>1</text:p>
          </table:table-cell>
          <table:table-cell table:formula="of:=MAX([.$B350])" office:value-type="float" office:value="300" calcext:value-type="float">
            <text:p>300</text:p>
          </table:table-cell>
          <table:table-cell table:formula="of:=MAX([.$C35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50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350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5/training_po_full_v5/user4/aso/training_set.lp</text:p>
          </table:table-cell>
          <table:table-cell office:value-type="float" office:value="40.0866" calcext:value-type="float">
            <text:p>40.0866</text:p>
          </table:table-cell>
          <table:table-cell office:value-type="float" office:value="0" calcext:value-type="float">
            <text:p>0</text:p>
          </table:table-cell>
          <table:table-cell table:formula="of:=MIN([.$B351])" office:value-type="float" office:value="40.0866" calcext:value-type="float">
            <text:p>40.0866</text:p>
          </table:table-cell>
          <table:table-cell table:formula="of:=MIN([.$C351])" office:value-type="float" office:value="0" calcext:value-type="float">
            <text:p>0</text:p>
          </table:table-cell>
          <table:table-cell table:formula="of:=MEDIAN([.$B351])" office:value-type="float" office:value="40.0866" calcext:value-type="float">
            <text:p>40.0866</text:p>
          </table:table-cell>
          <table:table-cell table:formula="of:=MEDIAN([.$C351])" office:value-type="float" office:value="0" calcext:value-type="float">
            <text:p>0</text:p>
          </table:table-cell>
          <table:table-cell table:formula="of:=MAX([.$B351])" office:value-type="float" office:value="40.0866" calcext:value-type="float">
            <text:p>40.0866</text:p>
          </table:table-cell>
          <table:table-cell table:formula="of:=MAX([.$C35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5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5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2])" office:value-type="float" office:value="300" calcext:value-type="float">
            <text:p>300</text:p>
          </table:table-cell>
          <table:table-cell table:formula="of:=MIN([.$C352])" office:value-type="float" office:value="1" calcext:value-type="float">
            <text:p>1</text:p>
          </table:table-cell>
          <table:table-cell table:formula="of:=MEDIAN([.$B352])" office:value-type="float" office:value="300" calcext:value-type="float">
            <text:p>300</text:p>
          </table:table-cell>
          <table:table-cell table:formula="of:=MEDIAN([.$C352])" office:value-type="float" office:value="1" calcext:value-type="float">
            <text:p>1</text:p>
          </table:table-cell>
          <table:table-cell table:formula="of:=MAX([.$B352])" office:value-type="float" office:value="300" calcext:value-type="float">
            <text:p>300</text:p>
          </table:table-cell>
          <table:table-cell table:formula="of:=MAX([.$C35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5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35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3])" office:value-type="float" office:value="300" calcext:value-type="float">
            <text:p>300</text:p>
          </table:table-cell>
          <table:table-cell table:formula="of:=MIN([.$C353])" office:value-type="float" office:value="1" calcext:value-type="float">
            <text:p>1</text:p>
          </table:table-cell>
          <table:table-cell table:formula="of:=MEDIAN([.$B353])" office:value-type="float" office:value="300" calcext:value-type="float">
            <text:p>300</text:p>
          </table:table-cell>
          <table:table-cell table:formula="of:=MEDIAN([.$C353])" office:value-type="float" office:value="1" calcext:value-type="float">
            <text:p>1</text:p>
          </table:table-cell>
          <table:table-cell table:formula="of:=MAX([.$B353])" office:value-type="float" office:value="300" calcext:value-type="float">
            <text:p>300</text:p>
          </table:table-cell>
          <table:table-cell table:formula="of:=MAX([.$C35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53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353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5/training_po_full_v5/user42/aso/training_set.lp</text:p>
          </table:table-cell>
          <table:table-cell office:value-type="float" office:value="43.7693" calcext:value-type="float">
            <text:p>43.7693</text:p>
          </table:table-cell>
          <table:table-cell office:value-type="float" office:value="0" calcext:value-type="float">
            <text:p>0</text:p>
          </table:table-cell>
          <table:table-cell table:formula="of:=MIN([.$B354])" office:value-type="float" office:value="43.7693" calcext:value-type="float">
            <text:p>43.7693</text:p>
          </table:table-cell>
          <table:table-cell table:formula="of:=MIN([.$C354])" office:value-type="float" office:value="0" calcext:value-type="float">
            <text:p>0</text:p>
          </table:table-cell>
          <table:table-cell table:formula="of:=MEDIAN([.$B354])" office:value-type="float" office:value="43.7693" calcext:value-type="float">
            <text:p>43.7693</text:p>
          </table:table-cell>
          <table:table-cell table:formula="of:=MEDIAN([.$C354])" office:value-type="float" office:value="0" calcext:value-type="float">
            <text:p>0</text:p>
          </table:table-cell>
          <table:table-cell table:formula="of:=MAX([.$B354])" office:value-type="float" office:value="43.7693" calcext:value-type="float">
            <text:p>43.7693</text:p>
          </table:table-cell>
          <table:table-cell table:formula="of:=MAX([.$C35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5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35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5])" office:value-type="float" office:value="300" calcext:value-type="float">
            <text:p>300</text:p>
          </table:table-cell>
          <table:table-cell table:formula="of:=MIN([.$C355])" office:value-type="float" office:value="1" calcext:value-type="float">
            <text:p>1</text:p>
          </table:table-cell>
          <table:table-cell table:formula="of:=MEDIAN([.$B355])" office:value-type="float" office:value="300" calcext:value-type="float">
            <text:p>300</text:p>
          </table:table-cell>
          <table:table-cell table:formula="of:=MEDIAN([.$C355])" office:value-type="float" office:value="1" calcext:value-type="float">
            <text:p>1</text:p>
          </table:table-cell>
          <table:table-cell table:formula="of:=MAX([.$B355])" office:value-type="float" office:value="300" calcext:value-type="float">
            <text:p>300</text:p>
          </table:table-cell>
          <table:table-cell table:formula="of:=MAX([.$C35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5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35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6])" office:value-type="float" office:value="300" calcext:value-type="float">
            <text:p>300</text:p>
          </table:table-cell>
          <table:table-cell table:formula="of:=MIN([.$C356])" office:value-type="float" office:value="1" calcext:value-type="float">
            <text:p>1</text:p>
          </table:table-cell>
          <table:table-cell table:formula="of:=MEDIAN([.$B356])" office:value-type="float" office:value="300" calcext:value-type="float">
            <text:p>300</text:p>
          </table:table-cell>
          <table:table-cell table:formula="of:=MEDIAN([.$C356])" office:value-type="float" office:value="1" calcext:value-type="float">
            <text:p>1</text:p>
          </table:table-cell>
          <table:table-cell table:formula="of:=MAX([.$B356])" office:value-type="float" office:value="300" calcext:value-type="float">
            <text:p>300</text:p>
          </table:table-cell>
          <table:table-cell table:formula="of:=MAX([.$C35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5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35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43/aso/training_set.lp</text:p>
          </table:table-cell>
          <table:table-cell office:value-type="float" office:value="59.2995" calcext:value-type="float">
            <text:p>59.2995</text:p>
          </table:table-cell>
          <table:table-cell office:value-type="float" office:value="0" calcext:value-type="float">
            <text:p>0</text:p>
          </table:table-cell>
          <table:table-cell table:formula="of:=MIN([.$B357])" office:value-type="float" office:value="59.2995" calcext:value-type="float">
            <text:p>59.2995</text:p>
          </table:table-cell>
          <table:table-cell table:formula="of:=MIN([.$C357])" office:value-type="float" office:value="0" calcext:value-type="float">
            <text:p>0</text:p>
          </table:table-cell>
          <table:table-cell table:formula="of:=MEDIAN([.$B357])" office:value-type="float" office:value="59.2995" calcext:value-type="float">
            <text:p>59.2995</text:p>
          </table:table-cell>
          <table:table-cell table:formula="of:=MEDIAN([.$C357])" office:value-type="float" office:value="0" calcext:value-type="float">
            <text:p>0</text:p>
          </table:table-cell>
          <table:table-cell table:formula="of:=MAX([.$B357])" office:value-type="float" office:value="59.2995" calcext:value-type="float">
            <text:p>59.2995</text:p>
          </table:table-cell>
          <table:table-cell table:formula="of:=MAX([.$C357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357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35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8])" office:value-type="float" office:value="300" calcext:value-type="float">
            <text:p>300</text:p>
          </table:table-cell>
          <table:table-cell table:formula="of:=MIN([.$C358])" office:value-type="float" office:value="1" calcext:value-type="float">
            <text:p>1</text:p>
          </table:table-cell>
          <table:table-cell table:formula="of:=MEDIAN([.$B358])" office:value-type="float" office:value="300" calcext:value-type="float">
            <text:p>300</text:p>
          </table:table-cell>
          <table:table-cell table:formula="of:=MEDIAN([.$C358])" office:value-type="float" office:value="1" calcext:value-type="float">
            <text:p>1</text:p>
          </table:table-cell>
          <table:table-cell table:formula="of:=MAX([.$B358])" office:value-type="float" office:value="300" calcext:value-type="float">
            <text:p>300</text:p>
          </table:table-cell>
          <table:table-cell table:formula="of:=MAX([.$C35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5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5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9])" office:value-type="float" office:value="300" calcext:value-type="float">
            <text:p>300</text:p>
          </table:table-cell>
          <table:table-cell table:formula="of:=MIN([.$C359])" office:value-type="float" office:value="1" calcext:value-type="float">
            <text:p>1</text:p>
          </table:table-cell>
          <table:table-cell table:formula="of:=MEDIAN([.$B359])" office:value-type="float" office:value="300" calcext:value-type="float">
            <text:p>300</text:p>
          </table:table-cell>
          <table:table-cell table:formula="of:=MEDIAN([.$C359])" office:value-type="float" office:value="1" calcext:value-type="float">
            <text:p>1</text:p>
          </table:table-cell>
          <table:table-cell table:formula="of:=MAX([.$B359])" office:value-type="float" office:value="300" calcext:value-type="float">
            <text:p>300</text:p>
          </table:table-cell>
          <table:table-cell table:formula="of:=MAX([.$C35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5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5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44/aso/training_set.lp</text:p>
          </table:table-cell>
          <table:table-cell office:value-type="float" office:value="40.9934" calcext:value-type="float">
            <text:p>40.9934</text:p>
          </table:table-cell>
          <table:table-cell office:value-type="float" office:value="0" calcext:value-type="float">
            <text:p>0</text:p>
          </table:table-cell>
          <table:table-cell table:formula="of:=MIN([.$B360])" office:value-type="float" office:value="40.9934" calcext:value-type="float">
            <text:p>40.9934</text:p>
          </table:table-cell>
          <table:table-cell table:formula="of:=MIN([.$C360])" office:value-type="float" office:value="0" calcext:value-type="float">
            <text:p>0</text:p>
          </table:table-cell>
          <table:table-cell table:formula="of:=MEDIAN([.$B360])" office:value-type="float" office:value="40.9934" calcext:value-type="float">
            <text:p>40.9934</text:p>
          </table:table-cell>
          <table:table-cell table:formula="of:=MEDIAN([.$C360])" office:value-type="float" office:value="0" calcext:value-type="float">
            <text:p>0</text:p>
          </table:table-cell>
          <table:table-cell table:formula="of:=MAX([.$B360])" office:value-type="float" office:value="40.9934" calcext:value-type="float">
            <text:p>40.9934</text:p>
          </table:table-cell>
          <table:table-cell table:formula="of:=MAX([.$C36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6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6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1])" office:value-type="float" office:value="300" calcext:value-type="float">
            <text:p>300</text:p>
          </table:table-cell>
          <table:table-cell table:formula="of:=MIN([.$C361])" office:value-type="float" office:value="1" calcext:value-type="float">
            <text:p>1</text:p>
          </table:table-cell>
          <table:table-cell table:formula="of:=MEDIAN([.$B361])" office:value-type="float" office:value="300" calcext:value-type="float">
            <text:p>300</text:p>
          </table:table-cell>
          <table:table-cell table:formula="of:=MEDIAN([.$C361])" office:value-type="float" office:value="1" calcext:value-type="float">
            <text:p>1</text:p>
          </table:table-cell>
          <table:table-cell table:formula="of:=MAX([.$B361])" office:value-type="float" office:value="300" calcext:value-type="float">
            <text:p>300</text:p>
          </table:table-cell>
          <table:table-cell table:formula="of:=MAX([.$C36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6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6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2])" office:value-type="float" office:value="300" calcext:value-type="float">
            <text:p>300</text:p>
          </table:table-cell>
          <table:table-cell table:formula="of:=MIN([.$C362])" office:value-type="float" office:value="1" calcext:value-type="float">
            <text:p>1</text:p>
          </table:table-cell>
          <table:table-cell table:formula="of:=MEDIAN([.$B362])" office:value-type="float" office:value="300" calcext:value-type="float">
            <text:p>300</text:p>
          </table:table-cell>
          <table:table-cell table:formula="of:=MEDIAN([.$C362])" office:value-type="float" office:value="1" calcext:value-type="float">
            <text:p>1</text:p>
          </table:table-cell>
          <table:table-cell table:formula="of:=MAX([.$B362])" office:value-type="float" office:value="300" calcext:value-type="float">
            <text:p>300</text:p>
          </table:table-cell>
          <table:table-cell table:formula="of:=MAX([.$C362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362])/9" office:value-type="float" office:value="0.333333333333333" calcext:value-type="float">
            <text:p>0.333</text:p>
          </table:table-cell>
          <table:table-cell office:value-type="float" office:value="2" calcext:value-type="float">
            <text:p>2</text:p>
          </table:table-cell>
          <table:table-cell table:formula="of:=(8-[.L362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5/training_po_full_v5/user45/aso/training_set.lp</text:p>
          </table:table-cell>
          <table:table-cell office:value-type="float" office:value="42.7857" calcext:value-type="float">
            <text:p>42.7857</text:p>
          </table:table-cell>
          <table:table-cell office:value-type="float" office:value="0" calcext:value-type="float">
            <text:p>0</text:p>
          </table:table-cell>
          <table:table-cell table:formula="of:=MIN([.$B363])" office:value-type="float" office:value="42.7857" calcext:value-type="float">
            <text:p>42.7857</text:p>
          </table:table-cell>
          <table:table-cell table:formula="of:=MIN([.$C363])" office:value-type="float" office:value="0" calcext:value-type="float">
            <text:p>0</text:p>
          </table:table-cell>
          <table:table-cell table:formula="of:=MEDIAN([.$B363])" office:value-type="float" office:value="42.7857" calcext:value-type="float">
            <text:p>42.7857</text:p>
          </table:table-cell>
          <table:table-cell table:formula="of:=MEDIAN([.$C363])" office:value-type="float" office:value="0" calcext:value-type="float">
            <text:p>0</text:p>
          </table:table-cell>
          <table:table-cell table:formula="of:=MAX([.$B363])" office:value-type="float" office:value="42.7857" calcext:value-type="float">
            <text:p>42.7857</text:p>
          </table:table-cell>
          <table:table-cell table:formula="of:=MAX([.$C36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6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6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4])" office:value-type="float" office:value="300" calcext:value-type="float">
            <text:p>300</text:p>
          </table:table-cell>
          <table:table-cell table:formula="of:=MIN([.$C364])" office:value-type="float" office:value="1" calcext:value-type="float">
            <text:p>1</text:p>
          </table:table-cell>
          <table:table-cell table:formula="of:=MEDIAN([.$B364])" office:value-type="float" office:value="300" calcext:value-type="float">
            <text:p>300</text:p>
          </table:table-cell>
          <table:table-cell table:formula="of:=MEDIAN([.$C364])" office:value-type="float" office:value="1" calcext:value-type="float">
            <text:p>1</text:p>
          </table:table-cell>
          <table:table-cell table:formula="of:=MAX([.$B364])" office:value-type="float" office:value="300" calcext:value-type="float">
            <text:p>300</text:p>
          </table:table-cell>
          <table:table-cell table:formula="of:=MAX([.$C36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6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6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5])" office:value-type="float" office:value="300" calcext:value-type="float">
            <text:p>300</text:p>
          </table:table-cell>
          <table:table-cell table:formula="of:=MIN([.$C365])" office:value-type="float" office:value="1" calcext:value-type="float">
            <text:p>1</text:p>
          </table:table-cell>
          <table:table-cell table:formula="of:=MEDIAN([.$B365])" office:value-type="float" office:value="300" calcext:value-type="float">
            <text:p>300</text:p>
          </table:table-cell>
          <table:table-cell table:formula="of:=MEDIAN([.$C365])" office:value-type="float" office:value="1" calcext:value-type="float">
            <text:p>1</text:p>
          </table:table-cell>
          <table:table-cell table:formula="of:=MAX([.$B365])" office:value-type="float" office:value="300" calcext:value-type="float">
            <text:p>300</text:p>
          </table:table-cell>
          <table:table-cell table:formula="of:=MAX([.$C36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365])/9" office:value-type="float" office:value="0.555555555555556" calcext:value-type="float">
            <text:p>0.556</text:p>
          </table:table-cell>
          <table:table-cell office:value-type="float" office:value="2" calcext:value-type="float">
            <text:p>2</text:p>
          </table:table-cell>
          <table:table-cell table:formula="of:=(8-[.L365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5/training_po_full_v5/user51/aso/training_set.lp</text:p>
          </table:table-cell>
          <table:table-cell office:value-type="float" office:value="41.6623" calcext:value-type="float">
            <text:p>41.6623</text:p>
          </table:table-cell>
          <table:table-cell office:value-type="float" office:value="0" calcext:value-type="float">
            <text:p>0</text:p>
          </table:table-cell>
          <table:table-cell table:formula="of:=MIN([.$B366])" office:value-type="float" office:value="41.6623" calcext:value-type="float">
            <text:p>41.6623</text:p>
          </table:table-cell>
          <table:table-cell table:formula="of:=MIN([.$C366])" office:value-type="float" office:value="0" calcext:value-type="float">
            <text:p>0</text:p>
          </table:table-cell>
          <table:table-cell table:formula="of:=MEDIAN([.$B366])" office:value-type="float" office:value="41.6623" calcext:value-type="float">
            <text:p>41.6623</text:p>
          </table:table-cell>
          <table:table-cell table:formula="of:=MEDIAN([.$C366])" office:value-type="float" office:value="0" calcext:value-type="float">
            <text:p>0</text:p>
          </table:table-cell>
          <table:table-cell table:formula="of:=MAX([.$B366])" office:value-type="float" office:value="41.6623" calcext:value-type="float">
            <text:p>41.6623</text:p>
          </table:table-cell>
          <table:table-cell table:formula="of:=MAX([.$C366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36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36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7])" office:value-type="float" office:value="300" calcext:value-type="float">
            <text:p>300</text:p>
          </table:table-cell>
          <table:table-cell table:formula="of:=MIN([.$C367])" office:value-type="float" office:value="1" calcext:value-type="float">
            <text:p>1</text:p>
          </table:table-cell>
          <table:table-cell table:formula="of:=MEDIAN([.$B367])" office:value-type="float" office:value="300" calcext:value-type="float">
            <text:p>300</text:p>
          </table:table-cell>
          <table:table-cell table:formula="of:=MEDIAN([.$C367])" office:value-type="float" office:value="1" calcext:value-type="float">
            <text:p>1</text:p>
          </table:table-cell>
          <table:table-cell table:formula="of:=MAX([.$B367])" office:value-type="float" office:value="300" calcext:value-type="float">
            <text:p>300</text:p>
          </table:table-cell>
          <table:table-cell table:formula="of:=MAX([.$C36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6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36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8])" office:value-type="float" office:value="300" calcext:value-type="float">
            <text:p>300</text:p>
          </table:table-cell>
          <table:table-cell table:formula="of:=MIN([.$C368])" office:value-type="float" office:value="1" calcext:value-type="float">
            <text:p>1</text:p>
          </table:table-cell>
          <table:table-cell table:formula="of:=MEDIAN([.$B368])" office:value-type="float" office:value="300" calcext:value-type="float">
            <text:p>300</text:p>
          </table:table-cell>
          <table:table-cell table:formula="of:=MEDIAN([.$C368])" office:value-type="float" office:value="1" calcext:value-type="float">
            <text:p>1</text:p>
          </table:table-cell>
          <table:table-cell table:formula="of:=MAX([.$B368])" office:value-type="float" office:value="300" calcext:value-type="float">
            <text:p>300</text:p>
          </table:table-cell>
          <table:table-cell table:formula="of:=MAX([.$C36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68])/9" office:value-type="float" office:value="0.666666666666667" calcext:value-type="float">
            <text:p>0.667</text:p>
          </table:table-cell>
          <table:table-cell office:value-type="float" office:value="2" calcext:value-type="float">
            <text:p>2</text:p>
          </table:table-cell>
          <table:table-cell table:formula="of:=(8-[.L368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5/training_po_full_v5/user52/aso/training_set.lp</text:p>
          </table:table-cell>
          <table:table-cell office:value-type="float" office:value="46.3729" calcext:value-type="float">
            <text:p>46.3729</text:p>
          </table:table-cell>
          <table:table-cell office:value-type="float" office:value="0" calcext:value-type="float">
            <text:p>0</text:p>
          </table:table-cell>
          <table:table-cell table:formula="of:=MIN([.$B369])" office:value-type="float" office:value="46.3729" calcext:value-type="float">
            <text:p>46.3729</text:p>
          </table:table-cell>
          <table:table-cell table:formula="of:=MIN([.$C369])" office:value-type="float" office:value="0" calcext:value-type="float">
            <text:p>0</text:p>
          </table:table-cell>
          <table:table-cell table:formula="of:=MEDIAN([.$B369])" office:value-type="float" office:value="46.3729" calcext:value-type="float">
            <text:p>46.3729</text:p>
          </table:table-cell>
          <table:table-cell table:formula="of:=MEDIAN([.$C369])" office:value-type="float" office:value="0" calcext:value-type="float">
            <text:p>0</text:p>
          </table:table-cell>
          <table:table-cell table:formula="of:=MAX([.$B369])" office:value-type="float" office:value="46.3729" calcext:value-type="float">
            <text:p>46.3729</text:p>
          </table:table-cell>
          <table:table-cell table:formula="of:=MAX([.$C369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369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36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0])" office:value-type="float" office:value="300" calcext:value-type="float">
            <text:p>300</text:p>
          </table:table-cell>
          <table:table-cell table:formula="of:=MIN([.$C370])" office:value-type="float" office:value="1" calcext:value-type="float">
            <text:p>1</text:p>
          </table:table-cell>
          <table:table-cell table:formula="of:=MEDIAN([.$B370])" office:value-type="float" office:value="300" calcext:value-type="float">
            <text:p>300</text:p>
          </table:table-cell>
          <table:table-cell table:formula="of:=MEDIAN([.$C370])" office:value-type="float" office:value="1" calcext:value-type="float">
            <text:p>1</text:p>
          </table:table-cell>
          <table:table-cell table:formula="of:=MAX([.$B370])" office:value-type="float" office:value="300" calcext:value-type="float">
            <text:p>300</text:p>
          </table:table-cell>
          <table:table-cell table:formula="of:=MAX([.$C370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370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8-[.L370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5/training_po_full_v5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1])" office:value-type="float" office:value="300" calcext:value-type="float">
            <text:p>300</text:p>
          </table:table-cell>
          <table:table-cell table:formula="of:=MIN([.$C371])" office:value-type="float" office:value="1" calcext:value-type="float">
            <text:p>1</text:p>
          </table:table-cell>
          <table:table-cell table:formula="of:=MEDIAN([.$B371])" office:value-type="float" office:value="300" calcext:value-type="float">
            <text:p>300</text:p>
          </table:table-cell>
          <table:table-cell table:formula="of:=MEDIAN([.$C371])" office:value-type="float" office:value="1" calcext:value-type="float">
            <text:p>1</text:p>
          </table:table-cell>
          <table:table-cell table:formula="of:=MAX([.$B371])" office:value-type="float" office:value="300" calcext:value-type="float">
            <text:p>300</text:p>
          </table:table-cell>
          <table:table-cell table:formula="of:=MAX([.$C37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71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37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53/aso/training_set.lp</text:p>
          </table:table-cell>
          <table:table-cell office:value-type="float" office:value="14.131" calcext:value-type="float">
            <text:p>14.131</text:p>
          </table:table-cell>
          <table:table-cell office:value-type="float" office:value="0" calcext:value-type="float">
            <text:p>0</text:p>
          </table:table-cell>
          <table:table-cell table:formula="of:=MIN([.$B372])" office:value-type="float" office:value="14.131" calcext:value-type="float">
            <text:p>14.131</text:p>
          </table:table-cell>
          <table:table-cell table:formula="of:=MIN([.$C372])" office:value-type="float" office:value="0" calcext:value-type="float">
            <text:p>0</text:p>
          </table:table-cell>
          <table:table-cell table:formula="of:=MEDIAN([.$B372])" office:value-type="float" office:value="14.131" calcext:value-type="float">
            <text:p>14.131</text:p>
          </table:table-cell>
          <table:table-cell table:formula="of:=MEDIAN([.$C372])" office:value-type="float" office:value="0" calcext:value-type="float">
            <text:p>0</text:p>
          </table:table-cell>
          <table:table-cell table:formula="of:=MAX([.$B372])" office:value-type="float" office:value="14.131" calcext:value-type="float">
            <text:p>14.131</text:p>
          </table:table-cell>
          <table:table-cell table:formula="of:=MAX([.$C372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372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37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3])" office:value-type="float" office:value="300" calcext:value-type="float">
            <text:p>300</text:p>
          </table:table-cell>
          <table:table-cell table:formula="of:=MIN([.$C373])" office:value-type="float" office:value="1" calcext:value-type="float">
            <text:p>1</text:p>
          </table:table-cell>
          <table:table-cell table:formula="of:=MEDIAN([.$B373])" office:value-type="float" office:value="300" calcext:value-type="float">
            <text:p>300</text:p>
          </table:table-cell>
          <table:table-cell table:formula="of:=MEDIAN([.$C373])" office:value-type="float" office:value="1" calcext:value-type="float">
            <text:p>1</text:p>
          </table:table-cell>
          <table:table-cell table:formula="of:=MAX([.$B373])" office:value-type="float" office:value="300" calcext:value-type="float">
            <text:p>300</text:p>
          </table:table-cell>
          <table:table-cell table:formula="of:=MAX([.$C37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7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7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4])" office:value-type="float" office:value="300" calcext:value-type="float">
            <text:p>300</text:p>
          </table:table-cell>
          <table:table-cell table:formula="of:=MIN([.$C374])" office:value-type="float" office:value="1" calcext:value-type="float">
            <text:p>1</text:p>
          </table:table-cell>
          <table:table-cell table:formula="of:=MEDIAN([.$B374])" office:value-type="float" office:value="300" calcext:value-type="float">
            <text:p>300</text:p>
          </table:table-cell>
          <table:table-cell table:formula="of:=MEDIAN([.$C374])" office:value-type="float" office:value="1" calcext:value-type="float">
            <text:p>1</text:p>
          </table:table-cell>
          <table:table-cell table:formula="of:=MAX([.$B374])" office:value-type="float" office:value="300" calcext:value-type="float">
            <text:p>300</text:p>
          </table:table-cell>
          <table:table-cell table:formula="of:=MAX([.$C37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7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37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55/aso/training_set.lp</text:p>
          </table:table-cell>
          <table:table-cell office:value-type="float" office:value="38.2293" calcext:value-type="float">
            <text:p>38.2293</text:p>
          </table:table-cell>
          <table:table-cell office:value-type="float" office:value="0" calcext:value-type="float">
            <text:p>0</text:p>
          </table:table-cell>
          <table:table-cell table:formula="of:=MIN([.$B375])" office:value-type="float" office:value="38.2293" calcext:value-type="float">
            <text:p>38.2293</text:p>
          </table:table-cell>
          <table:table-cell table:formula="of:=MIN([.$C375])" office:value-type="float" office:value="0" calcext:value-type="float">
            <text:p>0</text:p>
          </table:table-cell>
          <table:table-cell table:formula="of:=MEDIAN([.$B375])" office:value-type="float" office:value="38.2293" calcext:value-type="float">
            <text:p>38.2293</text:p>
          </table:table-cell>
          <table:table-cell table:formula="of:=MEDIAN([.$C375])" office:value-type="float" office:value="0" calcext:value-type="float">
            <text:p>0</text:p>
          </table:table-cell>
          <table:table-cell table:formula="of:=MAX([.$B375])" office:value-type="float" office:value="38.2293" calcext:value-type="float">
            <text:p>38.2293</text:p>
          </table:table-cell>
          <table:table-cell table:formula="of:=MAX([.$C375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7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37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6])" office:value-type="float" office:value="300" calcext:value-type="float">
            <text:p>300</text:p>
          </table:table-cell>
          <table:table-cell table:formula="of:=MIN([.$C376])" office:value-type="float" office:value="1" calcext:value-type="float">
            <text:p>1</text:p>
          </table:table-cell>
          <table:table-cell table:formula="of:=MEDIAN([.$B376])" office:value-type="float" office:value="300" calcext:value-type="float">
            <text:p>300</text:p>
          </table:table-cell>
          <table:table-cell table:formula="of:=MEDIAN([.$C376])" office:value-type="float" office:value="1" calcext:value-type="float">
            <text:p>1</text:p>
          </table:table-cell>
          <table:table-cell table:formula="of:=MAX([.$B376])" office:value-type="float" office:value="300" calcext:value-type="float">
            <text:p>300</text:p>
          </table:table-cell>
          <table:table-cell table:formula="of:=MAX([.$C37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7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7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7])" office:value-type="float" office:value="300" calcext:value-type="float">
            <text:p>300</text:p>
          </table:table-cell>
          <table:table-cell table:formula="of:=MIN([.$C377])" office:value-type="float" office:value="1" calcext:value-type="float">
            <text:p>1</text:p>
          </table:table-cell>
          <table:table-cell table:formula="of:=MEDIAN([.$B377])" office:value-type="float" office:value="300" calcext:value-type="float">
            <text:p>300</text:p>
          </table:table-cell>
          <table:table-cell table:formula="of:=MEDIAN([.$C377])" office:value-type="float" office:value="1" calcext:value-type="float">
            <text:p>1</text:p>
          </table:table-cell>
          <table:table-cell table:formula="of:=MAX([.$B377])" office:value-type="float" office:value="300" calcext:value-type="float">
            <text:p>300</text:p>
          </table:table-cell>
          <table:table-cell table:formula="of:=MAX([.$C377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377])/9"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(8-[.L377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5/training_po_full_v5/user7/aso/training_set.lp</text:p>
          </table:table-cell>
          <table:table-cell office:value-type="float" office:value="38.0382" calcext:value-type="float">
            <text:p>38.0382</text:p>
          </table:table-cell>
          <table:table-cell office:value-type="float" office:value="0" calcext:value-type="float">
            <text:p>0</text:p>
          </table:table-cell>
          <table:table-cell table:formula="of:=MIN([.$B378])" office:value-type="float" office:value="38.0382" calcext:value-type="float">
            <text:p>38.0382</text:p>
          </table:table-cell>
          <table:table-cell table:formula="of:=MIN([.$C378])" office:value-type="float" office:value="0" calcext:value-type="float">
            <text:p>0</text:p>
          </table:table-cell>
          <table:table-cell table:formula="of:=MEDIAN([.$B378])" office:value-type="float" office:value="38.0382" calcext:value-type="float">
            <text:p>38.0382</text:p>
          </table:table-cell>
          <table:table-cell table:formula="of:=MEDIAN([.$C378])" office:value-type="float" office:value="0" calcext:value-type="float">
            <text:p>0</text:p>
          </table:table-cell>
          <table:table-cell table:formula="of:=MAX([.$B378])" office:value-type="float" office:value="38.0382" calcext:value-type="float">
            <text:p>38.0382</text:p>
          </table:table-cell>
          <table:table-cell table:formula="of:=MAX([.$C37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7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37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9])" office:value-type="float" office:value="300" calcext:value-type="float">
            <text:p>300</text:p>
          </table:table-cell>
          <table:table-cell table:formula="of:=MIN([.$C379])" office:value-type="float" office:value="1" calcext:value-type="float">
            <text:p>1</text:p>
          </table:table-cell>
          <table:table-cell table:formula="of:=MEDIAN([.$B379])" office:value-type="float" office:value="300" calcext:value-type="float">
            <text:p>300</text:p>
          </table:table-cell>
          <table:table-cell table:formula="of:=MEDIAN([.$C379])" office:value-type="float" office:value="1" calcext:value-type="float">
            <text:p>1</text:p>
          </table:table-cell>
          <table:table-cell table:formula="of:=MAX([.$B379])" office:value-type="float" office:value="300" calcext:value-type="float">
            <text:p>300</text:p>
          </table:table-cell>
          <table:table-cell table:formula="of:=MAX([.$C37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7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7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0])" office:value-type="float" office:value="300" calcext:value-type="float">
            <text:p>300</text:p>
          </table:table-cell>
          <table:table-cell table:formula="of:=MIN([.$C380])" office:value-type="float" office:value="1" calcext:value-type="float">
            <text:p>1</text:p>
          </table:table-cell>
          <table:table-cell table:formula="of:=MEDIAN([.$B380])" office:value-type="float" office:value="300" calcext:value-type="float">
            <text:p>300</text:p>
          </table:table-cell>
          <table:table-cell table:formula="of:=MEDIAN([.$C380])" office:value-type="float" office:value="1" calcext:value-type="float">
            <text:p>1</text:p>
          </table:table-cell>
          <table:table-cell table:formula="of:=MAX([.$B380])" office:value-type="float" office:value="300" calcext:value-type="float">
            <text:p>300</text:p>
          </table:table-cell>
          <table:table-cell table:formula="of:=MAX([.$C38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8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38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11/aso/training_set.lp</text:p>
          </table:table-cell>
          <table:table-cell office:value-type="float" office:value="38.0449" calcext:value-type="float">
            <text:p>38.0449</text:p>
          </table:table-cell>
          <table:table-cell office:value-type="float" office:value="0" calcext:value-type="float">
            <text:p>0</text:p>
          </table:table-cell>
          <table:table-cell table:formula="of:=MIN([.$B381])" office:value-type="float" office:value="38.0449" calcext:value-type="float">
            <text:p>38.0449</text:p>
          </table:table-cell>
          <table:table-cell table:formula="of:=MIN([.$C381])" office:value-type="float" office:value="0" calcext:value-type="float">
            <text:p>0</text:p>
          </table:table-cell>
          <table:table-cell table:formula="of:=MEDIAN([.$B381])" office:value-type="float" office:value="38.0449" calcext:value-type="float">
            <text:p>38.0449</text:p>
          </table:table-cell>
          <table:table-cell table:formula="of:=MEDIAN([.$C381])" office:value-type="float" office:value="0" calcext:value-type="float">
            <text:p>0</text:p>
          </table:table-cell>
          <table:table-cell table:formula="of:=MAX([.$B381])" office:value-type="float" office:value="38.0449" calcext:value-type="float">
            <text:p>38.0449</text:p>
          </table:table-cell>
          <table:table-cell table:formula="of:=MAX([.$C381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381])/9" office:value-type="float" office:value="0.111111111111111" calcext:value-type="float">
            <text:p>0.111</text:p>
          </table:table-cell>
          <table:table-cell office:value-type="float" office:value="1" calcext:value-type="float">
            <text:p>1</text:p>
          </table:table-cell>
          <table:table-cell table:formula="of:=(8-[.L381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6/training_po_full_v6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2])" office:value-type="float" office:value="300" calcext:value-type="float">
            <text:p>300</text:p>
          </table:table-cell>
          <table:table-cell table:formula="of:=MIN([.$C382])" office:value-type="float" office:value="1" calcext:value-type="float">
            <text:p>1</text:p>
          </table:table-cell>
          <table:table-cell table:formula="of:=MEDIAN([.$B382])" office:value-type="float" office:value="300" calcext:value-type="float">
            <text:p>300</text:p>
          </table:table-cell>
          <table:table-cell table:formula="of:=MEDIAN([.$C382])" office:value-type="float" office:value="1" calcext:value-type="float">
            <text:p>1</text:p>
          </table:table-cell>
          <table:table-cell table:formula="of:=MAX([.$B382])" office:value-type="float" office:value="300" calcext:value-type="float">
            <text:p>300</text:p>
          </table:table-cell>
          <table:table-cell table:formula="of:=MAX([.$C38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382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382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6/training_po_full_v6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3])" office:value-type="float" office:value="300" calcext:value-type="float">
            <text:p>300</text:p>
          </table:table-cell>
          <table:table-cell table:formula="of:=MIN([.$C383])" office:value-type="float" office:value="1" calcext:value-type="float">
            <text:p>1</text:p>
          </table:table-cell>
          <table:table-cell table:formula="of:=MEDIAN([.$B383])" office:value-type="float" office:value="300" calcext:value-type="float">
            <text:p>300</text:p>
          </table:table-cell>
          <table:table-cell table:formula="of:=MEDIAN([.$C383])" office:value-type="float" office:value="1" calcext:value-type="float">
            <text:p>1</text:p>
          </table:table-cell>
          <table:table-cell table:formula="of:=MAX([.$B383])" office:value-type="float" office:value="300" calcext:value-type="float">
            <text:p>300</text:p>
          </table:table-cell>
          <table:table-cell table:formula="of:=MAX([.$C38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83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383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6/training_po_full_v6/user15/aso/training_set.lp</text:p>
          </table:table-cell>
          <table:table-cell office:value-type="float" office:value="42.0917" calcext:value-type="float">
            <text:p>42.0917</text:p>
          </table:table-cell>
          <table:table-cell office:value-type="float" office:value="0" calcext:value-type="float">
            <text:p>0</text:p>
          </table:table-cell>
          <table:table-cell table:formula="of:=MIN([.$B384])" office:value-type="float" office:value="42.0917" calcext:value-type="float">
            <text:p>42.0917</text:p>
          </table:table-cell>
          <table:table-cell table:formula="of:=MIN([.$C384])" office:value-type="float" office:value="0" calcext:value-type="float">
            <text:p>0</text:p>
          </table:table-cell>
          <table:table-cell table:formula="of:=MEDIAN([.$B384])" office:value-type="float" office:value="42.0917" calcext:value-type="float">
            <text:p>42.0917</text:p>
          </table:table-cell>
          <table:table-cell table:formula="of:=MEDIAN([.$C384])" office:value-type="float" office:value="0" calcext:value-type="float">
            <text:p>0</text:p>
          </table:table-cell>
          <table:table-cell table:formula="of:=MAX([.$B384])" office:value-type="float" office:value="42.0917" calcext:value-type="float">
            <text:p>42.0917</text:p>
          </table:table-cell>
          <table:table-cell table:formula="of:=MAX([.$C38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8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38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5])" office:value-type="float" office:value="300" calcext:value-type="float">
            <text:p>300</text:p>
          </table:table-cell>
          <table:table-cell table:formula="of:=MIN([.$C385])" office:value-type="float" office:value="1" calcext:value-type="float">
            <text:p>1</text:p>
          </table:table-cell>
          <table:table-cell table:formula="of:=MEDIAN([.$B385])" office:value-type="float" office:value="300" calcext:value-type="float">
            <text:p>300</text:p>
          </table:table-cell>
          <table:table-cell table:formula="of:=MEDIAN([.$C385])" office:value-type="float" office:value="1" calcext:value-type="float">
            <text:p>1</text:p>
          </table:table-cell>
          <table:table-cell table:formula="of:=MAX([.$B385])" office:value-type="float" office:value="300" calcext:value-type="float">
            <text:p>300</text:p>
          </table:table-cell>
          <table:table-cell table:formula="of:=MAX([.$C38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8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38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6])" office:value-type="float" office:value="300" calcext:value-type="float">
            <text:p>300</text:p>
          </table:table-cell>
          <table:table-cell table:formula="of:=MIN([.$C386])" office:value-type="float" office:value="1" calcext:value-type="float">
            <text:p>1</text:p>
          </table:table-cell>
          <table:table-cell table:formula="of:=MEDIAN([.$B386])" office:value-type="float" office:value="300" calcext:value-type="float">
            <text:p>300</text:p>
          </table:table-cell>
          <table:table-cell table:formula="of:=MEDIAN([.$C386])" office:value-type="float" office:value="1" calcext:value-type="float">
            <text:p>1</text:p>
          </table:table-cell>
          <table:table-cell table:formula="of:=MAX([.$B386])" office:value-type="float" office:value="300" calcext:value-type="float">
            <text:p>300</text:p>
          </table:table-cell>
          <table:table-cell table:formula="of:=MAX([.$C38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86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386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6/training_po_full_v6/user17/aso/training_set.lp</text:p>
          </table:table-cell>
          <table:table-cell office:value-type="float" office:value="48.1791" calcext:value-type="float">
            <text:p>48.1791</text:p>
          </table:table-cell>
          <table:table-cell office:value-type="float" office:value="0" calcext:value-type="float">
            <text:p>0</text:p>
          </table:table-cell>
          <table:table-cell table:formula="of:=MIN([.$B387])" office:value-type="float" office:value="48.1791" calcext:value-type="float">
            <text:p>48.1791</text:p>
          </table:table-cell>
          <table:table-cell table:formula="of:=MIN([.$C387])" office:value-type="float" office:value="0" calcext:value-type="float">
            <text:p>0</text:p>
          </table:table-cell>
          <table:table-cell table:formula="of:=MEDIAN([.$B387])" office:value-type="float" office:value="48.1791" calcext:value-type="float">
            <text:p>48.1791</text:p>
          </table:table-cell>
          <table:table-cell table:formula="of:=MEDIAN([.$C387])" office:value-type="float" office:value="0" calcext:value-type="float">
            <text:p>0</text:p>
          </table:table-cell>
          <table:table-cell table:formula="of:=MAX([.$B387])" office:value-type="float" office:value="48.1791" calcext:value-type="float">
            <text:p>48.1791</text:p>
          </table:table-cell>
          <table:table-cell table:formula="of:=MAX([.$C38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8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8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8])" office:value-type="float" office:value="300" calcext:value-type="float">
            <text:p>300</text:p>
          </table:table-cell>
          <table:table-cell table:formula="of:=MIN([.$C388])" office:value-type="float" office:value="1" calcext:value-type="float">
            <text:p>1</text:p>
          </table:table-cell>
          <table:table-cell table:formula="of:=MEDIAN([.$B388])" office:value-type="float" office:value="300" calcext:value-type="float">
            <text:p>300</text:p>
          </table:table-cell>
          <table:table-cell table:formula="of:=MEDIAN([.$C388])" office:value-type="float" office:value="1" calcext:value-type="float">
            <text:p>1</text:p>
          </table:table-cell>
          <table:table-cell table:formula="of:=MAX([.$B388])" office:value-type="float" office:value="300" calcext:value-type="float">
            <text:p>300</text:p>
          </table:table-cell>
          <table:table-cell table:formula="of:=MAX([.$C38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8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8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9])" office:value-type="float" office:value="300" calcext:value-type="float">
            <text:p>300</text:p>
          </table:table-cell>
          <table:table-cell table:formula="of:=MIN([.$C389])" office:value-type="float" office:value="1" calcext:value-type="float">
            <text:p>1</text:p>
          </table:table-cell>
          <table:table-cell table:formula="of:=MEDIAN([.$B389])" office:value-type="float" office:value="300" calcext:value-type="float">
            <text:p>300</text:p>
          </table:table-cell>
          <table:table-cell table:formula="of:=MEDIAN([.$C389])" office:value-type="float" office:value="1" calcext:value-type="float">
            <text:p>1</text:p>
          </table:table-cell>
          <table:table-cell table:formula="of:=MAX([.$B389])" office:value-type="float" office:value="300" calcext:value-type="float">
            <text:p>300</text:p>
          </table:table-cell>
          <table:table-cell table:formula="of:=MAX([.$C38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8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8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19/aso/training_set.lp</text:p>
          </table:table-cell>
          <table:table-cell office:value-type="float" office:value="37.8637" calcext:value-type="float">
            <text:p>37.8637</text:p>
          </table:table-cell>
          <table:table-cell office:value-type="float" office:value="0" calcext:value-type="float">
            <text:p>0</text:p>
          </table:table-cell>
          <table:table-cell table:formula="of:=MIN([.$B390])" office:value-type="float" office:value="37.8637" calcext:value-type="float">
            <text:p>37.8637</text:p>
          </table:table-cell>
          <table:table-cell table:formula="of:=MIN([.$C390])" office:value-type="float" office:value="0" calcext:value-type="float">
            <text:p>0</text:p>
          </table:table-cell>
          <table:table-cell table:formula="of:=MEDIAN([.$B390])" office:value-type="float" office:value="37.8637" calcext:value-type="float">
            <text:p>37.8637</text:p>
          </table:table-cell>
          <table:table-cell table:formula="of:=MEDIAN([.$C390])" office:value-type="float" office:value="0" calcext:value-type="float">
            <text:p>0</text:p>
          </table:table-cell>
          <table:table-cell table:formula="of:=MAX([.$B390])" office:value-type="float" office:value="37.8637" calcext:value-type="float">
            <text:p>37.8637</text:p>
          </table:table-cell>
          <table:table-cell table:formula="of:=MAX([.$C390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390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39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1])" office:value-type="float" office:value="300" calcext:value-type="float">
            <text:p>300</text:p>
          </table:table-cell>
          <table:table-cell table:formula="of:=MIN([.$C391])" office:value-type="float" office:value="1" calcext:value-type="float">
            <text:p>1</text:p>
          </table:table-cell>
          <table:table-cell table:formula="of:=MEDIAN([.$B391])" office:value-type="float" office:value="300" calcext:value-type="float">
            <text:p>300</text:p>
          </table:table-cell>
          <table:table-cell table:formula="of:=MEDIAN([.$C391])" office:value-type="float" office:value="1" calcext:value-type="float">
            <text:p>1</text:p>
          </table:table-cell>
          <table:table-cell table:formula="of:=MAX([.$B391])" office:value-type="float" office:value="300" calcext:value-type="float">
            <text:p>300</text:p>
          </table:table-cell>
          <table:table-cell table:formula="of:=MAX([.$C39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9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9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2])" office:value-type="float" office:value="300" calcext:value-type="float">
            <text:p>300</text:p>
          </table:table-cell>
          <table:table-cell table:formula="of:=MIN([.$C392])" office:value-type="float" office:value="1" calcext:value-type="float">
            <text:p>1</text:p>
          </table:table-cell>
          <table:table-cell table:formula="of:=MEDIAN([.$B392])" office:value-type="float" office:value="300" calcext:value-type="float">
            <text:p>300</text:p>
          </table:table-cell>
          <table:table-cell table:formula="of:=MEDIAN([.$C392])" office:value-type="float" office:value="1" calcext:value-type="float">
            <text:p>1</text:p>
          </table:table-cell>
          <table:table-cell table:formula="of:=MAX([.$B392])" office:value-type="float" office:value="300" calcext:value-type="float">
            <text:p>300</text:p>
          </table:table-cell>
          <table:table-cell table:formula="of:=MAX([.$C39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9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9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21/aso/training_set.lp</text:p>
          </table:table-cell>
          <table:table-cell office:value-type="float" office:value="45.455" calcext:value-type="float">
            <text:p>45.455</text:p>
          </table:table-cell>
          <table:table-cell office:value-type="float" office:value="0" calcext:value-type="float">
            <text:p>0</text:p>
          </table:table-cell>
          <table:table-cell table:formula="of:=MIN([.$B393])" office:value-type="float" office:value="45.455" calcext:value-type="float">
            <text:p>45.455</text:p>
          </table:table-cell>
          <table:table-cell table:formula="of:=MIN([.$C393])" office:value-type="float" office:value="0" calcext:value-type="float">
            <text:p>0</text:p>
          </table:table-cell>
          <table:table-cell table:formula="of:=MEDIAN([.$B393])" office:value-type="float" office:value="45.455" calcext:value-type="float">
            <text:p>45.455</text:p>
          </table:table-cell>
          <table:table-cell table:formula="of:=MEDIAN([.$C393])" office:value-type="float" office:value="0" calcext:value-type="float">
            <text:p>0</text:p>
          </table:table-cell>
          <table:table-cell table:formula="of:=MAX([.$B393])" office:value-type="float" office:value="45.455" calcext:value-type="float">
            <text:p>45.455</text:p>
          </table:table-cell>
          <table:table-cell table:formula="of:=MAX([.$C39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9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9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4])" office:value-type="float" office:value="300" calcext:value-type="float">
            <text:p>300</text:p>
          </table:table-cell>
          <table:table-cell table:formula="of:=MIN([.$C394])" office:value-type="float" office:value="1" calcext:value-type="float">
            <text:p>1</text:p>
          </table:table-cell>
          <table:table-cell table:formula="of:=MEDIAN([.$B394])" office:value-type="float" office:value="300" calcext:value-type="float">
            <text:p>300</text:p>
          </table:table-cell>
          <table:table-cell table:formula="of:=MEDIAN([.$C394])" office:value-type="float" office:value="1" calcext:value-type="float">
            <text:p>1</text:p>
          </table:table-cell>
          <table:table-cell table:formula="of:=MAX([.$B394])" office:value-type="float" office:value="300" calcext:value-type="float">
            <text:p>300</text:p>
          </table:table-cell>
          <table:table-cell table:formula="of:=MAX([.$C394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394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39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6/training_po_full_v6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5])" office:value-type="float" office:value="300" calcext:value-type="float">
            <text:p>300</text:p>
          </table:table-cell>
          <table:table-cell table:formula="of:=MIN([.$C395])" office:value-type="float" office:value="1" calcext:value-type="float">
            <text:p>1</text:p>
          </table:table-cell>
          <table:table-cell table:formula="of:=MEDIAN([.$B395])" office:value-type="float" office:value="300" calcext:value-type="float">
            <text:p>300</text:p>
          </table:table-cell>
          <table:table-cell table:formula="of:=MEDIAN([.$C395])" office:value-type="float" office:value="1" calcext:value-type="float">
            <text:p>1</text:p>
          </table:table-cell>
          <table:table-cell table:formula="of:=MAX([.$B395])" office:value-type="float" office:value="300" calcext:value-type="float">
            <text:p>300</text:p>
          </table:table-cell>
          <table:table-cell table:formula="of:=MAX([.$C39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95])/9" office:value-type="float" office:value="0.666666666666667" calcext:value-type="float">
            <text:p>0.667</text:p>
          </table:table-cell>
          <table:table-cell office:value-type="float" office:value="2" calcext:value-type="float">
            <text:p>2</text:p>
          </table:table-cell>
          <table:table-cell table:formula="of:=(8-[.L395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6/training_po_full_v6/user23/aso/training_set.lp</text:p>
          </table:table-cell>
          <table:table-cell office:value-type="float" office:value="45.4637" calcext:value-type="float">
            <text:p>45.4637</text:p>
          </table:table-cell>
          <table:table-cell office:value-type="float" office:value="0" calcext:value-type="float">
            <text:p>0</text:p>
          </table:table-cell>
          <table:table-cell table:formula="of:=MIN([.$B396])" office:value-type="float" office:value="45.4637" calcext:value-type="float">
            <text:p>45.4637</text:p>
          </table:table-cell>
          <table:table-cell table:formula="of:=MIN([.$C396])" office:value-type="float" office:value="0" calcext:value-type="float">
            <text:p>0</text:p>
          </table:table-cell>
          <table:table-cell table:formula="of:=MEDIAN([.$B396])" office:value-type="float" office:value="45.4637" calcext:value-type="float">
            <text:p>45.4637</text:p>
          </table:table-cell>
          <table:table-cell table:formula="of:=MEDIAN([.$C396])" office:value-type="float" office:value="0" calcext:value-type="float">
            <text:p>0</text:p>
          </table:table-cell>
          <table:table-cell table:formula="of:=MAX([.$B396])" office:value-type="float" office:value="45.4637" calcext:value-type="float">
            <text:p>45.4637</text:p>
          </table:table-cell>
          <table:table-cell table:formula="of:=MAX([.$C396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39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39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7])" office:value-type="float" office:value="300" calcext:value-type="float">
            <text:p>300</text:p>
          </table:table-cell>
          <table:table-cell table:formula="of:=MIN([.$C397])" office:value-type="float" office:value="1" calcext:value-type="float">
            <text:p>1</text:p>
          </table:table-cell>
          <table:table-cell table:formula="of:=MEDIAN([.$B397])" office:value-type="float" office:value="300" calcext:value-type="float">
            <text:p>300</text:p>
          </table:table-cell>
          <table:table-cell table:formula="of:=MEDIAN([.$C397])" office:value-type="float" office:value="1" calcext:value-type="float">
            <text:p>1</text:p>
          </table:table-cell>
          <table:table-cell table:formula="of:=MAX([.$B397])" office:value-type="float" office:value="300" calcext:value-type="float">
            <text:p>300</text:p>
          </table:table-cell>
          <table:table-cell table:formula="of:=MAX([.$C39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9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9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8])" office:value-type="float" office:value="300" calcext:value-type="float">
            <text:p>300</text:p>
          </table:table-cell>
          <table:table-cell table:formula="of:=MIN([.$C398])" office:value-type="float" office:value="1" calcext:value-type="float">
            <text:p>1</text:p>
          </table:table-cell>
          <table:table-cell table:formula="of:=MEDIAN([.$B398])" office:value-type="float" office:value="300" calcext:value-type="float">
            <text:p>300</text:p>
          </table:table-cell>
          <table:table-cell table:formula="of:=MEDIAN([.$C398])" office:value-type="float" office:value="1" calcext:value-type="float">
            <text:p>1</text:p>
          </table:table-cell>
          <table:table-cell table:formula="of:=MAX([.$B398])" office:value-type="float" office:value="300" calcext:value-type="float">
            <text:p>300</text:p>
          </table:table-cell>
          <table:table-cell table:formula="of:=MAX([.$C39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9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39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26/aso/training_set.lp</text:p>
          </table:table-cell>
          <table:table-cell office:value-type="float" office:value="41.306" calcext:value-type="float">
            <text:p>41.306</text:p>
          </table:table-cell>
          <table:table-cell office:value-type="float" office:value="0" calcext:value-type="float">
            <text:p>0</text:p>
          </table:table-cell>
          <table:table-cell table:formula="of:=MIN([.$B399])" office:value-type="float" office:value="41.306" calcext:value-type="float">
            <text:p>41.306</text:p>
          </table:table-cell>
          <table:table-cell table:formula="of:=MIN([.$C399])" office:value-type="float" office:value="0" calcext:value-type="float">
            <text:p>0</text:p>
          </table:table-cell>
          <table:table-cell table:formula="of:=MEDIAN([.$B399])" office:value-type="float" office:value="41.306" calcext:value-type="float">
            <text:p>41.306</text:p>
          </table:table-cell>
          <table:table-cell table:formula="of:=MEDIAN([.$C399])" office:value-type="float" office:value="0" calcext:value-type="float">
            <text:p>0</text:p>
          </table:table-cell>
          <table:table-cell table:formula="of:=MAX([.$B399])" office:value-type="float" office:value="41.306" calcext:value-type="float">
            <text:p>41.306</text:p>
          </table:table-cell>
          <table:table-cell table:formula="of:=MAX([.$C39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9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9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0])" office:value-type="float" office:value="300" calcext:value-type="float">
            <text:p>300</text:p>
          </table:table-cell>
          <table:table-cell table:formula="of:=MIN([.$C400])" office:value-type="float" office:value="1" calcext:value-type="float">
            <text:p>1</text:p>
          </table:table-cell>
          <table:table-cell table:formula="of:=MEDIAN([.$B400])" office:value-type="float" office:value="300" calcext:value-type="float">
            <text:p>300</text:p>
          </table:table-cell>
          <table:table-cell table:formula="of:=MEDIAN([.$C400])" office:value-type="float" office:value="1" calcext:value-type="float">
            <text:p>1</text:p>
          </table:table-cell>
          <table:table-cell table:formula="of:=MAX([.$B400])" office:value-type="float" office:value="300" calcext:value-type="float">
            <text:p>300</text:p>
          </table:table-cell>
          <table:table-cell table:formula="of:=MAX([.$C40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0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0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1])" office:value-type="float" office:value="300" calcext:value-type="float">
            <text:p>300</text:p>
          </table:table-cell>
          <table:table-cell table:formula="of:=MIN([.$C401])" office:value-type="float" office:value="1" calcext:value-type="float">
            <text:p>1</text:p>
          </table:table-cell>
          <table:table-cell table:formula="of:=MEDIAN([.$B401])" office:value-type="float" office:value="300" calcext:value-type="float">
            <text:p>300</text:p>
          </table:table-cell>
          <table:table-cell table:formula="of:=MEDIAN([.$C401])" office:value-type="float" office:value="1" calcext:value-type="float">
            <text:p>1</text:p>
          </table:table-cell>
          <table:table-cell table:formula="of:=MAX([.$B401])" office:value-type="float" office:value="300" calcext:value-type="float">
            <text:p>300</text:p>
          </table:table-cell>
          <table:table-cell table:formula="of:=MAX([.$C40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0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0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3/aso/training_set.lp</text:p>
          </table:table-cell>
          <table:table-cell office:value-type="float" office:value="41.8665" calcext:value-type="float">
            <text:p>41.8665</text:p>
          </table:table-cell>
          <table:table-cell office:value-type="float" office:value="0" calcext:value-type="float">
            <text:p>0</text:p>
          </table:table-cell>
          <table:table-cell table:formula="of:=MIN([.$B402])" office:value-type="float" office:value="41.8665" calcext:value-type="float">
            <text:p>41.8665</text:p>
          </table:table-cell>
          <table:table-cell table:formula="of:=MIN([.$C402])" office:value-type="float" office:value="0" calcext:value-type="float">
            <text:p>0</text:p>
          </table:table-cell>
          <table:table-cell table:formula="of:=MEDIAN([.$B402])" office:value-type="float" office:value="41.8665" calcext:value-type="float">
            <text:p>41.8665</text:p>
          </table:table-cell>
          <table:table-cell table:formula="of:=MEDIAN([.$C402])" office:value-type="float" office:value="0" calcext:value-type="float">
            <text:p>0</text:p>
          </table:table-cell>
          <table:table-cell table:formula="of:=MAX([.$B402])" office:value-type="float" office:value="41.8665" calcext:value-type="float">
            <text:p>41.8665</text:p>
          </table:table-cell>
          <table:table-cell table:formula="of:=MAX([.$C40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0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40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3])" office:value-type="float" office:value="300" calcext:value-type="float">
            <text:p>300</text:p>
          </table:table-cell>
          <table:table-cell table:formula="of:=MIN([.$C403])" office:value-type="float" office:value="1" calcext:value-type="float">
            <text:p>1</text:p>
          </table:table-cell>
          <table:table-cell table:formula="of:=MEDIAN([.$B403])" office:value-type="float" office:value="300" calcext:value-type="float">
            <text:p>300</text:p>
          </table:table-cell>
          <table:table-cell table:formula="of:=MEDIAN([.$C403])" office:value-type="float" office:value="1" calcext:value-type="float">
            <text:p>1</text:p>
          </table:table-cell>
          <table:table-cell table:formula="of:=MAX([.$B403])" office:value-type="float" office:value="300" calcext:value-type="float">
            <text:p>300</text:p>
          </table:table-cell>
          <table:table-cell table:formula="of:=MAX([.$C40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0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0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4])" office:value-type="float" office:value="300" calcext:value-type="float">
            <text:p>300</text:p>
          </table:table-cell>
          <table:table-cell table:formula="of:=MIN([.$C404])" office:value-type="float" office:value="1" calcext:value-type="float">
            <text:p>1</text:p>
          </table:table-cell>
          <table:table-cell table:formula="of:=MEDIAN([.$B404])" office:value-type="float" office:value="300" calcext:value-type="float">
            <text:p>300</text:p>
          </table:table-cell>
          <table:table-cell table:formula="of:=MEDIAN([.$C404])" office:value-type="float" office:value="1" calcext:value-type="float">
            <text:p>1</text:p>
          </table:table-cell>
          <table:table-cell table:formula="of:=MAX([.$B404])" office:value-type="float" office:value="300" calcext:value-type="float">
            <text:p>300</text:p>
          </table:table-cell>
          <table:table-cell table:formula="of:=MAX([.$C40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04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40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6/training_po_full_v6/user32/aso/training_set.lp</text:p>
          </table:table-cell>
          <table:table-cell office:value-type="float" office:value="37.4902" calcext:value-type="float">
            <text:p>37.4902</text:p>
          </table:table-cell>
          <table:table-cell office:value-type="float" office:value="0" calcext:value-type="float">
            <text:p>0</text:p>
          </table:table-cell>
          <table:table-cell table:formula="of:=MIN([.$B405])" office:value-type="float" office:value="37.4902" calcext:value-type="float">
            <text:p>37.4902</text:p>
          </table:table-cell>
          <table:table-cell table:formula="of:=MIN([.$C405])" office:value-type="float" office:value="0" calcext:value-type="float">
            <text:p>0</text:p>
          </table:table-cell>
          <table:table-cell table:formula="of:=MEDIAN([.$B405])" office:value-type="float" office:value="37.4902" calcext:value-type="float">
            <text:p>37.4902</text:p>
          </table:table-cell>
          <table:table-cell table:formula="of:=MEDIAN([.$C405])" office:value-type="float" office:value="0" calcext:value-type="float">
            <text:p>0</text:p>
          </table:table-cell>
          <table:table-cell table:formula="of:=MAX([.$B405])" office:value-type="float" office:value="37.4902" calcext:value-type="float">
            <text:p>37.4902</text:p>
          </table:table-cell>
          <table:table-cell table:formula="of:=MAX([.$C40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0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0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6])" office:value-type="float" office:value="300" calcext:value-type="float">
            <text:p>300</text:p>
          </table:table-cell>
          <table:table-cell table:formula="of:=MIN([.$C406])" office:value-type="float" office:value="1" calcext:value-type="float">
            <text:p>1</text:p>
          </table:table-cell>
          <table:table-cell table:formula="of:=MEDIAN([.$B406])" office:value-type="float" office:value="300" calcext:value-type="float">
            <text:p>300</text:p>
          </table:table-cell>
          <table:table-cell table:formula="of:=MEDIAN([.$C406])" office:value-type="float" office:value="1" calcext:value-type="float">
            <text:p>1</text:p>
          </table:table-cell>
          <table:table-cell table:formula="of:=MAX([.$B406])" office:value-type="float" office:value="300" calcext:value-type="float">
            <text:p>300</text:p>
          </table:table-cell>
          <table:table-cell table:formula="of:=MAX([.$C40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0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0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7])" office:value-type="float" office:value="300" calcext:value-type="float">
            <text:p>300</text:p>
          </table:table-cell>
          <table:table-cell table:formula="of:=MIN([.$C407])" office:value-type="float" office:value="1" calcext:value-type="float">
            <text:p>1</text:p>
          </table:table-cell>
          <table:table-cell table:formula="of:=MEDIAN([.$B407])" office:value-type="float" office:value="300" calcext:value-type="float">
            <text:p>300</text:p>
          </table:table-cell>
          <table:table-cell table:formula="of:=MEDIAN([.$C407])" office:value-type="float" office:value="1" calcext:value-type="float">
            <text:p>1</text:p>
          </table:table-cell>
          <table:table-cell table:formula="of:=MAX([.$B407])" office:value-type="float" office:value="300" calcext:value-type="float">
            <text:p>300</text:p>
          </table:table-cell>
          <table:table-cell table:formula="of:=MAX([.$C40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07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407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6/training_po_full_v6/user38/aso/training_set.lp</text:p>
          </table:table-cell>
          <table:table-cell office:value-type="float" office:value="45.2164" calcext:value-type="float">
            <text:p>45.2164</text:p>
          </table:table-cell>
          <table:table-cell office:value-type="float" office:value="0" calcext:value-type="float">
            <text:p>0</text:p>
          </table:table-cell>
          <table:table-cell table:formula="of:=MIN([.$B408])" office:value-type="float" office:value="45.2164" calcext:value-type="float">
            <text:p>45.2164</text:p>
          </table:table-cell>
          <table:table-cell table:formula="of:=MIN([.$C408])" office:value-type="float" office:value="0" calcext:value-type="float">
            <text:p>0</text:p>
          </table:table-cell>
          <table:table-cell table:formula="of:=MEDIAN([.$B408])" office:value-type="float" office:value="45.2164" calcext:value-type="float">
            <text:p>45.2164</text:p>
          </table:table-cell>
          <table:table-cell table:formula="of:=MEDIAN([.$C408])" office:value-type="float" office:value="0" calcext:value-type="float">
            <text:p>0</text:p>
          </table:table-cell>
          <table:table-cell table:formula="of:=MAX([.$B408])" office:value-type="float" office:value="45.2164" calcext:value-type="float">
            <text:p>45.2164</text:p>
          </table:table-cell>
          <table:table-cell table:formula="of:=MAX([.$C40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40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0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9])" office:value-type="float" office:value="300" calcext:value-type="float">
            <text:p>300</text:p>
          </table:table-cell>
          <table:table-cell table:formula="of:=MIN([.$C409])" office:value-type="float" office:value="1" calcext:value-type="float">
            <text:p>1</text:p>
          </table:table-cell>
          <table:table-cell table:formula="of:=MEDIAN([.$B409])" office:value-type="float" office:value="300" calcext:value-type="float">
            <text:p>300</text:p>
          </table:table-cell>
          <table:table-cell table:formula="of:=MEDIAN([.$C409])" office:value-type="float" office:value="1" calcext:value-type="float">
            <text:p>1</text:p>
          </table:table-cell>
          <table:table-cell table:formula="of:=MAX([.$B409])" office:value-type="float" office:value="300" calcext:value-type="float">
            <text:p>300</text:p>
          </table:table-cell>
          <table:table-cell table:formula="of:=MAX([.$C40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0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0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0])" office:value-type="float" office:value="300" calcext:value-type="float">
            <text:p>300</text:p>
          </table:table-cell>
          <table:table-cell table:formula="of:=MIN([.$C410])" office:value-type="float" office:value="1" calcext:value-type="float">
            <text:p>1</text:p>
          </table:table-cell>
          <table:table-cell table:formula="of:=MEDIAN([.$B410])" office:value-type="float" office:value="300" calcext:value-type="float">
            <text:p>300</text:p>
          </table:table-cell>
          <table:table-cell table:formula="of:=MEDIAN([.$C410])" office:value-type="float" office:value="1" calcext:value-type="float">
            <text:p>1</text:p>
          </table:table-cell>
          <table:table-cell table:formula="of:=MAX([.$B410])" office:value-type="float" office:value="300" calcext:value-type="float">
            <text:p>300</text:p>
          </table:table-cell>
          <table:table-cell table:formula="of:=MAX([.$C41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1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1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39/aso/training_set.lp</text:p>
          </table:table-cell>
          <table:table-cell office:value-type="float" office:value="48.3894" calcext:value-type="float">
            <text:p>48.3894</text:p>
          </table:table-cell>
          <table:table-cell office:value-type="float" office:value="0" calcext:value-type="float">
            <text:p>0</text:p>
          </table:table-cell>
          <table:table-cell table:formula="of:=MIN([.$B411])" office:value-type="float" office:value="48.3894" calcext:value-type="float">
            <text:p>48.3894</text:p>
          </table:table-cell>
          <table:table-cell table:formula="of:=MIN([.$C411])" office:value-type="float" office:value="0" calcext:value-type="float">
            <text:p>0</text:p>
          </table:table-cell>
          <table:table-cell table:formula="of:=MEDIAN([.$B411])" office:value-type="float" office:value="48.3894" calcext:value-type="float">
            <text:p>48.3894</text:p>
          </table:table-cell>
          <table:table-cell table:formula="of:=MEDIAN([.$C411])" office:value-type="float" office:value="0" calcext:value-type="float">
            <text:p>0</text:p>
          </table:table-cell>
          <table:table-cell table:formula="of:=MAX([.$B411])" office:value-type="float" office:value="48.3894" calcext:value-type="float">
            <text:p>48.3894</text:p>
          </table:table-cell>
          <table:table-cell table:formula="of:=MAX([.$C41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1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1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2])" office:value-type="float" office:value="300" calcext:value-type="float">
            <text:p>300</text:p>
          </table:table-cell>
          <table:table-cell table:formula="of:=MIN([.$C412])" office:value-type="float" office:value="1" calcext:value-type="float">
            <text:p>1</text:p>
          </table:table-cell>
          <table:table-cell table:formula="of:=MEDIAN([.$B412])" office:value-type="float" office:value="300" calcext:value-type="float">
            <text:p>300</text:p>
          </table:table-cell>
          <table:table-cell table:formula="of:=MEDIAN([.$C412])" office:value-type="float" office:value="1" calcext:value-type="float">
            <text:p>1</text:p>
          </table:table-cell>
          <table:table-cell table:formula="of:=MAX([.$B412])" office:value-type="float" office:value="300" calcext:value-type="float">
            <text:p>300</text:p>
          </table:table-cell>
          <table:table-cell table:formula="of:=MAX([.$C41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1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1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3])" office:value-type="float" office:value="300" calcext:value-type="float">
            <text:p>300</text:p>
          </table:table-cell>
          <table:table-cell table:formula="of:=MIN([.$C413])" office:value-type="float" office:value="1" calcext:value-type="float">
            <text:p>1</text:p>
          </table:table-cell>
          <table:table-cell table:formula="of:=MEDIAN([.$B413])" office:value-type="float" office:value="300" calcext:value-type="float">
            <text:p>300</text:p>
          </table:table-cell>
          <table:table-cell table:formula="of:=MEDIAN([.$C413])" office:value-type="float" office:value="1" calcext:value-type="float">
            <text:p>1</text:p>
          </table:table-cell>
          <table:table-cell table:formula="of:=MAX([.$B413])" office:value-type="float" office:value="300" calcext:value-type="float">
            <text:p>300</text:p>
          </table:table-cell>
          <table:table-cell table:formula="of:=MAX([.$C41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13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1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4/aso/training_set.lp</text:p>
          </table:table-cell>
          <table:table-cell office:value-type="float" office:value="45.1894" calcext:value-type="float">
            <text:p>45.1894</text:p>
          </table:table-cell>
          <table:table-cell office:value-type="float" office:value="0" calcext:value-type="float">
            <text:p>0</text:p>
          </table:table-cell>
          <table:table-cell table:formula="of:=MIN([.$B414])" office:value-type="float" office:value="45.1894" calcext:value-type="float">
            <text:p>45.1894</text:p>
          </table:table-cell>
          <table:table-cell table:formula="of:=MIN([.$C414])" office:value-type="float" office:value="0" calcext:value-type="float">
            <text:p>0</text:p>
          </table:table-cell>
          <table:table-cell table:formula="of:=MEDIAN([.$B414])" office:value-type="float" office:value="45.1894" calcext:value-type="float">
            <text:p>45.1894</text:p>
          </table:table-cell>
          <table:table-cell table:formula="of:=MEDIAN([.$C414])" office:value-type="float" office:value="0" calcext:value-type="float">
            <text:p>0</text:p>
          </table:table-cell>
          <table:table-cell table:formula="of:=MAX([.$B414])" office:value-type="float" office:value="45.1894" calcext:value-type="float">
            <text:p>45.1894</text:p>
          </table:table-cell>
          <table:table-cell table:formula="of:=MAX([.$C41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1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1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5])" office:value-type="float" office:value="300" calcext:value-type="float">
            <text:p>300</text:p>
          </table:table-cell>
          <table:table-cell table:formula="of:=MIN([.$C415])" office:value-type="float" office:value="1" calcext:value-type="float">
            <text:p>1</text:p>
          </table:table-cell>
          <table:table-cell table:formula="of:=MEDIAN([.$B415])" office:value-type="float" office:value="300" calcext:value-type="float">
            <text:p>300</text:p>
          </table:table-cell>
          <table:table-cell table:formula="of:=MEDIAN([.$C415])" office:value-type="float" office:value="1" calcext:value-type="float">
            <text:p>1</text:p>
          </table:table-cell>
          <table:table-cell table:formula="of:=MAX([.$B415])" office:value-type="float" office:value="300" calcext:value-type="float">
            <text:p>300</text:p>
          </table:table-cell>
          <table:table-cell table:formula="of:=MAX([.$C41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1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1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6])" office:value-type="float" office:value="300" calcext:value-type="float">
            <text:p>300</text:p>
          </table:table-cell>
          <table:table-cell table:formula="of:=MIN([.$C416])" office:value-type="float" office:value="1" calcext:value-type="float">
            <text:p>1</text:p>
          </table:table-cell>
          <table:table-cell table:formula="of:=MEDIAN([.$B416])" office:value-type="float" office:value="300" calcext:value-type="float">
            <text:p>300</text:p>
          </table:table-cell>
          <table:table-cell table:formula="of:=MEDIAN([.$C416])" office:value-type="float" office:value="1" calcext:value-type="float">
            <text:p>1</text:p>
          </table:table-cell>
          <table:table-cell table:formula="of:=MAX([.$B416])" office:value-type="float" office:value="300" calcext:value-type="float">
            <text:p>300</text:p>
          </table:table-cell>
          <table:table-cell table:formula="of:=MAX([.$C41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16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416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6/training_po_full_v6/user42/aso/training_set.lp</text:p>
          </table:table-cell>
          <table:table-cell office:value-type="float" office:value="40.9978" calcext:value-type="float">
            <text:p>40.9978</text:p>
          </table:table-cell>
          <table:table-cell office:value-type="float" office:value="0" calcext:value-type="float">
            <text:p>0</text:p>
          </table:table-cell>
          <table:table-cell table:formula="of:=MIN([.$B417])" office:value-type="float" office:value="40.9978" calcext:value-type="float">
            <text:p>40.9978</text:p>
          </table:table-cell>
          <table:table-cell table:formula="of:=MIN([.$C417])" office:value-type="float" office:value="0" calcext:value-type="float">
            <text:p>0</text:p>
          </table:table-cell>
          <table:table-cell table:formula="of:=MEDIAN([.$B417])" office:value-type="float" office:value="40.9978" calcext:value-type="float">
            <text:p>40.9978</text:p>
          </table:table-cell>
          <table:table-cell table:formula="of:=MEDIAN([.$C417])" office:value-type="float" office:value="0" calcext:value-type="float">
            <text:p>0</text:p>
          </table:table-cell>
          <table:table-cell table:formula="of:=MAX([.$B417])" office:value-type="float" office:value="40.9978" calcext:value-type="float">
            <text:p>40.9978</text:p>
          </table:table-cell>
          <table:table-cell table:formula="of:=MAX([.$C417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417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41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8])" office:value-type="float" office:value="300" calcext:value-type="float">
            <text:p>300</text:p>
          </table:table-cell>
          <table:table-cell table:formula="of:=MIN([.$C418])" office:value-type="float" office:value="1" calcext:value-type="float">
            <text:p>1</text:p>
          </table:table-cell>
          <table:table-cell table:formula="of:=MEDIAN([.$B418])" office:value-type="float" office:value="300" calcext:value-type="float">
            <text:p>300</text:p>
          </table:table-cell>
          <table:table-cell table:formula="of:=MEDIAN([.$C418])" office:value-type="float" office:value="1" calcext:value-type="float">
            <text:p>1</text:p>
          </table:table-cell>
          <table:table-cell table:formula="of:=MAX([.$B418])" office:value-type="float" office:value="300" calcext:value-type="float">
            <text:p>300</text:p>
          </table:table-cell>
          <table:table-cell table:formula="of:=MAX([.$C41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1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1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9])" office:value-type="float" office:value="300" calcext:value-type="float">
            <text:p>300</text:p>
          </table:table-cell>
          <table:table-cell table:formula="of:=MIN([.$C419])" office:value-type="float" office:value="1" calcext:value-type="float">
            <text:p>1</text:p>
          </table:table-cell>
          <table:table-cell table:formula="of:=MEDIAN([.$B419])" office:value-type="float" office:value="300" calcext:value-type="float">
            <text:p>300</text:p>
          </table:table-cell>
          <table:table-cell table:formula="of:=MEDIAN([.$C419])" office:value-type="float" office:value="1" calcext:value-type="float">
            <text:p>1</text:p>
          </table:table-cell>
          <table:table-cell table:formula="of:=MAX([.$B419])" office:value-type="float" office:value="300" calcext:value-type="float">
            <text:p>300</text:p>
          </table:table-cell>
          <table:table-cell table:formula="of:=MAX([.$C41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19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419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6/training_po_full_v6/user43/aso/training_set.lp</text:p>
          </table:table-cell>
          <table:table-cell office:value-type="float" office:value="40.5558" calcext:value-type="float">
            <text:p>40.5558</text:p>
          </table:table-cell>
          <table:table-cell office:value-type="float" office:value="0" calcext:value-type="float">
            <text:p>0</text:p>
          </table:table-cell>
          <table:table-cell table:formula="of:=MIN([.$B420])" office:value-type="float" office:value="40.5558" calcext:value-type="float">
            <text:p>40.5558</text:p>
          </table:table-cell>
          <table:table-cell table:formula="of:=MIN([.$C420])" office:value-type="float" office:value="0" calcext:value-type="float">
            <text:p>0</text:p>
          </table:table-cell>
          <table:table-cell table:formula="of:=MEDIAN([.$B420])" office:value-type="float" office:value="40.5558" calcext:value-type="float">
            <text:p>40.5558</text:p>
          </table:table-cell>
          <table:table-cell table:formula="of:=MEDIAN([.$C420])" office:value-type="float" office:value="0" calcext:value-type="float">
            <text:p>0</text:p>
          </table:table-cell>
          <table:table-cell table:formula="of:=MAX([.$B420])" office:value-type="float" office:value="40.5558" calcext:value-type="float">
            <text:p>40.5558</text:p>
          </table:table-cell>
          <table:table-cell table:formula="of:=MAX([.$C420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42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42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1])" office:value-type="float" office:value="300" calcext:value-type="float">
            <text:p>300</text:p>
          </table:table-cell>
          <table:table-cell table:formula="of:=MIN([.$C421])" office:value-type="float" office:value="1" calcext:value-type="float">
            <text:p>1</text:p>
          </table:table-cell>
          <table:table-cell table:formula="of:=MEDIAN([.$B421])" office:value-type="float" office:value="300" calcext:value-type="float">
            <text:p>300</text:p>
          </table:table-cell>
          <table:table-cell table:formula="of:=MEDIAN([.$C421])" office:value-type="float" office:value="1" calcext:value-type="float">
            <text:p>1</text:p>
          </table:table-cell>
          <table:table-cell table:formula="of:=MAX([.$B421])" office:value-type="float" office:value="300" calcext:value-type="float">
            <text:p>300</text:p>
          </table:table-cell>
          <table:table-cell table:formula="of:=MAX([.$C42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21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2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2])" office:value-type="float" office:value="300" calcext:value-type="float">
            <text:p>300</text:p>
          </table:table-cell>
          <table:table-cell table:formula="of:=MIN([.$C422])" office:value-type="float" office:value="1" calcext:value-type="float">
            <text:p>1</text:p>
          </table:table-cell>
          <table:table-cell table:formula="of:=MEDIAN([.$B422])" office:value-type="float" office:value="300" calcext:value-type="float">
            <text:p>300</text:p>
          </table:table-cell>
          <table:table-cell table:formula="of:=MEDIAN([.$C422])" office:value-type="float" office:value="1" calcext:value-type="float">
            <text:p>1</text:p>
          </table:table-cell>
          <table:table-cell table:formula="of:=MAX([.$B422])" office:value-type="float" office:value="300" calcext:value-type="float">
            <text:p>300</text:p>
          </table:table-cell>
          <table:table-cell table:formula="of:=MAX([.$C42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2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2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44/aso/training_set.lp</text:p>
          </table:table-cell>
          <table:table-cell office:value-type="float" office:value="42.5901" calcext:value-type="float">
            <text:p>42.5901</text:p>
          </table:table-cell>
          <table:table-cell office:value-type="float" office:value="0" calcext:value-type="float">
            <text:p>0</text:p>
          </table:table-cell>
          <table:table-cell table:formula="of:=MIN([.$B423])" office:value-type="float" office:value="42.5901" calcext:value-type="float">
            <text:p>42.5901</text:p>
          </table:table-cell>
          <table:table-cell table:formula="of:=MIN([.$C423])" office:value-type="float" office:value="0" calcext:value-type="float">
            <text:p>0</text:p>
          </table:table-cell>
          <table:table-cell table:formula="of:=MEDIAN([.$B423])" office:value-type="float" office:value="42.5901" calcext:value-type="float">
            <text:p>42.5901</text:p>
          </table:table-cell>
          <table:table-cell table:formula="of:=MEDIAN([.$C423])" office:value-type="float" office:value="0" calcext:value-type="float">
            <text:p>0</text:p>
          </table:table-cell>
          <table:table-cell table:formula="of:=MAX([.$B423])" office:value-type="float" office:value="42.5901" calcext:value-type="float">
            <text:p>42.5901</text:p>
          </table:table-cell>
          <table:table-cell table:formula="of:=MAX([.$C42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2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42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4])" office:value-type="float" office:value="300" calcext:value-type="float">
            <text:p>300</text:p>
          </table:table-cell>
          <table:table-cell table:formula="of:=MIN([.$C424])" office:value-type="float" office:value="1" calcext:value-type="float">
            <text:p>1</text:p>
          </table:table-cell>
          <table:table-cell table:formula="of:=MEDIAN([.$B424])" office:value-type="float" office:value="300" calcext:value-type="float">
            <text:p>300</text:p>
          </table:table-cell>
          <table:table-cell table:formula="of:=MEDIAN([.$C424])" office:value-type="float" office:value="1" calcext:value-type="float">
            <text:p>1</text:p>
          </table:table-cell>
          <table:table-cell table:formula="of:=MAX([.$B424])" office:value-type="float" office:value="300" calcext:value-type="float">
            <text:p>300</text:p>
          </table:table-cell>
          <table:table-cell table:formula="of:=MAX([.$C42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24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2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5])" office:value-type="float" office:value="300" calcext:value-type="float">
            <text:p>300</text:p>
          </table:table-cell>
          <table:table-cell table:formula="of:=MIN([.$C425])" office:value-type="float" office:value="1" calcext:value-type="float">
            <text:p>1</text:p>
          </table:table-cell>
          <table:table-cell table:formula="of:=MEDIAN([.$B425])" office:value-type="float" office:value="300" calcext:value-type="float">
            <text:p>300</text:p>
          </table:table-cell>
          <table:table-cell table:formula="of:=MEDIAN([.$C425])" office:value-type="float" office:value="1" calcext:value-type="float">
            <text:p>1</text:p>
          </table:table-cell>
          <table:table-cell table:formula="of:=MAX([.$B425])" office:value-type="float" office:value="300" calcext:value-type="float">
            <text:p>300</text:p>
          </table:table-cell>
          <table:table-cell table:formula="of:=MAX([.$C42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25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425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6/training_po_full_v6/user45/aso/training_set.lp</text:p>
          </table:table-cell>
          <table:table-cell office:value-type="float" office:value="38.4159" calcext:value-type="float">
            <text:p>38.4159</text:p>
          </table:table-cell>
          <table:table-cell office:value-type="float" office:value="0" calcext:value-type="float">
            <text:p>0</text:p>
          </table:table-cell>
          <table:table-cell table:formula="of:=MIN([.$B426])" office:value-type="float" office:value="38.4159" calcext:value-type="float">
            <text:p>38.4159</text:p>
          </table:table-cell>
          <table:table-cell table:formula="of:=MIN([.$C426])" office:value-type="float" office:value="0" calcext:value-type="float">
            <text:p>0</text:p>
          </table:table-cell>
          <table:table-cell table:formula="of:=MEDIAN([.$B426])" office:value-type="float" office:value="38.4159" calcext:value-type="float">
            <text:p>38.4159</text:p>
          </table:table-cell>
          <table:table-cell table:formula="of:=MEDIAN([.$C426])" office:value-type="float" office:value="0" calcext:value-type="float">
            <text:p>0</text:p>
          </table:table-cell>
          <table:table-cell table:formula="of:=MAX([.$B426])" office:value-type="float" office:value="38.4159" calcext:value-type="float">
            <text:p>38.4159</text:p>
          </table:table-cell>
          <table:table-cell table:formula="of:=MAX([.$C426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426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42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7])" office:value-type="float" office:value="300" calcext:value-type="float">
            <text:p>300</text:p>
          </table:table-cell>
          <table:table-cell table:formula="of:=MIN([.$C427])" office:value-type="float" office:value="1" calcext:value-type="float">
            <text:p>1</text:p>
          </table:table-cell>
          <table:table-cell table:formula="of:=MEDIAN([.$B427])" office:value-type="float" office:value="300" calcext:value-type="float">
            <text:p>300</text:p>
          </table:table-cell>
          <table:table-cell table:formula="of:=MEDIAN([.$C427])" office:value-type="float" office:value="1" calcext:value-type="float">
            <text:p>1</text:p>
          </table:table-cell>
          <table:table-cell table:formula="of:=MAX([.$B427])" office:value-type="float" office:value="300" calcext:value-type="float">
            <text:p>300</text:p>
          </table:table-cell>
          <table:table-cell table:formula="of:=MAX([.$C42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2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42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8])" office:value-type="float" office:value="300" calcext:value-type="float">
            <text:p>300</text:p>
          </table:table-cell>
          <table:table-cell table:formula="of:=MIN([.$C428])" office:value-type="float" office:value="1" calcext:value-type="float">
            <text:p>1</text:p>
          </table:table-cell>
          <table:table-cell table:formula="of:=MEDIAN([.$B428])" office:value-type="float" office:value="300" calcext:value-type="float">
            <text:p>300</text:p>
          </table:table-cell>
          <table:table-cell table:formula="of:=MEDIAN([.$C428])" office:value-type="float" office:value="1" calcext:value-type="float">
            <text:p>1</text:p>
          </table:table-cell>
          <table:table-cell table:formula="of:=MAX([.$B428])" office:value-type="float" office:value="300" calcext:value-type="float">
            <text:p>300</text:p>
          </table:table-cell>
          <table:table-cell table:formula="of:=MAX([.$C428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428])/9" office:value-type="float" office:value="0.222222222222222" calcext:value-type="float">
            <text:p>0.222</text:p>
          </table:table-cell>
          <table:table-cell office:value-type="float" office:value="1" calcext:value-type="float">
            <text:p>1</text:p>
          </table:table-cell>
          <table:table-cell table:formula="of:=(8-[.L428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6/training_po_full_v6/user51/aso/training_set.lp</text:p>
          </table:table-cell>
          <table:table-cell office:value-type="float" office:value="40.8773" calcext:value-type="float">
            <text:p>40.8773</text:p>
          </table:table-cell>
          <table:table-cell office:value-type="float" office:value="0" calcext:value-type="float">
            <text:p>0</text:p>
          </table:table-cell>
          <table:table-cell table:formula="of:=MIN([.$B429])" office:value-type="float" office:value="40.8773" calcext:value-type="float">
            <text:p>40.8773</text:p>
          </table:table-cell>
          <table:table-cell table:formula="of:=MIN([.$C429])" office:value-type="float" office:value="0" calcext:value-type="float">
            <text:p>0</text:p>
          </table:table-cell>
          <table:table-cell table:formula="of:=MEDIAN([.$B429])" office:value-type="float" office:value="40.8773" calcext:value-type="float">
            <text:p>40.8773</text:p>
          </table:table-cell>
          <table:table-cell table:formula="of:=MEDIAN([.$C429])" office:value-type="float" office:value="0" calcext:value-type="float">
            <text:p>0</text:p>
          </table:table-cell>
          <table:table-cell table:formula="of:=MAX([.$B429])" office:value-type="float" office:value="40.8773" calcext:value-type="float">
            <text:p>40.8773</text:p>
          </table:table-cell>
          <table:table-cell table:formula="of:=MAX([.$C429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42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42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0])" office:value-type="float" office:value="300" calcext:value-type="float">
            <text:p>300</text:p>
          </table:table-cell>
          <table:table-cell table:formula="of:=MIN([.$C430])" office:value-type="float" office:value="1" calcext:value-type="float">
            <text:p>1</text:p>
          </table:table-cell>
          <table:table-cell table:formula="of:=MEDIAN([.$B430])" office:value-type="float" office:value="300" calcext:value-type="float">
            <text:p>300</text:p>
          </table:table-cell>
          <table:table-cell table:formula="of:=MEDIAN([.$C430])" office:value-type="float" office:value="1" calcext:value-type="float">
            <text:p>1</text:p>
          </table:table-cell>
          <table:table-cell table:formula="of:=MAX([.$B430])" office:value-type="float" office:value="300" calcext:value-type="float">
            <text:p>300</text:p>
          </table:table-cell>
          <table:table-cell table:formula="of:=MAX([.$C43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3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3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1])" office:value-type="float" office:value="300" calcext:value-type="float">
            <text:p>300</text:p>
          </table:table-cell>
          <table:table-cell table:formula="of:=MIN([.$C431])" office:value-type="float" office:value="1" calcext:value-type="float">
            <text:p>1</text:p>
          </table:table-cell>
          <table:table-cell table:formula="of:=MEDIAN([.$B431])" office:value-type="float" office:value="300" calcext:value-type="float">
            <text:p>300</text:p>
          </table:table-cell>
          <table:table-cell table:formula="of:=MEDIAN([.$C431])" office:value-type="float" office:value="1" calcext:value-type="float">
            <text:p>1</text:p>
          </table:table-cell>
          <table:table-cell table:formula="of:=MAX([.$B431])" office:value-type="float" office:value="300" calcext:value-type="float">
            <text:p>300</text:p>
          </table:table-cell>
          <table:table-cell table:formula="of:=MAX([.$C431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431])/9" office:value-type="float" office:value="0.555555555555556" calcext:value-type="float">
            <text:p>0.556</text:p>
          </table:table-cell>
          <table:table-cell office:value-type="float" office:value="2" calcext:value-type="float">
            <text:p>2</text:p>
          </table:table-cell>
          <table:table-cell table:formula="of:=(8-[.L431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6/training_po_full_v6/user52/aso/training_set.lp</text:p>
          </table:table-cell>
          <table:table-cell office:value-type="float" office:value="51.8747" calcext:value-type="float">
            <text:p>51.8747</text:p>
          </table:table-cell>
          <table:table-cell office:value-type="float" office:value="0" calcext:value-type="float">
            <text:p>0</text:p>
          </table:table-cell>
          <table:table-cell table:formula="of:=MIN([.$B432])" office:value-type="float" office:value="51.8747" calcext:value-type="float">
            <text:p>51.8747</text:p>
          </table:table-cell>
          <table:table-cell table:formula="of:=MIN([.$C432])" office:value-type="float" office:value="0" calcext:value-type="float">
            <text:p>0</text:p>
          </table:table-cell>
          <table:table-cell table:formula="of:=MEDIAN([.$B432])" office:value-type="float" office:value="51.8747" calcext:value-type="float">
            <text:p>51.8747</text:p>
          </table:table-cell>
          <table:table-cell table:formula="of:=MEDIAN([.$C432])" office:value-type="float" office:value="0" calcext:value-type="float">
            <text:p>0</text:p>
          </table:table-cell>
          <table:table-cell table:formula="of:=MAX([.$B432])" office:value-type="float" office:value="51.8747" calcext:value-type="float">
            <text:p>51.8747</text:p>
          </table:table-cell>
          <table:table-cell table:formula="of:=MAX([.$C43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3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3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3])" office:value-type="float" office:value="300" calcext:value-type="float">
            <text:p>300</text:p>
          </table:table-cell>
          <table:table-cell table:formula="of:=MIN([.$C433])" office:value-type="float" office:value="1" calcext:value-type="float">
            <text:p>1</text:p>
          </table:table-cell>
          <table:table-cell table:formula="of:=MEDIAN([.$B433])" office:value-type="float" office:value="300" calcext:value-type="float">
            <text:p>300</text:p>
          </table:table-cell>
          <table:table-cell table:formula="of:=MEDIAN([.$C433])" office:value-type="float" office:value="1" calcext:value-type="float">
            <text:p>1</text:p>
          </table:table-cell>
          <table:table-cell table:formula="of:=MAX([.$B433])" office:value-type="float" office:value="300" calcext:value-type="float">
            <text:p>300</text:p>
          </table:table-cell>
          <table:table-cell table:formula="of:=MAX([.$C43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433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8-[.L433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6/training_po_full_v6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4])" office:value-type="float" office:value="300" calcext:value-type="float">
            <text:p>300</text:p>
          </table:table-cell>
          <table:table-cell table:formula="of:=MIN([.$C434])" office:value-type="float" office:value="1" calcext:value-type="float">
            <text:p>1</text:p>
          </table:table-cell>
          <table:table-cell table:formula="of:=MEDIAN([.$B434])" office:value-type="float" office:value="300" calcext:value-type="float">
            <text:p>300</text:p>
          </table:table-cell>
          <table:table-cell table:formula="of:=MEDIAN([.$C434])" office:value-type="float" office:value="1" calcext:value-type="float">
            <text:p>1</text:p>
          </table:table-cell>
          <table:table-cell table:formula="of:=MAX([.$B434])" office:value-type="float" office:value="300" calcext:value-type="float">
            <text:p>300</text:p>
          </table:table-cell>
          <table:table-cell table:formula="of:=MAX([.$C43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34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3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53/aso/training_set.lp</text:p>
          </table:table-cell>
          <table:table-cell office:value-type="float" office:value="13.8113" calcext:value-type="float">
            <text:p>13.8113</text:p>
          </table:table-cell>
          <table:table-cell office:value-type="float" office:value="0" calcext:value-type="float">
            <text:p>0</text:p>
          </table:table-cell>
          <table:table-cell table:formula="of:=MIN([.$B435])" office:value-type="float" office:value="13.8113" calcext:value-type="float">
            <text:p>13.8113</text:p>
          </table:table-cell>
          <table:table-cell table:formula="of:=MIN([.$C435])" office:value-type="float" office:value="0" calcext:value-type="float">
            <text:p>0</text:p>
          </table:table-cell>
          <table:table-cell table:formula="of:=MEDIAN([.$B435])" office:value-type="float" office:value="13.8113" calcext:value-type="float">
            <text:p>13.8113</text:p>
          </table:table-cell>
          <table:table-cell table:formula="of:=MEDIAN([.$C435])" office:value-type="float" office:value="0" calcext:value-type="float">
            <text:p>0</text:p>
          </table:table-cell>
          <table:table-cell table:formula="of:=MAX([.$B435])" office:value-type="float" office:value="13.8113" calcext:value-type="float">
            <text:p>13.8113</text:p>
          </table:table-cell>
          <table:table-cell table:formula="of:=MAX([.$C435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43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43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6])" office:value-type="float" office:value="300" calcext:value-type="float">
            <text:p>300</text:p>
          </table:table-cell>
          <table:table-cell table:formula="of:=MIN([.$C436])" office:value-type="float" office:value="1" calcext:value-type="float">
            <text:p>1</text:p>
          </table:table-cell>
          <table:table-cell table:formula="of:=MEDIAN([.$B436])" office:value-type="float" office:value="300" calcext:value-type="float">
            <text:p>300</text:p>
          </table:table-cell>
          <table:table-cell table:formula="of:=MEDIAN([.$C436])" office:value-type="float" office:value="1" calcext:value-type="float">
            <text:p>1</text:p>
          </table:table-cell>
          <table:table-cell table:formula="of:=MAX([.$B436])" office:value-type="float" office:value="300" calcext:value-type="float">
            <text:p>300</text:p>
          </table:table-cell>
          <table:table-cell table:formula="of:=MAX([.$C43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3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3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7])" office:value-type="float" office:value="300" calcext:value-type="float">
            <text:p>300</text:p>
          </table:table-cell>
          <table:table-cell table:formula="of:=MIN([.$C437])" office:value-type="float" office:value="1" calcext:value-type="float">
            <text:p>1</text:p>
          </table:table-cell>
          <table:table-cell table:formula="of:=MEDIAN([.$B437])" office:value-type="float" office:value="300" calcext:value-type="float">
            <text:p>300</text:p>
          </table:table-cell>
          <table:table-cell table:formula="of:=MEDIAN([.$C437])" office:value-type="float" office:value="1" calcext:value-type="float">
            <text:p>1</text:p>
          </table:table-cell>
          <table:table-cell table:formula="of:=MAX([.$B437])" office:value-type="float" office:value="300" calcext:value-type="float">
            <text:p>300</text:p>
          </table:table-cell>
          <table:table-cell table:formula="of:=MAX([.$C43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3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3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55/aso/training_set.lp</text:p>
          </table:table-cell>
          <table:table-cell office:value-type="float" office:value="38.3995" calcext:value-type="float">
            <text:p>38.3995</text:p>
          </table:table-cell>
          <table:table-cell office:value-type="float" office:value="0" calcext:value-type="float">
            <text:p>0</text:p>
          </table:table-cell>
          <table:table-cell table:formula="of:=MIN([.$B438])" office:value-type="float" office:value="38.3995" calcext:value-type="float">
            <text:p>38.3995</text:p>
          </table:table-cell>
          <table:table-cell table:formula="of:=MIN([.$C438])" office:value-type="float" office:value="0" calcext:value-type="float">
            <text:p>0</text:p>
          </table:table-cell>
          <table:table-cell table:formula="of:=MEDIAN([.$B438])" office:value-type="float" office:value="38.3995" calcext:value-type="float">
            <text:p>38.3995</text:p>
          </table:table-cell>
          <table:table-cell table:formula="of:=MEDIAN([.$C438])" office:value-type="float" office:value="0" calcext:value-type="float">
            <text:p>0</text:p>
          </table:table-cell>
          <table:table-cell table:formula="of:=MAX([.$B438])" office:value-type="float" office:value="38.3995" calcext:value-type="float">
            <text:p>38.3995</text:p>
          </table:table-cell>
          <table:table-cell table:formula="of:=MAX([.$C43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3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3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9])" office:value-type="float" office:value="300" calcext:value-type="float">
            <text:p>300</text:p>
          </table:table-cell>
          <table:table-cell table:formula="of:=MIN([.$C439])" office:value-type="float" office:value="1" calcext:value-type="float">
            <text:p>1</text:p>
          </table:table-cell>
          <table:table-cell table:formula="of:=MEDIAN([.$B439])" office:value-type="float" office:value="300" calcext:value-type="float">
            <text:p>300</text:p>
          </table:table-cell>
          <table:table-cell table:formula="of:=MEDIAN([.$C439])" office:value-type="float" office:value="1" calcext:value-type="float">
            <text:p>1</text:p>
          </table:table-cell>
          <table:table-cell table:formula="of:=MAX([.$B439])" office:value-type="float" office:value="300" calcext:value-type="float">
            <text:p>300</text:p>
          </table:table-cell>
          <table:table-cell table:formula="of:=MAX([.$C43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3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3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0])" office:value-type="float" office:value="300" calcext:value-type="float">
            <text:p>300</text:p>
          </table:table-cell>
          <table:table-cell table:formula="of:=MIN([.$C440])" office:value-type="float" office:value="1" calcext:value-type="float">
            <text:p>1</text:p>
          </table:table-cell>
          <table:table-cell table:formula="of:=MEDIAN([.$B440])" office:value-type="float" office:value="300" calcext:value-type="float">
            <text:p>300</text:p>
          </table:table-cell>
          <table:table-cell table:formula="of:=MEDIAN([.$C440])" office:value-type="float" office:value="1" calcext:value-type="float">
            <text:p>1</text:p>
          </table:table-cell>
          <table:table-cell table:formula="of:=MAX([.$B440])" office:value-type="float" office:value="300" calcext:value-type="float">
            <text:p>300</text:p>
          </table:table-cell>
          <table:table-cell table:formula="of:=MAX([.$C440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440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8-[.L440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6/training_po_full_v6/user7/aso/training_set.lp</text:p>
          </table:table-cell>
          <table:table-cell office:value-type="float" office:value="41.7158" calcext:value-type="float">
            <text:p>41.7158</text:p>
          </table:table-cell>
          <table:table-cell office:value-type="float" office:value="0" calcext:value-type="float">
            <text:p>0</text:p>
          </table:table-cell>
          <table:table-cell table:formula="of:=MIN([.$B441])" office:value-type="float" office:value="41.7158" calcext:value-type="float">
            <text:p>41.7158</text:p>
          </table:table-cell>
          <table:table-cell table:formula="of:=MIN([.$C441])" office:value-type="float" office:value="0" calcext:value-type="float">
            <text:p>0</text:p>
          </table:table-cell>
          <table:table-cell table:formula="of:=MEDIAN([.$B441])" office:value-type="float" office:value="41.7158" calcext:value-type="float">
            <text:p>41.7158</text:p>
          </table:table-cell>
          <table:table-cell table:formula="of:=MEDIAN([.$C441])" office:value-type="float" office:value="0" calcext:value-type="float">
            <text:p>0</text:p>
          </table:table-cell>
          <table:table-cell table:formula="of:=MAX([.$B441])" office:value-type="float" office:value="41.7158" calcext:value-type="float">
            <text:p>41.7158</text:p>
          </table:table-cell>
          <table:table-cell table:formula="of:=MAX([.$C44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4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4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2])" office:value-type="float" office:value="300" calcext:value-type="float">
            <text:p>300</text:p>
          </table:table-cell>
          <table:table-cell table:formula="of:=MIN([.$C442])" office:value-type="float" office:value="1" calcext:value-type="float">
            <text:p>1</text:p>
          </table:table-cell>
          <table:table-cell table:formula="of:=MEDIAN([.$B442])" office:value-type="float" office:value="300" calcext:value-type="float">
            <text:p>300</text:p>
          </table:table-cell>
          <table:table-cell table:formula="of:=MEDIAN([.$C442])" office:value-type="float" office:value="1" calcext:value-type="float">
            <text:p>1</text:p>
          </table:table-cell>
          <table:table-cell table:formula="of:=MAX([.$B442])" office:value-type="float" office:value="300" calcext:value-type="float">
            <text:p>300</text:p>
          </table:table-cell>
          <table:table-cell table:formula="of:=MAX([.$C44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4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4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3])" office:value-type="float" office:value="300" calcext:value-type="float">
            <text:p>300</text:p>
          </table:table-cell>
          <table:table-cell table:formula="of:=MIN([.$C443])" office:value-type="float" office:value="1" calcext:value-type="float">
            <text:p>1</text:p>
          </table:table-cell>
          <table:table-cell table:formula="of:=MEDIAN([.$B443])" office:value-type="float" office:value="300" calcext:value-type="float">
            <text:p>300</text:p>
          </table:table-cell>
          <table:table-cell table:formula="of:=MEDIAN([.$C443])" office:value-type="float" office:value="1" calcext:value-type="float">
            <text:p>1</text:p>
          </table:table-cell>
          <table:table-cell table:formula="of:=MAX([.$B443])" office:value-type="float" office:value="300" calcext:value-type="float">
            <text:p>300</text:p>
          </table:table-cell>
          <table:table-cell table:formula="of:=MAX([.$C44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443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8-[.L443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7/training_po_full_v7/user11/aso/training_set.lp</text:p>
          </table:table-cell>
          <table:table-cell office:value-type="float" office:value="41.0737" calcext:value-type="float">
            <text:p>41.0737</text:p>
          </table:table-cell>
          <table:table-cell office:value-type="float" office:value="0" calcext:value-type="float">
            <text:p>0</text:p>
          </table:table-cell>
          <table:table-cell table:formula="of:=MIN([.$B444])" office:value-type="float" office:value="41.0737" calcext:value-type="float">
            <text:p>41.0737</text:p>
          </table:table-cell>
          <table:table-cell table:formula="of:=MIN([.$C444])" office:value-type="float" office:value="0" calcext:value-type="float">
            <text:p>0</text:p>
          </table:table-cell>
          <table:table-cell table:formula="of:=MEDIAN([.$B444])" office:value-type="float" office:value="41.0737" calcext:value-type="float">
            <text:p>41.0737</text:p>
          </table:table-cell>
          <table:table-cell table:formula="of:=MEDIAN([.$C444])" office:value-type="float" office:value="0" calcext:value-type="float">
            <text:p>0</text:p>
          </table:table-cell>
          <table:table-cell table:formula="of:=MAX([.$B444])" office:value-type="float" office:value="41.0737" calcext:value-type="float">
            <text:p>41.0737</text:p>
          </table:table-cell>
          <table:table-cell table:formula="of:=MAX([.$C444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444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44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5])" office:value-type="float" office:value="300" calcext:value-type="float">
            <text:p>300</text:p>
          </table:table-cell>
          <table:table-cell table:formula="of:=MIN([.$C445])" office:value-type="float" office:value="1" calcext:value-type="float">
            <text:p>1</text:p>
          </table:table-cell>
          <table:table-cell table:formula="of:=MEDIAN([.$B445])" office:value-type="float" office:value="300" calcext:value-type="float">
            <text:p>300</text:p>
          </table:table-cell>
          <table:table-cell table:formula="of:=MEDIAN([.$C445])" office:value-type="float" office:value="1" calcext:value-type="float">
            <text:p>1</text:p>
          </table:table-cell>
          <table:table-cell table:formula="of:=MAX([.$B445])" office:value-type="float" office:value="300" calcext:value-type="float">
            <text:p>300</text:p>
          </table:table-cell>
          <table:table-cell table:formula="of:=MAX([.$C445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44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44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6])" office:value-type="float" office:value="300" calcext:value-type="float">
            <text:p>300</text:p>
          </table:table-cell>
          <table:table-cell table:formula="of:=MIN([.$C446])" office:value-type="float" office:value="1" calcext:value-type="float">
            <text:p>1</text:p>
          </table:table-cell>
          <table:table-cell table:formula="of:=MEDIAN([.$B446])" office:value-type="float" office:value="300" calcext:value-type="float">
            <text:p>300</text:p>
          </table:table-cell>
          <table:table-cell table:formula="of:=MEDIAN([.$C446])" office:value-type="float" office:value="1" calcext:value-type="float">
            <text:p>1</text:p>
          </table:table-cell>
          <table:table-cell table:formula="of:=MAX([.$B446])" office:value-type="float" office:value="300" calcext:value-type="float">
            <text:p>300</text:p>
          </table:table-cell>
          <table:table-cell table:formula="of:=MAX([.$C44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46])/9" office:value-type="float" office:value="0.666666666666667" calcext:value-type="float">
            <text:p>0.667</text:p>
          </table:table-cell>
          <table:table-cell office:value-type="float" office:value="2" calcext:value-type="float">
            <text:p>2</text:p>
          </table:table-cell>
          <table:table-cell table:formula="of:=(8-[.L446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7/training_po_full_v7/user15/aso/training_set.lp</text:p>
          </table:table-cell>
          <table:table-cell office:value-type="float" office:value="48.6307" calcext:value-type="float">
            <text:p>48.6307</text:p>
          </table:table-cell>
          <table:table-cell office:value-type="float" office:value="0" calcext:value-type="float">
            <text:p>0</text:p>
          </table:table-cell>
          <table:table-cell table:formula="of:=MIN([.$B447])" office:value-type="float" office:value="48.6307" calcext:value-type="float">
            <text:p>48.6307</text:p>
          </table:table-cell>
          <table:table-cell table:formula="of:=MIN([.$C447])" office:value-type="float" office:value="0" calcext:value-type="float">
            <text:p>0</text:p>
          </table:table-cell>
          <table:table-cell table:formula="of:=MEDIAN([.$B447])" office:value-type="float" office:value="48.6307" calcext:value-type="float">
            <text:p>48.6307</text:p>
          </table:table-cell>
          <table:table-cell table:formula="of:=MEDIAN([.$C447])" office:value-type="float" office:value="0" calcext:value-type="float">
            <text:p>0</text:p>
          </table:table-cell>
          <table:table-cell table:formula="of:=MAX([.$B447])" office:value-type="float" office:value="48.6307" calcext:value-type="float">
            <text:p>48.6307</text:p>
          </table:table-cell>
          <table:table-cell table:formula="of:=MAX([.$C44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4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4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8])" office:value-type="float" office:value="300" calcext:value-type="float">
            <text:p>300</text:p>
          </table:table-cell>
          <table:table-cell table:formula="of:=MIN([.$C448])" office:value-type="float" office:value="1" calcext:value-type="float">
            <text:p>1</text:p>
          </table:table-cell>
          <table:table-cell table:formula="of:=MEDIAN([.$B448])" office:value-type="float" office:value="300" calcext:value-type="float">
            <text:p>300</text:p>
          </table:table-cell>
          <table:table-cell table:formula="of:=MEDIAN([.$C448])" office:value-type="float" office:value="1" calcext:value-type="float">
            <text:p>1</text:p>
          </table:table-cell>
          <table:table-cell table:formula="of:=MAX([.$B448])" office:value-type="float" office:value="300" calcext:value-type="float">
            <text:p>300</text:p>
          </table:table-cell>
          <table:table-cell table:formula="of:=MAX([.$C44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4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4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9])" office:value-type="float" office:value="300" calcext:value-type="float">
            <text:p>300</text:p>
          </table:table-cell>
          <table:table-cell table:formula="of:=MIN([.$C449])" office:value-type="float" office:value="1" calcext:value-type="float">
            <text:p>1</text:p>
          </table:table-cell>
          <table:table-cell table:formula="of:=MEDIAN([.$B449])" office:value-type="float" office:value="300" calcext:value-type="float">
            <text:p>300</text:p>
          </table:table-cell>
          <table:table-cell table:formula="of:=MEDIAN([.$C449])" office:value-type="float" office:value="1" calcext:value-type="float">
            <text:p>1</text:p>
          </table:table-cell>
          <table:table-cell table:formula="of:=MAX([.$B449])" office:value-type="float" office:value="300" calcext:value-type="float">
            <text:p>300</text:p>
          </table:table-cell>
          <table:table-cell table:formula="of:=MAX([.$C44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4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4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17/aso/training_set.lp</text:p>
          </table:table-cell>
          <table:table-cell office:value-type="float" office:value="41.0475" calcext:value-type="float">
            <text:p>41.0475</text:p>
          </table:table-cell>
          <table:table-cell office:value-type="float" office:value="0" calcext:value-type="float">
            <text:p>0</text:p>
          </table:table-cell>
          <table:table-cell table:formula="of:=MIN([.$B450])" office:value-type="float" office:value="41.0475" calcext:value-type="float">
            <text:p>41.0475</text:p>
          </table:table-cell>
          <table:table-cell table:formula="of:=MIN([.$C450])" office:value-type="float" office:value="0" calcext:value-type="float">
            <text:p>0</text:p>
          </table:table-cell>
          <table:table-cell table:formula="of:=MEDIAN([.$B450])" office:value-type="float" office:value="41.0475" calcext:value-type="float">
            <text:p>41.0475</text:p>
          </table:table-cell>
          <table:table-cell table:formula="of:=MEDIAN([.$C450])" office:value-type="float" office:value="0" calcext:value-type="float">
            <text:p>0</text:p>
          </table:table-cell>
          <table:table-cell table:formula="of:=MAX([.$B450])" office:value-type="float" office:value="41.0475" calcext:value-type="float">
            <text:p>41.0475</text:p>
          </table:table-cell>
          <table:table-cell table:formula="of:=MAX([.$C45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5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5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1])" office:value-type="float" office:value="300" calcext:value-type="float">
            <text:p>300</text:p>
          </table:table-cell>
          <table:table-cell table:formula="of:=MIN([.$C451])" office:value-type="float" office:value="1" calcext:value-type="float">
            <text:p>1</text:p>
          </table:table-cell>
          <table:table-cell table:formula="of:=MEDIAN([.$B451])" office:value-type="float" office:value="300" calcext:value-type="float">
            <text:p>300</text:p>
          </table:table-cell>
          <table:table-cell table:formula="of:=MEDIAN([.$C451])" office:value-type="float" office:value="1" calcext:value-type="float">
            <text:p>1</text:p>
          </table:table-cell>
          <table:table-cell table:formula="of:=MAX([.$B451])" office:value-type="float" office:value="300" calcext:value-type="float">
            <text:p>300</text:p>
          </table:table-cell>
          <table:table-cell table:formula="of:=MAX([.$C45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5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5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2])" office:value-type="float" office:value="300" calcext:value-type="float">
            <text:p>300</text:p>
          </table:table-cell>
          <table:table-cell table:formula="of:=MIN([.$C452])" office:value-type="float" office:value="1" calcext:value-type="float">
            <text:p>1</text:p>
          </table:table-cell>
          <table:table-cell table:formula="of:=MEDIAN([.$B452])" office:value-type="float" office:value="300" calcext:value-type="float">
            <text:p>300</text:p>
          </table:table-cell>
          <table:table-cell table:formula="of:=MEDIAN([.$C452])" office:value-type="float" office:value="1" calcext:value-type="float">
            <text:p>1</text:p>
          </table:table-cell>
          <table:table-cell table:formula="of:=MAX([.$B452])" office:value-type="float" office:value="300" calcext:value-type="float">
            <text:p>300</text:p>
          </table:table-cell>
          <table:table-cell table:formula="of:=MAX([.$C45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5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5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19/aso/training_set.lp</text:p>
          </table:table-cell>
          <table:table-cell office:value-type="float" office:value="43.8306" calcext:value-type="float">
            <text:p>43.8306</text:p>
          </table:table-cell>
          <table:table-cell office:value-type="float" office:value="0" calcext:value-type="float">
            <text:p>0</text:p>
          </table:table-cell>
          <table:table-cell table:formula="of:=MIN([.$B453])" office:value-type="float" office:value="43.8306" calcext:value-type="float">
            <text:p>43.8306</text:p>
          </table:table-cell>
          <table:table-cell table:formula="of:=MIN([.$C453])" office:value-type="float" office:value="0" calcext:value-type="float">
            <text:p>0</text:p>
          </table:table-cell>
          <table:table-cell table:formula="of:=MEDIAN([.$B453])" office:value-type="float" office:value="43.8306" calcext:value-type="float">
            <text:p>43.8306</text:p>
          </table:table-cell>
          <table:table-cell table:formula="of:=MEDIAN([.$C453])" office:value-type="float" office:value="0" calcext:value-type="float">
            <text:p>0</text:p>
          </table:table-cell>
          <table:table-cell table:formula="of:=MAX([.$B453])" office:value-type="float" office:value="43.8306" calcext:value-type="float">
            <text:p>43.8306</text:p>
          </table:table-cell>
          <table:table-cell table:formula="of:=MAX([.$C45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5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45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4])" office:value-type="float" office:value="300" calcext:value-type="float">
            <text:p>300</text:p>
          </table:table-cell>
          <table:table-cell table:formula="of:=MIN([.$C454])" office:value-type="float" office:value="1" calcext:value-type="float">
            <text:p>1</text:p>
          </table:table-cell>
          <table:table-cell table:formula="of:=MEDIAN([.$B454])" office:value-type="float" office:value="300" calcext:value-type="float">
            <text:p>300</text:p>
          </table:table-cell>
          <table:table-cell table:formula="of:=MEDIAN([.$C454])" office:value-type="float" office:value="1" calcext:value-type="float">
            <text:p>1</text:p>
          </table:table-cell>
          <table:table-cell table:formula="of:=MAX([.$B454])" office:value-type="float" office:value="300" calcext:value-type="float">
            <text:p>300</text:p>
          </table:table-cell>
          <table:table-cell table:formula="of:=MAX([.$C45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5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45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5])" office:value-type="float" office:value="300" calcext:value-type="float">
            <text:p>300</text:p>
          </table:table-cell>
          <table:table-cell table:formula="of:=MIN([.$C455])" office:value-type="float" office:value="1" calcext:value-type="float">
            <text:p>1</text:p>
          </table:table-cell>
          <table:table-cell table:formula="of:=MEDIAN([.$B455])" office:value-type="float" office:value="300" calcext:value-type="float">
            <text:p>300</text:p>
          </table:table-cell>
          <table:table-cell table:formula="of:=MEDIAN([.$C455])" office:value-type="float" office:value="1" calcext:value-type="float">
            <text:p>1</text:p>
          </table:table-cell>
          <table:table-cell table:formula="of:=MAX([.$B455])" office:value-type="float" office:value="300" calcext:value-type="float">
            <text:p>300</text:p>
          </table:table-cell>
          <table:table-cell table:formula="of:=MAX([.$C45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55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455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7/training_po_full_v7/user21/aso/training_set.lp</text:p>
          </table:table-cell>
          <table:table-cell office:value-type="float" office:value="48.4281" calcext:value-type="float">
            <text:p>48.4281</text:p>
          </table:table-cell>
          <table:table-cell office:value-type="float" office:value="0" calcext:value-type="float">
            <text:p>0</text:p>
          </table:table-cell>
          <table:table-cell table:formula="of:=MIN([.$B456])" office:value-type="float" office:value="48.4281" calcext:value-type="float">
            <text:p>48.4281</text:p>
          </table:table-cell>
          <table:table-cell table:formula="of:=MIN([.$C456])" office:value-type="float" office:value="0" calcext:value-type="float">
            <text:p>0</text:p>
          </table:table-cell>
          <table:table-cell table:formula="of:=MEDIAN([.$B456])" office:value-type="float" office:value="48.4281" calcext:value-type="float">
            <text:p>48.4281</text:p>
          </table:table-cell>
          <table:table-cell table:formula="of:=MEDIAN([.$C456])" office:value-type="float" office:value="0" calcext:value-type="float">
            <text:p>0</text:p>
          </table:table-cell>
          <table:table-cell table:formula="of:=MAX([.$B456])" office:value-type="float" office:value="48.4281" calcext:value-type="float">
            <text:p>48.4281</text:p>
          </table:table-cell>
          <table:table-cell table:formula="of:=MAX([.$C456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456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45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7])" office:value-type="float" office:value="300" calcext:value-type="float">
            <text:p>300</text:p>
          </table:table-cell>
          <table:table-cell table:formula="of:=MIN([.$C457])" office:value-type="float" office:value="1" calcext:value-type="float">
            <text:p>1</text:p>
          </table:table-cell>
          <table:table-cell table:formula="of:=MEDIAN([.$B457])" office:value-type="float" office:value="300" calcext:value-type="float">
            <text:p>300</text:p>
          </table:table-cell>
          <table:table-cell table:formula="of:=MEDIAN([.$C457])" office:value-type="float" office:value="1" calcext:value-type="float">
            <text:p>1</text:p>
          </table:table-cell>
          <table:table-cell table:formula="of:=MAX([.$B457])" office:value-type="float" office:value="300" calcext:value-type="float">
            <text:p>300</text:p>
          </table:table-cell>
          <table:table-cell table:formula="of:=MAX([.$C45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5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5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8])" office:value-type="float" office:value="300" calcext:value-type="float">
            <text:p>300</text:p>
          </table:table-cell>
          <table:table-cell table:formula="of:=MIN([.$C458])" office:value-type="float" office:value="1" calcext:value-type="float">
            <text:p>1</text:p>
          </table:table-cell>
          <table:table-cell table:formula="of:=MEDIAN([.$B458])" office:value-type="float" office:value="300" calcext:value-type="float">
            <text:p>300</text:p>
          </table:table-cell>
          <table:table-cell table:formula="of:=MEDIAN([.$C458])" office:value-type="float" office:value="1" calcext:value-type="float">
            <text:p>1</text:p>
          </table:table-cell>
          <table:table-cell table:formula="of:=MAX([.$B458])" office:value-type="float" office:value="300" calcext:value-type="float">
            <text:p>300</text:p>
          </table:table-cell>
          <table:table-cell table:formula="of:=MAX([.$C45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5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5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23/aso/training_set.lp</text:p>
          </table:table-cell>
          <table:table-cell office:value-type="float" office:value="42.7942" calcext:value-type="float">
            <text:p>42.7942</text:p>
          </table:table-cell>
          <table:table-cell office:value-type="float" office:value="0" calcext:value-type="float">
            <text:p>0</text:p>
          </table:table-cell>
          <table:table-cell table:formula="of:=MIN([.$B459])" office:value-type="float" office:value="42.7942" calcext:value-type="float">
            <text:p>42.7942</text:p>
          </table:table-cell>
          <table:table-cell table:formula="of:=MIN([.$C459])" office:value-type="float" office:value="0" calcext:value-type="float">
            <text:p>0</text:p>
          </table:table-cell>
          <table:table-cell table:formula="of:=MEDIAN([.$B459])" office:value-type="float" office:value="42.7942" calcext:value-type="float">
            <text:p>42.7942</text:p>
          </table:table-cell>
          <table:table-cell table:formula="of:=MEDIAN([.$C459])" office:value-type="float" office:value="0" calcext:value-type="float">
            <text:p>0</text:p>
          </table:table-cell>
          <table:table-cell table:formula="of:=MAX([.$B459])" office:value-type="float" office:value="42.7942" calcext:value-type="float">
            <text:p>42.7942</text:p>
          </table:table-cell>
          <table:table-cell table:formula="of:=MAX([.$C45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5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5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0])" office:value-type="float" office:value="300" calcext:value-type="float">
            <text:p>300</text:p>
          </table:table-cell>
          <table:table-cell table:formula="of:=MIN([.$C460])" office:value-type="float" office:value="1" calcext:value-type="float">
            <text:p>1</text:p>
          </table:table-cell>
          <table:table-cell table:formula="of:=MEDIAN([.$B460])" office:value-type="float" office:value="300" calcext:value-type="float">
            <text:p>300</text:p>
          </table:table-cell>
          <table:table-cell table:formula="of:=MEDIAN([.$C460])" office:value-type="float" office:value="1" calcext:value-type="float">
            <text:p>1</text:p>
          </table:table-cell>
          <table:table-cell table:formula="of:=MAX([.$B460])" office:value-type="float" office:value="300" calcext:value-type="float">
            <text:p>300</text:p>
          </table:table-cell>
          <table:table-cell table:formula="of:=MAX([.$C46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6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6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1])" office:value-type="float" office:value="300" calcext:value-type="float">
            <text:p>300</text:p>
          </table:table-cell>
          <table:table-cell table:formula="of:=MIN([.$C461])" office:value-type="float" office:value="1" calcext:value-type="float">
            <text:p>1</text:p>
          </table:table-cell>
          <table:table-cell table:formula="of:=MEDIAN([.$B461])" office:value-type="float" office:value="300" calcext:value-type="float">
            <text:p>300</text:p>
          </table:table-cell>
          <table:table-cell table:formula="of:=MEDIAN([.$C461])" office:value-type="float" office:value="1" calcext:value-type="float">
            <text:p>1</text:p>
          </table:table-cell>
          <table:table-cell table:formula="of:=MAX([.$B461])" office:value-type="float" office:value="300" calcext:value-type="float">
            <text:p>300</text:p>
          </table:table-cell>
          <table:table-cell table:formula="of:=MAX([.$C46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61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6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26/aso/training_set.lp</text:p>
          </table:table-cell>
          <table:table-cell office:value-type="float" office:value="45.9822" calcext:value-type="float">
            <text:p>45.9822</text:p>
          </table:table-cell>
          <table:table-cell office:value-type="float" office:value="0" calcext:value-type="float">
            <text:p>0</text:p>
          </table:table-cell>
          <table:table-cell table:formula="of:=MIN([.$B462])" office:value-type="float" office:value="45.9822" calcext:value-type="float">
            <text:p>45.9822</text:p>
          </table:table-cell>
          <table:table-cell table:formula="of:=MIN([.$C462])" office:value-type="float" office:value="0" calcext:value-type="float">
            <text:p>0</text:p>
          </table:table-cell>
          <table:table-cell table:formula="of:=MEDIAN([.$B462])" office:value-type="float" office:value="45.9822" calcext:value-type="float">
            <text:p>45.9822</text:p>
          </table:table-cell>
          <table:table-cell table:formula="of:=MEDIAN([.$C462])" office:value-type="float" office:value="0" calcext:value-type="float">
            <text:p>0</text:p>
          </table:table-cell>
          <table:table-cell table:formula="of:=MAX([.$B462])" office:value-type="float" office:value="45.9822" calcext:value-type="float">
            <text:p>45.9822</text:p>
          </table:table-cell>
          <table:table-cell table:formula="of:=MAX([.$C462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46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6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3])" office:value-type="float" office:value="300" calcext:value-type="float">
            <text:p>300</text:p>
          </table:table-cell>
          <table:table-cell table:formula="of:=MIN([.$C463])" office:value-type="float" office:value="1" calcext:value-type="float">
            <text:p>1</text:p>
          </table:table-cell>
          <table:table-cell table:formula="of:=MEDIAN([.$B463])" office:value-type="float" office:value="300" calcext:value-type="float">
            <text:p>300</text:p>
          </table:table-cell>
          <table:table-cell table:formula="of:=MEDIAN([.$C463])" office:value-type="float" office:value="1" calcext:value-type="float">
            <text:p>1</text:p>
          </table:table-cell>
          <table:table-cell table:formula="of:=MAX([.$B463])" office:value-type="float" office:value="300" calcext:value-type="float">
            <text:p>300</text:p>
          </table:table-cell>
          <table:table-cell table:formula="of:=MAX([.$C46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6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6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4])" office:value-type="float" office:value="300" calcext:value-type="float">
            <text:p>300</text:p>
          </table:table-cell>
          <table:table-cell table:formula="of:=MIN([.$C464])" office:value-type="float" office:value="1" calcext:value-type="float">
            <text:p>1</text:p>
          </table:table-cell>
          <table:table-cell table:formula="of:=MEDIAN([.$B464])" office:value-type="float" office:value="300" calcext:value-type="float">
            <text:p>300</text:p>
          </table:table-cell>
          <table:table-cell table:formula="of:=MEDIAN([.$C464])" office:value-type="float" office:value="1" calcext:value-type="float">
            <text:p>1</text:p>
          </table:table-cell>
          <table:table-cell table:formula="of:=MAX([.$B464])" office:value-type="float" office:value="300" calcext:value-type="float">
            <text:p>300</text:p>
          </table:table-cell>
          <table:table-cell table:formula="of:=MAX([.$C46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64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46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7/training_po_full_v7/user3/aso/training_set.lp</text:p>
          </table:table-cell>
          <table:table-cell office:value-type="float" office:value="36.9946" calcext:value-type="float">
            <text:p>36.9946</text:p>
          </table:table-cell>
          <table:table-cell office:value-type="float" office:value="0" calcext:value-type="float">
            <text:p>0</text:p>
          </table:table-cell>
          <table:table-cell table:formula="of:=MIN([.$B465])" office:value-type="float" office:value="36.9946" calcext:value-type="float">
            <text:p>36.9946</text:p>
          </table:table-cell>
          <table:table-cell table:formula="of:=MIN([.$C465])" office:value-type="float" office:value="0" calcext:value-type="float">
            <text:p>0</text:p>
          </table:table-cell>
          <table:table-cell table:formula="of:=MEDIAN([.$B465])" office:value-type="float" office:value="36.9946" calcext:value-type="float">
            <text:p>36.9946</text:p>
          </table:table-cell>
          <table:table-cell table:formula="of:=MEDIAN([.$C465])" office:value-type="float" office:value="0" calcext:value-type="float">
            <text:p>0</text:p>
          </table:table-cell>
          <table:table-cell table:formula="of:=MAX([.$B465])" office:value-type="float" office:value="36.9946" calcext:value-type="float">
            <text:p>36.9946</text:p>
          </table:table-cell>
          <table:table-cell table:formula="of:=MAX([.$C465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6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46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6])" office:value-type="float" office:value="300" calcext:value-type="float">
            <text:p>300</text:p>
          </table:table-cell>
          <table:table-cell table:formula="of:=MIN([.$C466])" office:value-type="float" office:value="1" calcext:value-type="float">
            <text:p>1</text:p>
          </table:table-cell>
          <table:table-cell table:formula="of:=MEDIAN([.$B466])" office:value-type="float" office:value="300" calcext:value-type="float">
            <text:p>300</text:p>
          </table:table-cell>
          <table:table-cell table:formula="of:=MEDIAN([.$C466])" office:value-type="float" office:value="1" calcext:value-type="float">
            <text:p>1</text:p>
          </table:table-cell>
          <table:table-cell table:formula="of:=MAX([.$B466])" office:value-type="float" office:value="300" calcext:value-type="float">
            <text:p>300</text:p>
          </table:table-cell>
          <table:table-cell table:formula="of:=MAX([.$C46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6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6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7])" office:value-type="float" office:value="300" calcext:value-type="float">
            <text:p>300</text:p>
          </table:table-cell>
          <table:table-cell table:formula="of:=MIN([.$C467])" office:value-type="float" office:value="1" calcext:value-type="float">
            <text:p>1</text:p>
          </table:table-cell>
          <table:table-cell table:formula="of:=MEDIAN([.$B467])" office:value-type="float" office:value="300" calcext:value-type="float">
            <text:p>300</text:p>
          </table:table-cell>
          <table:table-cell table:formula="of:=MEDIAN([.$C467])" office:value-type="float" office:value="1" calcext:value-type="float">
            <text:p>1</text:p>
          </table:table-cell>
          <table:table-cell table:formula="of:=MAX([.$B467])" office:value-type="float" office:value="300" calcext:value-type="float">
            <text:p>300</text:p>
          </table:table-cell>
          <table:table-cell table:formula="of:=MAX([.$C46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67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8-[.L467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7/training_po_full_v7/user32/aso/training_set.lp</text:p>
          </table:table-cell>
          <table:table-cell office:value-type="float" office:value="45.5301" calcext:value-type="float">
            <text:p>45.5301</text:p>
          </table:table-cell>
          <table:table-cell office:value-type="float" office:value="0" calcext:value-type="float">
            <text:p>0</text:p>
          </table:table-cell>
          <table:table-cell table:formula="of:=MIN([.$B468])" office:value-type="float" office:value="45.5301" calcext:value-type="float">
            <text:p>45.5301</text:p>
          </table:table-cell>
          <table:table-cell table:formula="of:=MIN([.$C468])" office:value-type="float" office:value="0" calcext:value-type="float">
            <text:p>0</text:p>
          </table:table-cell>
          <table:table-cell table:formula="of:=MEDIAN([.$B468])" office:value-type="float" office:value="45.5301" calcext:value-type="float">
            <text:p>45.5301</text:p>
          </table:table-cell>
          <table:table-cell table:formula="of:=MEDIAN([.$C468])" office:value-type="float" office:value="0" calcext:value-type="float">
            <text:p>0</text:p>
          </table:table-cell>
          <table:table-cell table:formula="of:=MAX([.$B468])" office:value-type="float" office:value="45.5301" calcext:value-type="float">
            <text:p>45.5301</text:p>
          </table:table-cell>
          <table:table-cell table:formula="of:=MAX([.$C46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6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6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9])" office:value-type="float" office:value="300" calcext:value-type="float">
            <text:p>300</text:p>
          </table:table-cell>
          <table:table-cell table:formula="of:=MIN([.$C469])" office:value-type="float" office:value="1" calcext:value-type="float">
            <text:p>1</text:p>
          </table:table-cell>
          <table:table-cell table:formula="of:=MEDIAN([.$B469])" office:value-type="float" office:value="300" calcext:value-type="float">
            <text:p>300</text:p>
          </table:table-cell>
          <table:table-cell table:formula="of:=MEDIAN([.$C469])" office:value-type="float" office:value="1" calcext:value-type="float">
            <text:p>1</text:p>
          </table:table-cell>
          <table:table-cell table:formula="of:=MAX([.$B469])" office:value-type="float" office:value="300" calcext:value-type="float">
            <text:p>300</text:p>
          </table:table-cell>
          <table:table-cell table:formula="of:=MAX([.$C46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6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6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0])" office:value-type="float" office:value="300" calcext:value-type="float">
            <text:p>300</text:p>
          </table:table-cell>
          <table:table-cell table:formula="of:=MIN([.$C470])" office:value-type="float" office:value="1" calcext:value-type="float">
            <text:p>1</text:p>
          </table:table-cell>
          <table:table-cell table:formula="of:=MEDIAN([.$B470])" office:value-type="float" office:value="300" calcext:value-type="float">
            <text:p>300</text:p>
          </table:table-cell>
          <table:table-cell table:formula="of:=MEDIAN([.$C470])" office:value-type="float" office:value="1" calcext:value-type="float">
            <text:p>1</text:p>
          </table:table-cell>
          <table:table-cell table:formula="of:=MAX([.$B470])" office:value-type="float" office:value="300" calcext:value-type="float">
            <text:p>300</text:p>
          </table:table-cell>
          <table:table-cell table:formula="of:=MAX([.$C47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70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470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7/training_po_full_v7/user38/aso/training_set.lp</text:p>
          </table:table-cell>
          <table:table-cell office:value-type="float" office:value="36.1404" calcext:value-type="float">
            <text:p>36.1404</text:p>
          </table:table-cell>
          <table:table-cell office:value-type="float" office:value="0" calcext:value-type="float">
            <text:p>0</text:p>
          </table:table-cell>
          <table:table-cell table:formula="of:=MIN([.$B471])" office:value-type="float" office:value="36.1404" calcext:value-type="float">
            <text:p>36.1404</text:p>
          </table:table-cell>
          <table:table-cell table:formula="of:=MIN([.$C471])" office:value-type="float" office:value="0" calcext:value-type="float">
            <text:p>0</text:p>
          </table:table-cell>
          <table:table-cell table:formula="of:=MEDIAN([.$B471])" office:value-type="float" office:value="36.1404" calcext:value-type="float">
            <text:p>36.1404</text:p>
          </table:table-cell>
          <table:table-cell table:formula="of:=MEDIAN([.$C471])" office:value-type="float" office:value="0" calcext:value-type="float">
            <text:p>0</text:p>
          </table:table-cell>
          <table:table-cell table:formula="of:=MAX([.$B471])" office:value-type="float" office:value="36.1404" calcext:value-type="float">
            <text:p>36.1404</text:p>
          </table:table-cell>
          <table:table-cell table:formula="of:=MAX([.$C47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47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7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2])" office:value-type="float" office:value="300" calcext:value-type="float">
            <text:p>300</text:p>
          </table:table-cell>
          <table:table-cell table:formula="of:=MIN([.$C472])" office:value-type="float" office:value="1" calcext:value-type="float">
            <text:p>1</text:p>
          </table:table-cell>
          <table:table-cell table:formula="of:=MEDIAN([.$B472])" office:value-type="float" office:value="300" calcext:value-type="float">
            <text:p>300</text:p>
          </table:table-cell>
          <table:table-cell table:formula="of:=MEDIAN([.$C472])" office:value-type="float" office:value="1" calcext:value-type="float">
            <text:p>1</text:p>
          </table:table-cell>
          <table:table-cell table:formula="of:=MAX([.$B472])" office:value-type="float" office:value="300" calcext:value-type="float">
            <text:p>300</text:p>
          </table:table-cell>
          <table:table-cell table:formula="of:=MAX([.$C47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7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7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3])" office:value-type="float" office:value="300" calcext:value-type="float">
            <text:p>300</text:p>
          </table:table-cell>
          <table:table-cell table:formula="of:=MIN([.$C473])" office:value-type="float" office:value="1" calcext:value-type="float">
            <text:p>1</text:p>
          </table:table-cell>
          <table:table-cell table:formula="of:=MEDIAN([.$B473])" office:value-type="float" office:value="300" calcext:value-type="float">
            <text:p>300</text:p>
          </table:table-cell>
          <table:table-cell table:formula="of:=MEDIAN([.$C473])" office:value-type="float" office:value="1" calcext:value-type="float">
            <text:p>1</text:p>
          </table:table-cell>
          <table:table-cell table:formula="of:=MAX([.$B473])" office:value-type="float" office:value="300" calcext:value-type="float">
            <text:p>300</text:p>
          </table:table-cell>
          <table:table-cell table:formula="of:=MAX([.$C47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7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7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39/aso/training_set.lp</text:p>
          </table:table-cell>
          <table:table-cell office:value-type="float" office:value="44.6077" calcext:value-type="float">
            <text:p>44.6077</text:p>
          </table:table-cell>
          <table:table-cell office:value-type="float" office:value="0" calcext:value-type="float">
            <text:p>0</text:p>
          </table:table-cell>
          <table:table-cell table:formula="of:=MIN([.$B474])" office:value-type="float" office:value="44.6077" calcext:value-type="float">
            <text:p>44.6077</text:p>
          </table:table-cell>
          <table:table-cell table:formula="of:=MIN([.$C474])" office:value-type="float" office:value="0" calcext:value-type="float">
            <text:p>0</text:p>
          </table:table-cell>
          <table:table-cell table:formula="of:=MEDIAN([.$B474])" office:value-type="float" office:value="44.6077" calcext:value-type="float">
            <text:p>44.6077</text:p>
          </table:table-cell>
          <table:table-cell table:formula="of:=MEDIAN([.$C474])" office:value-type="float" office:value="0" calcext:value-type="float">
            <text:p>0</text:p>
          </table:table-cell>
          <table:table-cell table:formula="of:=MAX([.$B474])" office:value-type="float" office:value="44.6077" calcext:value-type="float">
            <text:p>44.6077</text:p>
          </table:table-cell>
          <table:table-cell table:formula="of:=MAX([.$C474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7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47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5])" office:value-type="float" office:value="300" calcext:value-type="float">
            <text:p>300</text:p>
          </table:table-cell>
          <table:table-cell table:formula="of:=MIN([.$C475])" office:value-type="float" office:value="1" calcext:value-type="float">
            <text:p>1</text:p>
          </table:table-cell>
          <table:table-cell table:formula="of:=MEDIAN([.$B475])" office:value-type="float" office:value="300" calcext:value-type="float">
            <text:p>300</text:p>
          </table:table-cell>
          <table:table-cell table:formula="of:=MEDIAN([.$C475])" office:value-type="float" office:value="1" calcext:value-type="float">
            <text:p>1</text:p>
          </table:table-cell>
          <table:table-cell table:formula="of:=MAX([.$B475])" office:value-type="float" office:value="300" calcext:value-type="float">
            <text:p>300</text:p>
          </table:table-cell>
          <table:table-cell table:formula="of:=MAX([.$C47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7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7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6])" office:value-type="float" office:value="300" calcext:value-type="float">
            <text:p>300</text:p>
          </table:table-cell>
          <table:table-cell table:formula="of:=MIN([.$C476])" office:value-type="float" office:value="1" calcext:value-type="float">
            <text:p>1</text:p>
          </table:table-cell>
          <table:table-cell table:formula="of:=MEDIAN([.$B476])" office:value-type="float" office:value="300" calcext:value-type="float">
            <text:p>300</text:p>
          </table:table-cell>
          <table:table-cell table:formula="of:=MEDIAN([.$C476])" office:value-type="float" office:value="1" calcext:value-type="float">
            <text:p>1</text:p>
          </table:table-cell>
          <table:table-cell table:formula="of:=MAX([.$B476])" office:value-type="float" office:value="300" calcext:value-type="float">
            <text:p>300</text:p>
          </table:table-cell>
          <table:table-cell table:formula="of:=MAX([.$C47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76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476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7/training_po_full_v7/user4/aso/training_set.lp</text:p>
          </table:table-cell>
          <table:table-cell office:value-type="float" office:value="46.0198" calcext:value-type="float">
            <text:p>46.0198</text:p>
          </table:table-cell>
          <table:table-cell office:value-type="float" office:value="0" calcext:value-type="float">
            <text:p>0</text:p>
          </table:table-cell>
          <table:table-cell table:formula="of:=MIN([.$B477])" office:value-type="float" office:value="46.0198" calcext:value-type="float">
            <text:p>46.0198</text:p>
          </table:table-cell>
          <table:table-cell table:formula="of:=MIN([.$C477])" office:value-type="float" office:value="0" calcext:value-type="float">
            <text:p>0</text:p>
          </table:table-cell>
          <table:table-cell table:formula="of:=MEDIAN([.$B477])" office:value-type="float" office:value="46.0198" calcext:value-type="float">
            <text:p>46.0198</text:p>
          </table:table-cell>
          <table:table-cell table:formula="of:=MEDIAN([.$C477])" office:value-type="float" office:value="0" calcext:value-type="float">
            <text:p>0</text:p>
          </table:table-cell>
          <table:table-cell table:formula="of:=MAX([.$B477])" office:value-type="float" office:value="46.0198" calcext:value-type="float">
            <text:p>46.0198</text:p>
          </table:table-cell>
          <table:table-cell table:formula="of:=MAX([.$C477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47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7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8])" office:value-type="float" office:value="300" calcext:value-type="float">
            <text:p>300</text:p>
          </table:table-cell>
          <table:table-cell table:formula="of:=MIN([.$C478])" office:value-type="float" office:value="1" calcext:value-type="float">
            <text:p>1</text:p>
          </table:table-cell>
          <table:table-cell table:formula="of:=MEDIAN([.$B478])" office:value-type="float" office:value="300" calcext:value-type="float">
            <text:p>300</text:p>
          </table:table-cell>
          <table:table-cell table:formula="of:=MEDIAN([.$C478])" office:value-type="float" office:value="1" calcext:value-type="float">
            <text:p>1</text:p>
          </table:table-cell>
          <table:table-cell table:formula="of:=MAX([.$B478])" office:value-type="float" office:value="300" calcext:value-type="float">
            <text:p>300</text:p>
          </table:table-cell>
          <table:table-cell table:formula="of:=MAX([.$C47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7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7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9])" office:value-type="float" office:value="300" calcext:value-type="float">
            <text:p>300</text:p>
          </table:table-cell>
          <table:table-cell table:formula="of:=MIN([.$C479])" office:value-type="float" office:value="1" calcext:value-type="float">
            <text:p>1</text:p>
          </table:table-cell>
          <table:table-cell table:formula="of:=MEDIAN([.$B479])" office:value-type="float" office:value="300" calcext:value-type="float">
            <text:p>300</text:p>
          </table:table-cell>
          <table:table-cell table:formula="of:=MEDIAN([.$C479])" office:value-type="float" office:value="1" calcext:value-type="float">
            <text:p>1</text:p>
          </table:table-cell>
          <table:table-cell table:formula="of:=MAX([.$B479])" office:value-type="float" office:value="300" calcext:value-type="float">
            <text:p>300</text:p>
          </table:table-cell>
          <table:table-cell table:formula="of:=MAX([.$C47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79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479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7/training_po_full_v7/user42/aso/training_set.lp</text:p>
          </table:table-cell>
          <table:table-cell office:value-type="float" office:value="46.1746" calcext:value-type="float">
            <text:p>46.1746</text:p>
          </table:table-cell>
          <table:table-cell office:value-type="float" office:value="0" calcext:value-type="float">
            <text:p>0</text:p>
          </table:table-cell>
          <table:table-cell table:formula="of:=MIN([.$B480])" office:value-type="float" office:value="46.1746" calcext:value-type="float">
            <text:p>46.1746</text:p>
          </table:table-cell>
          <table:table-cell table:formula="of:=MIN([.$C480])" office:value-type="float" office:value="0" calcext:value-type="float">
            <text:p>0</text:p>
          </table:table-cell>
          <table:table-cell table:formula="of:=MEDIAN([.$B480])" office:value-type="float" office:value="46.1746" calcext:value-type="float">
            <text:p>46.1746</text:p>
          </table:table-cell>
          <table:table-cell table:formula="of:=MEDIAN([.$C480])" office:value-type="float" office:value="0" calcext:value-type="float">
            <text:p>0</text:p>
          </table:table-cell>
          <table:table-cell table:formula="of:=MAX([.$B480])" office:value-type="float" office:value="46.1746" calcext:value-type="float">
            <text:p>46.1746</text:p>
          </table:table-cell>
          <table:table-cell table:formula="of:=MAX([.$C480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480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48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1])" office:value-type="float" office:value="300" calcext:value-type="float">
            <text:p>300</text:p>
          </table:table-cell>
          <table:table-cell table:formula="of:=MIN([.$C481])" office:value-type="float" office:value="1" calcext:value-type="float">
            <text:p>1</text:p>
          </table:table-cell>
          <table:table-cell table:formula="of:=MEDIAN([.$B481])" office:value-type="float" office:value="300" calcext:value-type="float">
            <text:p>300</text:p>
          </table:table-cell>
          <table:table-cell table:formula="of:=MEDIAN([.$C481])" office:value-type="float" office:value="1" calcext:value-type="float">
            <text:p>1</text:p>
          </table:table-cell>
          <table:table-cell table:formula="of:=MAX([.$B481])" office:value-type="float" office:value="300" calcext:value-type="float">
            <text:p>300</text:p>
          </table:table-cell>
          <table:table-cell table:formula="of:=MAX([.$C48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8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8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2])" office:value-type="float" office:value="300" calcext:value-type="float">
            <text:p>300</text:p>
          </table:table-cell>
          <table:table-cell table:formula="of:=MIN([.$C482])" office:value-type="float" office:value="1" calcext:value-type="float">
            <text:p>1</text:p>
          </table:table-cell>
          <table:table-cell table:formula="of:=MEDIAN([.$B482])" office:value-type="float" office:value="300" calcext:value-type="float">
            <text:p>300</text:p>
          </table:table-cell>
          <table:table-cell table:formula="of:=MEDIAN([.$C482])" office:value-type="float" office:value="1" calcext:value-type="float">
            <text:p>1</text:p>
          </table:table-cell>
          <table:table-cell table:formula="of:=MAX([.$B482])" office:value-type="float" office:value="300" calcext:value-type="float">
            <text:p>300</text:p>
          </table:table-cell>
          <table:table-cell table:formula="of:=MAX([.$C48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482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8-[.L482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7/training_po_full_v7/user43/aso/training_set.lp</text:p>
          </table:table-cell>
          <table:table-cell office:value-type="float" office:value="40.1106" calcext:value-type="float">
            <text:p>40.1106</text:p>
          </table:table-cell>
          <table:table-cell office:value-type="float" office:value="0" calcext:value-type="float">
            <text:p>0</text:p>
          </table:table-cell>
          <table:table-cell table:formula="of:=MIN([.$B483])" office:value-type="float" office:value="40.1106" calcext:value-type="float">
            <text:p>40.1106</text:p>
          </table:table-cell>
          <table:table-cell table:formula="of:=MIN([.$C483])" office:value-type="float" office:value="0" calcext:value-type="float">
            <text:p>0</text:p>
          </table:table-cell>
          <table:table-cell table:formula="of:=MEDIAN([.$B483])" office:value-type="float" office:value="40.1106" calcext:value-type="float">
            <text:p>40.1106</text:p>
          </table:table-cell>
          <table:table-cell table:formula="of:=MEDIAN([.$C483])" office:value-type="float" office:value="0" calcext:value-type="float">
            <text:p>0</text:p>
          </table:table-cell>
          <table:table-cell table:formula="of:=MAX([.$B483])" office:value-type="float" office:value="40.1106" calcext:value-type="float">
            <text:p>40.1106</text:p>
          </table:table-cell>
          <table:table-cell table:formula="of:=MAX([.$C48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8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8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4])" office:value-type="float" office:value="300" calcext:value-type="float">
            <text:p>300</text:p>
          </table:table-cell>
          <table:table-cell table:formula="of:=MIN([.$C484])" office:value-type="float" office:value="1" calcext:value-type="float">
            <text:p>1</text:p>
          </table:table-cell>
          <table:table-cell table:formula="of:=MEDIAN([.$B484])" office:value-type="float" office:value="300" calcext:value-type="float">
            <text:p>300</text:p>
          </table:table-cell>
          <table:table-cell table:formula="of:=MEDIAN([.$C484])" office:value-type="float" office:value="1" calcext:value-type="float">
            <text:p>1</text:p>
          </table:table-cell>
          <table:table-cell table:formula="of:=MAX([.$B484])" office:value-type="float" office:value="300" calcext:value-type="float">
            <text:p>300</text:p>
          </table:table-cell>
          <table:table-cell table:formula="of:=MAX([.$C48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84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8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5])" office:value-type="float" office:value="300" calcext:value-type="float">
            <text:p>300</text:p>
          </table:table-cell>
          <table:table-cell table:formula="of:=MIN([.$C485])" office:value-type="float" office:value="1" calcext:value-type="float">
            <text:p>1</text:p>
          </table:table-cell>
          <table:table-cell table:formula="of:=MEDIAN([.$B485])" office:value-type="float" office:value="300" calcext:value-type="float">
            <text:p>300</text:p>
          </table:table-cell>
          <table:table-cell table:formula="of:=MEDIAN([.$C485])" office:value-type="float" office:value="1" calcext:value-type="float">
            <text:p>1</text:p>
          </table:table-cell>
          <table:table-cell table:formula="of:=MAX([.$B485])" office:value-type="float" office:value="300" calcext:value-type="float">
            <text:p>300</text:p>
          </table:table-cell>
          <table:table-cell table:formula="of:=MAX([.$C48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8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8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44/aso/training_set.lp</text:p>
          </table:table-cell>
          <table:table-cell office:value-type="float" office:value="42.5188" calcext:value-type="float">
            <text:p>42.5188</text:p>
          </table:table-cell>
          <table:table-cell office:value-type="float" office:value="0" calcext:value-type="float">
            <text:p>0</text:p>
          </table:table-cell>
          <table:table-cell table:formula="of:=MIN([.$B486])" office:value-type="float" office:value="42.5188" calcext:value-type="float">
            <text:p>42.5188</text:p>
          </table:table-cell>
          <table:table-cell table:formula="of:=MIN([.$C486])" office:value-type="float" office:value="0" calcext:value-type="float">
            <text:p>0</text:p>
          </table:table-cell>
          <table:table-cell table:formula="of:=MEDIAN([.$B486])" office:value-type="float" office:value="42.5188" calcext:value-type="float">
            <text:p>42.5188</text:p>
          </table:table-cell>
          <table:table-cell table:formula="of:=MEDIAN([.$C486])" office:value-type="float" office:value="0" calcext:value-type="float">
            <text:p>0</text:p>
          </table:table-cell>
          <table:table-cell table:formula="of:=MAX([.$B486])" office:value-type="float" office:value="42.5188" calcext:value-type="float">
            <text:p>42.5188</text:p>
          </table:table-cell>
          <table:table-cell table:formula="of:=MAX([.$C486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86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48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7])" office:value-type="float" office:value="300" calcext:value-type="float">
            <text:p>300</text:p>
          </table:table-cell>
          <table:table-cell table:formula="of:=MIN([.$C487])" office:value-type="float" office:value="1" calcext:value-type="float">
            <text:p>1</text:p>
          </table:table-cell>
          <table:table-cell table:formula="of:=MEDIAN([.$B487])" office:value-type="float" office:value="300" calcext:value-type="float">
            <text:p>300</text:p>
          </table:table-cell>
          <table:table-cell table:formula="of:=MEDIAN([.$C487])" office:value-type="float" office:value="1" calcext:value-type="float">
            <text:p>1</text:p>
          </table:table-cell>
          <table:table-cell table:formula="of:=MAX([.$B487])" office:value-type="float" office:value="300" calcext:value-type="float">
            <text:p>300</text:p>
          </table:table-cell>
          <table:table-cell table:formula="of:=MAX([.$C487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487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48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8])" office:value-type="float" office:value="300" calcext:value-type="float">
            <text:p>300</text:p>
          </table:table-cell>
          <table:table-cell table:formula="of:=MIN([.$C488])" office:value-type="float" office:value="1" calcext:value-type="float">
            <text:p>1</text:p>
          </table:table-cell>
          <table:table-cell table:formula="of:=MEDIAN([.$B488])" office:value-type="float" office:value="300" calcext:value-type="float">
            <text:p>300</text:p>
          </table:table-cell>
          <table:table-cell table:formula="of:=MEDIAN([.$C488])" office:value-type="float" office:value="1" calcext:value-type="float">
            <text:p>1</text:p>
          </table:table-cell>
          <table:table-cell table:formula="of:=MAX([.$B488])" office:value-type="float" office:value="300" calcext:value-type="float">
            <text:p>300</text:p>
          </table:table-cell>
          <table:table-cell table:formula="of:=MAX([.$C48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88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8-[.L488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7/training_po_full_v7/user45/aso/training_set.lp</text:p>
          </table:table-cell>
          <table:table-cell office:value-type="float" office:value="48.712" calcext:value-type="float">
            <text:p>48.712</text:p>
          </table:table-cell>
          <table:table-cell office:value-type="float" office:value="0" calcext:value-type="float">
            <text:p>0</text:p>
          </table:table-cell>
          <table:table-cell table:formula="of:=MIN([.$B489])" office:value-type="float" office:value="48.712" calcext:value-type="float">
            <text:p>48.712</text:p>
          </table:table-cell>
          <table:table-cell table:formula="of:=MIN([.$C489])" office:value-type="float" office:value="0" calcext:value-type="float">
            <text:p>0</text:p>
          </table:table-cell>
          <table:table-cell table:formula="of:=MEDIAN([.$B489])" office:value-type="float" office:value="48.712" calcext:value-type="float">
            <text:p>48.712</text:p>
          </table:table-cell>
          <table:table-cell table:formula="of:=MEDIAN([.$C489])" office:value-type="float" office:value="0" calcext:value-type="float">
            <text:p>0</text:p>
          </table:table-cell>
          <table:table-cell table:formula="of:=MAX([.$B489])" office:value-type="float" office:value="48.712" calcext:value-type="float">
            <text:p>48.712</text:p>
          </table:table-cell>
          <table:table-cell table:formula="of:=MAX([.$C489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489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48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0])" office:value-type="float" office:value="300" calcext:value-type="float">
            <text:p>300</text:p>
          </table:table-cell>
          <table:table-cell table:formula="of:=MIN([.$C490])" office:value-type="float" office:value="1" calcext:value-type="float">
            <text:p>1</text:p>
          </table:table-cell>
          <table:table-cell table:formula="of:=MEDIAN([.$B490])" office:value-type="float" office:value="300" calcext:value-type="float">
            <text:p>300</text:p>
          </table:table-cell>
          <table:table-cell table:formula="of:=MEDIAN([.$C490])" office:value-type="float" office:value="1" calcext:value-type="float">
            <text:p>1</text:p>
          </table:table-cell>
          <table:table-cell table:formula="of:=MAX([.$B490])" office:value-type="float" office:value="300" calcext:value-type="float">
            <text:p>300</text:p>
          </table:table-cell>
          <table:table-cell table:formula="of:=MAX([.$C490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490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8-[.L490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7/training_po_full_v7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1])" office:value-type="float" office:value="300" calcext:value-type="float">
            <text:p>300</text:p>
          </table:table-cell>
          <table:table-cell table:formula="of:=MIN([.$C491])" office:value-type="float" office:value="1" calcext:value-type="float">
            <text:p>1</text:p>
          </table:table-cell>
          <table:table-cell table:formula="of:=MEDIAN([.$B491])" office:value-type="float" office:value="300" calcext:value-type="float">
            <text:p>300</text:p>
          </table:table-cell>
          <table:table-cell table:formula="of:=MEDIAN([.$C491])" office:value-type="float" office:value="1" calcext:value-type="float">
            <text:p>1</text:p>
          </table:table-cell>
          <table:table-cell table:formula="of:=MAX([.$B491])" office:value-type="float" office:value="300" calcext:value-type="float">
            <text:p>300</text:p>
          </table:table-cell>
          <table:table-cell table:formula="of:=MAX([.$C49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91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491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7/training_po_full_v7/user51/aso/training_set.lp</text:p>
          </table:table-cell>
          <table:table-cell office:value-type="float" office:value="37.1452" calcext:value-type="float">
            <text:p>37.1452</text:p>
          </table:table-cell>
          <table:table-cell office:value-type="float" office:value="0" calcext:value-type="float">
            <text:p>0</text:p>
          </table:table-cell>
          <table:table-cell table:formula="of:=MIN([.$B492])" office:value-type="float" office:value="37.1452" calcext:value-type="float">
            <text:p>37.1452</text:p>
          </table:table-cell>
          <table:table-cell table:formula="of:=MIN([.$C492])" office:value-type="float" office:value="0" calcext:value-type="float">
            <text:p>0</text:p>
          </table:table-cell>
          <table:table-cell table:formula="of:=MEDIAN([.$B492])" office:value-type="float" office:value="37.1452" calcext:value-type="float">
            <text:p>37.1452</text:p>
          </table:table-cell>
          <table:table-cell table:formula="of:=MEDIAN([.$C492])" office:value-type="float" office:value="0" calcext:value-type="float">
            <text:p>0</text:p>
          </table:table-cell>
          <table:table-cell table:formula="of:=MAX([.$B492])" office:value-type="float" office:value="37.1452" calcext:value-type="float">
            <text:p>37.1452</text:p>
          </table:table-cell>
          <table:table-cell table:formula="of:=MAX([.$C49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9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9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3])" office:value-type="float" office:value="300" calcext:value-type="float">
            <text:p>300</text:p>
          </table:table-cell>
          <table:table-cell table:formula="of:=MIN([.$C493])" office:value-type="float" office:value="1" calcext:value-type="float">
            <text:p>1</text:p>
          </table:table-cell>
          <table:table-cell table:formula="of:=MEDIAN([.$B493])" office:value-type="float" office:value="300" calcext:value-type="float">
            <text:p>300</text:p>
          </table:table-cell>
          <table:table-cell table:formula="of:=MEDIAN([.$C493])" office:value-type="float" office:value="1" calcext:value-type="float">
            <text:p>1</text:p>
          </table:table-cell>
          <table:table-cell table:formula="of:=MAX([.$B493])" office:value-type="float" office:value="300" calcext:value-type="float">
            <text:p>300</text:p>
          </table:table-cell>
          <table:table-cell table:formula="of:=MAX([.$C49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93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493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7/training_po_full_v7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4])" office:value-type="float" office:value="300" calcext:value-type="float">
            <text:p>300</text:p>
          </table:table-cell>
          <table:table-cell table:formula="of:=MIN([.$C494])" office:value-type="float" office:value="1" calcext:value-type="float">
            <text:p>1</text:p>
          </table:table-cell>
          <table:table-cell table:formula="of:=MEDIAN([.$B494])" office:value-type="float" office:value="300" calcext:value-type="float">
            <text:p>300</text:p>
          </table:table-cell>
          <table:table-cell table:formula="of:=MEDIAN([.$C494])" office:value-type="float" office:value="1" calcext:value-type="float">
            <text:p>1</text:p>
          </table:table-cell>
          <table:table-cell table:formula="of:=MAX([.$B494])" office:value-type="float" office:value="300" calcext:value-type="float">
            <text:p>300</text:p>
          </table:table-cell>
          <table:table-cell table:formula="of:=MAX([.$C49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94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49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7/training_po_full_v7/user52/aso/training_set.lp</text:p>
          </table:table-cell>
          <table:table-cell office:value-type="float" office:value="49.7669" calcext:value-type="float">
            <text:p>49.7669</text:p>
          </table:table-cell>
          <table:table-cell office:value-type="float" office:value="0" calcext:value-type="float">
            <text:p>0</text:p>
          </table:table-cell>
          <table:table-cell table:formula="of:=MIN([.$B495])" office:value-type="float" office:value="49.7669" calcext:value-type="float">
            <text:p>49.7669</text:p>
          </table:table-cell>
          <table:table-cell table:formula="of:=MIN([.$C495])" office:value-type="float" office:value="0" calcext:value-type="float">
            <text:p>0</text:p>
          </table:table-cell>
          <table:table-cell table:formula="of:=MEDIAN([.$B495])" office:value-type="float" office:value="49.7669" calcext:value-type="float">
            <text:p>49.7669</text:p>
          </table:table-cell>
          <table:table-cell table:formula="of:=MEDIAN([.$C495])" office:value-type="float" office:value="0" calcext:value-type="float">
            <text:p>0</text:p>
          </table:table-cell>
          <table:table-cell table:formula="of:=MAX([.$B495])" office:value-type="float" office:value="49.7669" calcext:value-type="float">
            <text:p>49.7669</text:p>
          </table:table-cell>
          <table:table-cell table:formula="of:=MAX([.$C49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49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9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6])" office:value-type="float" office:value="300" calcext:value-type="float">
            <text:p>300</text:p>
          </table:table-cell>
          <table:table-cell table:formula="of:=MIN([.$C496])" office:value-type="float" office:value="1" calcext:value-type="float">
            <text:p>1</text:p>
          </table:table-cell>
          <table:table-cell table:formula="of:=MEDIAN([.$B496])" office:value-type="float" office:value="300" calcext:value-type="float">
            <text:p>300</text:p>
          </table:table-cell>
          <table:table-cell table:formula="of:=MEDIAN([.$C496])" office:value-type="float" office:value="1" calcext:value-type="float">
            <text:p>1</text:p>
          </table:table-cell>
          <table:table-cell table:formula="of:=MAX([.$B496])" office:value-type="float" office:value="300" calcext:value-type="float">
            <text:p>300</text:p>
          </table:table-cell>
          <table:table-cell table:formula="of:=MAX([.$C49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9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9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7])" office:value-type="float" office:value="300" calcext:value-type="float">
            <text:p>300</text:p>
          </table:table-cell>
          <table:table-cell table:formula="of:=MIN([.$C497])" office:value-type="float" office:value="1" calcext:value-type="float">
            <text:p>1</text:p>
          </table:table-cell>
          <table:table-cell table:formula="of:=MEDIAN([.$B497])" office:value-type="float" office:value="300" calcext:value-type="float">
            <text:p>300</text:p>
          </table:table-cell>
          <table:table-cell table:formula="of:=MEDIAN([.$C497])" office:value-type="float" office:value="1" calcext:value-type="float">
            <text:p>1</text:p>
          </table:table-cell>
          <table:table-cell table:formula="of:=MAX([.$B497])" office:value-type="float" office:value="300" calcext:value-type="float">
            <text:p>300</text:p>
          </table:table-cell>
          <table:table-cell table:formula="of:=MAX([.$C49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9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9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53/aso/training_set.lp</text:p>
          </table:table-cell>
          <table:table-cell office:value-type="float" office:value="13.606" calcext:value-type="float">
            <text:p>13.606</text:p>
          </table:table-cell>
          <table:table-cell office:value-type="float" office:value="0" calcext:value-type="float">
            <text:p>0</text:p>
          </table:table-cell>
          <table:table-cell table:formula="of:=MIN([.$B498])" office:value-type="float" office:value="13.606" calcext:value-type="float">
            <text:p>13.606</text:p>
          </table:table-cell>
          <table:table-cell table:formula="of:=MIN([.$C498])" office:value-type="float" office:value="0" calcext:value-type="float">
            <text:p>0</text:p>
          </table:table-cell>
          <table:table-cell table:formula="of:=MEDIAN([.$B498])" office:value-type="float" office:value="13.606" calcext:value-type="float">
            <text:p>13.606</text:p>
          </table:table-cell>
          <table:table-cell table:formula="of:=MEDIAN([.$C498])" office:value-type="float" office:value="0" calcext:value-type="float">
            <text:p>0</text:p>
          </table:table-cell>
          <table:table-cell table:formula="of:=MAX([.$B498])" office:value-type="float" office:value="13.606" calcext:value-type="float">
            <text:p>13.606</text:p>
          </table:table-cell>
          <table:table-cell table:formula="of:=MAX([.$C498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498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49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9])" office:value-type="float" office:value="300" calcext:value-type="float">
            <text:p>300</text:p>
          </table:table-cell>
          <table:table-cell table:formula="of:=MIN([.$C499])" office:value-type="float" office:value="1" calcext:value-type="float">
            <text:p>1</text:p>
          </table:table-cell>
          <table:table-cell table:formula="of:=MEDIAN([.$B499])" office:value-type="float" office:value="300" calcext:value-type="float">
            <text:p>300</text:p>
          </table:table-cell>
          <table:table-cell table:formula="of:=MEDIAN([.$C499])" office:value-type="float" office:value="1" calcext:value-type="float">
            <text:p>1</text:p>
          </table:table-cell>
          <table:table-cell table:formula="of:=MAX([.$B499])" office:value-type="float" office:value="300" calcext:value-type="float">
            <text:p>300</text:p>
          </table:table-cell>
          <table:table-cell table:formula="of:=MAX([.$C49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9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9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0])" office:value-type="float" office:value="300" calcext:value-type="float">
            <text:p>300</text:p>
          </table:table-cell>
          <table:table-cell table:formula="of:=MIN([.$C500])" office:value-type="float" office:value="1" calcext:value-type="float">
            <text:p>1</text:p>
          </table:table-cell>
          <table:table-cell table:formula="of:=MEDIAN([.$B500])" office:value-type="float" office:value="300" calcext:value-type="float">
            <text:p>300</text:p>
          </table:table-cell>
          <table:table-cell table:formula="of:=MEDIAN([.$C500])" office:value-type="float" office:value="1" calcext:value-type="float">
            <text:p>1</text:p>
          </table:table-cell>
          <table:table-cell table:formula="of:=MAX([.$B500])" office:value-type="float" office:value="300" calcext:value-type="float">
            <text:p>300</text:p>
          </table:table-cell>
          <table:table-cell table:formula="of:=MAX([.$C50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0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50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55/aso/training_set.lp</text:p>
          </table:table-cell>
          <table:table-cell office:value-type="float" office:value="43.6466" calcext:value-type="float">
            <text:p>43.6466</text:p>
          </table:table-cell>
          <table:table-cell office:value-type="float" office:value="0" calcext:value-type="float">
            <text:p>0</text:p>
          </table:table-cell>
          <table:table-cell table:formula="of:=MIN([.$B501])" office:value-type="float" office:value="43.6466" calcext:value-type="float">
            <text:p>43.6466</text:p>
          </table:table-cell>
          <table:table-cell table:formula="of:=MIN([.$C501])" office:value-type="float" office:value="0" calcext:value-type="float">
            <text:p>0</text:p>
          </table:table-cell>
          <table:table-cell table:formula="of:=MEDIAN([.$B501])" office:value-type="float" office:value="43.6466" calcext:value-type="float">
            <text:p>43.6466</text:p>
          </table:table-cell>
          <table:table-cell table:formula="of:=MEDIAN([.$C501])" office:value-type="float" office:value="0" calcext:value-type="float">
            <text:p>0</text:p>
          </table:table-cell>
          <table:table-cell table:formula="of:=MAX([.$B501])" office:value-type="float" office:value="43.6466" calcext:value-type="float">
            <text:p>43.6466</text:p>
          </table:table-cell>
          <table:table-cell table:formula="of:=MAX([.$C50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50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50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2])" office:value-type="float" office:value="300" calcext:value-type="float">
            <text:p>300</text:p>
          </table:table-cell>
          <table:table-cell table:formula="of:=MIN([.$C502])" office:value-type="float" office:value="1" calcext:value-type="float">
            <text:p>1</text:p>
          </table:table-cell>
          <table:table-cell table:formula="of:=MEDIAN([.$B502])" office:value-type="float" office:value="300" calcext:value-type="float">
            <text:p>300</text:p>
          </table:table-cell>
          <table:table-cell table:formula="of:=MEDIAN([.$C502])" office:value-type="float" office:value="1" calcext:value-type="float">
            <text:p>1</text:p>
          </table:table-cell>
          <table:table-cell table:formula="of:=MAX([.$B502])" office:value-type="float" office:value="300" calcext:value-type="float">
            <text:p>300</text:p>
          </table:table-cell>
          <table:table-cell table:formula="of:=MAX([.$C50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0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0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3])" office:value-type="float" office:value="300" calcext:value-type="float">
            <text:p>300</text:p>
          </table:table-cell>
          <table:table-cell table:formula="of:=MIN([.$C503])" office:value-type="float" office:value="1" calcext:value-type="float">
            <text:p>1</text:p>
          </table:table-cell>
          <table:table-cell table:formula="of:=MEDIAN([.$B503])" office:value-type="float" office:value="300" calcext:value-type="float">
            <text:p>300</text:p>
          </table:table-cell>
          <table:table-cell table:formula="of:=MEDIAN([.$C503])" office:value-type="float" office:value="1" calcext:value-type="float">
            <text:p>1</text:p>
          </table:table-cell>
          <table:table-cell table:formula="of:=MAX([.$B503])" office:value-type="float" office:value="300" calcext:value-type="float">
            <text:p>300</text:p>
          </table:table-cell>
          <table:table-cell table:formula="of:=MAX([.$C50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0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0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7/aso/training_set.lp</text:p>
          </table:table-cell>
          <table:table-cell office:value-type="float" office:value="44.0265" calcext:value-type="float">
            <text:p>44.0265</text:p>
          </table:table-cell>
          <table:table-cell office:value-type="float" office:value="0" calcext:value-type="float">
            <text:p>0</text:p>
          </table:table-cell>
          <table:table-cell table:formula="of:=MIN([.$B504])" office:value-type="float" office:value="44.0265" calcext:value-type="float">
            <text:p>44.0265</text:p>
          </table:table-cell>
          <table:table-cell table:formula="of:=MIN([.$C504])" office:value-type="float" office:value="0" calcext:value-type="float">
            <text:p>0</text:p>
          </table:table-cell>
          <table:table-cell table:formula="of:=MEDIAN([.$B504])" office:value-type="float" office:value="44.0265" calcext:value-type="float">
            <text:p>44.0265</text:p>
          </table:table-cell>
          <table:table-cell table:formula="of:=MEDIAN([.$C504])" office:value-type="float" office:value="0" calcext:value-type="float">
            <text:p>0</text:p>
          </table:table-cell>
          <table:table-cell table:formula="of:=MAX([.$B504])" office:value-type="float" office:value="44.0265" calcext:value-type="float">
            <text:p>44.0265</text:p>
          </table:table-cell>
          <table:table-cell table:formula="of:=MAX([.$C50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0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0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5])" office:value-type="float" office:value="300" calcext:value-type="float">
            <text:p>300</text:p>
          </table:table-cell>
          <table:table-cell table:formula="of:=MIN([.$C505])" office:value-type="float" office:value="1" calcext:value-type="float">
            <text:p>1</text:p>
          </table:table-cell>
          <table:table-cell table:formula="of:=MEDIAN([.$B505])" office:value-type="float" office:value="300" calcext:value-type="float">
            <text:p>300</text:p>
          </table:table-cell>
          <table:table-cell table:formula="of:=MEDIAN([.$C505])" office:value-type="float" office:value="1" calcext:value-type="float">
            <text:p>1</text:p>
          </table:table-cell>
          <table:table-cell table:formula="of:=MAX([.$B505])" office:value-type="float" office:value="300" calcext:value-type="float">
            <text:p>300</text:p>
          </table:table-cell>
          <table:table-cell table:formula="of:=MAX([.$C50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0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0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6])" office:value-type="float" office:value="300" calcext:value-type="float">
            <text:p>300</text:p>
          </table:table-cell>
          <table:table-cell table:formula="of:=MIN([.$C506])" office:value-type="float" office:value="1" calcext:value-type="float">
            <text:p>1</text:p>
          </table:table-cell>
          <table:table-cell table:formula="of:=MEDIAN([.$B506])" office:value-type="float" office:value="300" calcext:value-type="float">
            <text:p>300</text:p>
          </table:table-cell>
          <table:table-cell table:formula="of:=MEDIAN([.$C506])" office:value-type="float" office:value="1" calcext:value-type="float">
            <text:p>1</text:p>
          </table:table-cell>
          <table:table-cell table:formula="of:=MAX([.$B506])" office:value-type="float" office:value="300" calcext:value-type="float">
            <text:p>300</text:p>
          </table:table-cell>
          <table:table-cell table:formula="of:=MAX([.$C50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0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0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11/aso/training_set.lp</text:p>
          </table:table-cell>
          <table:table-cell office:value-type="float" office:value="40.097" calcext:value-type="float">
            <text:p>40.097</text:p>
          </table:table-cell>
          <table:table-cell office:value-type="float" office:value="0" calcext:value-type="float">
            <text:p>0</text:p>
          </table:table-cell>
          <table:table-cell table:formula="of:=MIN([.$B507])" office:value-type="float" office:value="40.097" calcext:value-type="float">
            <text:p>40.097</text:p>
          </table:table-cell>
          <table:table-cell table:formula="of:=MIN([.$C507])" office:value-type="float" office:value="0" calcext:value-type="float">
            <text:p>0</text:p>
          </table:table-cell>
          <table:table-cell table:formula="of:=MEDIAN([.$B507])" office:value-type="float" office:value="40.097" calcext:value-type="float">
            <text:p>40.097</text:p>
          </table:table-cell>
          <table:table-cell table:formula="of:=MEDIAN([.$C507])" office:value-type="float" office:value="0" calcext:value-type="float">
            <text:p>0</text:p>
          </table:table-cell>
          <table:table-cell table:formula="of:=MAX([.$B507])" office:value-type="float" office:value="40.097" calcext:value-type="float">
            <text:p>40.097</text:p>
          </table:table-cell>
          <table:table-cell table:formula="of:=MAX([.$C50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507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507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8/training_po_full_v8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8])" office:value-type="float" office:value="300" calcext:value-type="float">
            <text:p>300</text:p>
          </table:table-cell>
          <table:table-cell table:formula="of:=MIN([.$C508])" office:value-type="float" office:value="1" calcext:value-type="float">
            <text:p>1</text:p>
          </table:table-cell>
          <table:table-cell table:formula="of:=MEDIAN([.$B508])" office:value-type="float" office:value="300" calcext:value-type="float">
            <text:p>300</text:p>
          </table:table-cell>
          <table:table-cell table:formula="of:=MEDIAN([.$C508])" office:value-type="float" office:value="1" calcext:value-type="float">
            <text:p>1</text:p>
          </table:table-cell>
          <table:table-cell table:formula="of:=MAX([.$B508])" office:value-type="float" office:value="300" calcext:value-type="float">
            <text:p>300</text:p>
          </table:table-cell>
          <table:table-cell table:formula="of:=MAX([.$C50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0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0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9])" office:value-type="float" office:value="300" calcext:value-type="float">
            <text:p>300</text:p>
          </table:table-cell>
          <table:table-cell table:formula="of:=MIN([.$C509])" office:value-type="float" office:value="1" calcext:value-type="float">
            <text:p>1</text:p>
          </table:table-cell>
          <table:table-cell table:formula="of:=MEDIAN([.$B509])" office:value-type="float" office:value="300" calcext:value-type="float">
            <text:p>300</text:p>
          </table:table-cell>
          <table:table-cell table:formula="of:=MEDIAN([.$C509])" office:value-type="float" office:value="1" calcext:value-type="float">
            <text:p>1</text:p>
          </table:table-cell>
          <table:table-cell table:formula="of:=MAX([.$B509])" office:value-type="float" office:value="300" calcext:value-type="float">
            <text:p>300</text:p>
          </table:table-cell>
          <table:table-cell table:formula="of:=MAX([.$C50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09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509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8/training_po_full_v8/user15/aso/training_set.lp</text:p>
          </table:table-cell>
          <table:table-cell office:value-type="float" office:value="46.5305" calcext:value-type="float">
            <text:p>46.5305</text:p>
          </table:table-cell>
          <table:table-cell office:value-type="float" office:value="0" calcext:value-type="float">
            <text:p>0</text:p>
          </table:table-cell>
          <table:table-cell table:formula="of:=MIN([.$B510])" office:value-type="float" office:value="46.5305" calcext:value-type="float">
            <text:p>46.5305</text:p>
          </table:table-cell>
          <table:table-cell table:formula="of:=MIN([.$C510])" office:value-type="float" office:value="0" calcext:value-type="float">
            <text:p>0</text:p>
          </table:table-cell>
          <table:table-cell table:formula="of:=MEDIAN([.$B510])" office:value-type="float" office:value="46.5305" calcext:value-type="float">
            <text:p>46.5305</text:p>
          </table:table-cell>
          <table:table-cell table:formula="of:=MEDIAN([.$C510])" office:value-type="float" office:value="0" calcext:value-type="float">
            <text:p>0</text:p>
          </table:table-cell>
          <table:table-cell table:formula="of:=MAX([.$B510])" office:value-type="float" office:value="46.5305" calcext:value-type="float">
            <text:p>46.5305</text:p>
          </table:table-cell>
          <table:table-cell table:formula="of:=MAX([.$C51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510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51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1])" office:value-type="float" office:value="300" calcext:value-type="float">
            <text:p>300</text:p>
          </table:table-cell>
          <table:table-cell table:formula="of:=MIN([.$C511])" office:value-type="float" office:value="1" calcext:value-type="float">
            <text:p>1</text:p>
          </table:table-cell>
          <table:table-cell table:formula="of:=MEDIAN([.$B511])" office:value-type="float" office:value="300" calcext:value-type="float">
            <text:p>300</text:p>
          </table:table-cell>
          <table:table-cell table:formula="of:=MEDIAN([.$C511])" office:value-type="float" office:value="1" calcext:value-type="float">
            <text:p>1</text:p>
          </table:table-cell>
          <table:table-cell table:formula="of:=MAX([.$B511])" office:value-type="float" office:value="300" calcext:value-type="float">
            <text:p>300</text:p>
          </table:table-cell>
          <table:table-cell table:formula="of:=MAX([.$C51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1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51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2])" office:value-type="float" office:value="300" calcext:value-type="float">
            <text:p>300</text:p>
          </table:table-cell>
          <table:table-cell table:formula="of:=MIN([.$C512])" office:value-type="float" office:value="1" calcext:value-type="float">
            <text:p>1</text:p>
          </table:table-cell>
          <table:table-cell table:formula="of:=MEDIAN([.$B512])" office:value-type="float" office:value="300" calcext:value-type="float">
            <text:p>300</text:p>
          </table:table-cell>
          <table:table-cell table:formula="of:=MEDIAN([.$C512])" office:value-type="float" office:value="1" calcext:value-type="float">
            <text:p>1</text:p>
          </table:table-cell>
          <table:table-cell table:formula="of:=MAX([.$B512])" office:value-type="float" office:value="300" calcext:value-type="float">
            <text:p>300</text:p>
          </table:table-cell>
          <table:table-cell table:formula="of:=MAX([.$C51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51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51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17/aso/training_set.lp</text:p>
          </table:table-cell>
          <table:table-cell office:value-type="float" office:value="46.0805" calcext:value-type="float">
            <text:p>46.0805</text:p>
          </table:table-cell>
          <table:table-cell office:value-type="float" office:value="0" calcext:value-type="float">
            <text:p>0</text:p>
          </table:table-cell>
          <table:table-cell table:formula="of:=MIN([.$B513])" office:value-type="float" office:value="46.0805" calcext:value-type="float">
            <text:p>46.0805</text:p>
          </table:table-cell>
          <table:table-cell table:formula="of:=MIN([.$C513])" office:value-type="float" office:value="0" calcext:value-type="float">
            <text:p>0</text:p>
          </table:table-cell>
          <table:table-cell table:formula="of:=MEDIAN([.$B513])" office:value-type="float" office:value="46.0805" calcext:value-type="float">
            <text:p>46.0805</text:p>
          </table:table-cell>
          <table:table-cell table:formula="of:=MEDIAN([.$C513])" office:value-type="float" office:value="0" calcext:value-type="float">
            <text:p>0</text:p>
          </table:table-cell>
          <table:table-cell table:formula="of:=MAX([.$B513])" office:value-type="float" office:value="46.0805" calcext:value-type="float">
            <text:p>46.0805</text:p>
          </table:table-cell>
          <table:table-cell table:formula="of:=MAX([.$C513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513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51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4])" office:value-type="float" office:value="300" calcext:value-type="float">
            <text:p>300</text:p>
          </table:table-cell>
          <table:table-cell table:formula="of:=MIN([.$C514])" office:value-type="float" office:value="1" calcext:value-type="float">
            <text:p>1</text:p>
          </table:table-cell>
          <table:table-cell table:formula="of:=MEDIAN([.$B514])" office:value-type="float" office:value="300" calcext:value-type="float">
            <text:p>300</text:p>
          </table:table-cell>
          <table:table-cell table:formula="of:=MEDIAN([.$C514])" office:value-type="float" office:value="1" calcext:value-type="float">
            <text:p>1</text:p>
          </table:table-cell>
          <table:table-cell table:formula="of:=MAX([.$B514])" office:value-type="float" office:value="300" calcext:value-type="float">
            <text:p>300</text:p>
          </table:table-cell>
          <table:table-cell table:formula="of:=MAX([.$C51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1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51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5])" office:value-type="float" office:value="300" calcext:value-type="float">
            <text:p>300</text:p>
          </table:table-cell>
          <table:table-cell table:formula="of:=MIN([.$C515])" office:value-type="float" office:value="1" calcext:value-type="float">
            <text:p>1</text:p>
          </table:table-cell>
          <table:table-cell table:formula="of:=MEDIAN([.$B515])" office:value-type="float" office:value="300" calcext:value-type="float">
            <text:p>300</text:p>
          </table:table-cell>
          <table:table-cell table:formula="of:=MEDIAN([.$C515])" office:value-type="float" office:value="1" calcext:value-type="float">
            <text:p>1</text:p>
          </table:table-cell>
          <table:table-cell table:formula="of:=MAX([.$B515])" office:value-type="float" office:value="300" calcext:value-type="float">
            <text:p>300</text:p>
          </table:table-cell>
          <table:table-cell table:formula="of:=MAX([.$C51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15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515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8/training_po_full_v8/user19/aso/training_set.lp</text:p>
          </table:table-cell>
          <table:table-cell office:value-type="float" office:value="40.7981" calcext:value-type="float">
            <text:p>40.7981</text:p>
          </table:table-cell>
          <table:table-cell office:value-type="float" office:value="0" calcext:value-type="float">
            <text:p>0</text:p>
          </table:table-cell>
          <table:table-cell table:formula="of:=MIN([.$B516])" office:value-type="float" office:value="40.7981" calcext:value-type="float">
            <text:p>40.7981</text:p>
          </table:table-cell>
          <table:table-cell table:formula="of:=MIN([.$C516])" office:value-type="float" office:value="0" calcext:value-type="float">
            <text:p>0</text:p>
          </table:table-cell>
          <table:table-cell table:formula="of:=MEDIAN([.$B516])" office:value-type="float" office:value="40.7981" calcext:value-type="float">
            <text:p>40.7981</text:p>
          </table:table-cell>
          <table:table-cell table:formula="of:=MEDIAN([.$C516])" office:value-type="float" office:value="0" calcext:value-type="float">
            <text:p>0</text:p>
          </table:table-cell>
          <table:table-cell table:formula="of:=MAX([.$B516])" office:value-type="float" office:value="40.7981" calcext:value-type="float">
            <text:p>40.7981</text:p>
          </table:table-cell>
          <table:table-cell table:formula="of:=MAX([.$C51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1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1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7])" office:value-type="float" office:value="300" calcext:value-type="float">
            <text:p>300</text:p>
          </table:table-cell>
          <table:table-cell table:formula="of:=MIN([.$C517])" office:value-type="float" office:value="1" calcext:value-type="float">
            <text:p>1</text:p>
          </table:table-cell>
          <table:table-cell table:formula="of:=MEDIAN([.$B517])" office:value-type="float" office:value="300" calcext:value-type="float">
            <text:p>300</text:p>
          </table:table-cell>
          <table:table-cell table:formula="of:=MEDIAN([.$C517])" office:value-type="float" office:value="1" calcext:value-type="float">
            <text:p>1</text:p>
          </table:table-cell>
          <table:table-cell table:formula="of:=MAX([.$B517])" office:value-type="float" office:value="300" calcext:value-type="float">
            <text:p>300</text:p>
          </table:table-cell>
          <table:table-cell table:formula="of:=MAX([.$C51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1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1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8])" office:value-type="float" office:value="300" calcext:value-type="float">
            <text:p>300</text:p>
          </table:table-cell>
          <table:table-cell table:formula="of:=MIN([.$C518])" office:value-type="float" office:value="1" calcext:value-type="float">
            <text:p>1</text:p>
          </table:table-cell>
          <table:table-cell table:formula="of:=MEDIAN([.$B518])" office:value-type="float" office:value="300" calcext:value-type="float">
            <text:p>300</text:p>
          </table:table-cell>
          <table:table-cell table:formula="of:=MEDIAN([.$C518])" office:value-type="float" office:value="1" calcext:value-type="float">
            <text:p>1</text:p>
          </table:table-cell>
          <table:table-cell table:formula="of:=MAX([.$B518])" office:value-type="float" office:value="300" calcext:value-type="float">
            <text:p>300</text:p>
          </table:table-cell>
          <table:table-cell table:formula="of:=MAX([.$C51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1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1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21/aso/training_set.lp</text:p>
          </table:table-cell>
          <table:table-cell office:value-type="float" office:value="39.9557" calcext:value-type="float">
            <text:p>39.9557</text:p>
          </table:table-cell>
          <table:table-cell office:value-type="float" office:value="0" calcext:value-type="float">
            <text:p>0</text:p>
          </table:table-cell>
          <table:table-cell table:formula="of:=MIN([.$B519])" office:value-type="float" office:value="39.9557" calcext:value-type="float">
            <text:p>39.9557</text:p>
          </table:table-cell>
          <table:table-cell table:formula="of:=MIN([.$C519])" office:value-type="float" office:value="0" calcext:value-type="float">
            <text:p>0</text:p>
          </table:table-cell>
          <table:table-cell table:formula="of:=MEDIAN([.$B519])" office:value-type="float" office:value="39.9557" calcext:value-type="float">
            <text:p>39.9557</text:p>
          </table:table-cell>
          <table:table-cell table:formula="of:=MEDIAN([.$C519])" office:value-type="float" office:value="0" calcext:value-type="float">
            <text:p>0</text:p>
          </table:table-cell>
          <table:table-cell table:formula="of:=MAX([.$B519])" office:value-type="float" office:value="39.9557" calcext:value-type="float">
            <text:p>39.9557</text:p>
          </table:table-cell>
          <table:table-cell table:formula="of:=MAX([.$C51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51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51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0])" office:value-type="float" office:value="300" calcext:value-type="float">
            <text:p>300</text:p>
          </table:table-cell>
          <table:table-cell table:formula="of:=MIN([.$C520])" office:value-type="float" office:value="1" calcext:value-type="float">
            <text:p>1</text:p>
          </table:table-cell>
          <table:table-cell table:formula="of:=MEDIAN([.$B520])" office:value-type="float" office:value="300" calcext:value-type="float">
            <text:p>300</text:p>
          </table:table-cell>
          <table:table-cell table:formula="of:=MEDIAN([.$C520])" office:value-type="float" office:value="1" calcext:value-type="float">
            <text:p>1</text:p>
          </table:table-cell>
          <table:table-cell table:formula="of:=MAX([.$B520])" office:value-type="float" office:value="300" calcext:value-type="float">
            <text:p>300</text:p>
          </table:table-cell>
          <table:table-cell table:formula="of:=MAX([.$C52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20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520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8/training_po_full_v8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1])" office:value-type="float" office:value="300" calcext:value-type="float">
            <text:p>300</text:p>
          </table:table-cell>
          <table:table-cell table:formula="of:=MIN([.$C521])" office:value-type="float" office:value="1" calcext:value-type="float">
            <text:p>1</text:p>
          </table:table-cell>
          <table:table-cell table:formula="of:=MEDIAN([.$B521])" office:value-type="float" office:value="300" calcext:value-type="float">
            <text:p>300</text:p>
          </table:table-cell>
          <table:table-cell table:formula="of:=MEDIAN([.$C521])" office:value-type="float" office:value="1" calcext:value-type="float">
            <text:p>1</text:p>
          </table:table-cell>
          <table:table-cell table:formula="of:=MAX([.$B521])" office:value-type="float" office:value="300" calcext:value-type="float">
            <text:p>300</text:p>
          </table:table-cell>
          <table:table-cell table:formula="of:=MAX([.$C52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21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521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8/training_po_full_v8/user23/aso/training_set.lp</text:p>
          </table:table-cell>
          <table:table-cell office:value-type="float" office:value="43.5486" calcext:value-type="float">
            <text:p>43.5486</text:p>
          </table:table-cell>
          <table:table-cell office:value-type="float" office:value="0" calcext:value-type="float">
            <text:p>0</text:p>
          </table:table-cell>
          <table:table-cell table:formula="of:=MIN([.$B522])" office:value-type="float" office:value="43.5486" calcext:value-type="float">
            <text:p>43.5486</text:p>
          </table:table-cell>
          <table:table-cell table:formula="of:=MIN([.$C522])" office:value-type="float" office:value="0" calcext:value-type="float">
            <text:p>0</text:p>
          </table:table-cell>
          <table:table-cell table:formula="of:=MEDIAN([.$B522])" office:value-type="float" office:value="43.5486" calcext:value-type="float">
            <text:p>43.5486</text:p>
          </table:table-cell>
          <table:table-cell table:formula="of:=MEDIAN([.$C522])" office:value-type="float" office:value="0" calcext:value-type="float">
            <text:p>0</text:p>
          </table:table-cell>
          <table:table-cell table:formula="of:=MAX([.$B522])" office:value-type="float" office:value="43.5486" calcext:value-type="float">
            <text:p>43.5486</text:p>
          </table:table-cell>
          <table:table-cell table:formula="of:=MAX([.$C522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52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52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3])" office:value-type="float" office:value="300" calcext:value-type="float">
            <text:p>300</text:p>
          </table:table-cell>
          <table:table-cell table:formula="of:=MIN([.$C523])" office:value-type="float" office:value="1" calcext:value-type="float">
            <text:p>1</text:p>
          </table:table-cell>
          <table:table-cell table:formula="of:=MEDIAN([.$B523])" office:value-type="float" office:value="300" calcext:value-type="float">
            <text:p>300</text:p>
          </table:table-cell>
          <table:table-cell table:formula="of:=MEDIAN([.$C523])" office:value-type="float" office:value="1" calcext:value-type="float">
            <text:p>1</text:p>
          </table:table-cell>
          <table:table-cell table:formula="of:=MAX([.$B523])" office:value-type="float" office:value="300" calcext:value-type="float">
            <text:p>300</text:p>
          </table:table-cell>
          <table:table-cell table:formula="of:=MAX([.$C52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2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2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4])" office:value-type="float" office:value="300" calcext:value-type="float">
            <text:p>300</text:p>
          </table:table-cell>
          <table:table-cell table:formula="of:=MIN([.$C524])" office:value-type="float" office:value="1" calcext:value-type="float">
            <text:p>1</text:p>
          </table:table-cell>
          <table:table-cell table:formula="of:=MEDIAN([.$B524])" office:value-type="float" office:value="300" calcext:value-type="float">
            <text:p>300</text:p>
          </table:table-cell>
          <table:table-cell table:formula="of:=MEDIAN([.$C524])" office:value-type="float" office:value="1" calcext:value-type="float">
            <text:p>1</text:p>
          </table:table-cell>
          <table:table-cell table:formula="of:=MAX([.$B524])" office:value-type="float" office:value="300" calcext:value-type="float">
            <text:p>300</text:p>
          </table:table-cell>
          <table:table-cell table:formula="of:=MAX([.$C52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2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2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26/aso/training_set.lp</text:p>
          </table:table-cell>
          <table:table-cell office:value-type="float" office:value="46.1663" calcext:value-type="float">
            <text:p>46.1663</text:p>
          </table:table-cell>
          <table:table-cell office:value-type="float" office:value="0" calcext:value-type="float">
            <text:p>0</text:p>
          </table:table-cell>
          <table:table-cell table:formula="of:=MIN([.$B525])" office:value-type="float" office:value="46.1663" calcext:value-type="float">
            <text:p>46.1663</text:p>
          </table:table-cell>
          <table:table-cell table:formula="of:=MIN([.$C525])" office:value-type="float" office:value="0" calcext:value-type="float">
            <text:p>0</text:p>
          </table:table-cell>
          <table:table-cell table:formula="of:=MEDIAN([.$B525])" office:value-type="float" office:value="46.1663" calcext:value-type="float">
            <text:p>46.1663</text:p>
          </table:table-cell>
          <table:table-cell table:formula="of:=MEDIAN([.$C525])" office:value-type="float" office:value="0" calcext:value-type="float">
            <text:p>0</text:p>
          </table:table-cell>
          <table:table-cell table:formula="of:=MAX([.$B525])" office:value-type="float" office:value="46.1663" calcext:value-type="float">
            <text:p>46.1663</text:p>
          </table:table-cell>
          <table:table-cell table:formula="of:=MAX([.$C52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2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2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6])" office:value-type="float" office:value="300" calcext:value-type="float">
            <text:p>300</text:p>
          </table:table-cell>
          <table:table-cell table:formula="of:=MIN([.$C526])" office:value-type="float" office:value="1" calcext:value-type="float">
            <text:p>1</text:p>
          </table:table-cell>
          <table:table-cell table:formula="of:=MEDIAN([.$B526])" office:value-type="float" office:value="300" calcext:value-type="float">
            <text:p>300</text:p>
          </table:table-cell>
          <table:table-cell table:formula="of:=MEDIAN([.$C526])" office:value-type="float" office:value="1" calcext:value-type="float">
            <text:p>1</text:p>
          </table:table-cell>
          <table:table-cell table:formula="of:=MAX([.$B526])" office:value-type="float" office:value="300" calcext:value-type="float">
            <text:p>300</text:p>
          </table:table-cell>
          <table:table-cell table:formula="of:=MAX([.$C52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26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2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7])" office:value-type="float" office:value="300" calcext:value-type="float">
            <text:p>300</text:p>
          </table:table-cell>
          <table:table-cell table:formula="of:=MIN([.$C527])" office:value-type="float" office:value="1" calcext:value-type="float">
            <text:p>1</text:p>
          </table:table-cell>
          <table:table-cell table:formula="of:=MEDIAN([.$B527])" office:value-type="float" office:value="300" calcext:value-type="float">
            <text:p>300</text:p>
          </table:table-cell>
          <table:table-cell table:formula="of:=MEDIAN([.$C527])" office:value-type="float" office:value="1" calcext:value-type="float">
            <text:p>1</text:p>
          </table:table-cell>
          <table:table-cell table:formula="of:=MAX([.$B527])" office:value-type="float" office:value="300" calcext:value-type="float">
            <text:p>300</text:p>
          </table:table-cell>
          <table:table-cell table:formula="of:=MAX([.$C527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527])/9"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(8-[.L527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8/training_po_full_v8/user3/aso/training_set.lp</text:p>
          </table:table-cell>
          <table:table-cell office:value-type="float" office:value="43.2152" calcext:value-type="float">
            <text:p>43.2152</text:p>
          </table:table-cell>
          <table:table-cell office:value-type="float" office:value="0" calcext:value-type="float">
            <text:p>0</text:p>
          </table:table-cell>
          <table:table-cell table:formula="of:=MIN([.$B528])" office:value-type="float" office:value="43.2152" calcext:value-type="float">
            <text:p>43.2152</text:p>
          </table:table-cell>
          <table:table-cell table:formula="of:=MIN([.$C528])" office:value-type="float" office:value="0" calcext:value-type="float">
            <text:p>0</text:p>
          </table:table-cell>
          <table:table-cell table:formula="of:=MEDIAN([.$B528])" office:value-type="float" office:value="43.2152" calcext:value-type="float">
            <text:p>43.2152</text:p>
          </table:table-cell>
          <table:table-cell table:formula="of:=MEDIAN([.$C528])" office:value-type="float" office:value="0" calcext:value-type="float">
            <text:p>0</text:p>
          </table:table-cell>
          <table:table-cell table:formula="of:=MAX([.$B528])" office:value-type="float" office:value="43.2152" calcext:value-type="float">
            <text:p>43.2152</text:p>
          </table:table-cell>
          <table:table-cell table:formula="of:=MAX([.$C52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52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52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9])" office:value-type="float" office:value="300" calcext:value-type="float">
            <text:p>300</text:p>
          </table:table-cell>
          <table:table-cell table:formula="of:=MIN([.$C529])" office:value-type="float" office:value="1" calcext:value-type="float">
            <text:p>1</text:p>
          </table:table-cell>
          <table:table-cell table:formula="of:=MEDIAN([.$B529])" office:value-type="float" office:value="300" calcext:value-type="float">
            <text:p>300</text:p>
          </table:table-cell>
          <table:table-cell table:formula="of:=MEDIAN([.$C529])" office:value-type="float" office:value="1" calcext:value-type="float">
            <text:p>1</text:p>
          </table:table-cell>
          <table:table-cell table:formula="of:=MAX([.$B529])" office:value-type="float" office:value="300" calcext:value-type="float">
            <text:p>300</text:p>
          </table:table-cell>
          <table:table-cell table:formula="of:=MAX([.$C52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2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2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0])" office:value-type="float" office:value="300" calcext:value-type="float">
            <text:p>300</text:p>
          </table:table-cell>
          <table:table-cell table:formula="of:=MIN([.$C530])" office:value-type="float" office:value="1" calcext:value-type="float">
            <text:p>1</text:p>
          </table:table-cell>
          <table:table-cell table:formula="of:=MEDIAN([.$B530])" office:value-type="float" office:value="300" calcext:value-type="float">
            <text:p>300</text:p>
          </table:table-cell>
          <table:table-cell table:formula="of:=MEDIAN([.$C530])" office:value-type="float" office:value="1" calcext:value-type="float">
            <text:p>1</text:p>
          </table:table-cell>
          <table:table-cell table:formula="of:=MAX([.$B530])" office:value-type="float" office:value="300" calcext:value-type="float">
            <text:p>300</text:p>
          </table:table-cell>
          <table:table-cell table:formula="of:=MAX([.$C53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30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8-[.L530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8/training_po_full_v8/user32/aso/training_set.lp</text:p>
          </table:table-cell>
          <table:table-cell office:value-type="float" office:value="46.4907" calcext:value-type="float">
            <text:p>46.4907</text:p>
          </table:table-cell>
          <table:table-cell office:value-type="float" office:value="0" calcext:value-type="float">
            <text:p>0</text:p>
          </table:table-cell>
          <table:table-cell table:formula="of:=MIN([.$B531])" office:value-type="float" office:value="46.4907" calcext:value-type="float">
            <text:p>46.4907</text:p>
          </table:table-cell>
          <table:table-cell table:formula="of:=MIN([.$C531])" office:value-type="float" office:value="0" calcext:value-type="float">
            <text:p>0</text:p>
          </table:table-cell>
          <table:table-cell table:formula="of:=MEDIAN([.$B531])" office:value-type="float" office:value="46.4907" calcext:value-type="float">
            <text:p>46.4907</text:p>
          </table:table-cell>
          <table:table-cell table:formula="of:=MEDIAN([.$C531])" office:value-type="float" office:value="0" calcext:value-type="float">
            <text:p>0</text:p>
          </table:table-cell>
          <table:table-cell table:formula="of:=MAX([.$B531])" office:value-type="float" office:value="46.4907" calcext:value-type="float">
            <text:p>46.4907</text:p>
          </table:table-cell>
          <table:table-cell table:formula="of:=MAX([.$C53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531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53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2])" office:value-type="float" office:value="300" calcext:value-type="float">
            <text:p>300</text:p>
          </table:table-cell>
          <table:table-cell table:formula="of:=MIN([.$C532])" office:value-type="float" office:value="1" calcext:value-type="float">
            <text:p>1</text:p>
          </table:table-cell>
          <table:table-cell table:formula="of:=MEDIAN([.$B532])" office:value-type="float" office:value="300" calcext:value-type="float">
            <text:p>300</text:p>
          </table:table-cell>
          <table:table-cell table:formula="of:=MEDIAN([.$C532])" office:value-type="float" office:value="1" calcext:value-type="float">
            <text:p>1</text:p>
          </table:table-cell>
          <table:table-cell table:formula="of:=MAX([.$B532])" office:value-type="float" office:value="300" calcext:value-type="float">
            <text:p>300</text:p>
          </table:table-cell>
          <table:table-cell table:formula="of:=MAX([.$C53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3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3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3])" office:value-type="float" office:value="300" calcext:value-type="float">
            <text:p>300</text:p>
          </table:table-cell>
          <table:table-cell table:formula="of:=MIN([.$C533])" office:value-type="float" office:value="1" calcext:value-type="float">
            <text:p>1</text:p>
          </table:table-cell>
          <table:table-cell table:formula="of:=MEDIAN([.$B533])" office:value-type="float" office:value="300" calcext:value-type="float">
            <text:p>300</text:p>
          </table:table-cell>
          <table:table-cell table:formula="of:=MEDIAN([.$C533])" office:value-type="float" office:value="1" calcext:value-type="float">
            <text:p>1</text:p>
          </table:table-cell>
          <table:table-cell table:formula="of:=MAX([.$B533])" office:value-type="float" office:value="300" calcext:value-type="float">
            <text:p>300</text:p>
          </table:table-cell>
          <table:table-cell table:formula="of:=MAX([.$C53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33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533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8/training_po_full_v8/user38/aso/training_set.lp</text:p>
          </table:table-cell>
          <table:table-cell office:value-type="float" office:value="46.25" calcext:value-type="float">
            <text:p>46.25</text:p>
          </table:table-cell>
          <table:table-cell office:value-type="float" office:value="0" calcext:value-type="float">
            <text:p>0</text:p>
          </table:table-cell>
          <table:table-cell table:formula="of:=MIN([.$B534])" office:value-type="float" office:value="46.25" calcext:value-type="float">
            <text:p>46.25</text:p>
          </table:table-cell>
          <table:table-cell table:formula="of:=MIN([.$C534])" office:value-type="float" office:value="0" calcext:value-type="float">
            <text:p>0</text:p>
          </table:table-cell>
          <table:table-cell table:formula="of:=MEDIAN([.$B534])" office:value-type="float" office:value="46.25" calcext:value-type="float">
            <text:p>46.25</text:p>
          </table:table-cell>
          <table:table-cell table:formula="of:=MEDIAN([.$C534])" office:value-type="float" office:value="0" calcext:value-type="float">
            <text:p>0</text:p>
          </table:table-cell>
          <table:table-cell table:formula="of:=MAX([.$B534])" office:value-type="float" office:value="46.25" calcext:value-type="float">
            <text:p>46.25</text:p>
          </table:table-cell>
          <table:table-cell table:formula="of:=MAX([.$C53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3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3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5])" office:value-type="float" office:value="300" calcext:value-type="float">
            <text:p>300</text:p>
          </table:table-cell>
          <table:table-cell table:formula="of:=MIN([.$C535])" office:value-type="float" office:value="1" calcext:value-type="float">
            <text:p>1</text:p>
          </table:table-cell>
          <table:table-cell table:formula="of:=MEDIAN([.$B535])" office:value-type="float" office:value="300" calcext:value-type="float">
            <text:p>300</text:p>
          </table:table-cell>
          <table:table-cell table:formula="of:=MEDIAN([.$C535])" office:value-type="float" office:value="1" calcext:value-type="float">
            <text:p>1</text:p>
          </table:table-cell>
          <table:table-cell table:formula="of:=MAX([.$B535])" office:value-type="float" office:value="300" calcext:value-type="float">
            <text:p>300</text:p>
          </table:table-cell>
          <table:table-cell table:formula="of:=MAX([.$C53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3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3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6])" office:value-type="float" office:value="300" calcext:value-type="float">
            <text:p>300</text:p>
          </table:table-cell>
          <table:table-cell table:formula="of:=MIN([.$C536])" office:value-type="float" office:value="1" calcext:value-type="float">
            <text:p>1</text:p>
          </table:table-cell>
          <table:table-cell table:formula="of:=MEDIAN([.$B536])" office:value-type="float" office:value="300" calcext:value-type="float">
            <text:p>300</text:p>
          </table:table-cell>
          <table:table-cell table:formula="of:=MEDIAN([.$C536])" office:value-type="float" office:value="1" calcext:value-type="float">
            <text:p>1</text:p>
          </table:table-cell>
          <table:table-cell table:formula="of:=MAX([.$B536])" office:value-type="float" office:value="300" calcext:value-type="float">
            <text:p>300</text:p>
          </table:table-cell>
          <table:table-cell table:formula="of:=MAX([.$C53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36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3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39/aso/training_set.lp</text:p>
          </table:table-cell>
          <table:table-cell office:value-type="float" office:value="40.8963" calcext:value-type="float">
            <text:p>40.8963</text:p>
          </table:table-cell>
          <table:table-cell office:value-type="float" office:value="0" calcext:value-type="float">
            <text:p>0</text:p>
          </table:table-cell>
          <table:table-cell table:formula="of:=MIN([.$B537])" office:value-type="float" office:value="40.8963" calcext:value-type="float">
            <text:p>40.8963</text:p>
          </table:table-cell>
          <table:table-cell table:formula="of:=MIN([.$C537])" office:value-type="float" office:value="0" calcext:value-type="float">
            <text:p>0</text:p>
          </table:table-cell>
          <table:table-cell table:formula="of:=MEDIAN([.$B537])" office:value-type="float" office:value="40.8963" calcext:value-type="float">
            <text:p>40.8963</text:p>
          </table:table-cell>
          <table:table-cell table:formula="of:=MEDIAN([.$C537])" office:value-type="float" office:value="0" calcext:value-type="float">
            <text:p>0</text:p>
          </table:table-cell>
          <table:table-cell table:formula="of:=MAX([.$B537])" office:value-type="float" office:value="40.8963" calcext:value-type="float">
            <text:p>40.8963</text:p>
          </table:table-cell>
          <table:table-cell table:formula="of:=MAX([.$C53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3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3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8])" office:value-type="float" office:value="300" calcext:value-type="float">
            <text:p>300</text:p>
          </table:table-cell>
          <table:table-cell table:formula="of:=MIN([.$C538])" office:value-type="float" office:value="1" calcext:value-type="float">
            <text:p>1</text:p>
          </table:table-cell>
          <table:table-cell table:formula="of:=MEDIAN([.$B538])" office:value-type="float" office:value="300" calcext:value-type="float">
            <text:p>300</text:p>
          </table:table-cell>
          <table:table-cell table:formula="of:=MEDIAN([.$C538])" office:value-type="float" office:value="1" calcext:value-type="float">
            <text:p>1</text:p>
          </table:table-cell>
          <table:table-cell table:formula="of:=MAX([.$B538])" office:value-type="float" office:value="300" calcext:value-type="float">
            <text:p>300</text:p>
          </table:table-cell>
          <table:table-cell table:formula="of:=MAX([.$C53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3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3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9])" office:value-type="float" office:value="300" calcext:value-type="float">
            <text:p>300</text:p>
          </table:table-cell>
          <table:table-cell table:formula="of:=MIN([.$C539])" office:value-type="float" office:value="1" calcext:value-type="float">
            <text:p>1</text:p>
          </table:table-cell>
          <table:table-cell table:formula="of:=MEDIAN([.$B539])" office:value-type="float" office:value="300" calcext:value-type="float">
            <text:p>300</text:p>
          </table:table-cell>
          <table:table-cell table:formula="of:=MEDIAN([.$C539])" office:value-type="float" office:value="1" calcext:value-type="float">
            <text:p>1</text:p>
          </table:table-cell>
          <table:table-cell table:formula="of:=MAX([.$B539])" office:value-type="float" office:value="300" calcext:value-type="float">
            <text:p>300</text:p>
          </table:table-cell>
          <table:table-cell table:formula="of:=MAX([.$C539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539])/9"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(8-[.L539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8/training_po_full_v8/user4/aso/training_set.lp</text:p>
          </table:table-cell>
          <table:table-cell office:value-type="float" office:value="47.5148" calcext:value-type="float">
            <text:p>47.5148</text:p>
          </table:table-cell>
          <table:table-cell office:value-type="float" office:value="0" calcext:value-type="float">
            <text:p>0</text:p>
          </table:table-cell>
          <table:table-cell table:formula="of:=MIN([.$B540])" office:value-type="float" office:value="47.5148" calcext:value-type="float">
            <text:p>47.5148</text:p>
          </table:table-cell>
          <table:table-cell table:formula="of:=MIN([.$C540])" office:value-type="float" office:value="0" calcext:value-type="float">
            <text:p>0</text:p>
          </table:table-cell>
          <table:table-cell table:formula="of:=MEDIAN([.$B540])" office:value-type="float" office:value="47.5148" calcext:value-type="float">
            <text:p>47.5148</text:p>
          </table:table-cell>
          <table:table-cell table:formula="of:=MEDIAN([.$C540])" office:value-type="float" office:value="0" calcext:value-type="float">
            <text:p>0</text:p>
          </table:table-cell>
          <table:table-cell table:formula="of:=MAX([.$B540])" office:value-type="float" office:value="47.5148" calcext:value-type="float">
            <text:p>47.5148</text:p>
          </table:table-cell>
          <table:table-cell table:formula="of:=MAX([.$C54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540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54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1])" office:value-type="float" office:value="300" calcext:value-type="float">
            <text:p>300</text:p>
          </table:table-cell>
          <table:table-cell table:formula="of:=MIN([.$C541])" office:value-type="float" office:value="1" calcext:value-type="float">
            <text:p>1</text:p>
          </table:table-cell>
          <table:table-cell table:formula="of:=MEDIAN([.$B541])" office:value-type="float" office:value="300" calcext:value-type="float">
            <text:p>300</text:p>
          </table:table-cell>
          <table:table-cell table:formula="of:=MEDIAN([.$C541])" office:value-type="float" office:value="1" calcext:value-type="float">
            <text:p>1</text:p>
          </table:table-cell>
          <table:table-cell table:formula="of:=MAX([.$B541])" office:value-type="float" office:value="300" calcext:value-type="float">
            <text:p>300</text:p>
          </table:table-cell>
          <table:table-cell table:formula="of:=MAX([.$C54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4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4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2])" office:value-type="float" office:value="300" calcext:value-type="float">
            <text:p>300</text:p>
          </table:table-cell>
          <table:table-cell table:formula="of:=MIN([.$C542])" office:value-type="float" office:value="1" calcext:value-type="float">
            <text:p>1</text:p>
          </table:table-cell>
          <table:table-cell table:formula="of:=MEDIAN([.$B542])" office:value-type="float" office:value="300" calcext:value-type="float">
            <text:p>300</text:p>
          </table:table-cell>
          <table:table-cell table:formula="of:=MEDIAN([.$C542])" office:value-type="float" office:value="1" calcext:value-type="float">
            <text:p>1</text:p>
          </table:table-cell>
          <table:table-cell table:formula="of:=MAX([.$B542])" office:value-type="float" office:value="300" calcext:value-type="float">
            <text:p>300</text:p>
          </table:table-cell>
          <table:table-cell table:formula="of:=MAX([.$C54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42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542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8/training_po_full_v8/user42/aso/training_set.lp</text:p>
          </table:table-cell>
          <table:table-cell office:value-type="float" office:value="43.4783" calcext:value-type="float">
            <text:p>43.4783</text:p>
          </table:table-cell>
          <table:table-cell office:value-type="float" office:value="0" calcext:value-type="float">
            <text:p>0</text:p>
          </table:table-cell>
          <table:table-cell table:formula="of:=MIN([.$B543])" office:value-type="float" office:value="43.4783" calcext:value-type="float">
            <text:p>43.4783</text:p>
          </table:table-cell>
          <table:table-cell table:formula="of:=MIN([.$C543])" office:value-type="float" office:value="0" calcext:value-type="float">
            <text:p>0</text:p>
          </table:table-cell>
          <table:table-cell table:formula="of:=MEDIAN([.$B543])" office:value-type="float" office:value="43.4783" calcext:value-type="float">
            <text:p>43.4783</text:p>
          </table:table-cell>
          <table:table-cell table:formula="of:=MEDIAN([.$C543])" office:value-type="float" office:value="0" calcext:value-type="float">
            <text:p>0</text:p>
          </table:table-cell>
          <table:table-cell table:formula="of:=MAX([.$B543])" office:value-type="float" office:value="43.4783" calcext:value-type="float">
            <text:p>43.4783</text:p>
          </table:table-cell>
          <table:table-cell table:formula="of:=MAX([.$C54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4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4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4])" office:value-type="float" office:value="300" calcext:value-type="float">
            <text:p>300</text:p>
          </table:table-cell>
          <table:table-cell table:formula="of:=MIN([.$C544])" office:value-type="float" office:value="1" calcext:value-type="float">
            <text:p>1</text:p>
          </table:table-cell>
          <table:table-cell table:formula="of:=MEDIAN([.$B544])" office:value-type="float" office:value="300" calcext:value-type="float">
            <text:p>300</text:p>
          </table:table-cell>
          <table:table-cell table:formula="of:=MEDIAN([.$C544])" office:value-type="float" office:value="1" calcext:value-type="float">
            <text:p>1</text:p>
          </table:table-cell>
          <table:table-cell table:formula="of:=MAX([.$B544])" office:value-type="float" office:value="300" calcext:value-type="float">
            <text:p>300</text:p>
          </table:table-cell>
          <table:table-cell table:formula="of:=MAX([.$C54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4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54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5])" office:value-type="float" office:value="300" calcext:value-type="float">
            <text:p>300</text:p>
          </table:table-cell>
          <table:table-cell table:formula="of:=MIN([.$C545])" office:value-type="float" office:value="1" calcext:value-type="float">
            <text:p>1</text:p>
          </table:table-cell>
          <table:table-cell table:formula="of:=MEDIAN([.$B545])" office:value-type="float" office:value="300" calcext:value-type="float">
            <text:p>300</text:p>
          </table:table-cell>
          <table:table-cell table:formula="of:=MEDIAN([.$C545])" office:value-type="float" office:value="1" calcext:value-type="float">
            <text:p>1</text:p>
          </table:table-cell>
          <table:table-cell table:formula="of:=MAX([.$B545])" office:value-type="float" office:value="300" calcext:value-type="float">
            <text:p>300</text:p>
          </table:table-cell>
          <table:table-cell table:formula="of:=MAX([.$C54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45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545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8/training_po_full_v8/user43/aso/training_set.lp</text:p>
          </table:table-cell>
          <table:table-cell office:value-type="float" office:value="41.8937" calcext:value-type="float">
            <text:p>41.8937</text:p>
          </table:table-cell>
          <table:table-cell office:value-type="float" office:value="0" calcext:value-type="float">
            <text:p>0</text:p>
          </table:table-cell>
          <table:table-cell table:formula="of:=MIN([.$B546])" office:value-type="float" office:value="41.8937" calcext:value-type="float">
            <text:p>41.8937</text:p>
          </table:table-cell>
          <table:table-cell table:formula="of:=MIN([.$C546])" office:value-type="float" office:value="0" calcext:value-type="float">
            <text:p>0</text:p>
          </table:table-cell>
          <table:table-cell table:formula="of:=MEDIAN([.$B546])" office:value-type="float" office:value="41.8937" calcext:value-type="float">
            <text:p>41.8937</text:p>
          </table:table-cell>
          <table:table-cell table:formula="of:=MEDIAN([.$C546])" office:value-type="float" office:value="0" calcext:value-type="float">
            <text:p>0</text:p>
          </table:table-cell>
          <table:table-cell table:formula="of:=MAX([.$B546])" office:value-type="float" office:value="41.8937" calcext:value-type="float">
            <text:p>41.8937</text:p>
          </table:table-cell>
          <table:table-cell table:formula="of:=MAX([.$C54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4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4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7])" office:value-type="float" office:value="300" calcext:value-type="float">
            <text:p>300</text:p>
          </table:table-cell>
          <table:table-cell table:formula="of:=MIN([.$C547])" office:value-type="float" office:value="1" calcext:value-type="float">
            <text:p>1</text:p>
          </table:table-cell>
          <table:table-cell table:formula="of:=MEDIAN([.$B547])" office:value-type="float" office:value="300" calcext:value-type="float">
            <text:p>300</text:p>
          </table:table-cell>
          <table:table-cell table:formula="of:=MEDIAN([.$C547])" office:value-type="float" office:value="1" calcext:value-type="float">
            <text:p>1</text:p>
          </table:table-cell>
          <table:table-cell table:formula="of:=MAX([.$B547])" office:value-type="float" office:value="300" calcext:value-type="float">
            <text:p>300</text:p>
          </table:table-cell>
          <table:table-cell table:formula="of:=MAX([.$C54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47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4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8])" office:value-type="float" office:value="300" calcext:value-type="float">
            <text:p>300</text:p>
          </table:table-cell>
          <table:table-cell table:formula="of:=MIN([.$C548])" office:value-type="float" office:value="1" calcext:value-type="float">
            <text:p>1</text:p>
          </table:table-cell>
          <table:table-cell table:formula="of:=MEDIAN([.$B548])" office:value-type="float" office:value="300" calcext:value-type="float">
            <text:p>300</text:p>
          </table:table-cell>
          <table:table-cell table:formula="of:=MEDIAN([.$C548])" office:value-type="float" office:value="1" calcext:value-type="float">
            <text:p>1</text:p>
          </table:table-cell>
          <table:table-cell table:formula="of:=MAX([.$B548])" office:value-type="float" office:value="300" calcext:value-type="float">
            <text:p>300</text:p>
          </table:table-cell>
          <table:table-cell table:formula="of:=MAX([.$C54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4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4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44/aso/training_set.lp</text:p>
          </table:table-cell>
          <table:table-cell office:value-type="float" office:value="41.2379" calcext:value-type="float">
            <text:p>41.2379</text:p>
          </table:table-cell>
          <table:table-cell office:value-type="float" office:value="0" calcext:value-type="float">
            <text:p>0</text:p>
          </table:table-cell>
          <table:table-cell table:formula="of:=MIN([.$B549])" office:value-type="float" office:value="41.2379" calcext:value-type="float">
            <text:p>41.2379</text:p>
          </table:table-cell>
          <table:table-cell table:formula="of:=MIN([.$C549])" office:value-type="float" office:value="0" calcext:value-type="float">
            <text:p>0</text:p>
          </table:table-cell>
          <table:table-cell table:formula="of:=MEDIAN([.$B549])" office:value-type="float" office:value="41.2379" calcext:value-type="float">
            <text:p>41.2379</text:p>
          </table:table-cell>
          <table:table-cell table:formula="of:=MEDIAN([.$C549])" office:value-type="float" office:value="0" calcext:value-type="float">
            <text:p>0</text:p>
          </table:table-cell>
          <table:table-cell table:formula="of:=MAX([.$B549])" office:value-type="float" office:value="41.2379" calcext:value-type="float">
            <text:p>41.2379</text:p>
          </table:table-cell>
          <table:table-cell table:formula="of:=MAX([.$C549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54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54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0])" office:value-type="float" office:value="300" calcext:value-type="float">
            <text:p>300</text:p>
          </table:table-cell>
          <table:table-cell table:formula="of:=MIN([.$C550])" office:value-type="float" office:value="1" calcext:value-type="float">
            <text:p>1</text:p>
          </table:table-cell>
          <table:table-cell table:formula="of:=MEDIAN([.$B550])" office:value-type="float" office:value="300" calcext:value-type="float">
            <text:p>300</text:p>
          </table:table-cell>
          <table:table-cell table:formula="of:=MEDIAN([.$C550])" office:value-type="float" office:value="1" calcext:value-type="float">
            <text:p>1</text:p>
          </table:table-cell>
          <table:table-cell table:formula="of:=MAX([.$B550])" office:value-type="float" office:value="300" calcext:value-type="float">
            <text:p>300</text:p>
          </table:table-cell>
          <table:table-cell table:formula="of:=MAX([.$C55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5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5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1])" office:value-type="float" office:value="300" calcext:value-type="float">
            <text:p>300</text:p>
          </table:table-cell>
          <table:table-cell table:formula="of:=MIN([.$C551])" office:value-type="float" office:value="1" calcext:value-type="float">
            <text:p>1</text:p>
          </table:table-cell>
          <table:table-cell table:formula="of:=MEDIAN([.$B551])" office:value-type="float" office:value="300" calcext:value-type="float">
            <text:p>300</text:p>
          </table:table-cell>
          <table:table-cell table:formula="of:=MEDIAN([.$C551])" office:value-type="float" office:value="1" calcext:value-type="float">
            <text:p>1</text:p>
          </table:table-cell>
          <table:table-cell table:formula="of:=MAX([.$B551])" office:value-type="float" office:value="300" calcext:value-type="float">
            <text:p>300</text:p>
          </table:table-cell>
          <table:table-cell table:formula="of:=MAX([.$C551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51])/9" office:value-type="float" office:value="0.666666666666667" calcext:value-type="float">
            <text:p>0.667</text:p>
          </table:table-cell>
          <table:table-cell office:value-type="float" office:value="2" calcext:value-type="float">
            <text:p>2</text:p>
          </table:table-cell>
          <table:table-cell table:formula="of:=(8-[.L551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8/training_po_full_v8/user45/aso/training_set.lp</text:p>
          </table:table-cell>
          <table:table-cell office:value-type="float" office:value="46.4697" calcext:value-type="float">
            <text:p>46.4697</text:p>
          </table:table-cell>
          <table:table-cell office:value-type="float" office:value="0" calcext:value-type="float">
            <text:p>0</text:p>
          </table:table-cell>
          <table:table-cell table:formula="of:=MIN([.$B552])" office:value-type="float" office:value="46.4697" calcext:value-type="float">
            <text:p>46.4697</text:p>
          </table:table-cell>
          <table:table-cell table:formula="of:=MIN([.$C552])" office:value-type="float" office:value="0" calcext:value-type="float">
            <text:p>0</text:p>
          </table:table-cell>
          <table:table-cell table:formula="of:=MEDIAN([.$B552])" office:value-type="float" office:value="46.4697" calcext:value-type="float">
            <text:p>46.4697</text:p>
          </table:table-cell>
          <table:table-cell table:formula="of:=MEDIAN([.$C552])" office:value-type="float" office:value="0" calcext:value-type="float">
            <text:p>0</text:p>
          </table:table-cell>
          <table:table-cell table:formula="of:=MAX([.$B552])" office:value-type="float" office:value="46.4697" calcext:value-type="float">
            <text:p>46.4697</text:p>
          </table:table-cell>
          <table:table-cell table:formula="of:=MAX([.$C552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55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55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3])" office:value-type="float" office:value="300" calcext:value-type="float">
            <text:p>300</text:p>
          </table:table-cell>
          <table:table-cell table:formula="of:=MIN([.$C553])" office:value-type="float" office:value="1" calcext:value-type="float">
            <text:p>1</text:p>
          </table:table-cell>
          <table:table-cell table:formula="of:=MEDIAN([.$B553])" office:value-type="float" office:value="300" calcext:value-type="float">
            <text:p>300</text:p>
          </table:table-cell>
          <table:table-cell table:formula="of:=MEDIAN([.$C553])" office:value-type="float" office:value="1" calcext:value-type="float">
            <text:p>1</text:p>
          </table:table-cell>
          <table:table-cell table:formula="of:=MAX([.$B553])" office:value-type="float" office:value="300" calcext:value-type="float">
            <text:p>300</text:p>
          </table:table-cell>
          <table:table-cell table:formula="of:=MAX([.$C553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553])/9"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(8-[.L553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8/training_po_full_v8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4])" office:value-type="float" office:value="300" calcext:value-type="float">
            <text:p>300</text:p>
          </table:table-cell>
          <table:table-cell table:formula="of:=MIN([.$C554])" office:value-type="float" office:value="1" calcext:value-type="float">
            <text:p>1</text:p>
          </table:table-cell>
          <table:table-cell table:formula="of:=MEDIAN([.$B554])" office:value-type="float" office:value="300" calcext:value-type="float">
            <text:p>300</text:p>
          </table:table-cell>
          <table:table-cell table:formula="of:=MEDIAN([.$C554])" office:value-type="float" office:value="1" calcext:value-type="float">
            <text:p>1</text:p>
          </table:table-cell>
          <table:table-cell table:formula="of:=MAX([.$B554])" office:value-type="float" office:value="300" calcext:value-type="float">
            <text:p>300</text:p>
          </table:table-cell>
          <table:table-cell table:formula="of:=MAX([.$C55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54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55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8/training_po_full_v8/user51/aso/training_set.lp</text:p>
          </table:table-cell>
          <table:table-cell office:value-type="float" office:value="43.193" calcext:value-type="float">
            <text:p>43.193</text:p>
          </table:table-cell>
          <table:table-cell office:value-type="float" office:value="0" calcext:value-type="float">
            <text:p>0</text:p>
          </table:table-cell>
          <table:table-cell table:formula="of:=MIN([.$B555])" office:value-type="float" office:value="43.193" calcext:value-type="float">
            <text:p>43.193</text:p>
          </table:table-cell>
          <table:table-cell table:formula="of:=MIN([.$C555])" office:value-type="float" office:value="0" calcext:value-type="float">
            <text:p>0</text:p>
          </table:table-cell>
          <table:table-cell table:formula="of:=MEDIAN([.$B555])" office:value-type="float" office:value="43.193" calcext:value-type="float">
            <text:p>43.193</text:p>
          </table:table-cell>
          <table:table-cell table:formula="of:=MEDIAN([.$C555])" office:value-type="float" office:value="0" calcext:value-type="float">
            <text:p>0</text:p>
          </table:table-cell>
          <table:table-cell table:formula="of:=MAX([.$B555])" office:value-type="float" office:value="43.193" calcext:value-type="float">
            <text:p>43.193</text:p>
          </table:table-cell>
          <table:table-cell table:formula="of:=MAX([.$C555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555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55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6])" office:value-type="float" office:value="300" calcext:value-type="float">
            <text:p>300</text:p>
          </table:table-cell>
          <table:table-cell table:formula="of:=MIN([.$C556])" office:value-type="float" office:value="1" calcext:value-type="float">
            <text:p>1</text:p>
          </table:table-cell>
          <table:table-cell table:formula="of:=MEDIAN([.$B556])" office:value-type="float" office:value="300" calcext:value-type="float">
            <text:p>300</text:p>
          </table:table-cell>
          <table:table-cell table:formula="of:=MEDIAN([.$C556])" office:value-type="float" office:value="1" calcext:value-type="float">
            <text:p>1</text:p>
          </table:table-cell>
          <table:table-cell table:formula="of:=MAX([.$B556])" office:value-type="float" office:value="300" calcext:value-type="float">
            <text:p>300</text:p>
          </table:table-cell>
          <table:table-cell table:formula="of:=MAX([.$C556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56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55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7])" office:value-type="float" office:value="300" calcext:value-type="float">
            <text:p>300</text:p>
          </table:table-cell>
          <table:table-cell table:formula="of:=MIN([.$C557])" office:value-type="float" office:value="1" calcext:value-type="float">
            <text:p>1</text:p>
          </table:table-cell>
          <table:table-cell table:formula="of:=MEDIAN([.$B557])" office:value-type="float" office:value="300" calcext:value-type="float">
            <text:p>300</text:p>
          </table:table-cell>
          <table:table-cell table:formula="of:=MEDIAN([.$C557])" office:value-type="float" office:value="1" calcext:value-type="float">
            <text:p>1</text:p>
          </table:table-cell>
          <table:table-cell table:formula="of:=MAX([.$B557])" office:value-type="float" office:value="300" calcext:value-type="float">
            <text:p>300</text:p>
          </table:table-cell>
          <table:table-cell table:formula="of:=MAX([.$C55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57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557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8/training_po_full_v8/user52/aso/training_set.lp</text:p>
          </table:table-cell>
          <table:table-cell office:value-type="float" office:value="41.5173" calcext:value-type="float">
            <text:p>41.5173</text:p>
          </table:table-cell>
          <table:table-cell office:value-type="float" office:value="0" calcext:value-type="float">
            <text:p>0</text:p>
          </table:table-cell>
          <table:table-cell table:formula="of:=MIN([.$B558])" office:value-type="float" office:value="41.5173" calcext:value-type="float">
            <text:p>41.5173</text:p>
          </table:table-cell>
          <table:table-cell table:formula="of:=MIN([.$C558])" office:value-type="float" office:value="0" calcext:value-type="float">
            <text:p>0</text:p>
          </table:table-cell>
          <table:table-cell table:formula="of:=MEDIAN([.$B558])" office:value-type="float" office:value="41.5173" calcext:value-type="float">
            <text:p>41.5173</text:p>
          </table:table-cell>
          <table:table-cell table:formula="of:=MEDIAN([.$C558])" office:value-type="float" office:value="0" calcext:value-type="float">
            <text:p>0</text:p>
          </table:table-cell>
          <table:table-cell table:formula="of:=MAX([.$B558])" office:value-type="float" office:value="41.5173" calcext:value-type="float">
            <text:p>41.5173</text:p>
          </table:table-cell>
          <table:table-cell table:formula="of:=MAX([.$C558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558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55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9])" office:value-type="float" office:value="300" calcext:value-type="float">
            <text:p>300</text:p>
          </table:table-cell>
          <table:table-cell table:formula="of:=MIN([.$C559])" office:value-type="float" office:value="1" calcext:value-type="float">
            <text:p>1</text:p>
          </table:table-cell>
          <table:table-cell table:formula="of:=MEDIAN([.$B559])" office:value-type="float" office:value="300" calcext:value-type="float">
            <text:p>300</text:p>
          </table:table-cell>
          <table:table-cell table:formula="of:=MEDIAN([.$C559])" office:value-type="float" office:value="1" calcext:value-type="float">
            <text:p>1</text:p>
          </table:table-cell>
          <table:table-cell table:formula="of:=MAX([.$B559])" office:value-type="float" office:value="300" calcext:value-type="float">
            <text:p>300</text:p>
          </table:table-cell>
          <table:table-cell table:formula="of:=MAX([.$C55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5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5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0])" office:value-type="float" office:value="300" calcext:value-type="float">
            <text:p>300</text:p>
          </table:table-cell>
          <table:table-cell table:formula="of:=MIN([.$C560])" office:value-type="float" office:value="1" calcext:value-type="float">
            <text:p>1</text:p>
          </table:table-cell>
          <table:table-cell table:formula="of:=MEDIAN([.$B560])" office:value-type="float" office:value="300" calcext:value-type="float">
            <text:p>300</text:p>
          </table:table-cell>
          <table:table-cell table:formula="of:=MEDIAN([.$C560])" office:value-type="float" office:value="1" calcext:value-type="float">
            <text:p>1</text:p>
          </table:table-cell>
          <table:table-cell table:formula="of:=MAX([.$B560])" office:value-type="float" office:value="300" calcext:value-type="float">
            <text:p>300</text:p>
          </table:table-cell>
          <table:table-cell table:formula="of:=MAX([.$C56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6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6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53/aso/training_set.lp</text:p>
          </table:table-cell>
          <table:table-cell office:value-type="float" office:value="13.5482" calcext:value-type="float">
            <text:p>13.5482</text:p>
          </table:table-cell>
          <table:table-cell office:value-type="float" office:value="0" calcext:value-type="float">
            <text:p>0</text:p>
          </table:table-cell>
          <table:table-cell table:formula="of:=MIN([.$B561])" office:value-type="float" office:value="13.5482" calcext:value-type="float">
            <text:p>13.5482</text:p>
          </table:table-cell>
          <table:table-cell table:formula="of:=MIN([.$C561])" office:value-type="float" office:value="0" calcext:value-type="float">
            <text:p>0</text:p>
          </table:table-cell>
          <table:table-cell table:formula="of:=MEDIAN([.$B561])" office:value-type="float" office:value="13.5482" calcext:value-type="float">
            <text:p>13.5482</text:p>
          </table:table-cell>
          <table:table-cell table:formula="of:=MEDIAN([.$C561])" office:value-type="float" office:value="0" calcext:value-type="float">
            <text:p>0</text:p>
          </table:table-cell>
          <table:table-cell table:formula="of:=MAX([.$B561])" office:value-type="float" office:value="13.5482" calcext:value-type="float">
            <text:p>13.5482</text:p>
          </table:table-cell>
          <table:table-cell table:formula="of:=MAX([.$C561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561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56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2])" office:value-type="float" office:value="300" calcext:value-type="float">
            <text:p>300</text:p>
          </table:table-cell>
          <table:table-cell table:formula="of:=MIN([.$C562])" office:value-type="float" office:value="1" calcext:value-type="float">
            <text:p>1</text:p>
          </table:table-cell>
          <table:table-cell table:formula="of:=MEDIAN([.$B562])" office:value-type="float" office:value="300" calcext:value-type="float">
            <text:p>300</text:p>
          </table:table-cell>
          <table:table-cell table:formula="of:=MEDIAN([.$C562])" office:value-type="float" office:value="1" calcext:value-type="float">
            <text:p>1</text:p>
          </table:table-cell>
          <table:table-cell table:formula="of:=MAX([.$B562])" office:value-type="float" office:value="300" calcext:value-type="float">
            <text:p>300</text:p>
          </table:table-cell>
          <table:table-cell table:formula="of:=MAX([.$C56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6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6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3])" office:value-type="float" office:value="300" calcext:value-type="float">
            <text:p>300</text:p>
          </table:table-cell>
          <table:table-cell table:formula="of:=MIN([.$C563])" office:value-type="float" office:value="1" calcext:value-type="float">
            <text:p>1</text:p>
          </table:table-cell>
          <table:table-cell table:formula="of:=MEDIAN([.$B563])" office:value-type="float" office:value="300" calcext:value-type="float">
            <text:p>300</text:p>
          </table:table-cell>
          <table:table-cell table:formula="of:=MEDIAN([.$C563])" office:value-type="float" office:value="1" calcext:value-type="float">
            <text:p>1</text:p>
          </table:table-cell>
          <table:table-cell table:formula="of:=MAX([.$B563])" office:value-type="float" office:value="300" calcext:value-type="float">
            <text:p>300</text:p>
          </table:table-cell>
          <table:table-cell table:formula="of:=MAX([.$C563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63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56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55/aso/training_set.lp</text:p>
          </table:table-cell>
          <table:table-cell office:value-type="float" office:value="46.8653" calcext:value-type="float">
            <text:p>46.8653</text:p>
          </table:table-cell>
          <table:table-cell office:value-type="float" office:value="0" calcext:value-type="float">
            <text:p>0</text:p>
          </table:table-cell>
          <table:table-cell table:formula="of:=MIN([.$B564])" office:value-type="float" office:value="46.8653" calcext:value-type="float">
            <text:p>46.8653</text:p>
          </table:table-cell>
          <table:table-cell table:formula="of:=MIN([.$C564])" office:value-type="float" office:value="0" calcext:value-type="float">
            <text:p>0</text:p>
          </table:table-cell>
          <table:table-cell table:formula="of:=MEDIAN([.$B564])" office:value-type="float" office:value="46.8653" calcext:value-type="float">
            <text:p>46.8653</text:p>
          </table:table-cell>
          <table:table-cell table:formula="of:=MEDIAN([.$C564])" office:value-type="float" office:value="0" calcext:value-type="float">
            <text:p>0</text:p>
          </table:table-cell>
          <table:table-cell table:formula="of:=MAX([.$B564])" office:value-type="float" office:value="46.8653" calcext:value-type="float">
            <text:p>46.8653</text:p>
          </table:table-cell>
          <table:table-cell table:formula="of:=MAX([.$C56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6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6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5])" office:value-type="float" office:value="300" calcext:value-type="float">
            <text:p>300</text:p>
          </table:table-cell>
          <table:table-cell table:formula="of:=MIN([.$C565])" office:value-type="float" office:value="1" calcext:value-type="float">
            <text:p>1</text:p>
          </table:table-cell>
          <table:table-cell table:formula="of:=MEDIAN([.$B565])" office:value-type="float" office:value="300" calcext:value-type="float">
            <text:p>300</text:p>
          </table:table-cell>
          <table:table-cell table:formula="of:=MEDIAN([.$C565])" office:value-type="float" office:value="1" calcext:value-type="float">
            <text:p>1</text:p>
          </table:table-cell>
          <table:table-cell table:formula="of:=MAX([.$B565])" office:value-type="float" office:value="300" calcext:value-type="float">
            <text:p>300</text:p>
          </table:table-cell>
          <table:table-cell table:formula="of:=MAX([.$C56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6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6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6])" office:value-type="float" office:value="300" calcext:value-type="float">
            <text:p>300</text:p>
          </table:table-cell>
          <table:table-cell table:formula="of:=MIN([.$C566])" office:value-type="float" office:value="1" calcext:value-type="float">
            <text:p>1</text:p>
          </table:table-cell>
          <table:table-cell table:formula="of:=MEDIAN([.$B566])" office:value-type="float" office:value="300" calcext:value-type="float">
            <text:p>300</text:p>
          </table:table-cell>
          <table:table-cell table:formula="of:=MEDIAN([.$C566])" office:value-type="float" office:value="1" calcext:value-type="float">
            <text:p>1</text:p>
          </table:table-cell>
          <table:table-cell table:formula="of:=MAX([.$B566])" office:value-type="float" office:value="300" calcext:value-type="float">
            <text:p>300</text:p>
          </table:table-cell>
          <table:table-cell table:formula="of:=MAX([.$C56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66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6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7/aso/training_set.lp</text:p>
          </table:table-cell>
          <table:table-cell office:value-type="float" office:value="45.9695" calcext:value-type="float">
            <text:p>45.9695</text:p>
          </table:table-cell>
          <table:table-cell office:value-type="float" office:value="0" calcext:value-type="float">
            <text:p>0</text:p>
          </table:table-cell>
          <table:table-cell table:formula="of:=MIN([.$B567])" office:value-type="float" office:value="45.9695" calcext:value-type="float">
            <text:p>45.9695</text:p>
          </table:table-cell>
          <table:table-cell table:formula="of:=MIN([.$C567])" office:value-type="float" office:value="0" calcext:value-type="float">
            <text:p>0</text:p>
          </table:table-cell>
          <table:table-cell table:formula="of:=MEDIAN([.$B567])" office:value-type="float" office:value="45.9695" calcext:value-type="float">
            <text:p>45.9695</text:p>
          </table:table-cell>
          <table:table-cell table:formula="of:=MEDIAN([.$C567])" office:value-type="float" office:value="0" calcext:value-type="float">
            <text:p>0</text:p>
          </table:table-cell>
          <table:table-cell table:formula="of:=MAX([.$B567])" office:value-type="float" office:value="45.9695" calcext:value-type="float">
            <text:p>45.9695</text:p>
          </table:table-cell>
          <table:table-cell table:formula="of:=MAX([.$C56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6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6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8])" office:value-type="float" office:value="300" calcext:value-type="float">
            <text:p>300</text:p>
          </table:table-cell>
          <table:table-cell table:formula="of:=MIN([.$C568])" office:value-type="float" office:value="1" calcext:value-type="float">
            <text:p>1</text:p>
          </table:table-cell>
          <table:table-cell table:formula="of:=MEDIAN([.$B568])" office:value-type="float" office:value="300" calcext:value-type="float">
            <text:p>300</text:p>
          </table:table-cell>
          <table:table-cell table:formula="of:=MEDIAN([.$C568])" office:value-type="float" office:value="1" calcext:value-type="float">
            <text:p>1</text:p>
          </table:table-cell>
          <table:table-cell table:formula="of:=MAX([.$B568])" office:value-type="float" office:value="300" calcext:value-type="float">
            <text:p>300</text:p>
          </table:table-cell>
          <table:table-cell table:formula="of:=MAX([.$C56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6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6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9])" office:value-type="float" office:value="300" calcext:value-type="float">
            <text:p>300</text:p>
          </table:table-cell>
          <table:table-cell table:formula="of:=MIN([.$C569])" office:value-type="float" office:value="1" calcext:value-type="float">
            <text:p>1</text:p>
          </table:table-cell>
          <table:table-cell table:formula="of:=MEDIAN([.$B569])" office:value-type="float" office:value="300" calcext:value-type="float">
            <text:p>300</text:p>
          </table:table-cell>
          <table:table-cell table:formula="of:=MEDIAN([.$C569])" office:value-type="float" office:value="1" calcext:value-type="float">
            <text:p>1</text:p>
          </table:table-cell>
          <table:table-cell table:formula="of:=MAX([.$B569])" office:value-type="float" office:value="300" calcext:value-type="float">
            <text:p>300</text:p>
          </table:table-cell>
          <table:table-cell table:formula="of:=MAX([.$C56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6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6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11/aso/training_set.lp</text:p>
          </table:table-cell>
          <table:table-cell office:value-type="float" office:value="42.1113" calcext:value-type="float">
            <text:p>42.1113</text:p>
          </table:table-cell>
          <table:table-cell office:value-type="float" office:value="0" calcext:value-type="float">
            <text:p>0</text:p>
          </table:table-cell>
          <table:table-cell table:formula="of:=MIN([.$B570])" office:value-type="float" office:value="42.1113" calcext:value-type="float">
            <text:p>42.1113</text:p>
          </table:table-cell>
          <table:table-cell table:formula="of:=MIN([.$C570])" office:value-type="float" office:value="0" calcext:value-type="float">
            <text:p>0</text:p>
          </table:table-cell>
          <table:table-cell table:formula="of:=MEDIAN([.$B570])" office:value-type="float" office:value="42.1113" calcext:value-type="float">
            <text:p>42.1113</text:p>
          </table:table-cell>
          <table:table-cell table:formula="of:=MEDIAN([.$C570])" office:value-type="float" office:value="0" calcext:value-type="float">
            <text:p>0</text:p>
          </table:table-cell>
          <table:table-cell table:formula="of:=MAX([.$B570])" office:value-type="float" office:value="42.1113" calcext:value-type="float">
            <text:p>42.1113</text:p>
          </table:table-cell>
          <table:table-cell table:formula="of:=MAX([.$C570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570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57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1])" office:value-type="float" office:value="300" calcext:value-type="float">
            <text:p>300</text:p>
          </table:table-cell>
          <table:table-cell table:formula="of:=MIN([.$C571])" office:value-type="float" office:value="1" calcext:value-type="float">
            <text:p>1</text:p>
          </table:table-cell>
          <table:table-cell table:formula="of:=MEDIAN([.$B571])" office:value-type="float" office:value="300" calcext:value-type="float">
            <text:p>300</text:p>
          </table:table-cell>
          <table:table-cell table:formula="of:=MEDIAN([.$C571])" office:value-type="float" office:value="1" calcext:value-type="float">
            <text:p>1</text:p>
          </table:table-cell>
          <table:table-cell table:formula="of:=MAX([.$B571])" office:value-type="float" office:value="300" calcext:value-type="float">
            <text:p>300</text:p>
          </table:table-cell>
          <table:table-cell table:formula="of:=MAX([.$C571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571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57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2])" office:value-type="float" office:value="300" calcext:value-type="float">
            <text:p>300</text:p>
          </table:table-cell>
          <table:table-cell table:formula="of:=MIN([.$C572])" office:value-type="float" office:value="1" calcext:value-type="float">
            <text:p>1</text:p>
          </table:table-cell>
          <table:table-cell table:formula="of:=MEDIAN([.$B572])" office:value-type="float" office:value="300" calcext:value-type="float">
            <text:p>300</text:p>
          </table:table-cell>
          <table:table-cell table:formula="of:=MEDIAN([.$C572])" office:value-type="float" office:value="1" calcext:value-type="float">
            <text:p>1</text:p>
          </table:table-cell>
          <table:table-cell table:formula="of:=MAX([.$B572])" office:value-type="float" office:value="300" calcext:value-type="float">
            <text:p>300</text:p>
          </table:table-cell>
          <table:table-cell table:formula="of:=MAX([.$C57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72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572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9/training_po_full_v9/user15/aso/training_set.lp</text:p>
          </table:table-cell>
          <table:table-cell office:value-type="float" office:value="41.8499" calcext:value-type="float">
            <text:p>41.8499</text:p>
          </table:table-cell>
          <table:table-cell office:value-type="float" office:value="0" calcext:value-type="float">
            <text:p>0</text:p>
          </table:table-cell>
          <table:table-cell table:formula="of:=MIN([.$B573])" office:value-type="float" office:value="41.8499" calcext:value-type="float">
            <text:p>41.8499</text:p>
          </table:table-cell>
          <table:table-cell table:formula="of:=MIN([.$C573])" office:value-type="float" office:value="0" calcext:value-type="float">
            <text:p>0</text:p>
          </table:table-cell>
          <table:table-cell table:formula="of:=MEDIAN([.$B573])" office:value-type="float" office:value="41.8499" calcext:value-type="float">
            <text:p>41.8499</text:p>
          </table:table-cell>
          <table:table-cell table:formula="of:=MEDIAN([.$C573])" office:value-type="float" office:value="0" calcext:value-type="float">
            <text:p>0</text:p>
          </table:table-cell>
          <table:table-cell table:formula="of:=MAX([.$B573])" office:value-type="float" office:value="41.8499" calcext:value-type="float">
            <text:p>41.8499</text:p>
          </table:table-cell>
          <table:table-cell table:formula="of:=MAX([.$C573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573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57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4])" office:value-type="float" office:value="300" calcext:value-type="float">
            <text:p>300</text:p>
          </table:table-cell>
          <table:table-cell table:formula="of:=MIN([.$C574])" office:value-type="float" office:value="1" calcext:value-type="float">
            <text:p>1</text:p>
          </table:table-cell>
          <table:table-cell table:formula="of:=MEDIAN([.$B574])" office:value-type="float" office:value="300" calcext:value-type="float">
            <text:p>300</text:p>
          </table:table-cell>
          <table:table-cell table:formula="of:=MEDIAN([.$C574])" office:value-type="float" office:value="1" calcext:value-type="float">
            <text:p>1</text:p>
          </table:table-cell>
          <table:table-cell table:formula="of:=MAX([.$B574])" office:value-type="float" office:value="300" calcext:value-type="float">
            <text:p>300</text:p>
          </table:table-cell>
          <table:table-cell table:formula="of:=MAX([.$C57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74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7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5])" office:value-type="float" office:value="300" calcext:value-type="float">
            <text:p>300</text:p>
          </table:table-cell>
          <table:table-cell table:formula="of:=MIN([.$C575])" office:value-type="float" office:value="1" calcext:value-type="float">
            <text:p>1</text:p>
          </table:table-cell>
          <table:table-cell table:formula="of:=MEDIAN([.$B575])" office:value-type="float" office:value="300" calcext:value-type="float">
            <text:p>300</text:p>
          </table:table-cell>
          <table:table-cell table:formula="of:=MEDIAN([.$C575])" office:value-type="float" office:value="1" calcext:value-type="float">
            <text:p>1</text:p>
          </table:table-cell>
          <table:table-cell table:formula="of:=MAX([.$B575])" office:value-type="float" office:value="300" calcext:value-type="float">
            <text:p>300</text:p>
          </table:table-cell>
          <table:table-cell table:formula="of:=MAX([.$C57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575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57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17/aso/training_set.lp</text:p>
          </table:table-cell>
          <table:table-cell office:value-type="float" office:value="39.9621" calcext:value-type="float">
            <text:p>39.9621</text:p>
          </table:table-cell>
          <table:table-cell office:value-type="float" office:value="0" calcext:value-type="float">
            <text:p>0</text:p>
          </table:table-cell>
          <table:table-cell table:formula="of:=MIN([.$B576])" office:value-type="float" office:value="39.9621" calcext:value-type="float">
            <text:p>39.9621</text:p>
          </table:table-cell>
          <table:table-cell table:formula="of:=MIN([.$C576])" office:value-type="float" office:value="0" calcext:value-type="float">
            <text:p>0</text:p>
          </table:table-cell>
          <table:table-cell table:formula="of:=MEDIAN([.$B576])" office:value-type="float" office:value="39.9621" calcext:value-type="float">
            <text:p>39.9621</text:p>
          </table:table-cell>
          <table:table-cell table:formula="of:=MEDIAN([.$C576])" office:value-type="float" office:value="0" calcext:value-type="float">
            <text:p>0</text:p>
          </table:table-cell>
          <table:table-cell table:formula="of:=MAX([.$B576])" office:value-type="float" office:value="39.9621" calcext:value-type="float">
            <text:p>39.9621</text:p>
          </table:table-cell>
          <table:table-cell table:formula="of:=MAX([.$C576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57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57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7])" office:value-type="float" office:value="300" calcext:value-type="float">
            <text:p>300</text:p>
          </table:table-cell>
          <table:table-cell table:formula="of:=MIN([.$C577])" office:value-type="float" office:value="1" calcext:value-type="float">
            <text:p>1</text:p>
          </table:table-cell>
          <table:table-cell table:formula="of:=MEDIAN([.$B577])" office:value-type="float" office:value="300" calcext:value-type="float">
            <text:p>300</text:p>
          </table:table-cell>
          <table:table-cell table:formula="of:=MEDIAN([.$C577])" office:value-type="float" office:value="1" calcext:value-type="float">
            <text:p>1</text:p>
          </table:table-cell>
          <table:table-cell table:formula="of:=MAX([.$B577])" office:value-type="float" office:value="300" calcext:value-type="float">
            <text:p>300</text:p>
          </table:table-cell>
          <table:table-cell table:formula="of:=MAX([.$C57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7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57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8])" office:value-type="float" office:value="300" calcext:value-type="float">
            <text:p>300</text:p>
          </table:table-cell>
          <table:table-cell table:formula="of:=MIN([.$C578])" office:value-type="float" office:value="1" calcext:value-type="float">
            <text:p>1</text:p>
          </table:table-cell>
          <table:table-cell table:formula="of:=MEDIAN([.$B578])" office:value-type="float" office:value="300" calcext:value-type="float">
            <text:p>300</text:p>
          </table:table-cell>
          <table:table-cell table:formula="of:=MEDIAN([.$C578])" office:value-type="float" office:value="1" calcext:value-type="float">
            <text:p>1</text:p>
          </table:table-cell>
          <table:table-cell table:formula="of:=MAX([.$B578])" office:value-type="float" office:value="300" calcext:value-type="float">
            <text:p>300</text:p>
          </table:table-cell>
          <table:table-cell table:formula="of:=MAX([.$C57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7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57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19/aso/training_set.lp</text:p>
          </table:table-cell>
          <table:table-cell office:value-type="float" office:value="46.9115" calcext:value-type="float">
            <text:p>46.9115</text:p>
          </table:table-cell>
          <table:table-cell office:value-type="float" office:value="0" calcext:value-type="float">
            <text:p>0</text:p>
          </table:table-cell>
          <table:table-cell table:formula="of:=MIN([.$B579])" office:value-type="float" office:value="46.9115" calcext:value-type="float">
            <text:p>46.9115</text:p>
          </table:table-cell>
          <table:table-cell table:formula="of:=MIN([.$C579])" office:value-type="float" office:value="0" calcext:value-type="float">
            <text:p>0</text:p>
          </table:table-cell>
          <table:table-cell table:formula="of:=MEDIAN([.$B579])" office:value-type="float" office:value="46.9115" calcext:value-type="float">
            <text:p>46.9115</text:p>
          </table:table-cell>
          <table:table-cell table:formula="of:=MEDIAN([.$C579])" office:value-type="float" office:value="0" calcext:value-type="float">
            <text:p>0</text:p>
          </table:table-cell>
          <table:table-cell table:formula="of:=MAX([.$B579])" office:value-type="float" office:value="46.9115" calcext:value-type="float">
            <text:p>46.9115</text:p>
          </table:table-cell>
          <table:table-cell table:formula="of:=MAX([.$C57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579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57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0])" office:value-type="float" office:value="300" calcext:value-type="float">
            <text:p>300</text:p>
          </table:table-cell>
          <table:table-cell table:formula="of:=MIN([.$C580])" office:value-type="float" office:value="1" calcext:value-type="float">
            <text:p>1</text:p>
          </table:table-cell>
          <table:table-cell table:formula="of:=MEDIAN([.$B580])" office:value-type="float" office:value="300" calcext:value-type="float">
            <text:p>300</text:p>
          </table:table-cell>
          <table:table-cell table:formula="of:=MEDIAN([.$C580])" office:value-type="float" office:value="1" calcext:value-type="float">
            <text:p>1</text:p>
          </table:table-cell>
          <table:table-cell table:formula="of:=MAX([.$B580])" office:value-type="float" office:value="300" calcext:value-type="float">
            <text:p>300</text:p>
          </table:table-cell>
          <table:table-cell table:formula="of:=MAX([.$C580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580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58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1])" office:value-type="float" office:value="300" calcext:value-type="float">
            <text:p>300</text:p>
          </table:table-cell>
          <table:table-cell table:formula="of:=MIN([.$C581])" office:value-type="float" office:value="1" calcext:value-type="float">
            <text:p>1</text:p>
          </table:table-cell>
          <table:table-cell table:formula="of:=MEDIAN([.$B581])" office:value-type="float" office:value="300" calcext:value-type="float">
            <text:p>300</text:p>
          </table:table-cell>
          <table:table-cell table:formula="of:=MEDIAN([.$C581])" office:value-type="float" office:value="1" calcext:value-type="float">
            <text:p>1</text:p>
          </table:table-cell>
          <table:table-cell table:formula="of:=MAX([.$B581])" office:value-type="float" office:value="300" calcext:value-type="float">
            <text:p>300</text:p>
          </table:table-cell>
          <table:table-cell table:formula="of:=MAX([.$C58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81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581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9/training_po_full_v9/user21/aso/training_set.lp</text:p>
          </table:table-cell>
          <table:table-cell office:value-type="float" office:value="43.1667" calcext:value-type="float">
            <text:p>43.1667</text:p>
          </table:table-cell>
          <table:table-cell office:value-type="float" office:value="0" calcext:value-type="float">
            <text:p>0</text:p>
          </table:table-cell>
          <table:table-cell table:formula="of:=MIN([.$B582])" office:value-type="float" office:value="43.1667" calcext:value-type="float">
            <text:p>43.1667</text:p>
          </table:table-cell>
          <table:table-cell table:formula="of:=MIN([.$C582])" office:value-type="float" office:value="0" calcext:value-type="float">
            <text:p>0</text:p>
          </table:table-cell>
          <table:table-cell table:formula="of:=MEDIAN([.$B582])" office:value-type="float" office:value="43.1667" calcext:value-type="float">
            <text:p>43.1667</text:p>
          </table:table-cell>
          <table:table-cell table:formula="of:=MEDIAN([.$C582])" office:value-type="float" office:value="0" calcext:value-type="float">
            <text:p>0</text:p>
          </table:table-cell>
          <table:table-cell table:formula="of:=MAX([.$B582])" office:value-type="float" office:value="43.1667" calcext:value-type="float">
            <text:p>43.1667</text:p>
          </table:table-cell>
          <table:table-cell table:formula="of:=MAX([.$C582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58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58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3])" office:value-type="float" office:value="300" calcext:value-type="float">
            <text:p>300</text:p>
          </table:table-cell>
          <table:table-cell table:formula="of:=MIN([.$C583])" office:value-type="float" office:value="1" calcext:value-type="float">
            <text:p>1</text:p>
          </table:table-cell>
          <table:table-cell table:formula="of:=MEDIAN([.$B583])" office:value-type="float" office:value="300" calcext:value-type="float">
            <text:p>300</text:p>
          </table:table-cell>
          <table:table-cell table:formula="of:=MEDIAN([.$C583])" office:value-type="float" office:value="1" calcext:value-type="float">
            <text:p>1</text:p>
          </table:table-cell>
          <table:table-cell table:formula="of:=MAX([.$B583])" office:value-type="float" office:value="300" calcext:value-type="float">
            <text:p>300</text:p>
          </table:table-cell>
          <table:table-cell table:formula="of:=MAX([.$C58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83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8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4])" office:value-type="float" office:value="300" calcext:value-type="float">
            <text:p>300</text:p>
          </table:table-cell>
          <table:table-cell table:formula="of:=MIN([.$C584])" office:value-type="float" office:value="1" calcext:value-type="float">
            <text:p>1</text:p>
          </table:table-cell>
          <table:table-cell table:formula="of:=MEDIAN([.$B584])" office:value-type="float" office:value="300" calcext:value-type="float">
            <text:p>300</text:p>
          </table:table-cell>
          <table:table-cell table:formula="of:=MEDIAN([.$C584])" office:value-type="float" office:value="1" calcext:value-type="float">
            <text:p>1</text:p>
          </table:table-cell>
          <table:table-cell table:formula="of:=MAX([.$B584])" office:value-type="float" office:value="300" calcext:value-type="float">
            <text:p>300</text:p>
          </table:table-cell>
          <table:table-cell table:formula="of:=MAX([.$C58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8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58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23/aso/training_set.lp</text:p>
          </table:table-cell>
          <table:table-cell office:value-type="float" office:value="45.0347" calcext:value-type="float">
            <text:p>45.0347</text:p>
          </table:table-cell>
          <table:table-cell office:value-type="float" office:value="0" calcext:value-type="float">
            <text:p>0</text:p>
          </table:table-cell>
          <table:table-cell table:formula="of:=MIN([.$B585])" office:value-type="float" office:value="45.0347" calcext:value-type="float">
            <text:p>45.0347</text:p>
          </table:table-cell>
          <table:table-cell table:formula="of:=MIN([.$C585])" office:value-type="float" office:value="0" calcext:value-type="float">
            <text:p>0</text:p>
          </table:table-cell>
          <table:table-cell table:formula="of:=MEDIAN([.$B585])" office:value-type="float" office:value="45.0347" calcext:value-type="float">
            <text:p>45.0347</text:p>
          </table:table-cell>
          <table:table-cell table:formula="of:=MEDIAN([.$C585])" office:value-type="float" office:value="0" calcext:value-type="float">
            <text:p>0</text:p>
          </table:table-cell>
          <table:table-cell table:formula="of:=MAX([.$B585])" office:value-type="float" office:value="45.0347" calcext:value-type="float">
            <text:p>45.0347</text:p>
          </table:table-cell>
          <table:table-cell table:formula="of:=MAX([.$C58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8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8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6])" office:value-type="float" office:value="300" calcext:value-type="float">
            <text:p>300</text:p>
          </table:table-cell>
          <table:table-cell table:formula="of:=MIN([.$C586])" office:value-type="float" office:value="1" calcext:value-type="float">
            <text:p>1</text:p>
          </table:table-cell>
          <table:table-cell table:formula="of:=MEDIAN([.$B586])" office:value-type="float" office:value="300" calcext:value-type="float">
            <text:p>300</text:p>
          </table:table-cell>
          <table:table-cell table:formula="of:=MEDIAN([.$C586])" office:value-type="float" office:value="1" calcext:value-type="float">
            <text:p>1</text:p>
          </table:table-cell>
          <table:table-cell table:formula="of:=MAX([.$B586])" office:value-type="float" office:value="300" calcext:value-type="float">
            <text:p>300</text:p>
          </table:table-cell>
          <table:table-cell table:formula="of:=MAX([.$C58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8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8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7])" office:value-type="float" office:value="300" calcext:value-type="float">
            <text:p>300</text:p>
          </table:table-cell>
          <table:table-cell table:formula="of:=MIN([.$C587])" office:value-type="float" office:value="1" calcext:value-type="float">
            <text:p>1</text:p>
          </table:table-cell>
          <table:table-cell table:formula="of:=MEDIAN([.$B587])" office:value-type="float" office:value="300" calcext:value-type="float">
            <text:p>300</text:p>
          </table:table-cell>
          <table:table-cell table:formula="of:=MEDIAN([.$C587])" office:value-type="float" office:value="1" calcext:value-type="float">
            <text:p>1</text:p>
          </table:table-cell>
          <table:table-cell table:formula="of:=MAX([.$B587])" office:value-type="float" office:value="300" calcext:value-type="float">
            <text:p>300</text:p>
          </table:table-cell>
          <table:table-cell table:formula="of:=MAX([.$C58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87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8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26/aso/training_set.lp</text:p>
          </table:table-cell>
          <table:table-cell office:value-type="float" office:value="36.1973" calcext:value-type="float">
            <text:p>36.1973</text:p>
          </table:table-cell>
          <table:table-cell office:value-type="float" office:value="0" calcext:value-type="float">
            <text:p>0</text:p>
          </table:table-cell>
          <table:table-cell table:formula="of:=MIN([.$B588])" office:value-type="float" office:value="36.1973" calcext:value-type="float">
            <text:p>36.1973</text:p>
          </table:table-cell>
          <table:table-cell table:formula="of:=MIN([.$C588])" office:value-type="float" office:value="0" calcext:value-type="float">
            <text:p>0</text:p>
          </table:table-cell>
          <table:table-cell table:formula="of:=MEDIAN([.$B588])" office:value-type="float" office:value="36.1973" calcext:value-type="float">
            <text:p>36.1973</text:p>
          </table:table-cell>
          <table:table-cell table:formula="of:=MEDIAN([.$C588])" office:value-type="float" office:value="0" calcext:value-type="float">
            <text:p>0</text:p>
          </table:table-cell>
          <table:table-cell table:formula="of:=MAX([.$B588])" office:value-type="float" office:value="36.1973" calcext:value-type="float">
            <text:p>36.1973</text:p>
          </table:table-cell>
          <table:table-cell table:formula="of:=MAX([.$C58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58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58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9])" office:value-type="float" office:value="300" calcext:value-type="float">
            <text:p>300</text:p>
          </table:table-cell>
          <table:table-cell table:formula="of:=MIN([.$C589])" office:value-type="float" office:value="1" calcext:value-type="float">
            <text:p>1</text:p>
          </table:table-cell>
          <table:table-cell table:formula="of:=MEDIAN([.$B589])" office:value-type="float" office:value="300" calcext:value-type="float">
            <text:p>300</text:p>
          </table:table-cell>
          <table:table-cell table:formula="of:=MEDIAN([.$C589])" office:value-type="float" office:value="1" calcext:value-type="float">
            <text:p>1</text:p>
          </table:table-cell>
          <table:table-cell table:formula="of:=MAX([.$B589])" office:value-type="float" office:value="300" calcext:value-type="float">
            <text:p>300</text:p>
          </table:table-cell>
          <table:table-cell table:formula="of:=MAX([.$C58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8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8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0])" office:value-type="float" office:value="300" calcext:value-type="float">
            <text:p>300</text:p>
          </table:table-cell>
          <table:table-cell table:formula="of:=MIN([.$C590])" office:value-type="float" office:value="1" calcext:value-type="float">
            <text:p>1</text:p>
          </table:table-cell>
          <table:table-cell table:formula="of:=MEDIAN([.$B590])" office:value-type="float" office:value="300" calcext:value-type="float">
            <text:p>300</text:p>
          </table:table-cell>
          <table:table-cell table:formula="of:=MEDIAN([.$C590])" office:value-type="float" office:value="1" calcext:value-type="float">
            <text:p>1</text:p>
          </table:table-cell>
          <table:table-cell table:formula="of:=MAX([.$B590])" office:value-type="float" office:value="300" calcext:value-type="float">
            <text:p>300</text:p>
          </table:table-cell>
          <table:table-cell table:formula="of:=MAX([.$C59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90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590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9/training_po_full_v9/user3/aso/training_set.lp</text:p>
          </table:table-cell>
          <table:table-cell office:value-type="float" office:value="44.6643" calcext:value-type="float">
            <text:p>44.6643</text:p>
          </table:table-cell>
          <table:table-cell office:value-type="float" office:value="0" calcext:value-type="float">
            <text:p>0</text:p>
          </table:table-cell>
          <table:table-cell table:formula="of:=MIN([.$B591])" office:value-type="float" office:value="44.6643" calcext:value-type="float">
            <text:p>44.6643</text:p>
          </table:table-cell>
          <table:table-cell table:formula="of:=MIN([.$C591])" office:value-type="float" office:value="0" calcext:value-type="float">
            <text:p>0</text:p>
          </table:table-cell>
          <table:table-cell table:formula="of:=MEDIAN([.$B591])" office:value-type="float" office:value="44.6643" calcext:value-type="float">
            <text:p>44.6643</text:p>
          </table:table-cell>
          <table:table-cell table:formula="of:=MEDIAN([.$C591])" office:value-type="float" office:value="0" calcext:value-type="float">
            <text:p>0</text:p>
          </table:table-cell>
          <table:table-cell table:formula="of:=MAX([.$B591])" office:value-type="float" office:value="44.6643" calcext:value-type="float">
            <text:p>44.6643</text:p>
          </table:table-cell>
          <table:table-cell table:formula="of:=MAX([.$C59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9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9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2])" office:value-type="float" office:value="300" calcext:value-type="float">
            <text:p>300</text:p>
          </table:table-cell>
          <table:table-cell table:formula="of:=MIN([.$C592])" office:value-type="float" office:value="1" calcext:value-type="float">
            <text:p>1</text:p>
          </table:table-cell>
          <table:table-cell table:formula="of:=MEDIAN([.$B592])" office:value-type="float" office:value="300" calcext:value-type="float">
            <text:p>300</text:p>
          </table:table-cell>
          <table:table-cell table:formula="of:=MEDIAN([.$C592])" office:value-type="float" office:value="1" calcext:value-type="float">
            <text:p>1</text:p>
          </table:table-cell>
          <table:table-cell table:formula="of:=MAX([.$B592])" office:value-type="float" office:value="300" calcext:value-type="float">
            <text:p>300</text:p>
          </table:table-cell>
          <table:table-cell table:formula="of:=MAX([.$C59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9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59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3])" office:value-type="float" office:value="300" calcext:value-type="float">
            <text:p>300</text:p>
          </table:table-cell>
          <table:table-cell table:formula="of:=MIN([.$C593])" office:value-type="float" office:value="1" calcext:value-type="float">
            <text:p>1</text:p>
          </table:table-cell>
          <table:table-cell table:formula="of:=MEDIAN([.$B593])" office:value-type="float" office:value="300" calcext:value-type="float">
            <text:p>300</text:p>
          </table:table-cell>
          <table:table-cell table:formula="of:=MEDIAN([.$C593])" office:value-type="float" office:value="1" calcext:value-type="float">
            <text:p>1</text:p>
          </table:table-cell>
          <table:table-cell table:formula="of:=MAX([.$B593])" office:value-type="float" office:value="300" calcext:value-type="float">
            <text:p>300</text:p>
          </table:table-cell>
          <table:table-cell table:formula="of:=MAX([.$C59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9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59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32/aso/training_set.lp</text:p>
          </table:table-cell>
          <table:table-cell office:value-type="float" office:value="41.2253" calcext:value-type="float">
            <text:p>41.2253</text:p>
          </table:table-cell>
          <table:table-cell office:value-type="float" office:value="0" calcext:value-type="float">
            <text:p>0</text:p>
          </table:table-cell>
          <table:table-cell table:formula="of:=MIN([.$B594])" office:value-type="float" office:value="41.2253" calcext:value-type="float">
            <text:p>41.2253</text:p>
          </table:table-cell>
          <table:table-cell table:formula="of:=MIN([.$C594])" office:value-type="float" office:value="0" calcext:value-type="float">
            <text:p>0</text:p>
          </table:table-cell>
          <table:table-cell table:formula="of:=MEDIAN([.$B594])" office:value-type="float" office:value="41.2253" calcext:value-type="float">
            <text:p>41.2253</text:p>
          </table:table-cell>
          <table:table-cell table:formula="of:=MEDIAN([.$C594])" office:value-type="float" office:value="0" calcext:value-type="float">
            <text:p>0</text:p>
          </table:table-cell>
          <table:table-cell table:formula="of:=MAX([.$B594])" office:value-type="float" office:value="41.2253" calcext:value-type="float">
            <text:p>41.2253</text:p>
          </table:table-cell>
          <table:table-cell table:formula="of:=MAX([.$C594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594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59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5])" office:value-type="float" office:value="300" calcext:value-type="float">
            <text:p>300</text:p>
          </table:table-cell>
          <table:table-cell table:formula="of:=MIN([.$C595])" office:value-type="float" office:value="1" calcext:value-type="float">
            <text:p>1</text:p>
          </table:table-cell>
          <table:table-cell table:formula="of:=MEDIAN([.$B595])" office:value-type="float" office:value="300" calcext:value-type="float">
            <text:p>300</text:p>
          </table:table-cell>
          <table:table-cell table:formula="of:=MEDIAN([.$C595])" office:value-type="float" office:value="1" calcext:value-type="float">
            <text:p>1</text:p>
          </table:table-cell>
          <table:table-cell table:formula="of:=MAX([.$B595])" office:value-type="float" office:value="300" calcext:value-type="float">
            <text:p>300</text:p>
          </table:table-cell>
          <table:table-cell table:formula="of:=MAX([.$C59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9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9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6])" office:value-type="float" office:value="300" calcext:value-type="float">
            <text:p>300</text:p>
          </table:table-cell>
          <table:table-cell table:formula="of:=MIN([.$C596])" office:value-type="float" office:value="1" calcext:value-type="float">
            <text:p>1</text:p>
          </table:table-cell>
          <table:table-cell table:formula="of:=MEDIAN([.$B596])" office:value-type="float" office:value="300" calcext:value-type="float">
            <text:p>300</text:p>
          </table:table-cell>
          <table:table-cell table:formula="of:=MEDIAN([.$C596])" office:value-type="float" office:value="1" calcext:value-type="float">
            <text:p>1</text:p>
          </table:table-cell>
          <table:table-cell table:formula="of:=MAX([.$B596])" office:value-type="float" office:value="300" calcext:value-type="float">
            <text:p>300</text:p>
          </table:table-cell>
          <table:table-cell table:formula="of:=MAX([.$C596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59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59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38/aso/training_set.lp</text:p>
          </table:table-cell>
          <table:table-cell office:value-type="float" office:value="41.2783" calcext:value-type="float">
            <text:p>41.2783</text:p>
          </table:table-cell>
          <table:table-cell office:value-type="float" office:value="0" calcext:value-type="float">
            <text:p>0</text:p>
          </table:table-cell>
          <table:table-cell table:formula="of:=MIN([.$B597])" office:value-type="float" office:value="41.2783" calcext:value-type="float">
            <text:p>41.2783</text:p>
          </table:table-cell>
          <table:table-cell table:formula="of:=MIN([.$C597])" office:value-type="float" office:value="0" calcext:value-type="float">
            <text:p>0</text:p>
          </table:table-cell>
          <table:table-cell table:formula="of:=MEDIAN([.$B597])" office:value-type="float" office:value="41.2783" calcext:value-type="float">
            <text:p>41.2783</text:p>
          </table:table-cell>
          <table:table-cell table:formula="of:=MEDIAN([.$C597])" office:value-type="float" office:value="0" calcext:value-type="float">
            <text:p>0</text:p>
          </table:table-cell>
          <table:table-cell table:formula="of:=MAX([.$B597])" office:value-type="float" office:value="41.2783" calcext:value-type="float">
            <text:p>41.2783</text:p>
          </table:table-cell>
          <table:table-cell table:formula="of:=MAX([.$C59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9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9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8])" office:value-type="float" office:value="300" calcext:value-type="float">
            <text:p>300</text:p>
          </table:table-cell>
          <table:table-cell table:formula="of:=MIN([.$C598])" office:value-type="float" office:value="1" calcext:value-type="float">
            <text:p>1</text:p>
          </table:table-cell>
          <table:table-cell table:formula="of:=MEDIAN([.$B598])" office:value-type="float" office:value="300" calcext:value-type="float">
            <text:p>300</text:p>
          </table:table-cell>
          <table:table-cell table:formula="of:=MEDIAN([.$C598])" office:value-type="float" office:value="1" calcext:value-type="float">
            <text:p>1</text:p>
          </table:table-cell>
          <table:table-cell table:formula="of:=MAX([.$B598])" office:value-type="float" office:value="300" calcext:value-type="float">
            <text:p>300</text:p>
          </table:table-cell>
          <table:table-cell table:formula="of:=MAX([.$C59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9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59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9])" office:value-type="float" office:value="300" calcext:value-type="float">
            <text:p>300</text:p>
          </table:table-cell>
          <table:table-cell table:formula="of:=MIN([.$C599])" office:value-type="float" office:value="1" calcext:value-type="float">
            <text:p>1</text:p>
          </table:table-cell>
          <table:table-cell table:formula="of:=MEDIAN([.$B599])" office:value-type="float" office:value="300" calcext:value-type="float">
            <text:p>300</text:p>
          </table:table-cell>
          <table:table-cell table:formula="of:=MEDIAN([.$C599])" office:value-type="float" office:value="1" calcext:value-type="float">
            <text:p>1</text:p>
          </table:table-cell>
          <table:table-cell table:formula="of:=MAX([.$B599])" office:value-type="float" office:value="300" calcext:value-type="float">
            <text:p>300</text:p>
          </table:table-cell>
          <table:table-cell table:formula="of:=MAX([.$C59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9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59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39/aso/training_set.lp</text:p>
          </table:table-cell>
          <table:table-cell office:value-type="float" office:value="42.4267" calcext:value-type="float">
            <text:p>42.4267</text:p>
          </table:table-cell>
          <table:table-cell office:value-type="float" office:value="0" calcext:value-type="float">
            <text:p>0</text:p>
          </table:table-cell>
          <table:table-cell table:formula="of:=MIN([.$B600])" office:value-type="float" office:value="42.4267" calcext:value-type="float">
            <text:p>42.4267</text:p>
          </table:table-cell>
          <table:table-cell table:formula="of:=MIN([.$C600])" office:value-type="float" office:value="0" calcext:value-type="float">
            <text:p>0</text:p>
          </table:table-cell>
          <table:table-cell table:formula="of:=MEDIAN([.$B600])" office:value-type="float" office:value="42.4267" calcext:value-type="float">
            <text:p>42.4267</text:p>
          </table:table-cell>
          <table:table-cell table:formula="of:=MEDIAN([.$C600])" office:value-type="float" office:value="0" calcext:value-type="float">
            <text:p>0</text:p>
          </table:table-cell>
          <table:table-cell table:formula="of:=MAX([.$B600])" office:value-type="float" office:value="42.4267" calcext:value-type="float">
            <text:p>42.4267</text:p>
          </table:table-cell>
          <table:table-cell table:formula="of:=MAX([.$C60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60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60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1])" office:value-type="float" office:value="300" calcext:value-type="float">
            <text:p>300</text:p>
          </table:table-cell>
          <table:table-cell table:formula="of:=MIN([.$C601])" office:value-type="float" office:value="1" calcext:value-type="float">
            <text:p>1</text:p>
          </table:table-cell>
          <table:table-cell table:formula="of:=MEDIAN([.$B601])" office:value-type="float" office:value="300" calcext:value-type="float">
            <text:p>300</text:p>
          </table:table-cell>
          <table:table-cell table:formula="of:=MEDIAN([.$C601])" office:value-type="float" office:value="1" calcext:value-type="float">
            <text:p>1</text:p>
          </table:table-cell>
          <table:table-cell table:formula="of:=MAX([.$B601])" office:value-type="float" office:value="300" calcext:value-type="float">
            <text:p>300</text:p>
          </table:table-cell>
          <table:table-cell table:formula="of:=MAX([.$C60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0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60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2])" office:value-type="float" office:value="300" calcext:value-type="float">
            <text:p>300</text:p>
          </table:table-cell>
          <table:table-cell table:formula="of:=MIN([.$C602])" office:value-type="float" office:value="1" calcext:value-type="float">
            <text:p>1</text:p>
          </table:table-cell>
          <table:table-cell table:formula="of:=MEDIAN([.$B602])" office:value-type="float" office:value="300" calcext:value-type="float">
            <text:p>300</text:p>
          </table:table-cell>
          <table:table-cell table:formula="of:=MEDIAN([.$C602])" office:value-type="float" office:value="1" calcext:value-type="float">
            <text:p>1</text:p>
          </table:table-cell>
          <table:table-cell table:formula="of:=MAX([.$B602])" office:value-type="float" office:value="300" calcext:value-type="float">
            <text:p>300</text:p>
          </table:table-cell>
          <table:table-cell table:formula="of:=MAX([.$C60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60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60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4/aso/training_set.lp</text:p>
          </table:table-cell>
          <table:table-cell office:value-type="float" office:value="46.4522" calcext:value-type="float">
            <text:p>46.4522</text:p>
          </table:table-cell>
          <table:table-cell office:value-type="float" office:value="0" calcext:value-type="float">
            <text:p>0</text:p>
          </table:table-cell>
          <table:table-cell table:formula="of:=MIN([.$B603])" office:value-type="float" office:value="46.4522" calcext:value-type="float">
            <text:p>46.4522</text:p>
          </table:table-cell>
          <table:table-cell table:formula="of:=MIN([.$C603])" office:value-type="float" office:value="0" calcext:value-type="float">
            <text:p>0</text:p>
          </table:table-cell>
          <table:table-cell table:formula="of:=MEDIAN([.$B603])" office:value-type="float" office:value="46.4522" calcext:value-type="float">
            <text:p>46.4522</text:p>
          </table:table-cell>
          <table:table-cell table:formula="of:=MEDIAN([.$C603])" office:value-type="float" office:value="0" calcext:value-type="float">
            <text:p>0</text:p>
          </table:table-cell>
          <table:table-cell table:formula="of:=MAX([.$B603])" office:value-type="float" office:value="46.4522" calcext:value-type="float">
            <text:p>46.4522</text:p>
          </table:table-cell>
          <table:table-cell table:formula="of:=MAX([.$C60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60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60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4])" office:value-type="float" office:value="300" calcext:value-type="float">
            <text:p>300</text:p>
          </table:table-cell>
          <table:table-cell table:formula="of:=MIN([.$C604])" office:value-type="float" office:value="1" calcext:value-type="float">
            <text:p>1</text:p>
          </table:table-cell>
          <table:table-cell table:formula="of:=MEDIAN([.$B604])" office:value-type="float" office:value="300" calcext:value-type="float">
            <text:p>300</text:p>
          </table:table-cell>
          <table:table-cell table:formula="of:=MEDIAN([.$C604])" office:value-type="float" office:value="1" calcext:value-type="float">
            <text:p>1</text:p>
          </table:table-cell>
          <table:table-cell table:formula="of:=MAX([.$B604])" office:value-type="float" office:value="300" calcext:value-type="float">
            <text:p>300</text:p>
          </table:table-cell>
          <table:table-cell table:formula="of:=MAX([.$C604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604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60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9/training_po_full_v9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5])" office:value-type="float" office:value="300" calcext:value-type="float">
            <text:p>300</text:p>
          </table:table-cell>
          <table:table-cell table:formula="of:=MIN([.$C605])" office:value-type="float" office:value="1" calcext:value-type="float">
            <text:p>1</text:p>
          </table:table-cell>
          <table:table-cell table:formula="of:=MEDIAN([.$B605])" office:value-type="float" office:value="300" calcext:value-type="float">
            <text:p>300</text:p>
          </table:table-cell>
          <table:table-cell table:formula="of:=MEDIAN([.$C605])" office:value-type="float" office:value="1" calcext:value-type="float">
            <text:p>1</text:p>
          </table:table-cell>
          <table:table-cell table:formula="of:=MAX([.$B605])" office:value-type="float" office:value="300" calcext:value-type="float">
            <text:p>300</text:p>
          </table:table-cell>
          <table:table-cell table:formula="of:=MAX([.$C60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05])/9" office:value-type="float" office:value="0.666666666666667" calcext:value-type="float">
            <text:p>0.667</text:p>
          </table:table-cell>
          <table:table-cell office:value-type="float" office:value="2" calcext:value-type="float">
            <text:p>2</text:p>
          </table:table-cell>
          <table:table-cell table:formula="of:=(8-[.L605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9/training_po_full_v9/user42/aso/training_set.lp</text:p>
          </table:table-cell>
          <table:table-cell office:value-type="float" office:value="37.2041" calcext:value-type="float">
            <text:p>37.2041</text:p>
          </table:table-cell>
          <table:table-cell office:value-type="float" office:value="0" calcext:value-type="float">
            <text:p>0</text:p>
          </table:table-cell>
          <table:table-cell table:formula="of:=MIN([.$B606])" office:value-type="float" office:value="37.2041" calcext:value-type="float">
            <text:p>37.2041</text:p>
          </table:table-cell>
          <table:table-cell table:formula="of:=MIN([.$C606])" office:value-type="float" office:value="0" calcext:value-type="float">
            <text:p>0</text:p>
          </table:table-cell>
          <table:table-cell table:formula="of:=MEDIAN([.$B606])" office:value-type="float" office:value="37.2041" calcext:value-type="float">
            <text:p>37.2041</text:p>
          </table:table-cell>
          <table:table-cell table:formula="of:=MEDIAN([.$C606])" office:value-type="float" office:value="0" calcext:value-type="float">
            <text:p>0</text:p>
          </table:table-cell>
          <table:table-cell table:formula="of:=MAX([.$B606])" office:value-type="float" office:value="37.2041" calcext:value-type="float">
            <text:p>37.2041</text:p>
          </table:table-cell>
          <table:table-cell table:formula="of:=MAX([.$C606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60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60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7])" office:value-type="float" office:value="300" calcext:value-type="float">
            <text:p>300</text:p>
          </table:table-cell>
          <table:table-cell table:formula="of:=MIN([.$C607])" office:value-type="float" office:value="1" calcext:value-type="float">
            <text:p>1</text:p>
          </table:table-cell>
          <table:table-cell table:formula="of:=MEDIAN([.$B607])" office:value-type="float" office:value="300" calcext:value-type="float">
            <text:p>300</text:p>
          </table:table-cell>
          <table:table-cell table:formula="of:=MEDIAN([.$C607])" office:value-type="float" office:value="1" calcext:value-type="float">
            <text:p>1</text:p>
          </table:table-cell>
          <table:table-cell table:formula="of:=MAX([.$B607])" office:value-type="float" office:value="300" calcext:value-type="float">
            <text:p>300</text:p>
          </table:table-cell>
          <table:table-cell table:formula="of:=MAX([.$C60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0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60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8])" office:value-type="float" office:value="300" calcext:value-type="float">
            <text:p>300</text:p>
          </table:table-cell>
          <table:table-cell table:formula="of:=MIN([.$C608])" office:value-type="float" office:value="1" calcext:value-type="float">
            <text:p>1</text:p>
          </table:table-cell>
          <table:table-cell table:formula="of:=MEDIAN([.$B608])" office:value-type="float" office:value="300" calcext:value-type="float">
            <text:p>300</text:p>
          </table:table-cell>
          <table:table-cell table:formula="of:=MEDIAN([.$C608])" office:value-type="float" office:value="1" calcext:value-type="float">
            <text:p>1</text:p>
          </table:table-cell>
          <table:table-cell table:formula="of:=MAX([.$B608])" office:value-type="float" office:value="300" calcext:value-type="float">
            <text:p>300</text:p>
          </table:table-cell>
          <table:table-cell table:formula="of:=MAX([.$C60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60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60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43/aso/training_set.lp</text:p>
          </table:table-cell>
          <table:table-cell office:value-type="float" office:value="48.6637" calcext:value-type="float">
            <text:p>48.6637</text:p>
          </table:table-cell>
          <table:table-cell office:value-type="float" office:value="0" calcext:value-type="float">
            <text:p>0</text:p>
          </table:table-cell>
          <table:table-cell table:formula="of:=MIN([.$B609])" office:value-type="float" office:value="48.6637" calcext:value-type="float">
            <text:p>48.6637</text:p>
          </table:table-cell>
          <table:table-cell table:formula="of:=MIN([.$C609])" office:value-type="float" office:value="0" calcext:value-type="float">
            <text:p>0</text:p>
          </table:table-cell>
          <table:table-cell table:formula="of:=MEDIAN([.$B609])" office:value-type="float" office:value="48.6637" calcext:value-type="float">
            <text:p>48.6637</text:p>
          </table:table-cell>
          <table:table-cell table:formula="of:=MEDIAN([.$C609])" office:value-type="float" office:value="0" calcext:value-type="float">
            <text:p>0</text:p>
          </table:table-cell>
          <table:table-cell table:formula="of:=MAX([.$B609])" office:value-type="float" office:value="48.6637" calcext:value-type="float">
            <text:p>48.6637</text:p>
          </table:table-cell>
          <table:table-cell table:formula="of:=MAX([.$C60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60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60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0])" office:value-type="float" office:value="300" calcext:value-type="float">
            <text:p>300</text:p>
          </table:table-cell>
          <table:table-cell table:formula="of:=MIN([.$C610])" office:value-type="float" office:value="1" calcext:value-type="float">
            <text:p>1</text:p>
          </table:table-cell>
          <table:table-cell table:formula="of:=MEDIAN([.$B610])" office:value-type="float" office:value="300" calcext:value-type="float">
            <text:p>300</text:p>
          </table:table-cell>
          <table:table-cell table:formula="of:=MEDIAN([.$C610])" office:value-type="float" office:value="1" calcext:value-type="float">
            <text:p>1</text:p>
          </table:table-cell>
          <table:table-cell table:formula="of:=MAX([.$B610])" office:value-type="float" office:value="300" calcext:value-type="float">
            <text:p>300</text:p>
          </table:table-cell>
          <table:table-cell table:formula="of:=MAX([.$C61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61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61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1])" office:value-type="float" office:value="300" calcext:value-type="float">
            <text:p>300</text:p>
          </table:table-cell>
          <table:table-cell table:formula="of:=MIN([.$C611])" office:value-type="float" office:value="1" calcext:value-type="float">
            <text:p>1</text:p>
          </table:table-cell>
          <table:table-cell table:formula="of:=MEDIAN([.$B611])" office:value-type="float" office:value="300" calcext:value-type="float">
            <text:p>300</text:p>
          </table:table-cell>
          <table:table-cell table:formula="of:=MEDIAN([.$C611])" office:value-type="float" office:value="1" calcext:value-type="float">
            <text:p>1</text:p>
          </table:table-cell>
          <table:table-cell table:formula="of:=MAX([.$B611])" office:value-type="float" office:value="300" calcext:value-type="float">
            <text:p>300</text:p>
          </table:table-cell>
          <table:table-cell table:formula="of:=MAX([.$C61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61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61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44/aso/training_set.lp</text:p>
          </table:table-cell>
          <table:table-cell office:value-type="float" office:value="48.9748" calcext:value-type="float">
            <text:p>48.9748</text:p>
          </table:table-cell>
          <table:table-cell office:value-type="float" office:value="0" calcext:value-type="float">
            <text:p>0</text:p>
          </table:table-cell>
          <table:table-cell table:formula="of:=MIN([.$B612])" office:value-type="float" office:value="48.9748" calcext:value-type="float">
            <text:p>48.9748</text:p>
          </table:table-cell>
          <table:table-cell table:formula="of:=MIN([.$C612])" office:value-type="float" office:value="0" calcext:value-type="float">
            <text:p>0</text:p>
          </table:table-cell>
          <table:table-cell table:formula="of:=MEDIAN([.$B612])" office:value-type="float" office:value="48.9748" calcext:value-type="float">
            <text:p>48.9748</text:p>
          </table:table-cell>
          <table:table-cell table:formula="of:=MEDIAN([.$C612])" office:value-type="float" office:value="0" calcext:value-type="float">
            <text:p>0</text:p>
          </table:table-cell>
          <table:table-cell table:formula="of:=MAX([.$B612])" office:value-type="float" office:value="48.9748" calcext:value-type="float">
            <text:p>48.9748</text:p>
          </table:table-cell>
          <table:table-cell table:formula="of:=MAX([.$C6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9-[.J61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61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3])" office:value-type="float" office:value="300" calcext:value-type="float">
            <text:p>300</text:p>
          </table:table-cell>
          <table:table-cell table:formula="of:=MIN([.$C613])" office:value-type="float" office:value="1" calcext:value-type="float">
            <text:p>1</text:p>
          </table:table-cell>
          <table:table-cell table:formula="of:=MEDIAN([.$B613])" office:value-type="float" office:value="300" calcext:value-type="float">
            <text:p>300</text:p>
          </table:table-cell>
          <table:table-cell table:formula="of:=MEDIAN([.$C613])" office:value-type="float" office:value="1" calcext:value-type="float">
            <text:p>1</text:p>
          </table:table-cell>
          <table:table-cell table:formula="of:=MAX([.$B613])" office:value-type="float" office:value="300" calcext:value-type="float">
            <text:p>300</text:p>
          </table:table-cell>
          <table:table-cell table:formula="of:=MAX([.$C61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613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61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4])" office:value-type="float" office:value="300" calcext:value-type="float">
            <text:p>300</text:p>
          </table:table-cell>
          <table:table-cell table:formula="of:=MIN([.$C614])" office:value-type="float" office:value="1" calcext:value-type="float">
            <text:p>1</text:p>
          </table:table-cell>
          <table:table-cell table:formula="of:=MEDIAN([.$B614])" office:value-type="float" office:value="300" calcext:value-type="float">
            <text:p>300</text:p>
          </table:table-cell>
          <table:table-cell table:formula="of:=MEDIAN([.$C614])" office:value-type="float" office:value="1" calcext:value-type="float">
            <text:p>1</text:p>
          </table:table-cell>
          <table:table-cell table:formula="of:=MAX([.$B614])" office:value-type="float" office:value="300" calcext:value-type="float">
            <text:p>300</text:p>
          </table:table-cell>
          <table:table-cell table:formula="of:=MAX([.$C61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14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61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9/training_po_full_v9/user45/aso/training_set.lp</text:p>
          </table:table-cell>
          <table:table-cell office:value-type="float" office:value="44.6954" calcext:value-type="float">
            <text:p>44.6954</text:p>
          </table:table-cell>
          <table:table-cell office:value-type="float" office:value="0" calcext:value-type="float">
            <text:p>0</text:p>
          </table:table-cell>
          <table:table-cell table:formula="of:=MIN([.$B615])" office:value-type="float" office:value="44.6954" calcext:value-type="float">
            <text:p>44.6954</text:p>
          </table:table-cell>
          <table:table-cell table:formula="of:=MIN([.$C615])" office:value-type="float" office:value="0" calcext:value-type="float">
            <text:p>0</text:p>
          </table:table-cell>
          <table:table-cell table:formula="of:=MEDIAN([.$B615])" office:value-type="float" office:value="44.6954" calcext:value-type="float">
            <text:p>44.6954</text:p>
          </table:table-cell>
          <table:table-cell table:formula="of:=MEDIAN([.$C615])" office:value-type="float" office:value="0" calcext:value-type="float">
            <text:p>0</text:p>
          </table:table-cell>
          <table:table-cell table:formula="of:=MAX([.$B615])" office:value-type="float" office:value="44.6954" calcext:value-type="float">
            <text:p>44.6954</text:p>
          </table:table-cell>
          <table:table-cell table:formula="of:=MAX([.$C61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61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61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6])" office:value-type="float" office:value="300" calcext:value-type="float">
            <text:p>300</text:p>
          </table:table-cell>
          <table:table-cell table:formula="of:=MIN([.$C616])" office:value-type="float" office:value="1" calcext:value-type="float">
            <text:p>1</text:p>
          </table:table-cell>
          <table:table-cell table:formula="of:=MEDIAN([.$B616])" office:value-type="float" office:value="300" calcext:value-type="float">
            <text:p>300</text:p>
          </table:table-cell>
          <table:table-cell table:formula="of:=MEDIAN([.$C616])" office:value-type="float" office:value="1" calcext:value-type="float">
            <text:p>1</text:p>
          </table:table-cell>
          <table:table-cell table:formula="of:=MAX([.$B616])" office:value-type="float" office:value="300" calcext:value-type="float">
            <text:p>300</text:p>
          </table:table-cell>
          <table:table-cell table:formula="of:=MAX([.$C616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616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616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9/training_po_full_v9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7])" office:value-type="float" office:value="300" calcext:value-type="float">
            <text:p>300</text:p>
          </table:table-cell>
          <table:table-cell table:formula="of:=MIN([.$C617])" office:value-type="float" office:value="1" calcext:value-type="float">
            <text:p>1</text:p>
          </table:table-cell>
          <table:table-cell table:formula="of:=MEDIAN([.$B617])" office:value-type="float" office:value="300" calcext:value-type="float">
            <text:p>300</text:p>
          </table:table-cell>
          <table:table-cell table:formula="of:=MEDIAN([.$C617])" office:value-type="float" office:value="1" calcext:value-type="float">
            <text:p>1</text:p>
          </table:table-cell>
          <table:table-cell table:formula="of:=MAX([.$B617])" office:value-type="float" office:value="300" calcext:value-type="float">
            <text:p>300</text:p>
          </table:table-cell>
          <table:table-cell table:formula="of:=MAX([.$C61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17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617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9/training_po_full_v9/user51/aso/training_set.lp</text:p>
          </table:table-cell>
          <table:table-cell office:value-type="float" office:value="29.1095" calcext:value-type="float">
            <text:p>29.1095</text:p>
          </table:table-cell>
          <table:table-cell office:value-type="float" office:value="0" calcext:value-type="float">
            <text:p>0</text:p>
          </table:table-cell>
          <table:table-cell table:formula="of:=MIN([.$B618])" office:value-type="float" office:value="29.1095" calcext:value-type="float">
            <text:p>29.1095</text:p>
          </table:table-cell>
          <table:table-cell table:formula="of:=MIN([.$C618])" office:value-type="float" office:value="0" calcext:value-type="float">
            <text:p>0</text:p>
          </table:table-cell>
          <table:table-cell table:formula="of:=MEDIAN([.$B618])" office:value-type="float" office:value="29.1095" calcext:value-type="float">
            <text:p>29.1095</text:p>
          </table:table-cell>
          <table:table-cell table:formula="of:=MEDIAN([.$C618])" office:value-type="float" office:value="0" calcext:value-type="float">
            <text:p>0</text:p>
          </table:table-cell>
          <table:table-cell table:formula="of:=MAX([.$B618])" office:value-type="float" office:value="29.1095" calcext:value-type="float">
            <text:p>29.1095</text:p>
          </table:table-cell>
          <table:table-cell table:formula="of:=MAX([.$C618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618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618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9/training_po_full_v9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9])" office:value-type="float" office:value="300" calcext:value-type="float">
            <text:p>300</text:p>
          </table:table-cell>
          <table:table-cell table:formula="of:=MIN([.$C619])" office:value-type="float" office:value="1" calcext:value-type="float">
            <text:p>1</text:p>
          </table:table-cell>
          <table:table-cell table:formula="of:=MEDIAN([.$B619])" office:value-type="float" office:value="300" calcext:value-type="float">
            <text:p>300</text:p>
          </table:table-cell>
          <table:table-cell table:formula="of:=MEDIAN([.$C619])" office:value-type="float" office:value="1" calcext:value-type="float">
            <text:p>1</text:p>
          </table:table-cell>
          <table:table-cell table:formula="of:=MAX([.$B619])" office:value-type="float" office:value="300" calcext:value-type="float">
            <text:p>300</text:p>
          </table:table-cell>
          <table:table-cell table:formula="of:=MAX([.$C61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61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61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0])" office:value-type="float" office:value="300" calcext:value-type="float">
            <text:p>300</text:p>
          </table:table-cell>
          <table:table-cell table:formula="of:=MIN([.$C620])" office:value-type="float" office:value="1" calcext:value-type="float">
            <text:p>1</text:p>
          </table:table-cell>
          <table:table-cell table:formula="of:=MEDIAN([.$B620])" office:value-type="float" office:value="300" calcext:value-type="float">
            <text:p>300</text:p>
          </table:table-cell>
          <table:table-cell table:formula="of:=MEDIAN([.$C620])" office:value-type="float" office:value="1" calcext:value-type="float">
            <text:p>1</text:p>
          </table:table-cell>
          <table:table-cell table:formula="of:=MAX([.$B620])" office:value-type="float" office:value="300" calcext:value-type="float">
            <text:p>300</text:p>
          </table:table-cell>
          <table:table-cell table:formula="of:=MAX([.$C62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20])/9" office:value-type="float" office:value="0.666666666666667" calcext:value-type="float">
            <text:p>0.667</text:p>
          </table:table-cell>
          <table:table-cell office:value-type="float" office:value="2" calcext:value-type="float">
            <text:p>2</text:p>
          </table:table-cell>
          <table:table-cell table:formula="of:=(8-[.L620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9/training_po_full_v9/user52/aso/training_set.lp</text:p>
          </table:table-cell>
          <table:table-cell office:value-type="float" office:value="41.2163" calcext:value-type="float">
            <text:p>41.2163</text:p>
          </table:table-cell>
          <table:table-cell office:value-type="float" office:value="0" calcext:value-type="float">
            <text:p>0</text:p>
          </table:table-cell>
          <table:table-cell table:formula="of:=MIN([.$B621])" office:value-type="float" office:value="41.2163" calcext:value-type="float">
            <text:p>41.2163</text:p>
          </table:table-cell>
          <table:table-cell table:formula="of:=MIN([.$C621])" office:value-type="float" office:value="0" calcext:value-type="float">
            <text:p>0</text:p>
          </table:table-cell>
          <table:table-cell table:formula="of:=MEDIAN([.$B621])" office:value-type="float" office:value="41.2163" calcext:value-type="float">
            <text:p>41.2163</text:p>
          </table:table-cell>
          <table:table-cell table:formula="of:=MEDIAN([.$C621])" office:value-type="float" office:value="0" calcext:value-type="float">
            <text:p>0</text:p>
          </table:table-cell>
          <table:table-cell table:formula="of:=MAX([.$B621])" office:value-type="float" office:value="41.2163" calcext:value-type="float">
            <text:p>41.2163</text:p>
          </table:table-cell>
          <table:table-cell table:formula="of:=MAX([.$C62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62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62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2])" office:value-type="float" office:value="300" calcext:value-type="float">
            <text:p>300</text:p>
          </table:table-cell>
          <table:table-cell table:formula="of:=MIN([.$C622])" office:value-type="float" office:value="1" calcext:value-type="float">
            <text:p>1</text:p>
          </table:table-cell>
          <table:table-cell table:formula="of:=MEDIAN([.$B622])" office:value-type="float" office:value="300" calcext:value-type="float">
            <text:p>300</text:p>
          </table:table-cell>
          <table:table-cell table:formula="of:=MEDIAN([.$C622])" office:value-type="float" office:value="1" calcext:value-type="float">
            <text:p>1</text:p>
          </table:table-cell>
          <table:table-cell table:formula="of:=MAX([.$B622])" office:value-type="float" office:value="300" calcext:value-type="float">
            <text:p>300</text:p>
          </table:table-cell>
          <table:table-cell table:formula="of:=MAX([.$C62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2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62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3])" office:value-type="float" office:value="300" calcext:value-type="float">
            <text:p>300</text:p>
          </table:table-cell>
          <table:table-cell table:formula="of:=MIN([.$C623])" office:value-type="float" office:value="1" calcext:value-type="float">
            <text:p>1</text:p>
          </table:table-cell>
          <table:table-cell table:formula="of:=MEDIAN([.$B623])" office:value-type="float" office:value="300" calcext:value-type="float">
            <text:p>300</text:p>
          </table:table-cell>
          <table:table-cell table:formula="of:=MEDIAN([.$C623])" office:value-type="float" office:value="1" calcext:value-type="float">
            <text:p>1</text:p>
          </table:table-cell>
          <table:table-cell table:formula="of:=MAX([.$B623])" office:value-type="float" office:value="300" calcext:value-type="float">
            <text:p>300</text:p>
          </table:table-cell>
          <table:table-cell table:formula="of:=MAX([.$C62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2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62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53/aso/training_set.lp</text:p>
          </table:table-cell>
          <table:table-cell office:value-type="float" office:value="26.731" calcext:value-type="float">
            <text:p>26.731</text:p>
          </table:table-cell>
          <table:table-cell office:value-type="float" office:value="0" calcext:value-type="float">
            <text:p>0</text:p>
          </table:table-cell>
          <table:table-cell table:formula="of:=MIN([.$B624])" office:value-type="float" office:value="26.731" calcext:value-type="float">
            <text:p>26.731</text:p>
          </table:table-cell>
          <table:table-cell table:formula="of:=MIN([.$C624])" office:value-type="float" office:value="0" calcext:value-type="float">
            <text:p>0</text:p>
          </table:table-cell>
          <table:table-cell table:formula="of:=MEDIAN([.$B624])" office:value-type="float" office:value="26.731" calcext:value-type="float">
            <text:p>26.731</text:p>
          </table:table-cell>
          <table:table-cell table:formula="of:=MEDIAN([.$C624])" office:value-type="float" office:value="0" calcext:value-type="float">
            <text:p>0</text:p>
          </table:table-cell>
          <table:table-cell table:formula="of:=MAX([.$B624])" office:value-type="float" office:value="26.731" calcext:value-type="float">
            <text:p>26.731</text:p>
          </table:table-cell>
          <table:table-cell table:formula="of:=MAX([.$C624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624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62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5])" office:value-type="float" office:value="300" calcext:value-type="float">
            <text:p>300</text:p>
          </table:table-cell>
          <table:table-cell table:formula="of:=MIN([.$C625])" office:value-type="float" office:value="1" calcext:value-type="float">
            <text:p>1</text:p>
          </table:table-cell>
          <table:table-cell table:formula="of:=MEDIAN([.$B625])" office:value-type="float" office:value="300" calcext:value-type="float">
            <text:p>300</text:p>
          </table:table-cell>
          <table:table-cell table:formula="of:=MEDIAN([.$C625])" office:value-type="float" office:value="1" calcext:value-type="float">
            <text:p>1</text:p>
          </table:table-cell>
          <table:table-cell table:formula="of:=MAX([.$B625])" office:value-type="float" office:value="300" calcext:value-type="float">
            <text:p>300</text:p>
          </table:table-cell>
          <table:table-cell table:formula="of:=MAX([.$C62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625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62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6])" office:value-type="float" office:value="300" calcext:value-type="float">
            <text:p>300</text:p>
          </table:table-cell>
          <table:table-cell table:formula="of:=MIN([.$C626])" office:value-type="float" office:value="1" calcext:value-type="float">
            <text:p>1</text:p>
          </table:table-cell>
          <table:table-cell table:formula="of:=MEDIAN([.$B626])" office:value-type="float" office:value="300" calcext:value-type="float">
            <text:p>300</text:p>
          </table:table-cell>
          <table:table-cell table:formula="of:=MEDIAN([.$C626])" office:value-type="float" office:value="1" calcext:value-type="float">
            <text:p>1</text:p>
          </table:table-cell>
          <table:table-cell table:formula="of:=MAX([.$B626])" office:value-type="float" office:value="300" calcext:value-type="float">
            <text:p>300</text:p>
          </table:table-cell>
          <table:table-cell table:formula="of:=MAX([.$C626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626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626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9/training_po_full_v9/user55/aso/training_set.lp</text:p>
          </table:table-cell>
          <table:table-cell office:value-type="float" office:value="37.4862" calcext:value-type="float">
            <text:p>37.4862</text:p>
          </table:table-cell>
          <table:table-cell office:value-type="float" office:value="0" calcext:value-type="float">
            <text:p>0</text:p>
          </table:table-cell>
          <table:table-cell table:formula="of:=MIN([.$B627])" office:value-type="float" office:value="37.4862" calcext:value-type="float">
            <text:p>37.4862</text:p>
          </table:table-cell>
          <table:table-cell table:formula="of:=MIN([.$C627])" office:value-type="float" office:value="0" calcext:value-type="float">
            <text:p>0</text:p>
          </table:table-cell>
          <table:table-cell table:formula="of:=MEDIAN([.$B627])" office:value-type="float" office:value="37.4862" calcext:value-type="float">
            <text:p>37.4862</text:p>
          </table:table-cell>
          <table:table-cell table:formula="of:=MEDIAN([.$C627])" office:value-type="float" office:value="0" calcext:value-type="float">
            <text:p>0</text:p>
          </table:table-cell>
          <table:table-cell table:formula="of:=MAX([.$B627])" office:value-type="float" office:value="37.4862" calcext:value-type="float">
            <text:p>37.4862</text:p>
          </table:table-cell>
          <table:table-cell table:formula="of:=MAX([.$C627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62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62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8])" office:value-type="float" office:value="300" calcext:value-type="float">
            <text:p>300</text:p>
          </table:table-cell>
          <table:table-cell table:formula="of:=MIN([.$C628])" office:value-type="float" office:value="1" calcext:value-type="float">
            <text:p>1</text:p>
          </table:table-cell>
          <table:table-cell table:formula="of:=MEDIAN([.$B628])" office:value-type="float" office:value="300" calcext:value-type="float">
            <text:p>300</text:p>
          </table:table-cell>
          <table:table-cell table:formula="of:=MEDIAN([.$C628])" office:value-type="float" office:value="1" calcext:value-type="float">
            <text:p>1</text:p>
          </table:table-cell>
          <table:table-cell table:formula="of:=MAX([.$B628])" office:value-type="float" office:value="300" calcext:value-type="float">
            <text:p>300</text:p>
          </table:table-cell>
          <table:table-cell table:formula="of:=MAX([.$C62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2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62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9])" office:value-type="float" office:value="300" calcext:value-type="float">
            <text:p>300</text:p>
          </table:table-cell>
          <table:table-cell table:formula="of:=MIN([.$C629])" office:value-type="float" office:value="1" calcext:value-type="float">
            <text:p>1</text:p>
          </table:table-cell>
          <table:table-cell table:formula="of:=MEDIAN([.$B629])" office:value-type="float" office:value="300" calcext:value-type="float">
            <text:p>300</text:p>
          </table:table-cell>
          <table:table-cell table:formula="of:=MEDIAN([.$C629])" office:value-type="float" office:value="1" calcext:value-type="float">
            <text:p>1</text:p>
          </table:table-cell>
          <table:table-cell table:formula="of:=MAX([.$B629])" office:value-type="float" office:value="300" calcext:value-type="float">
            <text:p>300</text:p>
          </table:table-cell>
          <table:table-cell table:formula="of:=MAX([.$C62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629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8-[.L629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9/training_po_full_v9/user7/aso/training_set.lp</text:p>
          </table:table-cell>
          <table:table-cell office:value-type="float" office:value="37.606" calcext:value-type="float">
            <text:p>37.606</text:p>
          </table:table-cell>
          <table:table-cell office:value-type="float" office:value="0" calcext:value-type="float">
            <text:p>0</text:p>
          </table:table-cell>
          <table:table-cell table:formula="of:=MIN([.$B630])" office:value-type="float" office:value="37.606" calcext:value-type="float">
            <text:p>37.606</text:p>
          </table:table-cell>
          <table:table-cell table:formula="of:=MIN([.$C630])" office:value-type="float" office:value="0" calcext:value-type="float">
            <text:p>0</text:p>
          </table:table-cell>
          <table:table-cell table:formula="of:=MEDIAN([.$B630])" office:value-type="float" office:value="37.606" calcext:value-type="float">
            <text:p>37.606</text:p>
          </table:table-cell>
          <table:table-cell table:formula="of:=MEDIAN([.$C630])" office:value-type="float" office:value="0" calcext:value-type="float">
            <text:p>0</text:p>
          </table:table-cell>
          <table:table-cell table:formula="of:=MAX([.$B630])" office:value-type="float" office:value="37.606" calcext:value-type="float">
            <text:p>37.606</text:p>
          </table:table-cell>
          <table:table-cell table:formula="of:=MAX([.$C63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63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63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31])" office:value-type="float" office:value="300" calcext:value-type="float">
            <text:p>300</text:p>
          </table:table-cell>
          <table:table-cell table:formula="of:=MIN([.$C631])" office:value-type="float" office:value="1" calcext:value-type="float">
            <text:p>1</text:p>
          </table:table-cell>
          <table:table-cell table:formula="of:=MEDIAN([.$B631])" office:value-type="float" office:value="300" calcext:value-type="float">
            <text:p>300</text:p>
          </table:table-cell>
          <table:table-cell table:formula="of:=MEDIAN([.$C631])" office:value-type="float" office:value="1" calcext:value-type="float">
            <text:p>1</text:p>
          </table:table-cell>
          <table:table-cell table:formula="of:=MAX([.$B631])" office:value-type="float" office:value="300" calcext:value-type="float">
            <text:p>300</text:p>
          </table:table-cell>
          <table:table-cell table:formula="of:=MAX([.$C63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63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63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32])" office:value-type="float" office:value="300" calcext:value-type="float">
            <text:p>300</text:p>
          </table:table-cell>
          <table:table-cell table:formula="of:=MIN([.$C632])" office:value-type="float" office:value="1" calcext:value-type="float">
            <text:p>1</text:p>
          </table:table-cell>
          <table:table-cell table:formula="of:=MEDIAN([.$B632])" office:value-type="float" office:value="300" calcext:value-type="float">
            <text:p>300</text:p>
          </table:table-cell>
          <table:table-cell table:formula="of:=MEDIAN([.$C632])" office:value-type="float" office:value="1" calcext:value-type="float">
            <text:p>1</text:p>
          </table:table-cell>
          <table:table-cell table:formula="of:=MAX([.$B632])" office:value-type="float" office:value="300" calcext:value-type="float">
            <text:p>300</text:p>
          </table:table-cell>
          <table:table-cell table:formula="of:=MAX([.$C63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63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632])/8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formula="of:=AVERAGE([.K3:.K632])" office:value-type="float" office:value="0.722398589065256" calcext:value-type="float">
            <text:p>0.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632])" office:value-type="float" office:value="134831.3822" calcext:value-type="float">
            <text:p>134831.3822</text:p>
          </table:table-cell>
          <table:table-cell table:formula="of:=SUM([.C3:.C632])" office:value-type="float" office:value="420" calcext:value-type="float">
            <text:p>420</text:p>
          </table:table-cell>
          <table:table-cell table:formula="of:=SUM([.D3:.D632])" office:value-type="float" office:value="134831.3822" calcext:value-type="float">
            <text:p>134831.3822</text:p>
          </table:table-cell>
          <table:table-cell table:formula="of:=SUM([.E3:.E632])" office:value-type="float" office:value="420" calcext:value-type="float">
            <text:p>420</text:p>
          </table:table-cell>
          <table:table-cell table:formula="of:=SUM([.F3:.F632])" office:value-type="float" office:value="134831.3822" calcext:value-type="float">
            <text:p>134831.3822</text:p>
          </table:table-cell>
          <table:table-cell table:formula="of:=SUM([.G3:.G632])" office:value-type="float" office:value="420" calcext:value-type="float">
            <text:p>420</text:p>
          </table:table-cell>
          <table:table-cell table:formula="of:=SUM([.H3:.H632])" office:value-type="float" office:value="134831.3822" calcext:value-type="float">
            <text:p>134831.3822</text:p>
          </table:table-cell>
          <table:table-cell table:formula="of:=SUM([.I3:.I632])"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632])" office:value-type="float" office:value="214.018066984127" calcext:value-type="float">
            <text:p>214.018066984127</text:p>
          </table:table-cell>
          <table:table-cell table:formula="of:=AVERAGE([.C3:.C632])" office:value-type="float" office:value="0.666666666666667" calcext:value-type="float">
            <text:p>0.666666666666667</text:p>
          </table:table-cell>
          <table:table-cell table:formula="of:=AVERAGE([.D3:.D632])" office:value-type="float" office:value="214.018066984127" calcext:value-type="float">
            <text:p>214.018066984127</text:p>
          </table:table-cell>
          <table:table-cell table:formula="of:=AVERAGE([.E3:.E632])" office:value-type="float" office:value="0.666666666666667" calcext:value-type="float">
            <text:p>0.666666666666667</text:p>
          </table:table-cell>
          <table:table-cell table:formula="of:=AVERAGE([.F3:.F632])" office:value-type="float" office:value="214.018066984127" calcext:value-type="float">
            <text:p>214.018066984127</text:p>
          </table:table-cell>
          <table:table-cell table:formula="of:=AVERAGE([.G3:.G632])" office:value-type="float" office:value="0.666666666666667" calcext:value-type="float">
            <text:p>0.666666666666667</text:p>
          </table:table-cell>
          <table:table-cell table:formula="of:=AVERAGE([.H3:.H632])" office:value-type="float" office:value="214.018066984127" calcext:value-type="float">
            <text:p>214.018066984127</text:p>
          </table:table-cell>
          <table:table-cell table:formula="of:=AVERAGE([.I3:.I632])" office:value-type="float" office:value="0.666666666666667" calcext:value-type="float">
            <text:p>0.6666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632])" office:value-type="float" office:value="121.768143121224" calcext:value-type="float">
            <text:p>121.768143121224</text:p>
          </table:table-cell>
          <table:table-cell table:formula="of:=STDEV([.C3:.C632])" office:value-type="float" office:value="0.471779097346592" calcext:value-type="float">
            <text:p>0.471779097346592</text:p>
          </table:table-cell>
          <table:table-cell table:formula="of:=STDEV([.D3:.D632])" office:value-type="float" office:value="121.768143121224" calcext:value-type="float">
            <text:p>121.768143121224</text:p>
          </table:table-cell>
          <table:table-cell table:formula="of:=STDEV([.E3:.E632])" office:value-type="float" office:value="0.471779097346592" calcext:value-type="float">
            <text:p>0.471779097346592</text:p>
          </table:table-cell>
          <table:table-cell table:formula="of:=STDEV([.F3:.F632])" office:value-type="float" office:value="121.768143121224" calcext:value-type="float">
            <text:p>121.768143121224</text:p>
          </table:table-cell>
          <table:table-cell table:formula="of:=STDEV([.G3:.G632])" office:value-type="float" office:value="0.471779097346592" calcext:value-type="float">
            <text:p>0.471779097346592</text:p>
          </table:table-cell>
          <table:table-cell table:formula="of:=STDEV([.H3:.H632])" office:value-type="float" office:value="121.768143121224" calcext:value-type="float">
            <text:p>121.768143121224</text:p>
          </table:table-cell>
          <table:table-cell table:formula="of:=STDEV([.I3:.I632])" office:value-type="float" office:value="0.471779097346592" calcext:value-type="float">
            <text:p>0.471779097346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632]-[.$D3:.$D632])^2)^0.5" office:value-type="float" office:value="0" calcext:value-type="float">
            <text:p>0</text:p>
          </table:table-cell>
          <table:table-cell table:number-matrix-columns-spanned="1" table:number-matrix-rows-spanned="1" table:formula="of:=SUM(([.C3:.C632]-[.$E3:.$E632])^2)^0.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632]=[.$D3:.$D632])" office:value-type="float" office:value="630" calcext:value-type="float">
            <text:p>630</text:p>
          </table:table-cell>
          <table:table-cell table:number-matrix-columns-spanned="1" table:number-matrix-rows-spanned="1" table:formula="of:=SUM([.C3:.C632]=[.$E3:.$E632])" office:value-type="float" office:value="630" calcext:value-type="float">
            <text:p>6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632]&lt;[.$F3:.$F632])" office:value-type="float" office:value="0" calcext:value-type="float">
            <text:p>0</text:p>
          </table:table-cell>
          <table:table-cell table:number-matrix-columns-spanned="1" table:number-matrix-rows-spanned="1" table:formula="of:=SUM([.C3:.C632]&lt;[.$G3:.$G63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632]&gt;[.$F3:.$F632])" office:value-type="float" office:value="0" calcext:value-type="float">
            <text:p>0</text:p>
          </table:table-cell>
          <table:table-cell table:number-matrix-columns-spanned="1" table:number-matrix-rows-spanned="1" table:formula="of:=SUM([.C3:.C632]&gt;[.$G3:.$G63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632]=[.$H3:.$H632])" office:value-type="float" office:value="630" calcext:value-type="float">
            <text:p>630</text:p>
          </table:table-cell>
          <table:table-cell table:number-matrix-columns-spanned="1" table:number-matrix-rows-spanned="1" table:formula="of:=SUM([.C3:.C632]=[.$I3:.$I632])" office:value-type="float" office:value="630" calcext:value-type="float">
            <text:p>630</text:p>
          </table:table-cell>
          <table:table-cell table:number-columns-repeated="10"/>
        </table:table-row>
        <table:table-row table:style-name="ro1" table:number-rows-repeated="10479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TATS" table:style-name="ta1">
        <office:forms form:automatic-focus="false" form:apply-design-mode="false"/>
        <table:table-column table:style-name="co4" table:default-cell-style-name="ce5"/>
        <table:table-column table:style-name="co4" table:number-columns-repeated="8" table:default-cell-style-name="ce7"/>
        <table:table-row table:style-name="ro1">
          <table:table-cell table:style-name="ce4"/>
          <table:table-cell table:style-name="ce4" office:value-type="string" calcext:value-type="string">
            <text:p>aso train</text:p>
          </table:table-cell>
          <table:table-cell table:style-name="ce4" office:value-type="string" calcext:value-type="string">
            <text:p>lw train</text:p>
          </table:table-cell>
          <table:table-cell table:style-name="ce4" office:value-type="string" calcext:value-type="string">
            <text:p>poset train</text:p>
          </table:table-cell>
          <table:table-cell table:style-name="ce4" office:value-type="string" calcext:value-type="string">
            <text:p>overall train</text:p>
          </table:table-cell>
          <table:table-cell table:style-name="ce6" office:value-type="string" calcext:value-type="string">
            <text:p>aso val</text:p>
          </table:table-cell>
          <table:table-cell table:style-name="ce6" office:value-type="string" calcext:value-type="string">
            <text:p>lw val</text:p>
          </table:table-cell>
          <table:table-cell table:style-name="ce6" office:value-type="string" calcext:value-type="string">
            <text:p>poset val</text:p>
          </table:table-cell>
          <table:table-cell table:style-name="ce6" office:value-type="string" calcext:value-type="string">
            <text:p>overall val</text:p>
          </table:table-cell>
        </table:table-row>
        <table:table-row table:style-name="ro1">
          <table:table-cell office:value-type="string" calcext:value-type="string">
            <text:p>Val 1</text:p>
          </table:table-cell>
          <table:table-cell table:formula="of:=AVERAGE([$Instances.M3];[$Instances.M6];[$Instances.M9];[$Instances.M12];[$Instances.M15];[$Instances.M18];[$Instances.M21];[$Instances.M24];[$Instances.M27];[$Instances.M30];[$Instances.M33];[$Instances.M36];[$Instances.M39];[$Instances.M42];[$Instances.M45];[$Instances.M48];[$Instances.M51];[$Instances.M54];[$Instances.M57];[$Instances.M60];[$Instances.M63])" office:value-type="float" office:value="0.994047619047619" calcext:value-type="float">
            <text:p>0.994</text:p>
          </table:table-cell>
          <table:table-cell table:formula="of:=AVERAGE([$Instances.M4];[$Instances.M7];[$Instances.M10];[$Instances.M13];[$Instances.M16];[$Instances.M19];[$Instances.M22];[$Instances.M25];[$Instances.M28];[$Instances.M31];[$Instances.M34];[$Instances.M37];[$Instances.M40];[$Instances.M43];[$Instances.M46];[$Instances.M49];[$Instances.M52];[$Instances.M55];[$Instances.M58];[$Instances.M61];[$Instances.M64])" office:value-type="float" office:value="0.982142857142857" calcext:value-type="float">
            <text:p>0.982</text:p>
          </table:table-cell>
          <table:table-cell table:formula="of:=AVERAGE([$Instances.M5];[$Instances.M8];[$Instances.M11];[$Instances.M14];[$Instances.M17];[$Instances.M20];[$Instances.M23];[$Instances.M26];[$Instances.M29];[$Instances.M32];[$Instances.M35];[$Instances.M38];[$Instances.M41];[$Instances.M44];[$Instances.M47];[$Instances.M50];[$Instances.M53];[$Instances.M56];[$Instances.M59];[$Instances.M62];[$Instances.M65])" office:value-type="float" office:value="0.928571428571429" calcext:value-type="float">
            <text:p>0.929</text:p>
          </table:table-cell>
          <table:table-cell table:formula="of:=AVERAGE([.B2:.D2])" office:value-type="float" office:value="0.968253968253968" calcext:value-type="float">
            <text:p>0.968</text:p>
          </table:table-cell>
          <table:table-cell table:formula="of:=AVERAGE([$Instances.K3];[$Instances.K6];[$Instances.K9];[$Instances.K12];[$Instances.K15];[$Instances.K18];[$Instances.K21];[$Instances.K24];[$Instances.K27];[$Instances.K30];[$Instances.K33];[$Instances.K36];[$Instances.K39];[$Instances.K42];[$Instances.K45];[$Instances.K48];[$Instances.K51];[$Instances.K54];[$Instances.K57];[$Instances.K60];[$Instances.K63])" office:value-type="float" office:value="0.53968253968254" calcext:value-type="float">
            <text:p>0.540</text:p>
          </table:table-cell>
          <table:table-cell table:formula="of:=AVERAGE([$Instances.K4];[$Instances.K7];[$Instances.K10];[$Instances.K13];[$Instances.K16];[$Instances.K19];[$Instances.K22];[$Instances.K25];[$Instances.K28];[$Instances.K31];[$Instances.K34];[$Instances.K37];[$Instances.K40];[$Instances.K43];[$Instances.K46];[$Instances.K49];[$Instances.K52];[$Instances.K55];[$Instances.K58];[$Instances.K61];[$Instances.K64])" office:value-type="float" office:value="0.830687830687831" calcext:value-type="float">
            <text:p>0.831</text:p>
          </table:table-cell>
          <table:table-cell table:formula="of:=AVERAGE([$Instances.K5];[$Instances.K8];[$Instances.K11];[$Instances.K14];[$Instances.K17];[$Instances.K20];[$Instances.K23];[$Instances.K26];[$Instances.K29];[$Instances.K32];[$Instances.K35];[$Instances.K38];[$Instances.K41];[$Instances.K44];[$Instances.K47];[$Instances.K50];[$Instances.K53];[$Instances.K56];[$Instances.K59];[$Instances.K62];[$Instances.K65])" office:value-type="float" office:value="0.793650793650794" calcext:value-type="float">
            <text:p>0.794</text:p>
          </table:table-cell>
          <table:table-cell table:formula="of:=AVERAGE([.F2];[.G2];[.H2])" office:value-type="float" office:value="0.721340388007055" calcext:value-type="float">
            <text:p>0.721</text:p>
          </table:table-cell>
        </table:table-row>
        <table:table-row table:style-name="ro1">
          <table:table-cell office:value-type="string" calcext:value-type="string">
            <text:p>Val 2</text:p>
          </table:table-cell>
          <table:table-cell table:style-name="ce1" table:formula="of:=AVERAGE([$Instances.M129];[$Instances.M132];[$Instances.M135];[$Instances.M138];[$Instances.M141];[$Instances.M144];[$Instances.M147];[$Instances.M150];[$Instances.M153];[$Instances.M156];[$Instances.M159];[$Instances.M162];[$Instances.M165];[$Instances.M168];[$Instances.M171];[$Instances.M174];[$Instances.M177];[$Instances.M180];[$Instances.M183];[$Instances.M186];[$Instances.M189])" office:value-type="float" office:value="1" calcext:value-type="float">
            <text:p>1.000</text:p>
          </table:table-cell>
          <table:table-cell table:style-name="ce1" table:formula="of:=AVERAGE([$Instances.M130];[$Instances.M133];[$Instances.M136];[$Instances.M139];[$Instances.M142];[$Instances.M145];[$Instances.M148];[$Instances.M151];[$Instances.M154];[$Instances.M157];[$Instances.M160];[$Instances.M163];[$Instances.M166];[$Instances.M169];[$Instances.M172];[$Instances.M175];[$Instances.M178];[$Instances.M181];[$Instances.M184];[$Instances.M187];[$Instances.M190])" office:value-type="float" office:value="1" calcext:value-type="float">
            <text:p>1.000</text:p>
          </table:table-cell>
          <table:table-cell table:style-name="ce1" table:formula="of:=AVERAGE([$Instances.M131];[$Instances.M134];[$Instances.M137];[$Instances.M140];[$Instances.M143];[$Instances.M146];[$Instances.M149];[$Instances.M152];[$Instances.M155];[$Instances.M158];[$Instances.M161];[$Instances.M164];[$Instances.M167];[$Instances.M170];[$Instances.M173];[$Instances.M176];[$Instances.M179];[$Instances.M182];[$Instances.M185];[$Instances.M188];[$Instances.M191])" office:value-type="float" office:value="0.958333333333333" calcext:value-type="float">
            <text:p>0.958</text:p>
          </table:table-cell>
          <table:table-cell table:formula="of:=AVERAGE([.B3:.D3])" office:value-type="float" office:value="0.986111111111111" calcext:value-type="float">
            <text:p>0.986</text:p>
          </table:table-cell>
          <table:table-cell table:formula="of:=AVERAGE([$Instances.K129];[$Instances.K132];[$Instances.K135];[$Instances.K138];[$Instances.K141];[$Instances.K144];[$Instances.K147];[$Instances.K150];[$Instances.K153];[$Instances.K156];[$Instances.K159];[$Instances.K162];[$Instances.K165];[$Instances.K168];[$Instances.K171];[$Instances.K174];[$Instances.K177];[$Instances.K180];[$Instances.K183];[$Instances.K186];[$Instances.K189])" office:value-type="float" office:value="0.73015873015873" calcext:value-type="float">
            <text:p>0.730</text:p>
          </table:table-cell>
          <table:table-cell table:formula="of:=AVERAGE([$Instances.K130];[$Instances.K133];[$Instances.K136];[$Instances.K139];[$Instances.K142];[$Instances.K145];[$Instances.K148];[$Instances.K151];[$Instances.K154];[$Instances.K157];[$Instances.K160];[$Instances.K163];[$Instances.K166];[$Instances.K169];[$Instances.K172];[$Instances.K175];[$Instances.K178];[$Instances.K181];[$Instances.K184];[$Instances.K187];[$Instances.K190])" office:value-type="float" office:value="0.746031746031746" calcext:value-type="float">
            <text:p>0.746</text:p>
          </table:table-cell>
          <table:table-cell table:formula="of:=AVERAGE([$Instances.K131];[$Instances.K134];[$Instances.K137];[$Instances.K140];[$Instances.K143];[$Instances.K146];[$Instances.K149];[$Instances.K152];[$Instances.K155];[$Instances.K158];[$Instances.K161];[$Instances.K164];[$Instances.K167];[$Instances.K170];[$Instances.K173];[$Instances.K176];[$Instances.K179];[$Instances.K182];[$Instances.K185];[$Instances.K188];[$Instances.K191])" office:value-type="float" office:value="0.793650793650794" calcext:value-type="float">
            <text:p>0.794</text:p>
          </table:table-cell>
          <table:table-cell table:formula="of:=AVERAGE([.F3];[.G3];[.H3])" office:value-type="float" office:value="0.756613756613757" calcext:value-type="float">
            <text:p>0.757</text:p>
          </table:table-cell>
        </table:table-row>
        <table:table-row table:style-name="ro1">
          <table:table-cell office:value-type="string" calcext:value-type="string">
            <text:p>Val 3</text:p>
          </table:table-cell>
          <table:table-cell table:formula="of:=AVERAGE([$Instances.M192];[$Instances.M195];[$Instances.M198];[$Instances.M201];[$Instances.M204];[$Instances.M207];[$Instances.M210];[$Instances.M213];[$Instances.M216];[$Instances.M219];[$Instances.M222];[$Instances.M225];[$Instances.M228];[$Instances.M231];[$Instances.M234];[$Instances.M237];[$Instances.M240];[$Instances.M243];[$Instances.M246];[$Instances.M249];[$Instances.M252])" office:value-type="float" office:value="0.994047619047619" calcext:value-type="float">
            <text:p>0.994</text:p>
          </table:table-cell>
          <table:table-cell table:formula="of:=AVERAGE([$Instances.M193];[$Instances.M196];[$Instances.M199];[$Instances.M202];[$Instances.M205];[$Instances.M208];[$Instances.M211];[$Instances.M214];[$Instances.M217];[$Instances.M220];[$Instances.M223];[$Instances.M226];[$Instances.M229];[$Instances.M232];[$Instances.M235];[$Instances.M238];[$Instances.M241];[$Instances.M244];[$Instances.M247];[$Instances.M250];[$Instances.M253])" office:value-type="float" office:value="0.994047619047619" calcext:value-type="float">
            <text:p>0.994</text:p>
          </table:table-cell>
          <table:table-cell table:formula="of:=AVERAGE([$Instances.M194];[$Instances.M197];[$Instances.M200];[$Instances.M203];[$Instances.M206];[$Instances.M209];[$Instances.M212];[$Instances.M215];[$Instances.M218];[$Instances.M221];[$Instances.M224];[$Instances.M227];[$Instances.M230];[$Instances.M233];[$Instances.M236];[$Instances.M239];[$Instances.M242];[$Instances.M245];[$Instances.M248];[$Instances.M251];[$Instances.M254])" office:value-type="float" office:value="0.910714285714286" calcext:value-type="float">
            <text:p>0.911</text:p>
          </table:table-cell>
          <table:table-cell table:formula="of:=AVERAGE([.B4:.D4])" office:value-type="float" office:value="0.966269841269841" calcext:value-type="float">
            <text:p>0.966</text:p>
          </table:table-cell>
          <table:table-cell table:formula="of:=AVERAGE([$Instances.K192];[$Instances.K195];[$Instances.K198];[$Instances.K201];[$Instances.K204];[$Instances.K207];[$Instances.K210];[$Instances.K213];[$Instances.K216];[$Instances.K219];[$Instances.K222];[$Instances.K225];[$Instances.K228];[$Instances.K231];[$Instances.K234];[$Instances.K237];[$Instances.K240];[$Instances.K243];[$Instances.K246];[$Instances.K249];[$Instances.K252])" office:value-type="float" office:value="0.486772486772487" calcext:value-type="float">
            <text:p>0.487</text:p>
          </table:table-cell>
          <table:table-cell table:formula="of:=AVERAGE([$Instances.K193];[$Instances.K196];[$Instances.K199];[$Instances.K202];[$Instances.K205];[$Instances.K208];[$Instances.K211];[$Instances.K214];[$Instances.K217];[$Instances.K220];[$Instances.K223];[$Instances.K226];[$Instances.K229];[$Instances.K232];[$Instances.K235];[$Instances.K238];[$Instances.K241];[$Instances.K244];[$Instances.K247];[$Instances.K250];[$Instances.K253])" office:value-type="float" office:value="0.80952380952381" calcext:value-type="float">
            <text:p>0.810</text:p>
          </table:table-cell>
          <table:table-cell table:formula="of:=AVERAGE([$Instances.K194];[$Instances.K197];[$Instances.K200];[$Instances.K203];[$Instances.K206];[$Instances.K209];[$Instances.K212];[$Instances.K215];[$Instances.K218];[$Instances.K221];[$Instances.K224];[$Instances.K227];[$Instances.K230];[$Instances.K233];[$Instances.K236];[$Instances.K239];[$Instances.K242];[$Instances.K245];[$Instances.K248];[$Instances.K251];[$Instances.K254])" office:value-type="float" office:value="0.735449735449735" calcext:value-type="float">
            <text:p>0.735</text:p>
          </table:table-cell>
          <table:table-cell table:formula="of:=AVERAGE([.F4];[.G4];[.H4])" office:value-type="float" office:value="0.677248677248677" calcext:value-type="float">
            <text:p>0.677</text:p>
          </table:table-cell>
        </table:table-row>
        <table:table-row table:style-name="ro1">
          <table:table-cell office:value-type="string" calcext:value-type="string">
            <text:p>Val 4</text:p>
          </table:table-cell>
          <table:table-cell table:formula="of:=AVERAGE([$Instances.M255];[$Instances.M258];[$Instances.M261];[$Instances.M264];[$Instances.M267];[$Instances.M270];[$Instances.M273];[$Instances.M276];[$Instances.M279];[$Instances.M282];[$Instances.M285];[$Instances.M288];[$Instances.M291];[$Instances.M294];[$Instances.M297];[$Instances.M300];[$Instances.M303];[$Instances.M306];[$Instances.M309];[$Instances.M312];[$Instances.M315])" office:value-type="float" office:value="0.994047619047619" calcext:value-type="float">
            <text:p>0.994</text:p>
          </table:table-cell>
          <table:table-cell table:formula="of:=AVERAGE([$Instances.M256];[$Instances.M259];[$Instances.M262];[$Instances.M265];[$Instances.M268];[$Instances.M271];[$Instances.M274];[$Instances.M277];[$Instances.M280];[$Instances.M283];[$Instances.M286];[$Instances.M289];[$Instances.M292];[$Instances.M295];[$Instances.M298];[$Instances.M301];[$Instances.M304];[$Instances.M307];[$Instances.M310];[$Instances.M313];[$Instances.M316])" office:value-type="float" office:value="1" calcext:value-type="float">
            <text:p>1.000</text:p>
          </table:table-cell>
          <table:table-cell table:formula="of:=AVERAGE([$Instances.M257];[$Instances.M260];[$Instances.M263];[$Instances.M266];[$Instances.M269];[$Instances.M272];[$Instances.M275];[$Instances.M278];[$Instances.M281];[$Instances.M284];[$Instances.M287];[$Instances.M290];[$Instances.M293];[$Instances.M296];[$Instances.M299];[$Instances.M302];[$Instances.M305];[$Instances.M308];[$Instances.M311];[$Instances.M314];[$Instances.M317])" office:value-type="float" office:value="0.916666666666667" calcext:value-type="float">
            <text:p>0.917</text:p>
          </table:table-cell>
          <table:table-cell table:formula="of:=AVERAGE([.B5:.D5])" office:value-type="float" office:value="0.970238095238095" calcext:value-type="float">
            <text:p>0.970</text:p>
          </table:table-cell>
          <table:table-cell table:formula="of:=AVERAGE([$Instances.K255];[$Instances.K258];[$Instances.K261];[$Instances.K264];[$Instances.K267];[$Instances.K270];[$Instances.K273];[$Instances.K276];[$Instances.K279];[$Instances.K282];[$Instances.K285];[$Instances.K288];[$Instances.K291];[$Instances.K294];[$Instances.K297];[$Instances.K300];[$Instances.K303];[$Instances.K306];[$Instances.K309];[$Instances.K312];[$Instances.K315])" office:value-type="float" office:value="0.513227513227513" calcext:value-type="float">
            <text:p>0.513</text:p>
          </table:table-cell>
          <table:table-cell table:formula="of:=AVERAGE([$Instances.K256];[$Instances.K259];[$Instances.K262];[$Instances.K265];[$Instances.K268];[$Instances.K271];[$Instances.K274];[$Instances.K277];[$Instances.K280];[$Instances.K283];[$Instances.K286];[$Instances.K289];[$Instances.K292];[$Instances.K295];[$Instances.K298];[$Instances.K301];[$Instances.K304];[$Instances.K307];[$Instances.K310];[$Instances.K313];[$Instances.K316])" office:value-type="float" office:value="0.788359788359788" calcext:value-type="float">
            <text:p>0.788</text:p>
          </table:table-cell>
          <table:table-cell table:formula="of:=AVERAGE([$Instances.K257];[$Instances.K260];[$Instances.K263];[$Instances.K266];[$Instances.K269];[$Instances.K272];[$Instances.K275];[$Instances.K278];[$Instances.K281];[$Instances.K284];[$Instances.K287];[$Instances.K290];[$Instances.K293];[$Instances.K296];[$Instances.K299];[$Instances.K302];[$Instances.K305];[$Instances.K308];[$Instances.K311];[$Instances.K314];[$Instances.K317])" office:value-type="float" office:value="0.650793650793651" calcext:value-type="float">
            <text:p>0.651</text:p>
          </table:table-cell>
          <table:table-cell table:formula="of:=AVERAGE([.F5];[.G5];[.H5])" office:value-type="float" office:value="0.650793650793651" calcext:value-type="float">
            <text:p>0.651</text:p>
          </table:table-cell>
        </table:table-row>
        <table:table-row table:style-name="ro1">
          <table:table-cell office:value-type="string" calcext:value-type="string">
            <text:p>Val 5</text:p>
          </table:table-cell>
          <table:table-cell table:formula="of:=AVERAGE([$Instances.M318];[$Instances.M321];[$Instances.M324];[$Instances.M327];[$Instances.M330];[$Instances.M333];[$Instances.M336];[$Instances.M339];[$Instances.M342];[$Instances.M345];[$Instances.M348];[$Instances.M351];[$Instances.M354];[$Instances.M357];[$Instances.M360];[$Instances.M363];[$Instances.M366];[$Instances.M369];[$Instances.M372];[$Instances.M375];[$Instances.M378])" office:value-type="float" office:value="1" calcext:value-type="float">
            <text:p>1.000</text:p>
          </table:table-cell>
          <table:table-cell table:formula="of:=AVERAGE([$Instances.M319];[$Instances.M322];[$Instances.M325];[$Instances.M328];[$Instances.M331];[$Instances.M334];[$Instances.M337];[$Instances.M340];[$Instances.M343];[$Instances.M346];[$Instances.M349];[$Instances.M352];[$Instances.M355];[$Instances.M358];[$Instances.M361];[$Instances.M364];[$Instances.M367];[$Instances.M370];[$Instances.M373];[$Instances.M376];[$Instances.M379])" office:value-type="float" office:value="0.982142857142857" calcext:value-type="float">
            <text:p>0.982</text:p>
          </table:table-cell>
          <table:table-cell table:formula="of:=AVERAGE([$Instances.M320];[$Instances.M323];[$Instances.M326];[$Instances.M329];[$Instances.M332];[$Instances.M335];[$Instances.M338];[$Instances.M341];[$Instances.M344];[$Instances.M347];[$Instances.M350];[$Instances.M353];[$Instances.M356];[$Instances.M359];[$Instances.M362];[$Instances.M365];[$Instances.M368];[$Instances.M371];[$Instances.M374];[$Instances.M377];[$Instances.M380])" office:value-type="float" office:value="0.904761904761905" calcext:value-type="float">
            <text:p>0.905</text:p>
          </table:table-cell>
          <table:table-cell table:formula="of:=AVERAGE([.B6:.D6])" office:value-type="float" office:value="0.962301587301587" calcext:value-type="float">
            <text:p>0.962</text:p>
          </table:table-cell>
          <table:table-cell table:formula="of:=AVERAGE([$Instances.K318];[$Instances.K321];[$Instances.K324];[$Instances.K327];[$Instances.K330];[$Instances.K333];[$Instances.K336];[$Instances.K339];[$Instances.K342];[$Instances.K345];[$Instances.K348];[$Instances.K351];[$Instances.K354];[$Instances.K357];[$Instances.K360];[$Instances.K363];[$Instances.K366];[$Instances.K369];[$Instances.K372];[$Instances.K375];[$Instances.K378])" office:value-type="float" office:value="0.560846560846561" calcext:value-type="float">
            <text:p>0.561</text:p>
          </table:table-cell>
          <table:table-cell table:formula="of:=AVERAGE([$Instances.K319];[$Instances.K322];[$Instances.K325];[$Instances.K328];[$Instances.K331];[$Instances.K334];[$Instances.K337];[$Instances.K340];[$Instances.K343];[$Instances.K346];[$Instances.K349];[$Instances.K352];[$Instances.K355];[$Instances.K358];[$Instances.K361];[$Instances.K364];[$Instances.K367];[$Instances.K370];[$Instances.K373];[$Instances.K376];[$Instances.K379])" office:value-type="float" office:value="0.82010582010582" calcext:value-type="float">
            <text:p>0.820</text:p>
          </table:table-cell>
          <table:table-cell table:formula="of:=AVERAGE([$Instances.K320];[$Instances.K323];[$Instances.K326];[$Instances.K329];[$Instances.K332];[$Instances.K335];[$Instances.K338];[$Instances.K341];[$Instances.K344];[$Instances.K347];[$Instances.K350];[$Instances.K353];[$Instances.K356];[$Instances.K359];[$Instances.K362];[$Instances.K365];[$Instances.K368];[$Instances.K371];[$Instances.K374];[$Instances.K377];[$Instances.K380])" office:value-type="float" office:value="0.735449735449735" calcext:value-type="float">
            <text:p>0.735</text:p>
          </table:table-cell>
          <table:table-cell table:formula="of:=AVERAGE([.F6];[.G6];[.H6])" office:value-type="float" office:value="0.705467372134039" calcext:value-type="float">
            <text:p>0.705</text:p>
          </table:table-cell>
        </table:table-row>
        <table:table-row table:style-name="ro1">
          <table:table-cell office:value-type="string" calcext:value-type="string">
            <text:p>Val 6</text:p>
          </table:table-cell>
          <table:table-cell table:formula="of:=AVERAGE([$Instances.M381];[$Instances.M384];[$Instances.M387];[$Instances.M390];[$Instances.M393];[$Instances.M396];[$Instances.M399];[$Instances.M402];[$Instances.M405];[$Instances.M408];[$Instances.M411];[$Instances.M414];[$Instances.M417];[$Instances.M420];[$Instances.M423];[$Instances.M426];[$Instances.M429];[$Instances.M432];[$Instances.M435];[$Instances.M438];[$Instances.M441])" office:value-type="float" office:value="0.994047619047619" calcext:value-type="float">
            <text:p>0.994</text:p>
          </table:table-cell>
          <table:table-cell table:formula="of:=AVERAGE([$Instances.M382];[$Instances.M385];[$Instances.M388];[$Instances.M391];[$Instances.M394];[$Instances.M397];[$Instances.M400];[$Instances.M403];[$Instances.M406];[$Instances.M409];[$Instances.M412];[$Instances.M415];[$Instances.M418];[$Instances.M421];[$Instances.M424];[$Instances.M427];[$Instances.M430];[$Instances.M433];[$Instances.M436];[$Instances.M439];[$Instances.M442])" office:value-type="float" office:value="0.982142857142857" calcext:value-type="float">
            <text:p>0.982</text:p>
          </table:table-cell>
          <table:table-cell table:formula="of:=AVERAGE([$Instances.M383];[$Instances.M386];[$Instances.M389];[$Instances.M392];[$Instances.M395];[$Instances.M398];[$Instances.M401];[$Instances.M404];[$Instances.M407];[$Instances.M410];[$Instances.M413];[$Instances.M416];[$Instances.M419];[$Instances.M422];[$Instances.M425];[$Instances.M428];[$Instances.M431];[$Instances.M434];[$Instances.M437];[$Instances.M440];[$Instances.M443])" office:value-type="float" office:value="0.916666666666667" calcext:value-type="float">
            <text:p>0.917</text:p>
          </table:table-cell>
          <table:table-cell table:formula="of:=AVERAGE([.B7:.D7])" office:value-type="float" office:value="0.964285714285714" calcext:value-type="float">
            <text:p>0.964</text:p>
          </table:table-cell>
          <table:table-cell table:formula="of:=AVERAGE([$Instances.K381];[$Instances.K384];[$Instances.K387];[$Instances.K390];[$Instances.K393];[$Instances.K396];[$Instances.K399];[$Instances.K402];[$Instances.K405];[$Instances.K408];[$Instances.K411];[$Instances.K414];[$Instances.K417];[$Instances.K420];[$Instances.K423];[$Instances.K426];[$Instances.K429];[$Instances.K432];[$Instances.K435];[$Instances.K438];[$Instances.K441])" office:value-type="float" office:value="0.666666666666667" calcext:value-type="float">
            <text:p>0.667</text:p>
          </table:table-cell>
          <table:table-cell table:formula="of:=AVERAGE([$Instances.K382];[$Instances.K385];[$Instances.K388];[$Instances.K391];[$Instances.K394];[$Instances.K397];[$Instances.K400];[$Instances.K403];[$Instances.K406];[$Instances.K409];[$Instances.K412];[$Instances.K415];[$Instances.K418];[$Instances.K421];[$Instances.K424];[$Instances.K427];[$Instances.K430];[$Instances.K433];[$Instances.K436];[$Instances.K439];[$Instances.K442])" office:value-type="float" office:value="0.835978835978836" calcext:value-type="float">
            <text:p>0.836</text:p>
          </table:table-cell>
          <table:table-cell table:formula="of:=AVERAGE([$Instances.K383];[$Instances.K386];[$Instances.K389];[$Instances.K392];[$Instances.K395];[$Instances.K398];[$Instances.K401];[$Instances.K404];[$Instances.K407];[$Instances.K410];[$Instances.K413];[$Instances.K416];[$Instances.K419];[$Instances.K422];[$Instances.K425];[$Instances.K428];[$Instances.K431];[$Instances.K434];[$Instances.K437];[$Instances.K440];[$Instances.K443])" office:value-type="float" office:value="0.82010582010582" calcext:value-type="float">
            <text:p>0.820</text:p>
          </table:table-cell>
          <table:table-cell table:formula="of:=AVERAGE([.F7];[.G7];[.H7])" office:value-type="float" office:value="0.774250440917108" calcext:value-type="float">
            <text:p>0.774</text:p>
          </table:table-cell>
        </table:table-row>
        <table:table-row table:style-name="ro1">
          <table:table-cell office:value-type="string" calcext:value-type="string">
            <text:p>Val 7</text:p>
          </table:table-cell>
          <table:table-cell table:formula="of:=AVERAGE([$Instances.M444];[$Instances.M447];[$Instances.M450];[$Instances.M453];[$Instances.M456];[$Instances.M459];[$Instances.M462];[$Instances.M465];[$Instances.M468];[$Instances.M471];[$Instances.M474];[$Instances.M477];[$Instances.M480];[$Instances.M483];[$Instances.M486];[$Instances.M489];[$Instances.M492];[$Instances.M495];[$Instances.M498];[$Instances.M501];[$Instances.M504])" office:value-type="float" office:value="1" calcext:value-type="float">
            <text:p>1.000</text:p>
          </table:table-cell>
          <table:table-cell table:formula="of:=AVERAGE([$Instances.M445];[$Instances.M448];[$Instances.M451];[$Instances.M454];[$Instances.M457];[$Instances.M460];[$Instances.M463];[$Instances.M466];[$Instances.M469];[$Instances.M472];[$Instances.M475];[$Instances.M478];[$Instances.M481];[$Instances.M484];[$Instances.M487];[$Instances.M490];[$Instances.M493];[$Instances.M496];[$Instances.M499];[$Instances.M502];[$Instances.M505])" office:value-type="float" office:value="0.988095238095238" calcext:value-type="float">
            <text:p>0.988</text:p>
          </table:table-cell>
          <table:table-cell table:formula="of:=AVERAGE([$Instances.M446];[$Instances.M449];[$Instances.M452];[$Instances.M455];[$Instances.M458];[$Instances.M461];[$Instances.M464];[$Instances.M467];[$Instances.M470];[$Instances.M473];[$Instances.M476];[$Instances.M479];[$Instances.M482];[$Instances.M485];[$Instances.M488];[$Instances.M491];[$Instances.M494];[$Instances.M497];[$Instances.M500];[$Instances.M503];[$Instances.M506])" office:value-type="float" office:value="0.916666666666667" calcext:value-type="float">
            <text:p>0.917</text:p>
          </table:table-cell>
          <table:table-cell table:formula="of:=AVERAGE([.B8:.D8])" office:value-type="float" office:value="0.968253968253968" calcext:value-type="float">
            <text:p>0.968</text:p>
          </table:table-cell>
          <table:table-cell table:formula="of:=AVERAGE([$Instances.K444];[$Instances.K447];[$Instances.K450];[$Instances.K453];[$Instances.K456];[$Instances.K459];[$Instances.K462];[$Instances.K465];[$Instances.K468];[$Instances.K471];[$Instances.K474];[$Instances.K477];[$Instances.K480];[$Instances.K483];[$Instances.K486];[$Instances.K489];[$Instances.K492];[$Instances.K495];[$Instances.K498];[$Instances.K501];[$Instances.K504])" office:value-type="float" office:value="0.698412698412698" calcext:value-type="float">
            <text:p>0.698</text:p>
          </table:table-cell>
          <table:table-cell table:formula="of:=AVERAGE([$Instances.K445];[$Instances.K448];[$Instances.K451];[$Instances.K454];[$Instances.K457];[$Instances.K460];[$Instances.K463];[$Instances.K466];[$Instances.K469];[$Instances.K472];[$Instances.K475];[$Instances.K478];[$Instances.K481];[$Instances.K484];[$Instances.K487];[$Instances.K490];[$Instances.K493];[$Instances.K496];[$Instances.K499];[$Instances.K502];[$Instances.K505])" office:value-type="float" office:value="0.798941798941799" calcext:value-type="float">
            <text:p>0.799</text:p>
          </table:table-cell>
          <table:table-cell table:formula="of:=AVERAGE([$Instances.K446];[$Instances.K449];[$Instances.K452];[$Instances.K455];[$Instances.K458];[$Instances.K461];[$Instances.K464];[$Instances.K467];[$Instances.K470];[$Instances.K473];[$Instances.K476];[$Instances.K479];[$Instances.K482];[$Instances.K485];[$Instances.K488];[$Instances.K491];[$Instances.K494];[$Instances.K497];[$Instances.K500];[$Instances.K503];[$Instances.K506])" office:value-type="float" office:value="0.841269841269841" calcext:value-type="float">
            <text:p>0.841</text:p>
          </table:table-cell>
          <table:table-cell table:formula="of:=AVERAGE([.F8];[.G8];[.H8])" office:value-type="float" office:value="0.779541446208113" calcext:value-type="float">
            <text:p>0.780</text:p>
          </table:table-cell>
        </table:table-row>
        <table:table-row table:style-name="ro1">
          <table:table-cell office:value-type="string" calcext:value-type="string">
            <text:p>Val 8</text:p>
          </table:table-cell>
          <table:table-cell table:formula="of:=AVERAGE([$Instances.M507];[$Instances.M510];[$Instances.M513];[$Instances.M516];[$Instances.M519];[$Instances.M522];[$Instances.M525];[$Instances.M528];[$Instances.M531];[$Instances.M534];[$Instances.M537];[$Instances.M540];[$Instances.M543];[$Instances.M546];[$Instances.M549];[$Instances.M552];[$Instances.M555];[$Instances.M558];[$Instances.M561];[$Instances.M564];[$Instances.M567])" office:value-type="float" office:value="0.994047619047619" calcext:value-type="float">
            <text:p>0.994</text:p>
          </table:table-cell>
          <table:table-cell table:formula="of:=AVERAGE([$Instances.M508];[$Instances.M511];[$Instances.M514];[$Instances.M517];[$Instances.M520];[$Instances.M523];[$Instances.M526];[$Instances.M529];[$Instances.M532];[$Instances.M535];[$Instances.M538];[$Instances.M541];[$Instances.M544];[$Instances.M547];[$Instances.M550];[$Instances.M553];[$Instances.M556];[$Instances.M559];[$Instances.M562];[$Instances.M565];[$Instances.M568])" office:value-type="float" office:value="0.988095238095238" calcext:value-type="float">
            <text:p>0.988</text:p>
          </table:table-cell>
          <table:table-cell table:formula="of:=AVERAGE([$Instances.M509];[$Instances.M512];[$Instances.M515];[$Instances.M518];[$Instances.M521];[$Instances.M524];[$Instances.M527];[$Instances.M530];[$Instances.M533];[$Instances.M536];[$Instances.M539];[$Instances.M542];[$Instances.M545];[$Instances.M548];[$Instances.M551];[$Instances.M554];[$Instances.M557];[$Instances.M560];[$Instances.M563];[$Instances.M566];[$Instances.M569])" office:value-type="float" office:value="0.916666666666667" calcext:value-type="float">
            <text:p>0.917</text:p>
          </table:table-cell>
          <table:table-cell table:formula="of:=AVERAGE([.B9:.D9])" office:value-type="float" office:value="0.966269841269841" calcext:value-type="float">
            <text:p>0.966</text:p>
          </table:table-cell>
          <table:table-cell table:formula="of:=AVERAGE([$Instances.K507];[$Instances.K510];[$Instances.K513];[$Instances.K516];[$Instances.K519];[$Instances.K522];[$Instances.K525];[$Instances.K528];[$Instances.K531];[$Instances.K534];[$Instances.K537];[$Instances.K540];[$Instances.K543];[$Instances.K546];[$Instances.K549];[$Instances.K552];[$Instances.K555];[$Instances.K558];[$Instances.K561];[$Instances.K564];[$Instances.K567])" office:value-type="float" office:value="0.708994708994709" calcext:value-type="float">
            <text:p>0.709</text:p>
          </table:table-cell>
          <table:table-cell table:formula="of:=AVERAGE([$Instances.K508];[$Instances.K511];[$Instances.K514];[$Instances.K517];[$Instances.K520];[$Instances.K523];[$Instances.K526];[$Instances.K529];[$Instances.K532];[$Instances.K535];[$Instances.K538];[$Instances.K541];[$Instances.K544];[$Instances.K547];[$Instances.K550];[$Instances.K553];[$Instances.K556];[$Instances.K559];[$Instances.K562];[$Instances.K565];[$Instances.K568])" office:value-type="float" office:value="0.851851851851852" calcext:value-type="float">
            <text:p>0.852</text:p>
          </table:table-cell>
          <table:table-cell table:formula="of:=AVERAGE([$Instances.K509];[$Instances.K512];[$Instances.K515];[$Instances.K518];[$Instances.K521];[$Instances.K524];[$Instances.K527];[$Instances.K530];[$Instances.K533];[$Instances.K536];[$Instances.K539];[$Instances.K542];[$Instances.K545];[$Instances.K548];[$Instances.K551];[$Instances.K554];[$Instances.K557];[$Instances.K560];[$Instances.K563];[$Instances.K566];[$Instances.K569])" office:value-type="float" office:value="0.772486772486772" calcext:value-type="float">
            <text:p>0.772</text:p>
          </table:table-cell>
          <table:table-cell table:formula="of:=AVERAGE([.F9];[.G9];[.H9])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Val 9</text:p>
          </table:table-cell>
          <table:table-cell table:formula="of:=AVERAGE([$Instances.M570];[$Instances.M573];[$Instances.M576];[$Instances.M579];[$Instances.M582];[$Instances.M585];[$Instances.M588];[$Instances.M591];[$Instances.M594];[$Instances.M597];[$Instances.M600];[$Instances.M603];[$Instances.M606];[$Instances.M609];[$Instances.M612];[$Instances.M615];[$Instances.M618];[$Instances.M621];[$Instances.M624];[$Instances.M627];[$Instances.M630])" office:value-type="float" office:value="0.994047619047619" calcext:value-type="float">
            <text:p>0.994</text:p>
          </table:table-cell>
          <table:table-cell table:formula="of:=AVERAGE([$Instances.M571];[$Instances.M574];[$Instances.M577];[$Instances.M580];[$Instances.M583];[$Instances.M586];[$Instances.M589];[$Instances.M592];[$Instances.M595];[$Instances.M598];[$Instances.M601];[$Instances.M604];[$Instances.M607];[$Instances.M610];[$Instances.M613];[$Instances.M616];[$Instances.M619];[$Instances.M622];[$Instances.M625];[$Instances.M628];[$Instances.M631])" office:value-type="float" office:value="0.988095238095238" calcext:value-type="float">
            <text:p>0.988</text:p>
          </table:table-cell>
          <table:table-cell table:formula="of:=AVERAGE([$Instances.M572];[$Instances.M575];[$Instances.M578];[$Instances.M581];[$Instances.M584];[$Instances.M587];[$Instances.M590];[$Instances.M593];[$Instances.M596];[$Instances.M599];[$Instances.M602];[$Instances.M605];[$Instances.M608];[$Instances.M611];[$Instances.M614];[$Instances.M617];[$Instances.M620];[$Instances.M623];[$Instances.M626];[$Instances.M629];[$Instances.M632])" office:value-type="float" office:value="0.93452380952381" calcext:value-type="float">
            <text:p>0.935</text:p>
          </table:table-cell>
          <table:table-cell table:formula="of:=AVERAGE([.B10:.D10])" office:value-type="float" office:value="0.972222222222222" calcext:value-type="float">
            <text:p>0.972</text:p>
          </table:table-cell>
          <table:table-cell table:formula="of:=AVERAGE([$Instances.K570];[$Instances.K573];[$Instances.K576];[$Instances.K579];[$Instances.K582];[$Instances.K585];[$Instances.K588];[$Instances.K591];[$Instances.K594];[$Instances.K597];[$Instances.K600];[$Instances.K603];[$Instances.K606];[$Instances.K609];[$Instances.K612];[$Instances.K615];[$Instances.K618];[$Instances.K621];[$Instances.K624];[$Instances.K627];[$Instances.K630])" office:value-type="float" office:value="0.714285714285714" calcext:value-type="float">
            <text:p>0.714</text:p>
          </table:table-cell>
          <table:table-cell table:formula="of:=AVERAGE([$Instances.K571];[$Instances.K574];[$Instances.K577];[$Instances.K580];[$Instances.K583];[$Instances.K586];[$Instances.K589];[$Instances.K592];[$Instances.K595];[$Instances.K598];[$Instances.K601];[$Instances.K604];[$Instances.K607];[$Instances.K610];[$Instances.K613];[$Instances.K616];[$Instances.K619];[$Instances.K622];[$Instances.K625];[$Instances.K628];[$Instances.K631])" office:value-type="float" office:value="0.71957671957672" calcext:value-type="float">
            <text:p>0.720</text:p>
          </table:table-cell>
          <table:table-cell table:formula="of:=AVERAGE([$Instances.K572];[$Instances.K575];[$Instances.K578];[$Instances.K581];[$Instances.K584];[$Instances.K587];[$Instances.K590];[$Instances.K593];[$Instances.K596];[$Instances.K599];[$Instances.K602];[$Instances.K605];[$Instances.K608];[$Instances.K611];[$Instances.K614];[$Instances.K617];[$Instances.K620];[$Instances.K623];[$Instances.K626];[$Instances.K629];[$Instances.K632])" office:value-type="float" office:value="0.714285714285714" calcext:value-type="float">
            <text:p>0.714</text:p>
          </table:table-cell>
          <table:table-cell table:formula="of:=AVERAGE([.F10];[.G10];[.H10])" office:value-type="float" office:value="0.716049382716049" calcext:value-type="float">
            <text:p>0.716</text:p>
          </table:table-cell>
        </table:table-row>
        <table:table-row table:style-name="ro1">
          <table:table-cell office:value-type="string" calcext:value-type="string">
            <text:p>Val 10</text:p>
          </table:table-cell>
          <table:table-cell table:formula="of:=AVERAGE([$Instances.M66];[$Instances.M69];[$Instances.M72];[$Instances.M75];[$Instances.M78];[$Instances.M81];[$Instances.M84];[$Instances.M87];[$Instances.M90];[$Instances.M93];[$Instances.M96];[$Instances.M99];[$Instances.M102];[$Instances.M105];[$Instances.M108];[$Instances.M111];[$Instances.M114];[$Instances.M117];[$Instances.M120];[$Instances.M123];[$Instances.M126])" office:value-type="float" office:value="1" calcext:value-type="float">
            <text:p>1.000</text:p>
          </table:table-cell>
          <table:table-cell table:formula="of:=AVERAGE([$Instances.M67];[$Instances.M70];[$Instances.M73];[$Instances.M76];[$Instances.M79];[$Instances.M82];[$Instances.M85];[$Instances.M88];[$Instances.M91];[$Instances.M94];[$Instances.M97];[$Instances.M100];[$Instances.M103];[$Instances.M106];[$Instances.M109];[$Instances.M112];[$Instances.M115];[$Instances.M118];[$Instances.M121];[$Instances.M124];[$Instances.M127])" office:value-type="float" office:value="0.982142857142857" calcext:value-type="float">
            <text:p>0.982</text:p>
          </table:table-cell>
          <table:table-cell table:formula="of:=AVERAGE([$Instances.M68];[$Instances.M71];[$Instances.M74];[$Instances.M77];[$Instances.M80];[$Instances.M83];[$Instances.M86];[$Instances.M89];[$Instances.M92];[$Instances.M95];[$Instances.M98];[$Instances.M101];[$Instances.M104];[$Instances.M107];[$Instances.M110];[$Instances.M113];[$Instances.M116];[$Instances.M119];[$Instances.M122];[$Instances.M125];[$Instances.M128])" office:value-type="float" office:value="0.928571428571429" calcext:value-type="float">
            <text:p>0.929</text:p>
          </table:table-cell>
          <table:table-cell table:formula="of:=AVERAGE([.B11:.D11])" office:value-type="float" office:value="0.970238095238095" calcext:value-type="float">
            <text:p>0.970</text:p>
          </table:table-cell>
          <table:table-cell table:formula="of:=AVERAGE([$Instances.K66];[$Instances.K69];[$Instances.K72];[$Instances.K75];[$Instances.K78];[$Instances.K81];[$Instances.K84];[$Instances.K87];[$Instances.K90];[$Instances.K93];[$Instances.K96];[$Instances.K99];[$Instances.K102];[$Instances.K105];[$Instances.K108];[$Instances.K111];[$Instances.K114];[$Instances.K117];[$Instances.K120];[$Instances.K123];[$Instances.K126])" office:value-type="float" office:value="0.661375661375661" calcext:value-type="float">
            <text:p>0.661</text:p>
          </table:table-cell>
          <table:table-cell table:formula="of:=AVERAGE([$Instances.K67];[$Instances.K70];[$Instances.K73];[$Instances.K76];[$Instances.K79];[$Instances.K82];[$Instances.K85];[$Instances.K88];[$Instances.K91];[$Instances.K94];[$Instances.K97];[$Instances.K100];[$Instances.K103];[$Instances.K106];[$Instances.K109];[$Instances.K112];[$Instances.K115];[$Instances.K118];[$Instances.K121];[$Instances.K124];[$Instances.K127])" office:value-type="float" office:value="0.751322751322751" calcext:value-type="float">
            <text:p>0.751</text:p>
          </table:table-cell>
          <table:table-cell table:formula="of:=AVERAGE([$Instances.K68];[$Instances.K71];[$Instances.K74];[$Instances.K77];[$Instances.K80];[$Instances.K83];[$Instances.K86];[$Instances.K89];[$Instances.K92];[$Instances.K95];[$Instances.K98];[$Instances.K101];[$Instances.K104];[$Instances.K107];[$Instances.K110];[$Instances.K113];[$Instances.K116];[$Instances.K119];[$Instances.K122];[$Instances.K125];[$Instances.K128])" office:value-type="float" office:value="0.582010582010582" calcext:value-type="float">
            <text:p>0.582</text:p>
          </table:table-cell>
          <table:table-cell table:formula="of:=AVERAGE([.F11];[.G11];[.H11])" office:value-type="float" office:value="0.664902998236332" calcext:value-type="float">
            <text:p>0.665</text:p>
          </table:table-cell>
        </table:table-row>
        <table:table-row table:style-name="ro1">
          <table:table-cell table:style-name="Default"/>
          <table:table-cell table:style-name="ce1" table:formula="of:=AVERAGE([.B2:.B11])" office:value-type="float" office:value="0.996428571428571" calcext:value-type="float">
            <text:p>0.996</text:p>
          </table:table-cell>
          <table:table-cell table:style-name="ce1" table:formula="of:=AVERAGE([.C2:.C11])" office:value-type="float" office:value="0.988690476190476" calcext:value-type="float">
            <text:p>0.989</text:p>
          </table:table-cell>
          <table:table-cell table:style-name="ce1" table:formula="of:=AVERAGE([.D2:.D11])" office:value-type="float" office:value="0.923214285714286" calcext:value-type="float">
            <text:p>0.923</text:p>
          </table:table-cell>
          <table:table-cell table:style-name="ce1" table:formula="of:=AVERAGE([.E2:.E11])" office:value-type="float" office:value="0.969444444444444" calcext:value-type="float">
            <text:p>0.969</text:p>
          </table:table-cell>
          <table:table-cell table:style-name="ce1" table:formula="of:=AVERAGE([.F2:.F11])" office:value-type="float" office:value="0.628042328042328" calcext:value-type="float">
            <text:p>0.628</text:p>
          </table:table-cell>
          <table:table-cell table:style-name="ce1" table:formula="of:=AVERAGE([.G2:.G11])" office:value-type="float" office:value="0.795238095238095" calcext:value-type="float">
            <text:p>0.795</text:p>
          </table:table-cell>
          <table:table-cell table:style-name="ce1" table:formula="of:=AVERAGE([.H2:.H11])" office:value-type="float" office:value="0.743915343915344" calcext:value-type="float">
            <text:p>0.744</text:p>
          </table:table-cell>
          <table:table-cell table:style-name="ce1" table:formula="of:=AVERAGE([.I2:.I11])" office:value-type="float" office:value="0.722398589065256" calcext:value-type="float">
            <text:p>0.7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9T16:53:15.221917923</dc:date>
    <meta:editing-duration>PT14H52M31S</meta:editing-duration>
    <meta:editing-cycles>5</meta:editing-cycles>
    <meta:generator>LibreOffice/7.3.7.2$Linux_X86_64 LibreOffice_project/30$Build-2</meta:generator>
    <meta:document-statistic meta:table-count="2" meta:cell-count="8360" meta:object-count="0"/>
  </office:meta>
</office:document-meta>
</file>